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54000000DBA65639A4D29D47B3.png" manifest:media-type="image/png"/>
  <manifest:file-entry manifest:full-path="Pictures/100002010000016900000065A73A2C38DE206C5E.png" manifest:media-type="image/png"/>
  <manifest:file-entry manifest:full-path="Pictures/100002010000016900000065E656333DAC6BB79C.png" manifest:media-type="image/png"/>
  <manifest:file-entry manifest:full-path="Pictures/1000238F0000254700000A73C9522FE84E39EC29.svg" manifest:media-type="image/svg+xml"/>
  <manifest:file-entry manifest:full-path="Pictures/1000020100000154000000DB0E90EB49724611FC.png" manifest:media-type="image/png"/>
  <manifest:file-entry manifest:full-path="Pictures/100025E50000254700000A73FADAD88124BA07EE.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36"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37" style:family="graphic" style:parent-style-name="standard">
      <style:graphic-properties draw:stroke="none" draw:fill="solid" draw:fill-color="#012269" draw:textarea-horizontal-align="justify" draw:textarea-vertical-align="middle" draw:auto-grow-height="false" fo:min-height="3.05cm" fo:min-width="4.5cm"/>
    </style:style>
    <style:style style:name="gr3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objectwithoutfill">
      <style:graphic-properties draw:stroke="none" draw:fill="solid" draw:fill-color="#ff950e" draw:opacity="100%" draw:textarea-horizontal-align="center" draw:textarea-vertical-align="middle"/>
    </style:style>
    <style:style style:name="gr40"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41"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42"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43" style:family="graphic" style:parent-style-name="objectwithoutfill">
      <style:graphic-properties draw:stroke="none" draw:fill="solid" draw:fill-color="#ffffff" draw:textarea-vertical-align="middle"/>
    </style:style>
    <style:style style:name="gr44"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45"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47"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48" style:family="graphic" style:parent-style-name="objectwithoutfill">
      <style:graphic-properties svg:stroke-color="#99a6c3" draw:fill="none" draw:textarea-vertical-align="middle"/>
    </style:style>
    <style:style style:name="gr49"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0"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style>
    <style:style style:name="gr51" style:family="graphic" style:parent-style-name="standard">
      <style:graphic-properties draw:stroke="none" svg:stroke-color="#000000" draw:fill="none" draw:fill-color="#ffffff" draw:textarea-horizontal-align="left" draw:textarea-vertical-align="middle" draw:auto-grow-height="true" draw:auto-grow-width="true" fo:min-height="1.813cm" fo:min-width="1.934cm" fo:padding-top="0cm" fo:padding-bottom="0cm" fo:padding-left="0cm" fo:padding-right="0cm" draw:shadow="hidden"/>
    </style:style>
    <style:style style:name="gr52"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53"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54" style:family="graphic" style:parent-style-name="standard">
      <style:graphic-properties draw:textarea-horizontal-align="justify" draw:textarea-vertical-align="middle" draw:auto-grow-height="false" fo:min-height="0cm" fo:min-width="0.16cm"/>
    </style:style>
    <style:style style:name="gr55" style:family="graphic" style:parent-style-name="standard">
      <style:graphic-properties draw:textarea-horizontal-align="justify" draw:textarea-vertical-align="middle" draw:auto-grow-height="false" fo:min-height="0.198cm" fo:min-width="0cm"/>
    </style:style>
    <style:style style:name="gr56" style:family="graphic" style:parent-style-name="standard">
      <style:graphic-properties draw:textarea-horizontal-align="justify" draw:textarea-vertical-align="middle" draw:auto-grow-height="false" fo:min-height="0cm" fo:min-width="0cm"/>
    </style:style>
    <style:style style:name="gr57" style:family="graphic" style:parent-style-name="standard">
      <style:graphic-properties draw:textarea-horizontal-align="justify" draw:textarea-vertical-align="middle" draw:auto-grow-height="false" fo:min-height="4.85cm" fo:min-width="9.2cm"/>
    </style:style>
    <style:style style:name="gr5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6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9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3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3"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4"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7"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8"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9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0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5"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6"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5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3"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4"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5"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2"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3"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pr1" style:family="presentation" style:parent-style-name="Default-notes">
      <style:graphic-properties draw:fill-color="#ffffff"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1"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1" fo:font-size="11.6999998092651pt" fo:font-weight="bold" style:font-size-asian="11.6999998092651pt" style:font-weight-asian="bold" style:font-size-complex="11.6999998092651pt" style:font-weight-complex="bold"/>
    </style:style>
    <style:style style:name="P21" style:family="paragraph">
      <style:paragraph-properties fo:text-align="center"/>
    </style:style>
    <style:style style:name="P22" style:family="paragraph">
      <loext:graphic-properties draw:fill="none" draw:fill-color="#ffffff"/>
      <style:paragraph-properties fo:text-align="center"/>
      <style:text-properties fo:color="#ff950e" style:font-name="Trebuchet MS1" fo:font-size="11.6000003814697pt" fo:font-style="italic" fo:font-weight="bold" style:font-size-asian="11.6000003814697pt" style:font-style-asian="italic" style:font-weight-asian="bold" style:font-size-complex="11.6000003814697pt" style:font-style-complex="italic" style:font-weight-complex="bold"/>
    </style:style>
    <style:style style:name="P23" style:family="paragraph">
      <loext:graphic-properties draw:fill="solid" draw:fill-color="#012269"/>
      <style:paragraph-properties fo:text-align="center"/>
    </style:style>
    <style:style style:name="P24" style:family="paragraph">
      <loext:graphic-properties draw:fill="solid" draw:fill-color="#ff950e" draw:opacity="100%"/>
      <style:paragraph-properties fo:text-align="center"/>
    </style:style>
    <style:style style:name="P25" style:family="paragraph">
      <loext:graphic-properties draw:fill="solid" draw:fill-color="#99a6c3" draw:opacity="100%"/>
      <style:paragraph-properties fo:text-align="center"/>
    </style:style>
    <style:style style:name="P26" style:family="paragraph">
      <loext:graphic-properties draw:fill="solid" draw:fill-color="#ffffff"/>
      <style:paragraph-properties fo:text-align="center"/>
    </style:style>
    <style:style style:name="P27" style:family="paragraph">
      <loext:graphic-properties draw:fill="gradient" draw:fill-color="#334e87" draw:fill-gradient-name="Gradient_20_29" draw:gradient-step-count="256"/>
      <style:paragraph-properties fo:text-align="center"/>
    </style:style>
    <style:style style:name="P28" style:family="paragraph">
      <loext:graphic-properties draw:fill="none" draw:fill-color="#ffffff"/>
      <style:text-properties fo:color="#ff950e" style:font-name="TeX Gyre Adventor" fo:font-size="18pt" fo:font-weight="bold" style:font-size-asian="18pt" style:font-weight-asian="bold" style:font-size-complex="18pt" style:font-weight-complex="bold"/>
    </style:style>
    <style:style style:name="P29" style:family="paragraph">
      <loext:graphic-properties draw:fill="none" draw:fill-color="#ffffff"/>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style:font-name="TeX Gyre Adventor" fo:font-size="18pt" fo:font-weight="bold" style:font-size-asian="18pt" style:font-weight-asian="bold" style:font-size-complex="18pt" style:font-weight-complex="bold"/>
    </style:style>
    <style:style style:name="T7" style:family="text">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4.077cm" svg:y="6.869cm">
                <draw:text-box>
                  <text:p><text:span text:style-name="T4">1.9.0.M1</text:span></text:p>
                </draw:text-box>
              </draw:frame>
              <draw:frame draw:style-name="gr35" draw:text-style-name="P22" draw:layer="layout" svg:width="4cm" svg:height="1.3cm" svg:x="2.1cm" svg:y="7.4cm">
                <draw:text-box>
                  <text:p text:style-name="P21"><text:span text:style-name="T5">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4" draw:text-style-name="P20" draw:layer="layout" svg:width="2cm" svg:height="0.874cm" svg:x="9.428cm" svg:y="6.869cm">
                <draw:text-box>
                  <text:p><text:span text:style-name="T4">1.9.0.M2</text:span></text:p>
                </draw:text-box>
              </draw:frame>
              <draw:frame draw:style-name="gr35" draw:text-style-name="P22" draw:layer="layout" svg:width="4cm" svg:height="1.3cm" svg:x="7.5cm" svg:y="7.4cm">
                <draw:text-box>
                  <text:p text:style-name="P21"><text:span text:style-name="T5">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6" draw:text-style-name="P20" draw:layer="layout" svg:width="3.977cm" svg:height="1.271cm" svg:x="2.044cm" svg:y="10.669cm">
                <draw:text-box>
                  <text:p><text:span text:style-name="T4">1.9.0.M3</text:span></text:p>
                </draw:text-box>
              </draw:frame>
              <draw:frame draw:style-name="gr35" draw:text-style-name="P22" draw:layer="layout" svg:width="4cm" svg:height="1.3cm" svg:x="2.1cm" svg:y="11.2cm">
                <draw:text-box>
                  <text:p text:style-name="P21"><text:span text:style-name="T5">unstable</text:span></text:p>
                </draw:text-box>
              </draw:frame>
            </draw:g>
          </draw:g>
        </draw:g>
        <draw:line draw:style-name="gr20" draw:text-style-name="P6" draw:layer="layout" svg:x1="6.1cm" svg:y1="8.9cm" svg:x2="6.1cm" svg:y2="12.8cm">
          <text:p/>
        </draw:line>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37" draw:text-style-name="P23"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8" draw:text-style-name="P6" draw:layer="layout" svg:width="4.039cm" svg:height="1.128cm" svg:x="1.9cm" svg:y="1.59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21cm" svg:y="2.669cm">
                <draw:text-box>
                  <text:p><text:span text:style-name="T4">1.9.0</text:span></text:p>
                </draw:text-box>
              </draw:frame>
              <draw:path draw:style-name="gr39" draw:text-style-name="P24" draw:layer="layout" svg:width="0.716cm" svg:height="1.109cm" svg:x="2.295cm" svg:y="1.59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6.4cm 3.9cm)" svg:viewBox="0 0 400 700" draw:points="300,500 400,500 400,700 0,700 0,0 400,0 400,400 300,400">
              <text:p/>
            </draw:polygon>
            <draw:polyline draw:style-name="gr41" draw:text-style-name="P14" draw:layer="layout" svg:width="4.799cm" svg:height="0.499cm" svg:x="1.4cm" svg:y="3cm" svg:viewBox="0 0 4800 500" draw:points="0,0 200,0 600,300 1700,300 1965,500 4233,500 4500,300 4800,300">
              <text:p/>
            </draw:polyline>
            <draw:polygon draw:style-name="gr40" draw:text-style-name="P25" draw:layer="layout" svg:width="0.599cm" svg:height="0.699cm" draw:transform="rotate (-3.14159265358979) translate (2.92cm 3.9cm)" svg:viewBox="0 0 600 700" draw:points="500,500 600,500 600,700 0,700 0,500 100,500 100,400 0,400 0,0 600,0 600,400 500,400">
              <text:p/>
            </draw:polygon>
            <draw:polyline draw:style-name="gr41" draw:text-style-name="P14" draw:layer="layout" svg:width="3.799cm" svg:height="0.599cm" svg:x="2.6cm" svg:y="3.7cm" svg:viewBox="0 0 3800 600" draw:points="0,0 500,0 1300,600 3800,600">
              <text:p/>
            </draw:polyline>
            <draw:polygon draw:style-name="gr40" draw:text-style-name="P25" draw:layer="layout" svg:width="0.599cm" svg:height="0.699cm" draw:transform="rotate (-3.14159265358979) translate (4.5cm 4.1cm)" svg:viewBox="0 0 600 700" draw:points="500,500 600,500 600,700 0,700 0,500 100,500 100,400 0,400 0,0 600,0 600,400 500,400">
              <text:p/>
            </draw:polygon>
            <draw:polyline draw:style-name="gr41" draw:text-style-name="P14" draw:layer="layout" svg:width="2.299cm" svg:height="0.299cm" svg:x="4.1cm" svg:y="3.8cm" svg:viewBox="0 0 2300 300" draw:points="0,0 500,0 900,300 2300,300">
              <text:p/>
            </draw:polyline>
            <draw:polygon draw:style-name="gr40" draw:text-style-name="P25" draw:layer="layout" svg:width="0.599cm" svg:height="0.699cm" draw:transform="rotate (-3.14159265358979) translate (5.7cm 4.4cm)" svg:viewBox="0 0 600 700" draw:points="500,500 600,500 600,700 0,700 0,500 100,500 100,400 0,400 0,0 600,0 600,400 500,400">
              <text:p/>
            </draw:polygon>
            <draw:polyline draw:style-name="gr42" draw:text-style-name="P6" draw:layer="layout" svg:width="4.999cm" svg:height="0.883cm" svg:x="1.4cm" svg:y="3.6cm" svg:viewBox="0 0 5000 884" draw:points="0,0 185,0 919,550 1700,550 2146,884 5000,884">
              <text:p/>
            </draw:polyline>
            <draw:polyline draw:style-name="gr42" draw:text-style-name="P6" draw:layer="layout" svg:width="1.672cm" svg:height="0.313cm" svg:x="1.4cm" svg:y="4.2cm" svg:viewBox="0 0 1673 314" draw:points="0,0 652,0 919,200 1522,200 1673,314">
              <text:p/>
            </draw:polyline>
            <draw:polygon draw:style-name="gr40" draw:text-style-name="P25"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37" draw:text-style-name="P23" draw:layer="layout" svg:width="5cm" svg:height="3.3cm" svg:x="1.4cm" svg:y="4.80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5.476cm)" svg:viewBox="0 0 518 39" draw:points="0,0 516,0 518,39 63,39">
                <text:p/>
              </draw:polygon>
              <draw:frame draw:style-name="gr38" draw:text-style-name="P6" draw:layer="layout" svg:width="4.039cm" svg:height="1.128cm" svg:x="1.9cm" svg:y="5.20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33cm" svg:y="6.278cm">
                <draw:text-box>
                  <text:p><text:span text:style-name="T4">1.9.0</text:span></text:p>
                </draw:text-box>
              </draw:frame>
              <draw:path draw:style-name="gr39" draw:text-style-name="P24" draw:layer="layout" svg:width="0.716cm" svg:height="1.109cm" svg:x="2.295cm" svg:y="5.203cm" svg:viewBox="0 0 717 1110" svg:d="M166 790h311v-519zM478 1110v-157l-478-2 1-159 475-792h162l1 792 75-1 3 160-78 1v158z">
                <text:p/>
              </draw:path>
              <draw:polygon draw:style-name="gr43" draw:text-style-name="P26" draw:layer="layout" svg:width="1.109cm" svg:height="0.513cm" draw:transform="rotate (1.5707963267949) translate (2.258cm 6.31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7.509cm)" svg:viewBox="0 0 400 700" draw:points="300,500 400,500 400,700 0,700 0,0 400,0 400,400 300,400">
              <text:p/>
            </draw:polygon>
            <draw:polyline draw:style-name="gr44" draw:text-style-name="P14" draw:layer="layout" svg:width="4.799cm" svg:height="0.499cm" svg:x="1.4cm" svg:y="6.609cm" svg:viewBox="0 0 4800 500" draw:points="0,0 200,0 600,300 1700,300 1965,500 4233,500 4500,300 4800,300">
              <text:p/>
            </draw:polyline>
            <draw:polygon draw:style-name="gr40" draw:text-style-name="P25" draw:layer="layout" svg:width="0.599cm" svg:height="0.699cm" draw:transform="rotate (-3.14159265358979) translate (2.92cm 7.509cm)" svg:viewBox="0 0 600 700" draw:points="500,500 600,500 600,700 0,700 0,500 100,500 100,400 0,400 0,0 600,0 600,400 500,400">
              <text:p/>
            </draw:polygon>
            <draw:polyline draw:style-name="gr44" draw:text-style-name="P14" draw:layer="layout" svg:width="3.799cm" svg:height="0.599cm" svg:x="2.6cm" svg:y="7.309cm" svg:viewBox="0 0 3800 600" draw:points="0,0 500,0 1300,600 3800,600">
              <text:p/>
            </draw:polyline>
            <draw:polygon draw:style-name="gr40" draw:text-style-name="P25" draw:layer="layout" svg:width="0.599cm" svg:height="0.699cm" draw:transform="rotate (-3.14159265358979) translate (4.5cm 7.709cm)" svg:viewBox="0 0 600 700" draw:points="500,500 600,500 600,700 0,700 0,500 100,500 100,400 0,400 0,0 600,0 600,400 500,400">
              <text:p/>
            </draw:polygon>
            <draw:polyline draw:style-name="gr44" draw:text-style-name="P14" draw:layer="layout" svg:width="2.299cm" svg:height="0.299cm" svg:x="4.1cm" svg:y="7.409cm" svg:viewBox="0 0 2300 300" draw:points="0,0 500,0 900,300 2300,300">
              <text:p/>
            </draw:polyline>
            <draw:polygon draw:style-name="gr40" draw:text-style-name="P25" draw:layer="layout" svg:width="0.599cm" svg:height="0.699cm" draw:transform="rotate (-3.14159265358979) translate (5.7cm 8.009cm)" svg:viewBox="0 0 600 700" draw:points="500,500 600,500 600,700 0,700 0,500 100,500 100,400 0,400 0,0 600,0 600,400 500,400">
              <text:p/>
            </draw:polygon>
            <draw:polyline draw:style-name="gr45" draw:text-style-name="P6" draw:layer="layout" svg:width="4.999cm" svg:height="0.883cm" svg:x="1.4cm" svg:y="7.209cm" svg:viewBox="0 0 5000 884" draw:points="0,0 185,0 919,550 1700,550 2146,884 5000,884">
              <text:p/>
            </draw:polyline>
            <draw:polyline draw:style-name="gr45" draw:text-style-name="P6" draw:layer="layout" svg:width="1.672cm" svg:height="0.313cm" svg:x="1.4cm" svg:y="7.809cm" svg:viewBox="0 0 1673 314" draw:points="0,0 652,0 919,200 1522,200 1673,314">
              <text:p/>
            </draw:polyline>
            <draw:polygon draw:style-name="gr40" draw:text-style-name="P25"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37" draw:text-style-name="P23"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loext:mime-type="image/svg+xml">
                  <text:p/>
                </draw:image>
                <draw:image xlink:href="Pictures/100002010000016900000065A73A2C38DE206C5E.png" xlink:type="simple" xlink:show="embed" xlink:actuate="onLoad" loext:mime-type="image/png"/>
              </draw:frame>
              <draw:frame draw:style-name="gr38" draw:text-style-name="P6" draw:layer="layout" svg:width="4.039cm" svg:height="1.128cm" svg:x="7.338cm" svg:y="5.20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59cm" svg:y="6.279cm">
                <draw:text-box>
                  <text:p><text:span text:style-name="T4">1.9.0</text:span></text:p>
                </draw:text-box>
              </draw:frame>
              <draw:path draw:style-name="gr39" draw:text-style-name="P24" draw:layer="layout" svg:width="0.716cm" svg:height="1.109cm" svg:x="7.733cm" svg:y="5.20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11.838cm 7.51cm)" svg:viewBox="0 0 400 700" draw:points="300,500 400,500 400,700 0,700 0,0 400,0 400,400 300,400">
              <text:p/>
            </draw:polygon>
            <draw:polyline draw:style-name="gr46" draw:text-style-name="P14" draw:layer="layout" svg:width="4.799cm" svg:height="0.499cm" svg:x="6.838cm" svg:y="6.61cm" svg:viewBox="0 0 4800 500" draw:points="0,0 200,0 600,300 1700,300 1965,500 4233,500 4500,300 4800,300">
              <text:p/>
            </draw:polyline>
            <draw:polygon draw:style-name="gr40" draw:text-style-name="P25" draw:layer="layout" svg:width="0.599cm" svg:height="0.699cm" draw:transform="rotate (-3.14159265358979) translate (8.358cm 7.51cm)" svg:viewBox="0 0 600 700" draw:points="500,500 600,500 600,700 0,700 0,500 100,500 100,400 0,400 0,0 600,0 600,400 500,400">
              <text:p/>
            </draw:polygon>
            <draw:polyline draw:style-name="gr46" draw:text-style-name="P14" draw:layer="layout" svg:width="3.799cm" svg:height="0.599cm" svg:x="8.038cm" svg:y="7.31cm" svg:viewBox="0 0 3800 600" draw:points="0,0 500,0 1300,600 3800,600">
              <text:p/>
            </draw:polyline>
            <draw:polygon draw:style-name="gr40" draw:text-style-name="P25" draw:layer="layout" svg:width="0.599cm" svg:height="0.699cm" draw:transform="rotate (-3.14159265358979) translate (9.938cm 7.71cm)" svg:viewBox="0 0 600 700" draw:points="500,500 600,500 600,700 0,700 0,500 100,500 100,400 0,400 0,0 600,0 600,400 500,400">
              <text:p/>
            </draw:polygon>
            <draw:polyline draw:style-name="gr46" draw:text-style-name="P14" draw:layer="layout" svg:width="2.299cm" svg:height="0.299cm" svg:x="9.538cm" svg:y="7.41cm" svg:viewBox="0 0 2300 300" draw:points="0,0 500,0 900,300 2300,300">
              <text:p/>
            </draw:polyline>
            <draw:polygon draw:style-name="gr40" draw:text-style-name="P25" draw:layer="layout" svg:width="0.599cm" svg:height="0.699cm" draw:transform="rotate (-3.14159265358979) translate (11.138cm 8.01cm)" svg:viewBox="0 0 600 700" draw:points="500,500 600,500 600,700 0,700 0,500 100,500 100,400 0,400 0,0 600,0 600,400 500,400">
              <text:p/>
            </draw:polygon>
            <draw:polyline draw:style-name="gr47" draw:text-style-name="P6" draw:layer="layout" svg:width="4.999cm" svg:height="0.883cm" svg:x="6.838cm" svg:y="7.21cm" svg:viewBox="0 0 5000 884" draw:points="0,0 185,0 919,550 1700,550 2146,884 5000,884">
              <text:p/>
            </draw:polyline>
            <draw:polyline draw:style-name="gr47" draw:text-style-name="P6" draw:layer="layout" svg:width="1.672cm" svg:height="0.313cm" svg:x="6.838cm" svg:y="7.81cm" svg:viewBox="0 0 1673 314" draw:points="0,0 652,0 919,200 1522,200 1673,314">
              <text:p/>
            </draw:polyline>
            <draw:polygon draw:style-name="gr40" draw:text-style-name="P25"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37" draw:text-style-name="P23" draw:layer="layout" svg:width="5cm" svg:height="3.3cm" svg:x="1.4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9.287cm)" svg:viewBox="0 0 518 39" draw:points="0,0 516,0 518,39 63,39">
                <text:p/>
              </draw:polygon>
              <draw:frame draw:style-name="gr38" draw:text-style-name="P6" draw:layer="layout" svg:width="4.039cm" svg:height="1.128cm" svg:x="1.9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896cm" svg:y="10.089cm">
                <draw:text-box>
                  <text:p><text:span text:style-name="T4">1.9.0 RC1</text:span></text:p>
                </draw:text-box>
              </draw:frame>
              <draw:path draw:style-name="gr39" draw:text-style-name="P24" draw:layer="layout" svg:width="0.716cm" svg:height="1.109cm" svg:x="2.295cm" svg:y="9.014cm" svg:viewBox="0 0 717 1110" svg:d="M166 790h311v-519zM478 1110v-157l-478-2 1-159 475-792h162l1 792 75-1 3 160-78 1v158z">
                <text:p/>
              </draw:path>
              <draw:polygon draw:style-name="gr43" draw:text-style-name="P26" draw:layer="layout" svg:width="1.109cm" svg:height="0.513cm" draw:transform="rotate (1.5707963267949) translate (2.25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1.32cm)" svg:viewBox="0 0 400 700" draw:points="300,500 400,500 400,700 0,700 0,0 400,0 400,400 300,400">
              <text:p/>
            </draw:polygon>
            <draw:polyline draw:style-name="gr44" draw:text-style-name="P14" draw:layer="layout" svg:width="4.799cm" svg:height="0.499cm" svg:x="1.4cm" svg:y="10.42cm" svg:viewBox="0 0 4800 500" draw:points="0,0 200,0 600,300 1700,300 1965,500 4233,500 4500,300 4800,300">
              <text:p/>
            </draw:polyline>
            <draw:polygon draw:style-name="gr40" draw:text-style-name="P25" draw:layer="layout" svg:width="0.599cm" svg:height="0.699cm" draw:transform="rotate (-3.14159265358979) translate (2.92cm 11.32cm)" svg:viewBox="0 0 600 700" draw:points="500,500 600,500 600,700 0,700 0,500 100,500 100,400 0,400 0,0 600,0 600,400 500,400">
              <text:p/>
            </draw:polygon>
            <draw:polyline draw:style-name="gr44" draw:text-style-name="P14" draw:layer="layout" svg:width="3.799cm" svg:height="0.599cm" svg:x="2.6cm" svg:y="11.12cm" svg:viewBox="0 0 3800 600" draw:points="0,0 500,0 1300,600 3800,600">
              <text:p/>
            </draw:polyline>
            <draw:polygon draw:style-name="gr40" draw:text-style-name="P25" draw:layer="layout" svg:width="0.599cm" svg:height="0.699cm" draw:transform="rotate (-3.14159265358979) translate (4.5cm 11.52cm)" svg:viewBox="0 0 600 700" draw:points="500,500 600,500 600,700 0,700 0,500 100,500 100,400 0,400 0,0 600,0 600,400 500,400">
              <text:p/>
            </draw:polygon>
            <draw:polyline draw:style-name="gr44" draw:text-style-name="P14" draw:layer="layout" svg:width="2.299cm" svg:height="0.299cm" svg:x="4.1cm" svg:y="11.22cm" svg:viewBox="0 0 2300 300" draw:points="0,0 500,0 900,300 2300,300">
              <text:p/>
            </draw:polyline>
            <draw:polygon draw:style-name="gr40" draw:text-style-name="P25" draw:layer="layout" svg:width="0.599cm" svg:height="0.699cm" draw:transform="rotate (-3.14159265358979) translate (5.7cm 11.82cm)" svg:viewBox="0 0 600 700" draw:points="500,500 600,500 600,700 0,700 0,500 100,500 100,400 0,400 0,0 600,0 600,400 500,400">
              <text:p/>
            </draw:polygon>
            <draw:polyline draw:style-name="gr45" draw:text-style-name="P6" draw:layer="layout" svg:width="4.999cm" svg:height="0.883cm" svg:x="1.4cm" svg:y="11.02cm" svg:viewBox="0 0 5000 884" draw:points="0,0 185,0 919,550 1700,550 2146,884 5000,884">
              <text:p/>
            </draw:polyline>
            <draw:polyline draw:style-name="gr45" draw:text-style-name="P6" draw:layer="layout" svg:width="1.672cm" svg:height="0.313cm" svg:x="1.4cm" svg:y="11.62cm" svg:viewBox="0 0 1673 314" draw:points="0,0 652,0 919,200 1522,200 1673,314">
              <text:p/>
            </draw:polyline>
            <draw:polygon draw:style-name="gr40" draw:text-style-name="P25"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37" draw:text-style-name="P23" draw:layer="layout" svg:width="5cm" svg:height="3.3cm" svg:x="6.838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9.287cm)" svg:viewBox="0 0 518 39" draw:points="0,0 516,0 518,39 63,39">
                <text:p/>
              </draw:polygon>
              <draw:frame draw:style-name="gr38" draw:text-style-name="P6" draw:layer="layout" svg:width="4.039cm" svg:height="1.128cm" svg:x="7.338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74cm" svg:y="10.089cm">
                <draw:text-box>
                  <text:p><text:span text:style-name="T4">1.9.0 RC2</text:span></text:p>
                </draw:text-box>
              </draw:frame>
              <draw:path draw:style-name="gr39" draw:text-style-name="P24" draw:layer="layout" svg:width="0.716cm" svg:height="1.109cm" svg:x="7.733cm" svg:y="9.014cm" svg:viewBox="0 0 717 1110" svg:d="M166 790h311v-519zM478 1110v-157l-478-2 1-159 475-792h162l1 792 75-1 3 160-78 1v158z">
                <text:p/>
              </draw:path>
              <draw:polygon draw:style-name="gr43" draw:text-style-name="P26" draw:layer="layout" svg:width="1.109cm" svg:height="0.513cm" draw:transform="rotate (1.5707963267949) translate (7.696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1.32cm)" svg:viewBox="0 0 400 700" draw:points="300,500 400,500 400,700 0,700 0,0 400,0 400,400 300,400">
              <text:p/>
            </draw:polygon>
            <draw:polyline draw:style-name="gr44" draw:text-style-name="P14" draw:layer="layout" svg:width="4.799cm" svg:height="0.499cm" svg:x="6.838cm" svg:y="10.42cm" svg:viewBox="0 0 4800 500" draw:points="0,0 200,0 600,300 1700,300 1965,500 4233,500 4500,300 4800,300">
              <text:p/>
            </draw:polyline>
            <draw:polygon draw:style-name="gr40" draw:text-style-name="P25" draw:layer="layout" svg:width="0.599cm" svg:height="0.699cm" draw:transform="rotate (-3.14159265358979) translate (8.358cm 11.32cm)" svg:viewBox="0 0 600 700" draw:points="500,500 600,500 600,700 0,700 0,500 100,500 100,400 0,400 0,0 600,0 600,400 500,400">
              <text:p/>
            </draw:polygon>
            <draw:polyline draw:style-name="gr44" draw:text-style-name="P14" draw:layer="layout" svg:width="3.799cm" svg:height="0.599cm" svg:x="8.038cm" svg:y="11.12cm" svg:viewBox="0 0 3800 600" draw:points="0,0 500,0 1300,600 3800,600">
              <text:p/>
            </draw:polyline>
            <draw:polygon draw:style-name="gr40" draw:text-style-name="P25" draw:layer="layout" svg:width="0.599cm" svg:height="0.699cm" draw:transform="rotate (-3.14159265358979) translate (9.938cm 11.52cm)" svg:viewBox="0 0 600 700" draw:points="500,500 600,500 600,700 0,700 0,500 100,500 100,400 0,400 0,0 600,0 600,400 500,400">
              <text:p/>
            </draw:polygon>
            <draw:polyline draw:style-name="gr44" draw:text-style-name="P14" draw:layer="layout" svg:width="2.299cm" svg:height="0.299cm" svg:x="9.538cm" svg:y="11.22cm" svg:viewBox="0 0 2300 300" draw:points="0,0 500,0 900,300 2300,300">
              <text:p/>
            </draw:polyline>
            <draw:polygon draw:style-name="gr40" draw:text-style-name="P25" draw:layer="layout" svg:width="0.599cm" svg:height="0.699cm" draw:transform="rotate (-3.14159265358979) translate (11.138cm 11.82cm)" svg:viewBox="0 0 600 700" draw:points="500,500 600,500 600,700 0,700 0,500 100,500 100,400 0,400 0,0 600,0 600,400 500,400">
              <text:p/>
            </draw:polygon>
            <draw:polyline draw:style-name="gr45" draw:text-style-name="P6" draw:layer="layout" svg:width="4.999cm" svg:height="0.883cm" svg:x="6.838cm" svg:y="11.02cm" svg:viewBox="0 0 5000 884" draw:points="0,0 185,0 919,550 1700,550 2146,884 5000,884">
              <text:p/>
            </draw:polyline>
            <draw:polyline draw:style-name="gr45" draw:text-style-name="P6" draw:layer="layout" svg:width="1.672cm" svg:height="0.313cm" svg:x="6.838cm" svg:y="11.62cm" svg:viewBox="0 0 1673 314" draw:points="0,0 652,0 919,200 1522,200 1673,314">
              <text:p/>
            </draw:polyline>
            <draw:polygon draw:style-name="gr40" draw:text-style-name="P25"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37" draw:text-style-name="P23" draw:layer="layout" svg:width="5cm" svg:height="3.3cm" svg:x="12.17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9.287cm)" svg:viewBox="0 0 518 39" draw:points="0,0 516,0 518,39 63,39">
                <text:p/>
              </draw:polygon>
              <draw:frame draw:style-name="gr38" draw:text-style-name="P6" draw:layer="layout" svg:width="4.039cm" svg:height="1.128cm" svg:x="12.67cm" svg:y="9.014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14.611cm" svg:y="10.089cm">
                <draw:text-box>
                  <text:p><text:span text:style-name="T4">1.9.0 RC3</text:span></text:p>
                </draw:text-box>
              </draw:frame>
              <draw:path draw:style-name="gr39" draw:text-style-name="P24" draw:layer="layout" svg:width="0.716cm" svg:height="1.109cm" svg:x="13.065cm" svg:y="9.014cm" svg:viewBox="0 0 717 1110" svg:d="M166 790h311v-519zM478 1110v-157l-478-2 1-159 475-792h162l1 792 75-1 3 160-78 1v158z">
                <text:p/>
              </draw:path>
              <draw:polygon draw:style-name="gr43" draw:text-style-name="P26" draw:layer="layout" svg:width="1.109cm" svg:height="0.513cm" draw:transform="rotate (1.5707963267949) translate (13.02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1.32cm)" svg:viewBox="0 0 400 700" draw:points="300,500 400,500 400,700 0,700 0,0 400,0 400,400 300,400">
              <text:p/>
            </draw:polygon>
            <draw:polyline draw:style-name="gr44" draw:text-style-name="P14" draw:layer="layout" svg:width="4.799cm" svg:height="0.499cm" svg:x="12.17cm" svg:y="10.42cm" svg:viewBox="0 0 4800 500" draw:points="0,0 200,0 600,300 1700,300 1965,500 4233,500 4500,300 4800,300">
              <text:p/>
            </draw:polyline>
            <draw:polygon draw:style-name="gr40" draw:text-style-name="P25" draw:layer="layout" svg:width="0.599cm" svg:height="0.699cm" draw:transform="rotate (-3.14159265358979) translate (13.69cm 11.32cm)" svg:viewBox="0 0 600 700" draw:points="500,500 600,500 600,700 0,700 0,500 100,500 100,400 0,400 0,0 600,0 600,400 500,400">
              <text:p/>
            </draw:polygon>
            <draw:polyline draw:style-name="gr44" draw:text-style-name="P14" draw:layer="layout" svg:width="3.799cm" svg:height="0.599cm" svg:x="13.37cm" svg:y="11.12cm" svg:viewBox="0 0 3800 600" draw:points="0,0 500,0 1300,600 3800,600">
              <text:p/>
            </draw:polyline>
            <draw:polygon draw:style-name="gr40" draw:text-style-name="P25" draw:layer="layout" svg:width="0.599cm" svg:height="0.699cm" draw:transform="rotate (-3.14159265358979) translate (15.27cm 11.52cm)" svg:viewBox="0 0 600 700" draw:points="500,500 600,500 600,700 0,700 0,500 100,500 100,400 0,400 0,0 600,0 600,400 500,400">
              <text:p/>
            </draw:polygon>
            <draw:polyline draw:style-name="gr44" draw:text-style-name="P14" draw:layer="layout" svg:width="2.299cm" svg:height="0.299cm" svg:x="14.87cm" svg:y="11.22cm" svg:viewBox="0 0 2300 300" draw:points="0,0 500,0 900,300 2300,300">
              <text:p/>
            </draw:polyline>
            <draw:polygon draw:style-name="gr40" draw:text-style-name="P25" draw:layer="layout" svg:width="0.599cm" svg:height="0.699cm" draw:transform="rotate (-3.14159265358979) translate (16.47cm 11.82cm)" svg:viewBox="0 0 600 700" draw:points="500,500 600,500 600,700 0,700 0,500 100,500 100,400 0,400 0,0 600,0 600,400 500,400">
              <text:p/>
            </draw:polygon>
            <draw:polyline draw:style-name="gr45" draw:text-style-name="P6" draw:layer="layout" svg:width="4.999cm" svg:height="0.883cm" svg:x="12.17cm" svg:y="11.02cm" svg:viewBox="0 0 5000 884" draw:points="0,0 185,0 919,550 1700,550 2146,884 5000,884">
              <text:p/>
            </draw:polyline>
            <draw:polyline draw:style-name="gr45" draw:text-style-name="P6" draw:layer="layout" svg:width="1.672cm" svg:height="0.313cm" svg:x="12.17cm" svg:y="11.62cm" svg:viewBox="0 0 1673 314" draw:points="0,0 652,0 919,200 1522,200 1673,314">
              <text:p/>
            </draw:polyline>
            <draw:polygon draw:style-name="gr40" draw:text-style-name="P25"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37" draw:text-style-name="P23" draw:layer="layout" svg:width="5cm" svg:height="3.3cm" svg:x="1.4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13.216cm)" svg:viewBox="0 0 518 39" draw:points="0,0 516,0 518,39 63,39">
                <text:p/>
              </draw:polygon>
              <draw:frame draw:style-name="gr38" draw:text-style-name="P6" draw:layer="layout" svg:width="4.039cm" svg:height="1.128cm" svg:x="1.9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3.901cm" svg:y="14.018cm">
                <draw:text-box>
                  <text:p><text:span text:style-name="T4">1.9.1</text:span></text:p>
                </draw:text-box>
              </draw:frame>
              <draw:path draw:style-name="gr39" draw:text-style-name="P24" draw:layer="layout" svg:width="0.716cm" svg:height="1.109cm" svg:x="2.295cm" svg:y="12.943cm" svg:viewBox="0 0 717 1110" svg:d="M166 790h311v-519zM478 1110v-157l-478-2 1-159 475-792h162l1 792 75-1 3 160-78 1v158z">
                <text:p/>
              </draw:path>
              <draw:polygon draw:style-name="gr43" draw:text-style-name="P26" draw:layer="layout" svg:width="1.109cm" svg:height="0.513cm" draw:transform="rotate (1.5707963267949) translate (2.25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5.249cm)" svg:viewBox="0 0 400 700" draw:points="300,500 400,500 400,700 0,700 0,0 400,0 400,400 300,400">
              <text:p/>
            </draw:polygon>
            <draw:polyline draw:style-name="gr44" draw:text-style-name="P14" draw:layer="layout" svg:width="4.799cm" svg:height="0.499cm" svg:x="1.4cm" svg:y="14.349cm" svg:viewBox="0 0 4800 500" draw:points="0,0 200,0 600,300 1700,300 1965,500 4233,500 4500,300 4800,300">
              <text:p/>
            </draw:polyline>
            <draw:polygon draw:style-name="gr40" draw:text-style-name="P25" draw:layer="layout" svg:width="0.599cm" svg:height="0.699cm" draw:transform="rotate (-3.14159265358979) translate (2.92cm 15.249cm)" svg:viewBox="0 0 600 700" draw:points="500,500 600,500 600,700 0,700 0,500 100,500 100,400 0,400 0,0 600,0 600,400 500,400">
              <text:p/>
            </draw:polygon>
            <draw:polyline draw:style-name="gr44" draw:text-style-name="P14" draw:layer="layout" svg:width="3.799cm" svg:height="0.599cm" svg:x="2.6cm" svg:y="15.049cm" svg:viewBox="0 0 3800 600" draw:points="0,0 500,0 1300,600 3800,600">
              <text:p/>
            </draw:polyline>
            <draw:polygon draw:style-name="gr40" draw:text-style-name="P25" draw:layer="layout" svg:width="0.599cm" svg:height="0.699cm" draw:transform="rotate (-3.14159265358979) translate (4.5cm 15.449cm)" svg:viewBox="0 0 600 700" draw:points="500,500 600,500 600,700 0,700 0,500 100,500 100,400 0,400 0,0 600,0 600,400 500,400">
              <text:p/>
            </draw:polygon>
            <draw:polyline draw:style-name="gr44" draw:text-style-name="P14" draw:layer="layout" svg:width="2.299cm" svg:height="0.299cm" svg:x="4.1cm" svg:y="15.149cm" svg:viewBox="0 0 2300 300" draw:points="0,0 500,0 900,300 2300,300">
              <text:p/>
            </draw:polyline>
            <draw:polygon draw:style-name="gr40" draw:text-style-name="P25" draw:layer="layout" svg:width="0.599cm" svg:height="0.699cm" draw:transform="rotate (-3.14159265358979) translate (5.7cm 15.749cm)" svg:viewBox="0 0 600 700" draw:points="500,500 600,500 600,700 0,700 0,500 100,500 100,400 0,400 0,0 600,0 600,400 500,400">
              <text:p/>
            </draw:polygon>
            <draw:polyline draw:style-name="gr45" draw:text-style-name="P6" draw:layer="layout" svg:width="4.999cm" svg:height="0.883cm" svg:x="1.4cm" svg:y="14.949cm" svg:viewBox="0 0 5000 884" draw:points="0,0 185,0 919,550 1700,550 2146,884 5000,884">
              <text:p/>
            </draw:polyline>
            <draw:polyline draw:style-name="gr45" draw:text-style-name="P6" draw:layer="layout" svg:width="1.672cm" svg:height="0.313cm" svg:x="1.4cm" svg:y="15.549cm" svg:viewBox="0 0 1673 314" draw:points="0,0 652,0 919,200 1522,200 1673,314">
              <text:p/>
            </draw:polyline>
            <draw:polygon draw:style-name="gr40" draw:text-style-name="P25"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37" draw:text-style-name="P23" draw:layer="layout" svg:width="5cm" svg:height="3.3cm" svg:x="6.838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13.216cm)" svg:viewBox="0 0 518 39" draw:points="0,0 516,0 518,39 63,39">
                <text:p/>
              </draw:polygon>
              <draw:frame draw:style-name="gr38" draw:text-style-name="P6" draw:layer="layout" svg:width="4.039cm" svg:height="1.128cm" svg:x="7.338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9.279cm" svg:y="14.018cm">
                <draw:text-box>
                  <text:p><text:span text:style-name="T4">1.9.2</text:span></text:p>
                </draw:text-box>
              </draw:frame>
              <draw:path draw:style-name="gr39" draw:text-style-name="P24" draw:layer="layout" svg:width="0.716cm" svg:height="1.109cm" svg:x="7.733cm" svg:y="12.943cm" svg:viewBox="0 0 717 1110" svg:d="M166 790h311v-519zM478 1110v-157l-478-2 1-159 475-792h162l1 792 75-1 3 160-78 1v158z">
                <text:p/>
              </draw:path>
              <draw:polygon draw:style-name="gr43" draw:text-style-name="P26" draw:layer="layout" svg:width="1.109cm" svg:height="0.513cm" draw:transform="rotate (1.5707963267949) translate (7.696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5.249cm)" svg:viewBox="0 0 400 700" draw:points="300,500 400,500 400,700 0,700 0,0 400,0 400,400 300,400">
              <text:p/>
            </draw:polygon>
            <draw:polyline draw:style-name="gr44" draw:text-style-name="P14" draw:layer="layout" svg:width="4.799cm" svg:height="0.499cm" svg:x="6.838cm" svg:y="14.349cm" svg:viewBox="0 0 4800 500" draw:points="0,0 200,0 600,300 1700,300 1965,500 4233,500 4500,300 4800,300">
              <text:p/>
            </draw:polyline>
            <draw:polygon draw:style-name="gr40" draw:text-style-name="P25" draw:layer="layout" svg:width="0.599cm" svg:height="0.699cm" draw:transform="rotate (-3.14159265358979) translate (8.358cm 15.249cm)" svg:viewBox="0 0 600 700" draw:points="500,500 600,500 600,700 0,700 0,500 100,500 100,400 0,400 0,0 600,0 600,400 500,400">
              <text:p/>
            </draw:polygon>
            <draw:polyline draw:style-name="gr44" draw:text-style-name="P14" draw:layer="layout" svg:width="3.799cm" svg:height="0.599cm" svg:x="8.038cm" svg:y="15.049cm" svg:viewBox="0 0 3800 600" draw:points="0,0 500,0 1300,600 3800,600">
              <text:p/>
            </draw:polyline>
            <draw:polygon draw:style-name="gr40" draw:text-style-name="P25" draw:layer="layout" svg:width="0.599cm" svg:height="0.699cm" draw:transform="rotate (-3.14159265358979) translate (9.938cm 15.449cm)" svg:viewBox="0 0 600 700" draw:points="500,500 600,500 600,700 0,700 0,500 100,500 100,400 0,400 0,0 600,0 600,400 500,400">
              <text:p/>
            </draw:polygon>
            <draw:polyline draw:style-name="gr44" draw:text-style-name="P14" draw:layer="layout" svg:width="2.299cm" svg:height="0.299cm" svg:x="9.538cm" svg:y="15.149cm" svg:viewBox="0 0 2300 300" draw:points="0,0 500,0 900,300 2300,300">
              <text:p/>
            </draw:polyline>
            <draw:polygon draw:style-name="gr40" draw:text-style-name="P25" draw:layer="layout" svg:width="0.599cm" svg:height="0.699cm" draw:transform="rotate (-3.14159265358979) translate (11.138cm 15.749cm)" svg:viewBox="0 0 600 700" draw:points="500,500 600,500 600,700 0,700 0,500 100,500 100,400 0,400 0,0 600,0 600,400 500,400">
              <text:p/>
            </draw:polygon>
            <draw:polyline draw:style-name="gr45" draw:text-style-name="P6" draw:layer="layout" svg:width="4.999cm" svg:height="0.883cm" svg:x="6.838cm" svg:y="14.949cm" svg:viewBox="0 0 5000 884" draw:points="0,0 185,0 919,550 1700,550 2146,884 5000,884">
              <text:p/>
            </draw:polyline>
            <draw:polyline draw:style-name="gr45" draw:text-style-name="P6" draw:layer="layout" svg:width="1.672cm" svg:height="0.313cm" svg:x="6.838cm" svg:y="15.549cm" svg:viewBox="0 0 1673 314" draw:points="0,0 652,0 919,200 1522,200 1673,314">
              <text:p/>
            </draw:polyline>
            <draw:polygon draw:style-name="gr40" draw:text-style-name="P25"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37" draw:text-style-name="P23" draw:layer="layout" svg:width="5cm" svg:height="3.3cm" svg:x="12.17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13.216cm)" svg:viewBox="0 0 518 39" draw:points="0,0 516,0 518,39 63,39">
                <text:p/>
              </draw:polygon>
              <draw:frame draw:style-name="gr38" draw:text-style-name="P6" draw:layer="layout" svg:width="4.039cm" svg:height="1.128cm" svg:x="12.67cm" svg:y="12.943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frame draw:style-name="gr34" draw:text-style-name="P20" draw:layer="layout" svg:width="2cm" svg:height="0.874cm" svg:x="14.615cm" svg:y="14.018cm">
                <draw:text-box>
                  <text:p><text:span text:style-name="T4">1.9.3</text:span></text:p>
                </draw:text-box>
              </draw:frame>
              <draw:path draw:style-name="gr39" draw:text-style-name="P24" draw:layer="layout" svg:width="0.716cm" svg:height="1.109cm" svg:x="13.065cm" svg:y="12.943cm" svg:viewBox="0 0 717 1110" svg:d="M166 790h311v-519zM478 1110v-157l-478-2 1-159 475-792h162l1 792 75-1 3 160-78 1v158z">
                <text:p/>
              </draw:path>
              <draw:polygon draw:style-name="gr43" draw:text-style-name="P26" draw:layer="layout" svg:width="1.109cm" svg:height="0.513cm" draw:transform="rotate (1.5707963267949) translate (13.02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5.249cm)" svg:viewBox="0 0 400 700" draw:points="300,500 400,500 400,700 0,700 0,0 400,0 400,400 300,400">
              <text:p/>
            </draw:polygon>
            <draw:polyline draw:style-name="gr44" draw:text-style-name="P14" draw:layer="layout" svg:width="4.799cm" svg:height="0.499cm" svg:x="12.17cm" svg:y="14.349cm" svg:viewBox="0 0 4800 500" draw:points="0,0 200,0 600,300 1700,300 1965,500 4233,500 4500,300 4800,300">
              <text:p/>
            </draw:polyline>
            <draw:polygon draw:style-name="gr40" draw:text-style-name="P25" draw:layer="layout" svg:width="0.599cm" svg:height="0.699cm" draw:transform="rotate (-3.14159265358979) translate (13.69cm 15.249cm)" svg:viewBox="0 0 600 700" draw:points="500,500 600,500 600,700 0,700 0,500 100,500 100,400 0,400 0,0 600,0 600,400 500,400">
              <text:p/>
            </draw:polygon>
            <draw:polyline draw:style-name="gr44" draw:text-style-name="P14" draw:layer="layout" svg:width="3.799cm" svg:height="0.599cm" svg:x="13.37cm" svg:y="15.049cm" svg:viewBox="0 0 3800 600" draw:points="0,0 500,0 1300,600 3800,600">
              <text:p/>
            </draw:polyline>
            <draw:polygon draw:style-name="gr40" draw:text-style-name="P25" draw:layer="layout" svg:width="0.599cm" svg:height="0.699cm" draw:transform="rotate (-3.14159265358979) translate (15.27cm 15.449cm)" svg:viewBox="0 0 600 700" draw:points="500,500 600,500 600,700 0,700 0,500 100,500 100,400 0,400 0,0 600,0 600,400 500,400">
              <text:p/>
            </draw:polygon>
            <draw:polyline draw:style-name="gr44" draw:text-style-name="P14" draw:layer="layout" svg:width="2.299cm" svg:height="0.299cm" svg:x="14.87cm" svg:y="15.149cm" svg:viewBox="0 0 2300 300" draw:points="0,0 500,0 900,300 2300,300">
              <text:p/>
            </draw:polyline>
            <draw:polygon draw:style-name="gr40" draw:text-style-name="P25" draw:layer="layout" svg:width="0.599cm" svg:height="0.699cm" draw:transform="rotate (-3.14159265358979) translate (16.47cm 15.749cm)" svg:viewBox="0 0 600 700" draw:points="500,500 600,500 600,700 0,700 0,500 100,500 100,400 0,400 0,0 600,0 600,400 500,400">
              <text:p/>
            </draw:polygon>
            <draw:polyline draw:style-name="gr45" draw:text-style-name="P6" draw:layer="layout" svg:width="4.999cm" svg:height="0.883cm" svg:x="12.17cm" svg:y="14.949cm" svg:viewBox="0 0 5000 884" draw:points="0,0 185,0 919,550 1700,550 2146,884 5000,884">
              <text:p/>
            </draw:polyline>
            <draw:polyline draw:style-name="gr45" draw:text-style-name="P6" draw:layer="layout" svg:width="1.672cm" svg:height="0.313cm" svg:x="12.17cm" svg:y="15.549cm" svg:viewBox="0 0 1673 314" draw:points="0,0 652,0 919,200 1522,200 1673,314">
              <text:p/>
            </draw:polyline>
            <draw:polygon draw:style-name="gr40" draw:text-style-name="P25" draw:layer="layout" svg:width="0.399cm" svg:height="0.399cm" draw:transform="rotate (-3.14159265358979) translate (12.57cm 15.849cm)" svg:viewBox="0 0 400 400" draw:points="400,400 0,400 0,200 100,200 100,100 0,100 0,0 400,0">
              <text:p/>
            </draw:polygon>
          </draw:g>
        </draw:g>
        <draw:line draw:style-name="gr48"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draw:g>
          <draw:custom-shape draw:style-name="gr49" draw:text-style-name="P27"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0" draw:text-style-name="P28" draw:layer="layout" svg:width="3.601cm" svg:height="1cm" svg:x="7.43cm" svg:y="10cm">
              <draw:text-box>
                <text:p><text:span text:style-name="T6">1.10.3</text:span></text:p>
              </draw:text-box>
            </draw:frame>
            <draw:g>
              <draw:g>
                <draw:frame draw:style-name="gr38" draw:text-style-name="P6" draw:layer="layout" svg:width="3.539cm" svg:height="0.999cm" svg:x="5.236cm" svg:y="9.001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path draw:style-name="gr39" draw:text-style-name="P24" draw:layer="layout" svg:width="0.627cm" svg:height="0.982cm" svg:x="5.582cm" svg:y="9.001cm" svg:viewBox="0 0 628 983" svg:d="M145 700h273v-460zM419 983v-139l-419-2 1-140 416-702h142l1 702 66-1 2 141-68 1v140z">
                  <text:p/>
                </draw:path>
              </draw:g>
              <draw:frame draw:style-name="gr51" draw:text-style-name="P29" draw:layer="layout" svg:width="1.934cm" svg:height="1.813cm" svg:x="9.011cm" svg:y="8.724cm">
                <draw:text-box>
                  <text:p><text:span text:style-name="T7">IDE</text:span></text:p>
                </draw:text-box>
              </draw:frame>
            </draw:g>
          </draw:g>
        </draw:g>
        <draw:g>
          <draw:polygon draw:style-name="gr40" draw:text-style-name="P25" draw:layer="layout" svg:width="0.66cm" svg:height="0.77cm" draw:transform="rotate (-3.14159265358979) translate (4.793471032027cm 8.37067428603671cm)" svg:viewBox="0 0 661 771" draw:points="550,550 661,550 661,771 0,771 0,550 110,550 110,440 0,440 0,0 661,0 661,440 550,440">
            <text:p/>
          </draw:polygon>
          <draw:polygon draw:style-name="gr40" draw:text-style-name="P25" draw:layer="layout" svg:width="0.66cm" svg:height="0.77cm" draw:transform="rotate (-3.14159265358979) translate (6.00083801135879cm 7.49984732139516cm)" svg:viewBox="0 0 661 771" draw:points="550,550 661,550 661,771 0,771 0,550 110,550 110,440 0,440 0,0 661,0 661,440 550,440">
            <text:p/>
          </draw:polygon>
          <draw:polygon draw:style-name="gr40" draw:text-style-name="P25" draw:layer="layout" svg:width="0.66cm" svg:height="0.77cm" draw:transform="rotate (-3.14159265358979) translate (3.57783801135879cm 6.76684732139516cm)" svg:viewBox="0 0 661 771" draw:points="550,550 661,550 661,771 0,771 0,550 110,550 110,440 0,440 0,0 661,0 661,440 550,440">
            <text:p/>
          </draw:polygon>
          <draw:polygon draw:style-name="gr40" draw:text-style-name="P25" draw:layer="layout" svg:width="0.66cm" svg:height="0.77cm" draw:transform="rotate (-3.14159265358979) translate (7.22783801135879cm 6.97084732139516cm)" svg:viewBox="0 0 661 771" draw:points="550,550 661,550 661,771 0,771 0,550 110,550 110,440 0,440 0,0 661,0 661,440 550,440">
            <text:p/>
          </draw:polygon>
          <draw:polygon draw:style-name="gr40" draw:text-style-name="P25" draw:layer="layout" svg:width="0.66cm" svg:height="0.303cm" draw:transform="rotate (-3.14159265358979) translate (9.66083801135879cm 6.29989451296393cm)" svg:viewBox="0 0 661 304" draw:points="0,304 0,0 661,0 661,304">
            <text:p/>
          </draw:polygon>
          <draw:polygon draw:style-name="gr40" draw:text-style-name="P25" draw:layer="layout" svg:width="0.66cm" svg:height="0.77cm" draw:transform="rotate (-3.14159265358979) translate (8.44383801135879cm 7.99984732139516cm)" svg:viewBox="0 0 661 771" draw:points="550,550 661,550 661,771 0,771 0,550 110,550 110,440 0,440 0,0 661,0 661,440 550,440">
            <text:p/>
          </draw:polygon>
          <draw:polygon draw:style-name="gr40" draw:text-style-name="P25" draw:layer="layout" svg:width="0.359cm" svg:height="0.77cm" draw:transform="rotate (-3.14159265358979) translate (2.36cm 9.4cm)" svg:viewBox="0 0 360 771" draw:points="360,771 0,771 0,551 110,551 110,441 0,441 0,0 360,0">
            <text:p/>
          </draw:polygon>
          <draw:polyline draw:style-name="gr52" draw:text-style-name="P6" draw:layer="layout" svg:width="2.199cm" svg:height="0.499cm" draw:transform="rotate (-3.14159265358979) translate (4.2cm 7.7cm)" svg:viewBox="0 0 2200 500" draw:points="0,0 1300,0 1800,500 2200,500">
            <text:p/>
          </draw:polyline>
          <draw:line draw:style-name="gr52" draw:text-style-name="P6" draw:layer="layout" svg:x1="4.2cm" svg:y1="8.034cm" svg:x2="2cm" svg:y2="8.034cm">
            <text:p/>
          </draw:line>
          <draw:polyline draw:style-name="gr52" draw:text-style-name="P6" draw:layer="layout" svg:width="9.998cm" svg:height="1.199cm" svg:x="2cm" svg:y="6.1cm" svg:viewBox="0 0 9999 1200" draw:points="0,400 2000,400 2793,1200 5228,1200 6433,0 9999,0">
            <text:p/>
          </draw:polyline>
          <draw:polyline draw:style-name="gr52" draw:text-style-name="P6" draw:layer="layout" svg:width="4.699cm" svg:height="0.199cm" svg:x="2cm" svg:y="6.1cm" svg:viewBox="0 0 4700 200" draw:points="0,0 3142,0 3338,200 4700,200">
            <text:p/>
          </draw:polyline>
          <draw:polyline draw:style-name="gr52" draw:text-style-name="P6" draw:layer="layout" svg:width="1.348cm" svg:height="0.74cm" draw:transform="rotate (-3.14159265358979) translate (5.4cm 6.84cm)" svg:viewBox="0 0 1349 741" draw:points="0,0 607,0 1349,741">
            <text:p/>
          </draw:polyline>
          <draw:polyline draw:style-name="gr52" draw:text-style-name="P6" draw:layer="layout" svg:width="5.999cm" svg:height="1.423cm" svg:x="2cm" svg:y="7.776cm" svg:viewBox="0 0 6000 1424" draw:points="0,1424 1000,1424 2000,483 3517,483 4000,0 6000,0">
            <text:p/>
          </draw:polyline>
          <draw:polyline draw:style-name="gr52" draw:text-style-name="P6" draw:layer="layout" svg:width="4.199cm" svg:height="0.699cm" svg:x="7.8cm" svg:y="6.629cm" svg:viewBox="0 0 4200 700" draw:points="0,700 100,700 2200,700 2900,0 4200,0">
            <text:p/>
          </draw:polyline>
        </draw:g>
        <draw:frame draw:style-name="gr53" draw:text-style-name="P14" draw:layer="layout" svg:width="2.33cm" svg:height="1.5cm" svg:x="3cm" svg:y="10.5cm">
          <draw:image xlink:href="Pictures/1000020100000154000000DB0E90EB49724611FC.png" xlink:type="simple" xlink:show="embed" xlink:actuate="onLoad" loext:mime-type="image/png">
            <text:p/>
          </draw:image>
        </draw:frame>
        <draw:frame draw:style-name="gr38" draw:text-style-name="P6" draw:layer="layout" svg:width="2.33cm" svg:height="1.5cm" svg:x="3.686cm" svg:y="11.004cm">
          <draw:image xlink:href="Pictures/1000020100000154000000DBA65639A4D29D47B3.png" xlink:type="simple" xlink:show="embed" xlink:actuate="onLoad" loext:mime-type="image/png">
            <text:p/>
          </draw:image>
        </draw:frame>
        <draw:g>
          <draw:custom-shape draw:style-name="gr54" draw:text-style-name="P21"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custom-shape draw:style-name="gr55" draw:text-style-name="P21"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56" draw:text-style-name="P21"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56" draw:text-style-name="P21"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custom-shape draw:style-name="gr49" draw:text-style-name="P27"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0" draw:text-style-name="P28" draw:layer="layout" svg:width="3.601cm" svg:height="1cm" svg:x="7.525cm" svg:y="18.004cm">
            <draw:text-box>
              <text:p><text:span text:style-name="T6">1.10.0 RC1</text:span></text:p>
            </draw:text-box>
          </draw:frame>
          <draw:g>
            <draw:g>
              <draw:frame draw:style-name="gr38" draw:text-style-name="P6" draw:layer="layout" svg:width="3.539cm" svg:height="0.999cm" svg:x="5.236cm" svg:y="17.005cm">
                <draw:image xlink:href="Pictures/1000238F0000254700000A73C9522FE84E39EC29.svg" xlink:type="simple" xlink:show="embed" xlink:actuate="onLoad" loext:mime-type="image/svg+xml">
                  <text:p/>
                </draw:image>
                <draw:image xlink:href="Pictures/100002010000016900000065E656333DAC6BB79C.png" xlink:type="simple" xlink:show="embed" xlink:actuate="onLoad" loext:mime-type="image/png"/>
              </draw:frame>
              <draw:path draw:style-name="gr39" draw:text-style-name="P24" draw:layer="layout" svg:width="0.627cm" svg:height="0.982cm" svg:x="5.582cm" svg:y="17.005cm" svg:viewBox="0 0 628 983" svg:d="M145 700h273v-460zM419 983v-139l-419-2 1-140 416-702h142l1 702 66-1 2 141-68 1v140z">
                <text:p/>
              </draw:path>
            </draw:g>
            <draw:frame draw:style-name="gr51" draw:text-style-name="P29" draw:layer="layout" svg:width="1.934cm" svg:height="1.813cm" svg:x="9.011cm" svg:y="16.728cm">
              <draw:text-box>
                <text:p><text:span text:style-name="T7">IDE</text:span></text:p>
              </draw:text-box>
            </draw:frame>
          </draw:g>
        </draw:g>
        <draw:frame draw:style-name="gr53" draw:text-style-name="P14" draw:layer="layout" svg:width="2.019cm" svg:height="1.3cm" svg:x="3cm" svg:y="18.7cm">
          <draw:image xlink:href="Pictures/1000020100000154000000DB0E90EB49724611FC.png" xlink:type="simple" xlink:show="embed" xlink:actuate="onLoad" loext:mime-type="image/png">
            <text:p/>
          </draw:image>
        </draw:frame>
        <draw:frame draw:style-name="gr38" draw:text-style-name="P6" draw:layer="layout" svg:width="2.019cm" svg:height="1.3cm" svg:x="3cm" svg:y="15cm">
          <draw:image xlink:href="Pictures/1000020100000154000000DBA65639A4D29D47B3.png" xlink:type="simple" xlink:show="embed" xlink:actuate="onLoad" loext:mime-type="image/png">
            <text:p/>
          </draw:image>
        </draw:frame>
        <presentation:notes draw:style-name="dp2">
          <draw:page-thumbnail draw:style-name="gr25"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draw:custom-shape draw:style-name="gr57" draw:text-style-name="P21" draw:layer="layout" svg:width="9.7cm" svg:height="5.1cm" svg:x="0.7cm" svg:y="13.2cm">
          <text:p/>
          <draw:enhanced-geometry svg:viewBox="0 0 21600 21600" draw:type="rectangle" draw:enhanced-path="M 0 0 L 21600 0 21600 21600 0 21600 0 0 Z N"/>
        </draw:custom-shape>
        <draw:frame draw:style-name="gr38" draw:text-style-name="P6" draw:layer="layout" svg:width="2.33cm" svg:height="1.5cm" svg:x="3.767cm" svg:y="14.518cm">
          <draw:image xlink:href="Pictures/1000020100000154000000DBA65639A4D29D47B3.png" xlink:type="simple" xlink:show="embed" xlink:actuate="onLoad" loext:mime-type="image/png">
            <text:p/>
          </draw:image>
        </draw:frame>
        <draw:line draw:style-name="gr58" draw:text-style-name="P30" draw:layer="layout" svg:x1="6.292cm" svg:y1="15.183cm" svg:x2="6.292cm" svg:y2="15.912cm">
          <text:p/>
        </draw:line>
        <draw:g>
          <draw:custom-shape draw:style-name="gr59" draw:text-style-name="P31" draw:layer="layout" svg:width="0.632cm" svg:height="0.368cm" svg:x="7.146cm" svg:y="15.687cm">
            <text:p/>
            <draw:enhanced-geometry svg:viewBox="0 0 21600 21600" draw:mirror-horizontal="false" draw:mirror-vertical="false" draw:type="rectangle" draw:enhanced-path="M 0 0 L 21600 0 21600 21600 0 21600 0 0 Z N"/>
          </draw:custom-shape>
          <draw:line draw:style-name="gr60" draw:text-style-name="P30" draw:layer="layout" svg:x1="7.304cm" svg:y1="15.684cm" svg:x2="7.304cm" svg:y2="16.062cm">
            <text:p/>
          </draw:line>
          <draw:line draw:style-name="gr61" draw:text-style-name="P30" draw:layer="layout" svg:x1="7.409cm" svg:y1="15.684cm" svg:x2="7.409cm" svg:y2="16.062cm">
            <text:p/>
          </draw:line>
          <draw:line draw:style-name="gr62" draw:text-style-name="P30" draw:layer="layout" svg:x1="7.567cm" svg:y1="15.684cm" svg:x2="7.567cm" svg:y2="16.062cm">
            <text:p/>
          </draw:line>
          <draw:custom-shape draw:style-name="gr63" draw:text-style-name="P32" draw:layer="layout" svg:width="0.08cm" svg:height="0.079cm" svg:x="7.172cm" svg:y="15.713cm">
            <text:p/>
            <draw:enhanced-geometry svg:viewBox="0 0 21600 21600" draw:mirror-horizontal="false" draw:mirror-vertical="false" draw:type="rectangle" draw:enhanced-path="M 0 0 L 21600 0 21600 21600 0 21600 0 0 Z N"/>
          </draw:custom-shape>
          <draw:custom-shape draw:style-name="gr64" draw:text-style-name="P32" draw:layer="layout" svg:width="0.08cm" svg:height="0.079cm" svg:x="7.172cm" svg:y="15.844cm">
            <text:p/>
            <draw:enhanced-geometry svg:viewBox="0 0 21600 21600" draw:mirror-horizontal="false" draw:mirror-vertical="false" draw:type="rectangle" draw:enhanced-path="M 0 0 L 21600 0 21600 21600 0 21600 0 0 Z N"/>
          </draw:custom-shape>
          <draw:g>
            <draw:custom-shape draw:style-name="gr65" draw:text-style-name="P32" draw:layer="layout" svg:width="0.026cm" svg:height="0.027cm" svg:x="7.356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2" draw:layer="layout" svg:width="0.026cm" svg:height="0.027cm" svg:x="7.356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32" draw:layer="layout" svg:width="0.026cm" svg:height="0.025cm" svg:x="7.356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32" draw:layer="layout" svg:width="0.026cm" svg:height="0.025cm" svg:x="7.356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2" draw:layer="layout" svg:width="0.026cm" svg:height="0.026cm" svg:x="7.356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32" draw:layer="layout" svg:width="0.026cm" svg:height="0.027cm" svg:x="7.356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32" draw:layer="layout" svg:width="0.026cm" svg:height="0.026cm" svg:x="7.356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32" draw:layer="layout" svg:width="0.026cm" svg:height="0.026cm" svg:x="7.356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32" draw:layer="layout" svg:width="0.026cm" svg:height="0.027cm" svg:x="7.43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32" draw:layer="layout" svg:width="0.026cm" svg:height="0.027cm" svg:x="7.435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2" draw:layer="layout" svg:width="0.026cm" svg:height="0.025cm" svg:x="7.435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2" draw:layer="layout" svg:width="0.026cm" svg:height="0.025cm" svg:x="7.435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32" draw:layer="layout" svg:width="0.026cm" svg:height="0.026cm" svg:x="7.435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32" draw:layer="layout" svg:width="0.026cm" svg:height="0.027cm" svg:x="7.435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32" draw:layer="layout" svg:width="0.026cm" svg:height="0.026cm" svg:x="7.435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32" draw:layer="layout" svg:width="0.026cm" svg:height="0.026cm" svg:x="7.435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1" draw:text-style-name="P32" draw:layer="layout" svg:width="0.027cm" svg:height="0.027cm" svg:x="7.514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32" draw:layer="layout" svg:width="0.027cm" svg:height="0.027cm" svg:x="7.514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32" draw:layer="layout" svg:width="0.027cm" svg:height="0.025cm" svg:x="7.514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32" draw:layer="layout" svg:width="0.027cm" svg:height="0.025cm" svg:x="7.514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2" draw:layer="layout" svg:width="0.027cm" svg:height="0.026cm" svg:x="7.514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32" draw:layer="layout" svg:width="0.027cm" svg:height="0.027cm" svg:x="7.514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32" draw:layer="layout" svg:width="0.027cm" svg:height="0.026cm" svg:x="7.514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32" draw:layer="layout" svg:width="0.027cm" svg:height="0.026cm" svg:x="7.514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9" draw:text-style-name="P32" draw:layer="layout" svg:width="0.027cm" svg:height="0.027cm" svg:x="7.619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0.027cm" svg:height="0.027cm" svg:x="7.619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32" draw:layer="layout" svg:width="0.027cm" svg:height="0.025cm" svg:x="7.619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32" draw:layer="layout" svg:width="0.027cm" svg:height="0.025cm" svg:x="7.619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32" draw:layer="layout" svg:width="0.027cm" svg:height="0.026cm" svg:x="7.619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32" draw:layer="layout" svg:width="0.027cm" svg:height="0.027cm" svg:x="7.619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32" draw:layer="layout" svg:width="0.027cm" svg:height="0.026cm" svg:x="7.619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32" draw:layer="layout" svg:width="0.027cm" svg:height="0.026cm" svg:x="7.619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97" draw:text-style-name="P30" draw:layer="layout" svg:x1="7.672cm" svg:y1="15.684cm" svg:x2="7.672cm" svg:y2="16.062cm">
            <text:p/>
          </draw:line>
          <draw:custom-shape draw:style-name="gr98" draw:text-style-name="P31" draw:layer="layout" svg:width="0.631cm" svg:height="0.368cm" svg:x="7.147cm" svg:y="15.683cm">
            <text:p/>
            <draw:enhanced-geometry svg:viewBox="0 0 21600 21600" draw:mirror-horizontal="false" draw:mirror-vertical="false" draw:type="rectangle" draw:enhanced-path="M 0 0 L 21600 0 21600 21600 0 21600 0 0 Z N"/>
          </draw:custom-shape>
          <draw:line draw:style-name="gr99" draw:text-style-name="P30" draw:layer="layout" svg:x1="7.305cm" svg:y1="15.681cm" svg:x2="7.305cm" svg:y2="16.059cm">
            <text:p/>
          </draw:line>
          <draw:line draw:style-name="gr100" draw:text-style-name="P30" draw:layer="layout" svg:x1="7.41cm" svg:y1="15.681cm" svg:x2="7.41cm" svg:y2="16.059cm">
            <text:p/>
          </draw:line>
          <draw:line draw:style-name="gr101" draw:text-style-name="P30" draw:layer="layout" svg:x1="7.568cm" svg:y1="15.681cm" svg:x2="7.568cm" svg:y2="16.059cm">
            <text:p/>
          </draw:line>
          <draw:custom-shape draw:style-name="gr102" draw:text-style-name="P32" draw:layer="layout" svg:width="0.08cm" svg:height="0.079cm" svg:x="7.173cm" svg:y="15.71cm">
            <text:p/>
            <draw:enhanced-geometry svg:viewBox="0 0 21600 21600" draw:mirror-horizontal="false" draw:mirror-vertical="false" draw:type="rectangle" draw:enhanced-path="M 0 0 L 21600 0 21600 21600 0 21600 0 0 Z N"/>
          </draw:custom-shape>
          <draw:custom-shape draw:style-name="gr103" draw:text-style-name="P32" draw:layer="layout" svg:width="0.08cm" svg:height="0.078cm" svg:x="7.173cm" svg:y="15.841cm">
            <text:p/>
            <draw:enhanced-geometry svg:viewBox="0 0 21600 21600" draw:mirror-horizontal="false" draw:mirror-vertical="false" draw:type="rectangle" draw:enhanced-path="M 0 0 L 21600 0 21600 21600 0 21600 0 0 Z N"/>
          </draw:custom-shape>
          <draw:g>
            <draw:custom-shape draw:style-name="gr104" draw:text-style-name="P32" draw:layer="layout" svg:width="0.027cm" svg:height="0.026cm" svg:x="7.35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32" draw:layer="layout" svg:width="0.027cm" svg:height="0.026cm" svg:x="7.35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32" draw:layer="layout" svg:width="0.027cm" svg:height="0.026cm" svg:x="7.35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2" draw:layer="layout" svg:width="0.027cm" svg:height="0.027cm" svg:x="7.35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2" draw:layer="layout" svg:width="0.027cm" svg:height="0.026cm" svg:x="7.35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2" draw:layer="layout" svg:width="0.027cm" svg:height="0.026cm" svg:x="7.35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2" draw:layer="layout" svg:width="0.027cm" svg:height="0.026cm" svg:x="7.35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32" draw:layer="layout" svg:width="0.027cm" svg:height="0.027cm" svg:x="7.35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12" draw:text-style-name="P32" draw:layer="layout" svg:width="0.025cm" svg:height="0.026cm" svg:x="7.43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32" draw:layer="layout" svg:width="0.025cm" svg:height="0.026cm" svg:x="7.43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32" draw:layer="layout" svg:width="0.025cm" svg:height="0.026cm" svg:x="7.43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32" draw:layer="layout" svg:width="0.025cm" svg:height="0.027cm" svg:x="7.43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0.025cm" svg:height="0.026cm" svg:x="7.43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32" draw:layer="layout" svg:width="0.025cm" svg:height="0.026cm" svg:x="7.43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32" draw:layer="layout" svg:width="0.025cm" svg:height="0.026cm" svg:x="7.43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32" draw:layer="layout" svg:width="0.025cm" svg:height="0.027cm" svg:x="7.43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0" draw:text-style-name="P32" draw:layer="layout" svg:width="0.027cm" svg:height="0.026cm" svg:x="7.515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32" draw:layer="layout" svg:width="0.027cm" svg:height="0.026cm" svg:x="7.515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32" draw:layer="layout" svg:width="0.027cm" svg:height="0.026cm" svg:x="7.515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32" draw:layer="layout" svg:width="0.027cm" svg:height="0.027cm" svg:x="7.515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32" draw:layer="layout" svg:width="0.027cm" svg:height="0.026cm" svg:x="7.515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32" draw:layer="layout" svg:width="0.027cm" svg:height="0.026cm" svg:x="7.515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32" draw:layer="layout" svg:width="0.027cm" svg:height="0.026cm" svg:x="7.515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32" draw:layer="layout" svg:width="0.027cm" svg:height="0.027cm" svg:x="7.515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8" draw:text-style-name="P32" draw:layer="layout" svg:width="0.026cm" svg:height="0.026cm" svg:x="7.62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32" draw:layer="layout" svg:width="0.026cm" svg:height="0.026cm" svg:x="7.62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32" draw:layer="layout" svg:width="0.026cm" svg:height="0.026cm" svg:x="7.62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32" draw:layer="layout" svg:width="0.026cm" svg:height="0.027cm" svg:x="7.62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32" draw:layer="layout" svg:width="0.026cm" svg:height="0.026cm" svg:x="7.62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32" draw:layer="layout" svg:width="0.026cm" svg:height="0.026cm" svg:x="7.62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32" draw:layer="layout" svg:width="0.026cm" svg:height="0.026cm" svg:x="7.62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32" draw:layer="layout" svg:width="0.026cm" svg:height="0.027cm" svg:x="7.62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6" draw:text-style-name="P30" draw:layer="layout" svg:x1="7.673cm" svg:y1="15.681cm" svg:x2="7.673cm" svg:y2="16.059cm">
            <text:p/>
          </draw:line>
        </draw:g>
        <draw:g>
          <draw:custom-shape draw:style-name="gr137" draw:text-style-name="P31" draw:layer="layout" svg:width="0.368cm" svg:height="0.209cm" svg:x="6.739cm" svg:y="15.093cm">
            <text:p/>
            <draw:enhanced-geometry svg:viewBox="0 0 21600 21600" draw:mirror-horizontal="false" draw:mirror-vertical="false" draw:type="rectangle" draw:enhanced-path="M 0 0 L 21600 0 21600 21600 0 21600 0 0 Z N"/>
          </draw:custom-shape>
          <draw:line draw:style-name="gr138" draw:text-style-name="P30" draw:layer="layout" svg:x1="6.897cm" svg:y1="15.092cm" svg:x2="6.897cm" svg:y2="15.305cm">
            <text:p/>
          </draw:line>
          <draw:line draw:style-name="gr139" draw:text-style-name="P30" draw:layer="layout" svg:x1="7.002cm" svg:y1="15.092cm" svg:x2="7.002cm" svg:y2="15.305cm">
            <text:p/>
          </draw:line>
          <draw:custom-shape draw:style-name="gr140" draw:text-style-name="P32" draw:layer="layout" svg:width="0.052cm" svg:height="0.052cm" svg:x="6.766cm" svg:y="15.198cm">
            <text:p/>
            <draw:enhanced-geometry svg:viewBox="0 0 21600 21600" draw:mirror-horizontal="false" draw:mirror-vertical="false" draw:type="rectangle" draw:enhanced-path="M 0 0 L 21600 0 21600 21600 0 21600 0 0 Z N"/>
          </draw:custom-shape>
          <draw:custom-shape draw:style-name="gr141" draw:text-style-name="P32" draw:layer="layout" svg:width="0.052cm" svg:height="0.052cm" svg:x="6.766cm" svg:y="15.119cm">
            <text:p/>
            <draw:enhanced-geometry svg:viewBox="0 0 21600 21600" draw:mirror-horizontal="false" draw:mirror-vertical="false" draw:type="rectangle" draw:enhanced-path="M 0 0 L 21600 0 21600 21600 0 21600 0 0 Z N"/>
          </draw:custom-shape>
          <draw:g>
            <draw:custom-shape draw:style-name="gr142" draw:text-style-name="P32" draw:layer="layout" svg:width="0.026cm" svg:height="0.025cm" svg:x="7.055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 draw:text-style-name="P32" draw:layer="layout" svg:width="0.026cm" svg:height="0.027cm" svg:x="7.055cm" svg:y="1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4" draw:text-style-name="P32" draw:layer="layout" svg:width="0.026cm" svg:height="0.025cm" svg:x="7.055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 draw:text-style-name="P32" draw:layer="layout" svg:width="0.016cm" svg:height="0.016cm" svg:x="6.924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 draw:text-style-name="P32" draw:layer="layout" svg:width="0.026cm" svg:height="0.026cm" svg:x="7.055cm" svg:y="15.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47" draw:text-style-name="P30" draw:layer="layout" svg:x1="6.897cm" svg:y1="15.171cm" svg:x2="7.108cm" svg:y2="15.171cm">
            <text:p/>
          </draw:line>
          <draw:g>
            <draw:custom-shape draw:style-name="gr148" draw:text-style-name="P32" draw:layer="layout" svg:width="0.016cm" svg:height="0.016cm" svg:x="6.924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 draw:text-style-name="P32" draw:layer="layout" svg:width="0.016cm" svg:height="0.016cm" svg:x="6.924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0" draw:text-style-name="P32" draw:layer="layout" svg:width="0.016cm" svg:height="0.017cm" svg:x="6.924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 draw:text-style-name="P32" draw:layer="layout" svg:width="0.016cm" svg:height="0.016cm" svg:x="6.96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32" draw:layer="layout" svg:width="0.016cm" svg:height="0.016cm" svg:x="6.96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3" draw:text-style-name="P32" draw:layer="layout" svg:width="0.016cm" svg:height="0.016cm" svg:x="6.96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 draw:text-style-name="P32" draw:layer="layout" svg:width="0.016cm" svg:height="0.017cm" svg:x="6.96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5" draw:text-style-name="P31" draw:layer="layout" svg:width="0.04cm" svg:height="0.105cm" svg:x="7.107cm" svg:y="15.093cm">
              <text:p/>
              <draw:enhanced-geometry svg:viewBox="0 0 21600 21600" draw:mirror-horizontal="false" draw:mirror-vertical="false" draw:type="rectangle" draw:enhanced-path="M 0 0 L 21600 0 21600 21600 0 21600 0 0 Z N"/>
            </draw:custom-shape>
            <draw:custom-shape draw:style-name="gr156" draw:text-style-name="P32" draw:layer="layout" svg:width="0.04cm" svg:height="0.131cm" svg:x="7.107cm" svg:y="15.198cm">
              <text:p/>
              <draw:enhanced-geometry svg:viewBox="0 0 21600 21600" draw:mirror-horizontal="false" draw:mirror-vertical="false" draw:type="rectangle" draw:enhanced-path="M 0 0 L 21600 0 21600 21600 0 21600 0 0 Z N"/>
            </draw:custom-shape>
            <draw:g>
              <draw:custom-shape draw:style-name="gr157" draw:text-style-name="P32" draw:layer="layout" svg:width="0.015cm" svg:height="0.015cm" svg:x="7.12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8" draw:text-style-name="P30" draw:layer="layout" svg:x1="7.107cm" svg:y1="15.089cm" svg:x2="7.107cm" svg:y2="15.333cm">
            <text:p/>
          </draw:line>
          <draw:g>
            <draw:custom-shape draw:style-name="gr159" draw:text-style-name="P31" draw:layer="layout" svg:width="0.039cm" svg:height="0.105cm" svg:x="7.147cm" svg:y="15.093cm">
              <text:p/>
              <draw:enhanced-geometry svg:viewBox="0 0 21600 21600" draw:mirror-horizontal="false" draw:mirror-vertical="false" draw:type="rectangle" draw:enhanced-path="M 0 0 L 21600 0 21600 21600 0 21600 0 0 Z N"/>
            </draw:custom-shape>
            <draw:custom-shape draw:style-name="gr160" draw:text-style-name="P32" draw:layer="layout" svg:width="0.039cm" svg:height="0.131cm" svg:x="7.147cm" svg:y="15.198cm">
              <text:p/>
              <draw:enhanced-geometry svg:viewBox="0 0 21600 21600" draw:mirror-horizontal="false" draw:mirror-vertical="false" draw:type="rectangle" draw:enhanced-path="M 0 0 L 21600 0 21600 21600 0 21600 0 0 Z N"/>
            </draw:custom-shape>
            <draw:g>
              <draw:custom-shape draw:style-name="gr161" draw:text-style-name="P32" draw:layer="layout" svg:width="0.015cm" svg:height="0.015cm" svg:x="7.15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2" draw:text-style-name="P31" draw:layer="layout" svg:width="0.039cm" svg:height="0.105cm" svg:x="7.186cm" svg:y="15.093cm">
              <text:p/>
              <draw:enhanced-geometry svg:viewBox="0 0 21600 21600" draw:mirror-horizontal="false" draw:mirror-vertical="false" draw:type="rectangle" draw:enhanced-path="M 0 0 L 21600 0 21600 21600 0 21600 0 0 Z N"/>
            </draw:custom-shape>
            <draw:custom-shape draw:style-name="gr163" draw:text-style-name="P32" draw:layer="layout" svg:width="0.039cm" svg:height="0.131cm" svg:x="7.186cm" svg:y="15.198cm">
              <text:p/>
              <draw:enhanced-geometry svg:viewBox="0 0 21600 21600" draw:mirror-horizontal="false" draw:mirror-vertical="false" draw:type="rectangle" draw:enhanced-path="M 0 0 L 21600 0 21600 21600 0 21600 0 0 Z N"/>
            </draw:custom-shape>
            <draw:g>
              <draw:custom-shape draw:style-name="gr164" draw:text-style-name="P32" draw:layer="layout" svg:width="0.015cm" svg:height="0.015cm" svg:x="7.198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5" draw:text-style-name="P31" draw:layer="layout" svg:width="0.04cm" svg:height="0.105cm" svg:x="7.225cm" svg:y="15.093cm">
              <text:p/>
              <draw:enhanced-geometry svg:viewBox="0 0 21600 21600" draw:mirror-horizontal="false" draw:mirror-vertical="false" draw:type="rectangle" draw:enhanced-path="M 0 0 L 21600 0 21600 21600 0 21600 0 0 Z N"/>
            </draw:custom-shape>
            <draw:custom-shape draw:style-name="gr166" draw:text-style-name="P32" draw:layer="layout" svg:width="0.04cm" svg:height="0.131cm" svg:x="7.225cm" svg:y="15.198cm">
              <text:p/>
              <draw:enhanced-geometry svg:viewBox="0 0 21600 21600" draw:mirror-horizontal="false" draw:mirror-vertical="false" draw:type="rectangle" draw:enhanced-path="M 0 0 L 21600 0 21600 21600 0 21600 0 0 Z N"/>
            </draw:custom-shape>
            <draw:g>
              <draw:custom-shape draw:style-name="gr167" draw:text-style-name="P32" draw:layer="layout" svg:width="0.016cm" svg:height="0.015cm" svg:x="7.23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68" draw:text-style-name="P30" draw:layer="layout" svg:x1="7.186cm" svg:y1="15.089cm" svg:x2="7.186cm" svg:y2="15.333cm">
            <text:p/>
          </draw:line>
          <draw:line draw:style-name="gr169" draw:text-style-name="P30" draw:layer="layout" svg:x1="7.147cm" svg:y1="15.089cm" svg:x2="7.147cm" svg:y2="15.333cm">
            <text:p/>
          </draw:line>
          <draw:line draw:style-name="gr170" draw:text-style-name="P30" draw:layer="layout" svg:x1="7.225cm" svg:y1="15.089cm" svg:x2="7.225cm" svg:y2="15.333cm">
            <text:p/>
          </draw:line>
          <draw:g>
            <draw:custom-shape draw:style-name="gr171" draw:text-style-name="P31" draw:layer="layout" svg:width="0.079cm" svg:height="0.105cm" svg:x="7.265cm" svg:y="15.093cm">
              <text:p/>
              <draw:enhanced-geometry svg:viewBox="0 0 21600 21600" draw:mirror-horizontal="false" draw:mirror-vertical="false" draw:type="rectangle" draw:enhanced-path="M 0 0 L 21600 0 21600 21600 0 21600 0 0 Z N"/>
            </draw:custom-shape>
            <draw:custom-shape draw:style-name="gr172" draw:text-style-name="P32" draw:layer="layout" svg:width="0.079cm" svg:height="0.131cm" svg:x="7.265cm" svg:y="15.198cm">
              <text:p/>
              <draw:enhanced-geometry svg:viewBox="0 0 21600 21600" draw:mirror-horizontal="false" draw:mirror-vertical="false" draw:type="rectangle" draw:enhanced-path="M 0 0 L 21600 0 21600 21600 0 21600 0 0 Z N"/>
            </draw:custom-shape>
            <draw:g>
              <draw:custom-shape draw:style-name="gr173" draw:text-style-name="P32" draw:layer="layout" svg:width="0.016cm" svg:height="0.015cm" svg:x="7.27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4" draw:text-style-name="P32" draw:layer="layout" svg:width="0.015cm" svg:height="0.015cm" svg:x="7.315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5" draw:text-style-name="P31" draw:layer="layout" svg:width="0.079cm" svg:height="0.105cm" svg:x="7.344cm" svg:y="15.093cm">
              <text:p/>
              <draw:enhanced-geometry svg:viewBox="0 0 21600 21600" draw:mirror-horizontal="false" draw:mirror-vertical="false" draw:type="rectangle" draw:enhanced-path="M 0 0 L 21600 0 21600 21600 0 21600 0 0 Z N"/>
            </draw:custom-shape>
            <draw:custom-shape draw:style-name="gr176" draw:text-style-name="P32" draw:layer="layout" svg:width="0.079cm" svg:height="0.131cm" svg:x="7.344cm" svg:y="15.198cm">
              <text:p/>
              <draw:enhanced-geometry svg:viewBox="0 0 21600 21600" draw:mirror-horizontal="false" draw:mirror-vertical="false" draw:type="rectangle" draw:enhanced-path="M 0 0 L 21600 0 21600 21600 0 21600 0 0 Z N"/>
            </draw:custom-shape>
            <draw:g>
              <draw:custom-shape draw:style-name="gr177" draw:text-style-name="P32" draw:layer="layout" svg:width="0.017cm" svg:height="0.015cm" svg:x="7.35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8" draw:text-style-name="P32" draw:layer="layout" svg:width="0.016cm" svg:height="0.015cm" svg:x="7.393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9" draw:text-style-name="P30" draw:layer="layout" svg:x1="7.344cm" svg:y1="15.089cm" svg:x2="7.344cm" svg:y2="15.333cm">
            <text:p/>
          </draw:line>
          <draw:line draw:style-name="gr180" draw:text-style-name="P30" draw:layer="layout" svg:x1="7.265cm" svg:y1="15.089cm" svg:x2="7.265cm" svg:y2="15.333cm">
            <text:p/>
          </draw:line>
          <draw:custom-shape draw:style-name="gr181" draw:text-style-name="P31" draw:layer="layout" svg:width="0.369cm" svg:height="0.21cm" svg:x="6.74cm" svg:y="15.089cm">
            <text:p/>
            <draw:enhanced-geometry svg:viewBox="0 0 21600 21600" draw:mirror-horizontal="false" draw:mirror-vertical="false" draw:type="rectangle" draw:enhanced-path="M 0 0 L 21600 0 21600 21600 0 21600 0 0 Z N"/>
          </draw:custom-shape>
          <draw:line draw:style-name="gr182" draw:text-style-name="P30" draw:layer="layout" svg:x1="6.898cm" svg:y1="15.089cm" svg:x2="6.898cm" svg:y2="15.302cm">
            <text:p/>
          </draw:line>
          <draw:line draw:style-name="gr183" draw:text-style-name="P30" draw:layer="layout" svg:x1="7.003cm" svg:y1="15.089cm" svg:x2="7.003cm" svg:y2="15.302cm">
            <text:p/>
          </draw:line>
          <draw:custom-shape draw:style-name="gr184" draw:text-style-name="P32" draw:layer="layout" svg:width="0.052cm" svg:height="0.052cm" svg:x="6.767cm" svg:y="15.195cm">
            <text:p/>
            <draw:enhanced-geometry svg:viewBox="0 0 21600 21600" draw:mirror-horizontal="false" draw:mirror-vertical="false" draw:type="rectangle" draw:enhanced-path="M 0 0 L 21600 0 21600 21600 0 21600 0 0 Z N"/>
          </draw:custom-shape>
          <draw:custom-shape draw:style-name="gr185" draw:text-style-name="P32" draw:layer="layout" svg:width="0.052cm" svg:height="0.053cm" svg:x="6.767cm" svg:y="15.116cm">
            <text:p/>
            <draw:enhanced-geometry svg:viewBox="0 0 21600 21600" draw:mirror-horizontal="false" draw:mirror-vertical="false" draw:type="rectangle" draw:enhanced-path="M 0 0 L 21600 0 21600 21600 0 21600 0 0 Z N"/>
          </draw:custom-shape>
          <draw:g>
            <draw:custom-shape draw:style-name="gr186" draw:text-style-name="P32" draw:layer="layout" svg:width="0.026cm" svg:height="0.027cm" svg:x="7.056cm" svg:y="15.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7" draw:text-style-name="P32" draw:layer="layout" svg:width="0.026cm" svg:height="0.026cm" svg:x="7.056cm" svg:y="15.2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8" draw:text-style-name="P32" draw:layer="layout" svg:width="0.026cm" svg:height="0.026cm" svg:x="7.056cm" svg:y="1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9" draw:text-style-name="P32" draw:layer="layout" svg:width="0.017cm" svg:height="0.016cm" svg:x="6.924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0" draw:text-style-name="P32" draw:layer="layout" svg:width="0.026cm" svg:height="0.027cm" svg:x="7.056cm" svg:y="15.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91" draw:text-style-name="P30" draw:layer="layout" svg:x1="6.898cm" svg:y1="15.168cm" svg:x2="7.109cm" svg:y2="15.168cm">
            <text:p/>
          </draw:line>
          <draw:g>
            <draw:custom-shape draw:style-name="gr192" draw:text-style-name="P32" draw:layer="layout" svg:width="0.017cm" svg:height="0.015cm" svg:x="6.924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3" draw:text-style-name="P32" draw:layer="layout" svg:width="0.017cm" svg:height="0.017cm" svg:x="6.924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32" draw:layer="layout" svg:width="0.017cm" svg:height="0.016cm" svg:x="6.924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5" draw:text-style-name="P32" draw:layer="layout" svg:width="0.016cm" svg:height="0.016cm" svg:x="6.961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2" draw:layer="layout" svg:width="0.016cm" svg:height="0.015cm" svg:x="6.961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7" draw:text-style-name="P32" draw:layer="layout" svg:width="0.016cm" svg:height="0.017cm" svg:x="6.961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32" draw:layer="layout" svg:width="0.016cm" svg:height="0.016cm" svg:x="6.961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31" draw:layer="layout" svg:width="0.039cm" svg:height="0.106cm" svg:x="7.109cm" svg:y="15.089cm">
              <text:p/>
              <draw:enhanced-geometry svg:viewBox="0 0 21600 21600" draw:mirror-horizontal="false" draw:mirror-vertical="false" draw:type="rectangle" draw:enhanced-path="M 0 0 L 21600 0 21600 21600 0 21600 0 0 Z N"/>
            </draw:custom-shape>
            <draw:custom-shape draw:style-name="gr200" draw:text-style-name="P32" draw:layer="layout" svg:width="0.039cm" svg:height="0.13cm" svg:x="7.109cm" svg:y="15.195cm">
              <text:p/>
              <draw:enhanced-geometry svg:viewBox="0 0 21600 21600" draw:mirror-horizontal="false" draw:mirror-vertical="false" draw:type="rectangle" draw:enhanced-path="M 0 0 L 21600 0 21600 21600 0 21600 0 0 Z N"/>
            </draw:custom-shape>
            <draw:g>
              <draw:custom-shape draw:style-name="gr201" draw:text-style-name="P32" draw:layer="layout" svg:width="0.016cm" svg:height="0.017cm" svg:x="7.12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02" draw:text-style-name="P30" draw:layer="layout" svg:x1="7.109cm" svg:y1="15.085cm" svg:x2="7.109cm" svg:y2="15.329cm">
            <text:p/>
          </draw:line>
          <draw:g>
            <draw:custom-shape draw:style-name="gr203" draw:text-style-name="P31" draw:layer="layout" svg:width="0.04cm" svg:height="0.106cm" svg:x="7.148cm" svg:y="15.089cm">
              <text:p/>
              <draw:enhanced-geometry svg:viewBox="0 0 21600 21600" draw:mirror-horizontal="false" draw:mirror-vertical="false" draw:type="rectangle" draw:enhanced-path="M 0 0 L 21600 0 21600 21600 0 21600 0 0 Z N"/>
            </draw:custom-shape>
            <draw:custom-shape draw:style-name="gr204" draw:text-style-name="P32" draw:layer="layout" svg:width="0.04cm" svg:height="0.13cm" svg:x="7.148cm" svg:y="15.195cm">
              <text:p/>
              <draw:enhanced-geometry svg:viewBox="0 0 21600 21600" draw:mirror-horizontal="false" draw:mirror-vertical="false" draw:type="rectangle" draw:enhanced-path="M 0 0 L 21600 0 21600 21600 0 21600 0 0 Z N"/>
            </draw:custom-shape>
            <draw:g>
              <draw:custom-shape draw:style-name="gr205" draw:text-style-name="P32" draw:layer="layout" svg:width="0.015cm" svg:height="0.017cm" svg:x="7.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6" draw:text-style-name="P31" draw:layer="layout" svg:width="0.039cm" svg:height="0.106cm" svg:x="7.188cm" svg:y="15.089cm">
              <text:p/>
              <draw:enhanced-geometry svg:viewBox="0 0 21600 21600" draw:mirror-horizontal="false" draw:mirror-vertical="false" draw:type="rectangle" draw:enhanced-path="M 0 0 L 21600 0 21600 21600 0 21600 0 0 Z N"/>
            </draw:custom-shape>
            <draw:custom-shape draw:style-name="gr207" draw:text-style-name="P32" draw:layer="layout" svg:width="0.039cm" svg:height="0.13cm" svg:x="7.188cm" svg:y="15.195cm">
              <text:p/>
              <draw:enhanced-geometry svg:viewBox="0 0 21600 21600" draw:mirror-horizontal="false" draw:mirror-vertical="false" draw:type="rectangle" draw:enhanced-path="M 0 0 L 21600 0 21600 21600 0 21600 0 0 Z N"/>
            </draw:custom-shape>
            <draw:g>
              <draw:custom-shape draw:style-name="gr208" draw:text-style-name="P32" draw:layer="layout" svg:width="0.016cm" svg:height="0.017cm" svg:x="7.19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9" draw:text-style-name="P31" draw:layer="layout" svg:width="0.039cm" svg:height="0.106cm" svg:x="7.227cm" svg:y="15.089cm">
              <text:p/>
              <draw:enhanced-geometry svg:viewBox="0 0 21600 21600" draw:mirror-horizontal="false" draw:mirror-vertical="false" draw:type="rectangle" draw:enhanced-path="M 0 0 L 21600 0 21600 21600 0 21600 0 0 Z N"/>
            </draw:custom-shape>
            <draw:custom-shape draw:style-name="gr210" draw:text-style-name="P32" draw:layer="layout" svg:width="0.039cm" svg:height="0.13cm" svg:x="7.227cm" svg:y="15.195cm">
              <text:p/>
              <draw:enhanced-geometry svg:viewBox="0 0 21600 21600" draw:mirror-horizontal="false" draw:mirror-vertical="false" draw:type="rectangle" draw:enhanced-path="M 0 0 L 21600 0 21600 21600 0 21600 0 0 Z N"/>
            </draw:custom-shape>
            <draw:g>
              <draw:custom-shape draw:style-name="gr211" draw:text-style-name="P32" draw:layer="layout" svg:width="0.016cm" svg:height="0.017cm" svg:x="7.23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2" draw:text-style-name="P30" draw:layer="layout" svg:x1="7.188cm" svg:y1="15.085cm" svg:x2="7.188cm" svg:y2="15.329cm">
            <text:p/>
          </draw:line>
          <draw:line draw:style-name="gr213" draw:text-style-name="P30" draw:layer="layout" svg:x1="7.148cm" svg:y1="15.085cm" svg:x2="7.148cm" svg:y2="15.329cm">
            <text:p/>
          </draw:line>
          <draw:line draw:style-name="gr214" draw:text-style-name="P30" draw:layer="layout" svg:x1="7.227cm" svg:y1="15.085cm" svg:x2="7.227cm" svg:y2="15.329cm">
            <text:p/>
          </draw:line>
          <draw:g>
            <draw:custom-shape draw:style-name="gr215" draw:text-style-name="P31" draw:layer="layout" svg:width="0.079cm" svg:height="0.106cm" svg:x="7.266cm" svg:y="15.089cm">
              <text:p/>
              <draw:enhanced-geometry svg:viewBox="0 0 21600 21600" draw:mirror-horizontal="false" draw:mirror-vertical="false" draw:type="rectangle" draw:enhanced-path="M 0 0 L 21600 0 21600 21600 0 21600 0 0 Z N"/>
            </draw:custom-shape>
            <draw:custom-shape draw:style-name="gr216" draw:text-style-name="P32" draw:layer="layout" svg:width="0.079cm" svg:height="0.13cm" svg:x="7.266cm" svg:y="15.195cm">
              <text:p/>
              <draw:enhanced-geometry svg:viewBox="0 0 21600 21600" draw:mirror-horizontal="false" draw:mirror-vertical="false" draw:type="rectangle" draw:enhanced-path="M 0 0 L 21600 0 21600 21600 0 21600 0 0 Z N"/>
            </draw:custom-shape>
            <draw:g>
              <draw:custom-shape draw:style-name="gr217" draw:text-style-name="P32" draw:layer="layout" svg:width="0.016cm" svg:height="0.017cm" svg:x="7.2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8" draw:text-style-name="P32" draw:layer="layout" svg:width="0.015cm" svg:height="0.017cm" svg:x="7.3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9" draw:text-style-name="P31" draw:layer="layout" svg:width="0.079cm" svg:height="0.106cm" svg:x="7.345cm" svg:y="15.089cm">
              <text:p/>
              <draw:enhanced-geometry svg:viewBox="0 0 21600 21600" draw:mirror-horizontal="false" draw:mirror-vertical="false" draw:type="rectangle" draw:enhanced-path="M 0 0 L 21600 0 21600 21600 0 21600 0 0 Z N"/>
            </draw:custom-shape>
            <draw:custom-shape draw:style-name="gr220" draw:text-style-name="P32" draw:layer="layout" svg:width="0.079cm" svg:height="0.13cm" svg:x="7.345cm" svg:y="15.195cm">
              <text:p/>
              <draw:enhanced-geometry svg:viewBox="0 0 21600 21600" draw:mirror-horizontal="false" draw:mirror-vertical="false" draw:type="rectangle" draw:enhanced-path="M 0 0 L 21600 0 21600 21600 0 21600 0 0 Z N"/>
            </draw:custom-shape>
            <draw:g>
              <draw:custom-shape draw:style-name="gr221" draw:text-style-name="P32" draw:layer="layout" svg:width="0.016cm" svg:height="0.017cm" svg:x="7.35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22" draw:text-style-name="P32" draw:layer="layout" svg:width="0.016cm" svg:height="0.017cm" svg:x="7.394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23" draw:text-style-name="P30" draw:layer="layout" svg:x1="7.345cm" svg:y1="15.085cm" svg:x2="7.345cm" svg:y2="15.329cm">
            <text:p/>
          </draw:line>
          <draw:line draw:style-name="gr224" draw:text-style-name="P30" draw:layer="layout" svg:x1="7.266cm" svg:y1="15.085cm" svg:x2="7.266cm" svg:y2="15.329cm">
            <text:p/>
          </draw:line>
        </draw:g>
        <draw:g>
          <draw:custom-shape draw:style-name="gr225" draw:text-style-name="P31" draw:layer="layout" svg:width="0.683cm" svg:height="0.368cm" svg:x="2.855cm" svg:y="14.555cm">
            <text:p/>
            <draw:enhanced-geometry svg:viewBox="0 0 21600 21600" draw:mirror-horizontal="false" draw:mirror-vertical="false" draw:type="rectangle" draw:enhanced-path="M 0 0 L 21600 0 21600 21600 0 21600 0 0 Z N"/>
          </draw:custom-shape>
          <draw:custom-shape draw:style-name="gr226" draw:text-style-name="P32" draw:layer="layout" svg:width="0.683cm" svg:height="0.052cm" svg:x="2.855cm" svg:y="14.608cm">
            <text:p/>
            <draw:enhanced-geometry svg:viewBox="0 0 21600 21600" draw:mirror-horizontal="false" draw:mirror-vertical="false" draw:type="rectangle" draw:enhanced-path="M 0 0 L 21600 0 21600 21600 0 21600 0 0 Z N"/>
          </draw:custom-shape>
          <draw:line draw:style-name="gr227" draw:text-style-name="P30" draw:layer="layout" svg:x1="3.013cm" svg:y1="14.554cm" svg:x2="3.013cm" svg:y2="14.928cm">
            <text:p/>
          </draw:line>
          <draw:line draw:style-name="gr228" draw:text-style-name="P30" draw:layer="layout" svg:x1="3.118cm" svg:y1="14.554cm" svg:x2="3.118cm" svg:y2="14.928cm">
            <text:p/>
          </draw:line>
          <draw:line draw:style-name="gr229" draw:text-style-name="P30" draw:layer="layout" svg:x1="3.223cm" svg:y1="14.554cm" svg:x2="3.223cm" svg:y2="14.928cm">
            <text:p/>
          </draw:line>
          <draw:line draw:style-name="gr230" draw:text-style-name="P30" draw:layer="layout" svg:x1="3.328cm" svg:y1="14.554cm" svg:x2="3.328cm" svg:y2="14.928cm">
            <text:p/>
          </draw:line>
          <draw:line draw:style-name="gr231" draw:text-style-name="P30" draw:layer="layout" svg:x1="3.433cm" svg:y1="14.554cm" svg:x2="3.433cm" svg:y2="14.928cm">
            <text:p/>
          </draw:line>
          <draw:custom-shape draw:style-name="gr232" draw:text-style-name="P31" draw:layer="layout" svg:width="0.683cm" svg:height="0.368cm" svg:x="2.856cm" svg:y="14.551cm">
            <text:p/>
            <draw:enhanced-geometry svg:viewBox="0 0 21600 21600" draw:mirror-horizontal="false" draw:mirror-vertical="false" draw:type="rectangle" draw:enhanced-path="M 0 0 L 21600 0 21600 21600 0 21600 0 0 Z N"/>
          </draw:custom-shape>
          <draw:custom-shape draw:style-name="gr233" draw:text-style-name="P32" draw:layer="layout" svg:width="0.683cm" svg:height="0.053cm" svg:x="2.856cm" svg:y="14.604cm">
            <text:p/>
            <draw:enhanced-geometry svg:viewBox="0 0 21600 21600" draw:mirror-horizontal="false" draw:mirror-vertical="false" draw:type="rectangle" draw:enhanced-path="M 0 0 L 21600 0 21600 21600 0 21600 0 0 Z N"/>
          </draw:custom-shape>
          <draw:line draw:style-name="gr234" draw:text-style-name="P30" draw:layer="layout" svg:x1="3.014cm" svg:y1="14.551cm" svg:x2="3.014cm" svg:y2="14.925cm">
            <text:p/>
          </draw:line>
          <draw:line draw:style-name="gr235" draw:text-style-name="P30" draw:layer="layout" svg:x1="3.119cm" svg:y1="14.551cm" svg:x2="3.119cm" svg:y2="14.925cm">
            <text:p/>
          </draw:line>
          <draw:line draw:style-name="gr236" draw:text-style-name="P30" draw:layer="layout" svg:x1="3.224cm" svg:y1="14.551cm" svg:x2="3.224cm" svg:y2="14.925cm">
            <text:p/>
          </draw:line>
          <draw:line draw:style-name="gr237" draw:text-style-name="P30" draw:layer="layout" svg:x1="3.329cm" svg:y1="14.551cm" svg:x2="3.329cm" svg:y2="14.925cm">
            <text:p/>
          </draw:line>
          <draw:line draw:style-name="gr238" draw:text-style-name="P30" draw:layer="layout" svg:x1="3.434cm" svg:y1="14.551cm" svg:x2="3.434cm" svg:y2="14.925cm">
            <text:p/>
          </draw:line>
        </draw:g>
        <draw:g>
          <draw:custom-shape draw:style-name="gr239" draw:text-style-name="P31" draw:layer="layout" svg:width="0.425cm" svg:height="0.236cm" svg:x="6.487cm" svg:y="15.526cm">
            <text:p/>
            <draw:enhanced-geometry svg:viewBox="0 0 21600 21600" draw:mirror-horizontal="false" draw:mirror-vertical="false" draw:type="rectangle" draw:enhanced-path="M 0 0 L 21600 0 21600 21600 0 21600 0 0 Z N"/>
          </draw:custom-shape>
          <draw:g>
            <draw:custom-shape draw:style-name="gr240" draw:text-style-name="P32" draw:layer="layout" svg:width="0.035cm" svg:height="0.034cm" svg:x="6.853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32" draw:layer="layout" svg:width="0.036cm" svg:height="0.034cm" svg:x="6.806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32" draw:layer="layout" svg:width="0.036cm" svg:height="0.034cm" svg:x="6.758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3" draw:text-style-name="P32" draw:layer="layout" svg:width="0.047cm" svg:height="0.048cm" svg:x="6.51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4" draw:text-style-name="P33" draw:layer="layout" svg:width="0.024cm" svg:height="0.024cm" svg:x="6.522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5" draw:text-style-name="P32" draw:layer="layout" svg:width="0.046cm" svg:height="0.048cm" svg:x="6.582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6" draw:text-style-name="P33" draw:layer="layout" svg:width="0.024cm" svg:height="0.024cm" svg:x="6.593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7" draw:text-style-name="P32" draw:layer="layout" svg:width="0.048cm" svg:height="0.048cm" svg:x="6.65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33" draw:layer="layout" svg:width="0.024cm" svg:height="0.024cm" svg:x="6.664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9" draw:text-style-name="P32" draw:layer="layout" svg:width="0.048cm" svg:height="0.048cm" svg:x="6.723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33" draw:layer="layout" svg:width="0.023cm" svg:height="0.024cm" svg:x="6.735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1" draw:text-style-name="P32" draw:layer="layout" svg:width="0.048cm" svg:height="0.048cm" svg:x="6.794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33" draw:layer="layout" svg:width="0.024cm" svg:height="0.024cm" svg:x="6.806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53" draw:text-style-name="P32" draw:layer="layout" svg:width="0.047cm" svg:height="0.046cm" svg:x="6.511cm" svg:y="15.574cm">
              <text:p/>
              <draw:enhanced-geometry svg:viewBox="0 0 21600 21600" draw:mirror-horizontal="false" draw:mirror-vertical="false" draw:type="rectangle" draw:enhanced-path="M 0 0 L 21600 0 21600 21600 0 21600 0 0 Z N"/>
            </draw:custom-shape>
          </draw:g>
          <draw:g>
            <draw:custom-shape draw:style-name="gr254" draw:text-style-name="P32" draw:layer="layout" svg:width="0.048cm" svg:height="0.046cm" svg:x="6.651cm" svg:y="15.574cm">
              <text:p/>
              <draw:enhanced-geometry svg:viewBox="0 0 21600 21600" draw:mirror-horizontal="false" draw:mirror-vertical="false" draw:type="rectangle" draw:enhanced-path="M 0 0 L 21600 0 21600 21600 0 21600 0 0 Z N"/>
            </draw:custom-shape>
          </draw:g>
          <draw:g>
            <draw:custom-shape draw:style-name="gr255" draw:text-style-name="P32" draw:layer="layout" svg:width="0.047cm" svg:height="0.046cm" svg:x="6.582cm" svg:y="15.574cm">
              <text:p/>
              <draw:enhanced-geometry svg:viewBox="0 0 21600 21600" draw:mirror-horizontal="false" draw:mirror-vertical="false" draw:type="rectangle" draw:enhanced-path="M 0 0 L 21600 0 21600 21600 0 21600 0 0 Z N"/>
            </draw:custom-shape>
          </draw:g>
          <draw:custom-shape draw:style-name="gr256" draw:text-style-name="P31" draw:layer="layout" svg:width="0.425cm" svg:height="0.236cm" svg:x="6.488cm" svg:y="15.522cm">
            <text:p/>
            <draw:enhanced-geometry svg:viewBox="0 0 21600 21600" draw:mirror-horizontal="false" draw:mirror-vertical="false" draw:type="rectangle" draw:enhanced-path="M 0 0 L 21600 0 21600 21600 0 21600 0 0 Z N"/>
          </draw:custom-shape>
          <draw:g>
            <draw:custom-shape draw:style-name="gr257" draw:text-style-name="P32" draw:layer="layout" svg:width="0.035cm" svg:height="0.035cm" svg:x="6.854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8" draw:text-style-name="P32" draw:layer="layout" svg:width="0.035cm" svg:height="0.035cm" svg:x="6.807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9" draw:text-style-name="P32" draw:layer="layout" svg:width="0.036cm" svg:height="0.035cm" svg:x="6.76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0" draw:text-style-name="P32" draw:layer="layout" svg:width="0.047cm" svg:height="0.047cm" svg:x="6.51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33" draw:layer="layout" svg:width="0.023cm" svg:height="0.023cm" svg:x="6.52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2" draw:text-style-name="P32" draw:layer="layout" svg:width="0.048cm" svg:height="0.047cm" svg:x="6.58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33" draw:layer="layout" svg:width="0.024cm" svg:height="0.023cm" svg:x="6.59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4" draw:text-style-name="P32" draw:layer="layout" svg:width="0.048cm" svg:height="0.047cm" svg:x="6.653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33" draw:layer="layout" svg:width="0.024cm" svg:height="0.023cm" svg:x="6.665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6" draw:text-style-name="P32" draw:layer="layout" svg:width="0.047cm" svg:height="0.047cm" svg:x="6.725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7" draw:text-style-name="P33" draw:layer="layout" svg:width="0.023cm" svg:height="0.023cm" svg:x="6.73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8" draw:text-style-name="P32" draw:layer="layout" svg:width="0.046cm" svg:height="0.047cm" svg:x="6.796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9" draw:text-style-name="P33" draw:layer="layout" svg:width="0.024cm" svg:height="0.023cm" svg:x="6.80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70" draw:text-style-name="P32" draw:layer="layout" svg:width="0.047cm" svg:height="0.047cm" svg:x="6.512cm" svg:y="15.57cm">
              <text:p/>
              <draw:enhanced-geometry svg:viewBox="0 0 21600 21600" draw:mirror-horizontal="false" draw:mirror-vertical="false" draw:type="rectangle" draw:enhanced-path="M 0 0 L 21600 0 21600 21600 0 21600 0 0 Z N"/>
            </draw:custom-shape>
          </draw:g>
          <draw:g>
            <draw:custom-shape draw:style-name="gr271" draw:text-style-name="P32" draw:layer="layout" svg:width="0.048cm" svg:height="0.047cm" svg:x="6.653cm" svg:y="15.57cm">
              <text:p/>
              <draw:enhanced-geometry svg:viewBox="0 0 21600 21600" draw:mirror-horizontal="false" draw:mirror-vertical="false" draw:type="rectangle" draw:enhanced-path="M 0 0 L 21600 0 21600 21600 0 21600 0 0 Z N"/>
            </draw:custom-shape>
          </draw:g>
          <draw:g>
            <draw:custom-shape draw:style-name="gr272" draw:text-style-name="P32" draw:layer="layout" svg:width="0.048cm" svg:height="0.047cm" svg:x="6.582cm" svg:y="15.57cm">
              <text:p/>
              <draw:enhanced-geometry svg:viewBox="0 0 21600 21600" draw:mirror-horizontal="false" draw:mirror-vertical="false" draw:type="rectangle" draw:enhanced-path="M 0 0 L 21600 0 21600 21600 0 21600 0 0 Z N"/>
            </draw:custom-shape>
          </draw:g>
        </draw:g>
        <draw:g>
          <draw:g>
            <draw:g>
              <draw:custom-shape draw:style-name="gr273" draw:text-style-name="P31" draw:layer="layout" svg:width="0.237cm" svg:height="0.21cm" svg:x="2.41cm" svg:y="15.884cm">
                <text:p/>
                <draw:enhanced-geometry svg:viewBox="0 0 21600 21600" draw:mirror-horizontal="false" draw:mirror-vertical="false" draw:type="rectangle" draw:enhanced-path="M 0 0 L 21600 0 21600 21600 0 21600 0 0 Z N"/>
              </draw:custom-shape>
              <draw:line draw:style-name="gr274" draw:text-style-name="P30" draw:layer="layout" svg:x1="2.464cm" svg:y1="15.882cm" svg:x2="2.464cm" svg:y2="16.095cm">
                <text:p/>
              </draw:line>
              <draw:line draw:style-name="gr275" draw:text-style-name="P30" draw:layer="layout" svg:x1="2.592cm" svg:y1="15.882cm" svg:x2="2.592cm" svg:y2="16.095cm">
                <text:p/>
              </draw:line>
              <draw:custom-shape draw:style-name="gr276" draw:text-style-name="P32" draw:layer="layout" svg:width="0.013cm" svg:height="0.007cm" svg:x="2.515cm" svg:y="15.911cm">
                <text:p/>
                <draw:enhanced-geometry svg:viewBox="0 0 21600 21600" draw:mirror-horizontal="false" draw:mirror-vertical="false" draw:type="rectangle" draw:enhanced-path="M 0 0 L 21600 0 21600 21600 0 21600 0 0 Z N"/>
              </draw:custom-shape>
              <draw:custom-shape draw:style-name="gr277" draw:text-style-name="P32" draw:layer="layout" svg:width="0.027cm" svg:height="0.026cm" svg:x="2.423cm" svg:y="16.042cm">
                <text:p/>
                <draw:enhanced-geometry svg:viewBox="0 0 21600 21600" draw:mirror-horizontal="false" draw:mirror-vertical="false" draw:type="rectangle" draw:enhanced-path="M 0 0 L 21600 0 21600 21600 0 21600 0 0 Z N"/>
              </draw:custom-shape>
              <draw:line draw:style-name="gr278" draw:text-style-name="P30" draw:layer="layout" svg:x1="2.543cm" svg:y1="15.937cm" svg:x2="2.648cm" svg:y2="15.937cm">
                <text:p/>
              </draw:line>
              <draw:line draw:style-name="gr279" draw:text-style-name="P30" draw:layer="layout" svg:x1="2.541cm" svg:y1="15.882cm" svg:x2="2.541cm" svg:y2="16.095cm">
                <text:p/>
              </draw:line>
              <draw:custom-shape draw:style-name="gr280" draw:text-style-name="P32" draw:layer="layout" svg:width="0.013cm" svg:height="0.007cm" svg:x="2.515cm" svg:y="15.956cm">
                <text:p/>
                <draw:enhanced-geometry svg:viewBox="0 0 21600 21600" draw:mirror-horizontal="false" draw:mirror-vertical="false" draw:type="rectangle" draw:enhanced-path="M 0 0 L 21600 0 21600 21600 0 21600 0 0 Z N"/>
              </draw:custom-shape>
              <draw:custom-shape draw:style-name="gr281" draw:text-style-name="P32" draw:layer="layout" svg:width="0.013cm" svg:height="0.007cm" svg:x="2.515cm" svg:y="15.933cm">
                <text:p/>
                <draw:enhanced-geometry svg:viewBox="0 0 21600 21600" draw:mirror-horizontal="false" draw:mirror-vertical="false" draw:type="rectangle" draw:enhanced-path="M 0 0 L 21600 0 21600 21600 0 21600 0 0 Z N"/>
              </draw:custom-shape>
              <draw:g>
                <draw:g>
                  <draw:custom-shape draw:style-name="gr282" draw:text-style-name="P32" draw:layer="layout" svg:width="0.013cm" svg:height="0.007cm" svg:x="2.568cm" svg:y="15.956cm">
                    <text:p/>
                    <draw:enhanced-geometry svg:viewBox="0 0 21600 21600" draw:mirror-horizontal="false" draw:mirror-vertical="false" draw:type="rectangle" draw:enhanced-path="M 0 0 L 21600 0 21600 21600 0 21600 0 0 Z N"/>
                  </draw:custom-shape>
                  <draw:custom-shape draw:style-name="gr283" draw:text-style-name="P32" draw:layer="layout" svg:width="0.011cm" svg:height="0.006cm" svg:x="2.569cm" svg:y="15.956cm">
                    <text:p/>
                    <draw:enhanced-geometry svg:viewBox="0 0 21600 21600" draw:mirror-horizontal="false" draw:mirror-vertical="false" draw:type="rectangle" draw:enhanced-path="M 0 0 L 21600 0 21600 21600 0 21600 0 0 Z N"/>
                  </draw:custom-shape>
                </draw:g>
                <draw:g>
                  <draw:custom-shape draw:style-name="gr284" draw:text-style-name="P32" draw:layer="layout" svg:width="0.013cm" svg:height="0.008cm" svg:x="2.568cm" svg:y="15.979cm">
                    <text:p/>
                    <draw:enhanced-geometry svg:viewBox="0 0 21600 21600" draw:mirror-horizontal="false" draw:mirror-vertical="false" draw:type="rectangle" draw:enhanced-path="M 0 0 L 21600 0 21600 21600 0 21600 0 0 Z N"/>
                  </draw:custom-shape>
                  <draw:custom-shape draw:style-name="gr285" draw:text-style-name="P32" draw:layer="layout" svg:width="0.011cm" svg:height="0.006cm" svg:x="2.569cm" svg:y="15.979cm">
                    <text:p/>
                    <draw:enhanced-geometry svg:viewBox="0 0 21600 21600" draw:mirror-horizontal="false" draw:mirror-vertical="false" draw:type="rectangle" draw:enhanced-path="M 0 0 L 21600 0 21600 21600 0 21600 0 0 Z N"/>
                  </draw:custom-shape>
                </draw:g>
                <draw:g>
                  <draw:custom-shape draw:style-name="gr286" draw:text-style-name="P32" draw:layer="layout" svg:width="0.013cm" svg:height="0.008cm" svg:x="2.568cm" svg:y="16.002cm">
                    <text:p/>
                    <draw:enhanced-geometry svg:viewBox="0 0 21600 21600" draw:mirror-horizontal="false" draw:mirror-vertical="false" draw:type="rectangle" draw:enhanced-path="M 0 0 L 21600 0 21600 21600 0 21600 0 0 Z N"/>
                  </draw:custom-shape>
                  <draw:custom-shape draw:style-name="gr287" draw:text-style-name="P32" draw:layer="layout" svg:width="0.011cm" svg:height="0.005cm" svg:x="2.569cm" svg:y="16.004cm">
                    <text:p/>
                    <draw:enhanced-geometry svg:viewBox="0 0 21600 21600" draw:mirror-horizontal="false" draw:mirror-vertical="false" draw:type="rectangle" draw:enhanced-path="M 0 0 L 21600 0 21600 21600 0 21600 0 0 Z N"/>
                  </draw:custom-shape>
                </draw:g>
                <draw:g>
                  <draw:custom-shape draw:style-name="gr288" draw:text-style-name="P32" draw:layer="layout" svg:width="0.013cm" svg:height="0.007cm" svg:x="2.568cm" svg:y="16.026cm">
                    <text:p/>
                    <draw:enhanced-geometry svg:viewBox="0 0 21600 21600" draw:mirror-horizontal="false" draw:mirror-vertical="false" draw:type="rectangle" draw:enhanced-path="M 0 0 L 21600 0 21600 21600 0 21600 0 0 Z N"/>
                  </draw:custom-shape>
                  <draw:custom-shape draw:style-name="gr289" draw:text-style-name="P32" draw:layer="layout" svg:width="0.011cm" svg:height="0.006cm" svg:x="2.569cm" svg:y="16.027cm">
                    <text:p/>
                    <draw:enhanced-geometry svg:viewBox="0 0 21600 21600" draw:mirror-horizontal="false" draw:mirror-vertical="false" draw:type="rectangle" draw:enhanced-path="M 0 0 L 21600 0 21600 21600 0 21600 0 0 Z N"/>
                  </draw:custom-shape>
                </draw:g>
                <draw:g>
                  <draw:custom-shape draw:style-name="gr290" draw:text-style-name="P32" draw:layer="layout" svg:width="0.013cm" svg:height="0.008cm" svg:x="2.568cm" svg:y="16.05cm">
                    <text:p/>
                    <draw:enhanced-geometry svg:viewBox="0 0 21600 21600" draw:mirror-horizontal="false" draw:mirror-vertical="false" draw:type="rectangle" draw:enhanced-path="M 0 0 L 21600 0 21600 21600 0 21600 0 0 Z N"/>
                  </draw:custom-shape>
                  <draw:custom-shape draw:style-name="gr291" draw:text-style-name="P32" draw:layer="layout" svg:width="0.011cm" svg:height="0.005cm" svg:x="2.569cm" svg:y="16.051cm">
                    <text:p/>
                    <draw:enhanced-geometry svg:viewBox="0 0 21600 21600" draw:mirror-horizontal="false" draw:mirror-vertical="false" draw:type="rectangle" draw:enhanced-path="M 0 0 L 21600 0 21600 21600 0 21600 0 0 Z N"/>
                  </draw:custom-shape>
                </draw:g>
                <draw:g>
                  <draw:custom-shape draw:style-name="gr292" draw:text-style-name="P32" draw:layer="layout" svg:width="0.013cm" svg:height="0.009cm" svg:x="2.568cm" svg:y="16.073cm">
                    <text:p/>
                    <draw:enhanced-geometry svg:viewBox="0 0 21600 21600" draw:mirror-horizontal="false" draw:mirror-vertical="false" draw:type="rectangle" draw:enhanced-path="M 0 0 L 21600 0 21600 21600 0 21600 0 0 Z N"/>
                  </draw:custom-shape>
                  <draw:custom-shape draw:style-name="gr293" draw:text-style-name="P32" draw:layer="layout" svg:width="0.011cm" svg:height="0.006cm" svg:x="2.569cm" svg:y="16.074cm">
                    <text:p/>
                    <draw:enhanced-geometry svg:viewBox="0 0 21600 21600" draw:mirror-horizontal="false" draw:mirror-vertical="false" draw:type="rectangle" draw:enhanced-path="M 0 0 L 21600 0 21600 21600 0 21600 0 0 Z N"/>
                  </draw:custom-shape>
                </draw:g>
              </draw:g>
              <draw:g>
                <draw:g>
                  <draw:custom-shape draw:style-name="gr294" draw:text-style-name="P32" draw:layer="layout" svg:width="0.014cm" svg:height="0.007cm" svg:x="2.62cm" svg:y="15.956cm">
                    <text:p/>
                    <draw:enhanced-geometry svg:viewBox="0 0 21600 21600" draw:mirror-horizontal="false" draw:mirror-vertical="false" draw:type="rectangle" draw:enhanced-path="M 0 0 L 21600 0 21600 21600 0 21600 0 0 Z N"/>
                  </draw:custom-shape>
                  <draw:custom-shape draw:style-name="gr295" draw:text-style-name="P32" draw:layer="layout" svg:width="0.01cm" svg:height="0.006cm" svg:x="2.622cm" svg:y="15.956cm">
                    <text:p/>
                    <draw:enhanced-geometry svg:viewBox="0 0 21600 21600" draw:mirror-horizontal="false" draw:mirror-vertical="false" draw:type="rectangle" draw:enhanced-path="M 0 0 L 21600 0 21600 21600 0 21600 0 0 Z N"/>
                  </draw:custom-shape>
                </draw:g>
                <draw:g>
                  <draw:custom-shape draw:style-name="gr296" draw:text-style-name="P32" draw:layer="layout" svg:width="0.014cm" svg:height="0.008cm" svg:x="2.62cm" svg:y="15.979cm">
                    <text:p/>
                    <draw:enhanced-geometry svg:viewBox="0 0 21600 21600" draw:mirror-horizontal="false" draw:mirror-vertical="false" draw:type="rectangle" draw:enhanced-path="M 0 0 L 21600 0 21600 21600 0 21600 0 0 Z N"/>
                  </draw:custom-shape>
                  <draw:custom-shape draw:style-name="gr297" draw:text-style-name="P32" draw:layer="layout" svg:width="0.01cm" svg:height="0.006cm" svg:x="2.622cm" svg:y="15.979cm">
                    <text:p/>
                    <draw:enhanced-geometry svg:viewBox="0 0 21600 21600" draw:mirror-horizontal="false" draw:mirror-vertical="false" draw:type="rectangle" draw:enhanced-path="M 0 0 L 21600 0 21600 21600 0 21600 0 0 Z N"/>
                  </draw:custom-shape>
                </draw:g>
                <draw:g>
                  <draw:custom-shape draw:style-name="gr298" draw:text-style-name="P32" draw:layer="layout" svg:width="0.014cm" svg:height="0.008cm" svg:x="2.62cm" svg:y="16.002cm">
                    <text:p/>
                    <draw:enhanced-geometry svg:viewBox="0 0 21600 21600" draw:mirror-horizontal="false" draw:mirror-vertical="false" draw:type="rectangle" draw:enhanced-path="M 0 0 L 21600 0 21600 21600 0 21600 0 0 Z N"/>
                  </draw:custom-shape>
                  <draw:custom-shape draw:style-name="gr299" draw:text-style-name="P32" draw:layer="layout" svg:width="0.01cm" svg:height="0.005cm" svg:x="2.622cm" svg:y="16.004cm">
                    <text:p/>
                    <draw:enhanced-geometry svg:viewBox="0 0 21600 21600" draw:mirror-horizontal="false" draw:mirror-vertical="false" draw:type="rectangle" draw:enhanced-path="M 0 0 L 21600 0 21600 21600 0 21600 0 0 Z N"/>
                  </draw:custom-shape>
                </draw:g>
                <draw:g>
                  <draw:custom-shape draw:style-name="gr300" draw:text-style-name="P32" draw:layer="layout" svg:width="0.014cm" svg:height="0.007cm" svg:x="2.62cm" svg:y="16.026cm">
                    <text:p/>
                    <draw:enhanced-geometry svg:viewBox="0 0 21600 21600" draw:mirror-horizontal="false" draw:mirror-vertical="false" draw:type="rectangle" draw:enhanced-path="M 0 0 L 21600 0 21600 21600 0 21600 0 0 Z N"/>
                  </draw:custom-shape>
                  <draw:custom-shape draw:style-name="gr301" draw:text-style-name="P32" draw:layer="layout" svg:width="0.01cm" svg:height="0.006cm" svg:x="2.622cm" svg:y="16.027cm">
                    <text:p/>
                    <draw:enhanced-geometry svg:viewBox="0 0 21600 21600" draw:mirror-horizontal="false" draw:mirror-vertical="false" draw:type="rectangle" draw:enhanced-path="M 0 0 L 21600 0 21600 21600 0 21600 0 0 Z N"/>
                  </draw:custom-shape>
                </draw:g>
                <draw:g>
                  <draw:custom-shape draw:style-name="gr302" draw:text-style-name="P32" draw:layer="layout" svg:width="0.014cm" svg:height="0.008cm" svg:x="2.62cm" svg:y="16.05cm">
                    <text:p/>
                    <draw:enhanced-geometry svg:viewBox="0 0 21600 21600" draw:mirror-horizontal="false" draw:mirror-vertical="false" draw:type="rectangle" draw:enhanced-path="M 0 0 L 21600 0 21600 21600 0 21600 0 0 Z N"/>
                  </draw:custom-shape>
                  <draw:custom-shape draw:style-name="gr303" draw:text-style-name="P32" draw:layer="layout" svg:width="0.01cm" svg:height="0.005cm" svg:x="2.622cm" svg:y="16.051cm">
                    <text:p/>
                    <draw:enhanced-geometry svg:viewBox="0 0 21600 21600" draw:mirror-horizontal="false" draw:mirror-vertical="false" draw:type="rectangle" draw:enhanced-path="M 0 0 L 21600 0 21600 21600 0 21600 0 0 Z N"/>
                  </draw:custom-shape>
                </draw:g>
                <draw:g>
                  <draw:custom-shape draw:style-name="gr304" draw:text-style-name="P32" draw:layer="layout" svg:width="0.014cm" svg:height="0.009cm" svg:x="2.62cm" svg:y="16.073cm">
                    <text:p/>
                    <draw:enhanced-geometry svg:viewBox="0 0 21600 21600" draw:mirror-horizontal="false" draw:mirror-vertical="false" draw:type="rectangle" draw:enhanced-path="M 0 0 L 21600 0 21600 21600 0 21600 0 0 Z N"/>
                  </draw:custom-shape>
                  <draw:custom-shape draw:style-name="gr305" draw:text-style-name="P32" draw:layer="layout" svg:width="0.01cm" svg:height="0.006cm" svg:x="2.622cm" svg:y="16.074cm">
                    <text:p/>
                    <draw:enhanced-geometry svg:viewBox="0 0 21600 21600" draw:mirror-horizontal="false" draw:mirror-vertical="false" draw:type="rectangle" draw:enhanced-path="M 0 0 L 21600 0 21600 21600 0 21600 0 0 Z N"/>
                  </draw:custom-shape>
                </draw:g>
              </draw:g>
            </draw:g>
            <draw:g>
              <draw:custom-shape draw:style-name="gr306" draw:text-style-name="P31" draw:layer="layout" svg:width="0.475cm" svg:height="0.34cm" svg:x="2.751cm" svg:y="15.259cm">
                <text:p/>
                <draw:enhanced-geometry svg:viewBox="0 0 21600 21600" draw:mirror-horizontal="false" draw:mirror-vertical="false" draw:type="rectangle" draw:enhanced-path="M 0 0 L 21600 0 21600 21600 0 21600 0 0 Z N"/>
              </draw:custom-shape>
              <draw:line draw:style-name="gr307" draw:text-style-name="P30" draw:layer="layout" svg:x1="2.819cm" svg:y1="15.258cm" svg:x2="2.819cm" svg:y2="15.601cm">
                <text:p/>
              </draw:line>
              <draw:line draw:style-name="gr308" draw:text-style-name="P30" draw:layer="layout" svg:x1="3.023cm" svg:y1="15.258cm" svg:x2="3.023cm" svg:y2="15.601cm">
                <text:p/>
              </draw:line>
              <draw:custom-shape draw:style-name="gr309" draw:text-style-name="P32" draw:layer="layout" svg:width="0.017cm" svg:height="0.01cm" svg:x="2.92cm" svg:y="15.293cm">
                <text:p/>
                <draw:enhanced-geometry svg:viewBox="0 0 21600 21600" draw:mirror-horizontal="false" draw:mirror-vertical="false" draw:type="rectangle" draw:enhanced-path="M 0 0 L 21600 0 21600 21600 0 21600 0 0 Z N"/>
              </draw:custom-shape>
              <draw:custom-shape draw:style-name="gr310" draw:text-style-name="P32" draw:layer="layout" svg:width="0.034cm" svg:height="0.035cm" svg:x="2.768cm" svg:y="15.53cm">
                <text:p/>
                <draw:enhanced-geometry svg:viewBox="0 0 21600 21600" draw:mirror-horizontal="false" draw:mirror-vertical="false" draw:type="rectangle" draw:enhanced-path="M 0 0 L 21600 0 21600 21600 0 21600 0 0 Z N"/>
              </draw:custom-shape>
              <draw:line draw:style-name="gr311" draw:text-style-name="P30" draw:layer="layout" svg:x1="2.954cm" svg:y1="15.327cm" svg:x2="3.226cm" svg:y2="15.327cm">
                <text:p/>
              </draw:line>
              <draw:line draw:style-name="gr312" draw:text-style-name="P30" draw:layer="layout" svg:x1="2.954cm" svg:y1="15.258cm" svg:x2="2.954cm" svg:y2="15.601cm">
                <text:p/>
              </draw:line>
              <draw:custom-shape draw:style-name="gr313" draw:text-style-name="P32" draw:layer="layout" svg:width="0.017cm" svg:height="0.01cm" svg:x="2.92cm" svg:y="15.351cm">
                <text:p/>
                <draw:enhanced-geometry svg:viewBox="0 0 21600 21600" draw:mirror-horizontal="false" draw:mirror-vertical="false" draw:type="rectangle" draw:enhanced-path="M 0 0 L 21600 0 21600 21600 0 21600 0 0 Z N"/>
              </draw:custom-shape>
              <draw:custom-shape draw:style-name="gr314" draw:text-style-name="P32" draw:layer="layout" svg:width="0.017cm" svg:height="0.01cm" svg:x="2.92cm" svg:y="15.321cm">
                <text:p/>
                <draw:enhanced-geometry svg:viewBox="0 0 21600 21600" draw:mirror-horizontal="false" draw:mirror-vertical="false" draw:type="rectangle" draw:enhanced-path="M 0 0 L 21600 0 21600 21600 0 21600 0 0 Z N"/>
              </draw:custom-shape>
              <draw:custom-shape draw:style-name="gr315" draw:text-style-name="P32" draw:layer="layout" svg:width="0.034cm" svg:height="0.035cm" svg:x="2.768cm" svg:y="15.462cm">
                <text:p/>
                <draw:enhanced-geometry svg:viewBox="0 0 21600 21600" draw:mirror-horizontal="false" draw:mirror-vertical="false" draw:type="rectangle" draw:enhanced-path="M 0 0 L 21600 0 21600 21600 0 21600 0 0 Z N"/>
              </draw:custom-shape>
              <draw:g>
                <draw:g>
                  <draw:custom-shape draw:style-name="gr316" draw:text-style-name="P32" draw:layer="layout" svg:width="0.017cm" svg:height="0.009cm" svg:x="2.988cm" svg:y="15.565cm">
                    <text:p/>
                    <draw:enhanced-geometry svg:viewBox="0 0 21600 21600" draw:mirror-horizontal="false" draw:mirror-vertical="false" draw:type="rectangle" draw:enhanced-path="M 0 0 L 21600 0 21600 21600 0 21600 0 0 Z N"/>
                  </draw:custom-shape>
                  <draw:custom-shape draw:style-name="gr317" draw:text-style-name="P32" draw:layer="layout" svg:width="0.013cm" svg:height="0.008cm" svg:x="2.99cm" svg:y="15.565cm">
                    <text:p/>
                    <draw:enhanced-geometry svg:viewBox="0 0 21600 21600" draw:mirror-horizontal="false" draw:mirror-vertical="false" draw:type="rectangle" draw:enhanced-path="M 0 0 L 21600 0 21600 21600 0 21600 0 0 Z N"/>
                  </draw:custom-shape>
                </draw:g>
                <draw:g>
                  <draw:custom-shape draw:style-name="gr318" draw:text-style-name="P32" draw:layer="layout" svg:width="0.017cm" svg:height="0.01cm" svg:x="2.988cm" svg:y="15.351cm">
                    <text:p/>
                    <draw:enhanced-geometry svg:viewBox="0 0 21600 21600" draw:mirror-horizontal="false" draw:mirror-vertical="false" draw:type="rectangle" draw:enhanced-path="M 0 0 L 21600 0 21600 21600 0 21600 0 0 Z N"/>
                  </draw:custom-shape>
                  <draw:custom-shape draw:style-name="gr319" draw:text-style-name="P32" draw:layer="layout" svg:width="0.013cm" svg:height="0.007cm" svg:x="2.99cm" svg:y="15.352cm">
                    <text:p/>
                    <draw:enhanced-geometry svg:viewBox="0 0 21600 21600" draw:mirror-horizontal="false" draw:mirror-vertical="false" draw:type="rectangle" draw:enhanced-path="M 0 0 L 21600 0 21600 21600 0 21600 0 0 Z N"/>
                  </draw:custom-shape>
                </draw:g>
                <draw:g>
                  <draw:custom-shape draw:style-name="gr320" draw:text-style-name="P32" draw:layer="layout" svg:width="0.017cm" svg:height="0.01cm" svg:x="2.988cm" svg:y="15.381cm">
                    <text:p/>
                    <draw:enhanced-geometry svg:viewBox="0 0 21600 21600" draw:mirror-horizontal="false" draw:mirror-vertical="false" draw:type="rectangle" draw:enhanced-path="M 0 0 L 21600 0 21600 21600 0 21600 0 0 Z N"/>
                  </draw:custom-shape>
                  <draw:custom-shape draw:style-name="gr321" draw:text-style-name="P32" draw:layer="layout" svg:width="0.013cm" svg:height="0.007cm" svg:x="2.99cm" svg:y="15.382cm">
                    <text:p/>
                    <draw:enhanced-geometry svg:viewBox="0 0 21600 21600" draw:mirror-horizontal="false" draw:mirror-vertical="false" draw:type="rectangle" draw:enhanced-path="M 0 0 L 21600 0 21600 21600 0 21600 0 0 Z N"/>
                  </draw:custom-shape>
                </draw:g>
                <draw:g>
                  <draw:custom-shape draw:style-name="gr322" draw:text-style-name="P32" draw:layer="layout" svg:width="0.017cm" svg:height="0.011cm" svg:x="2.988cm" svg:y="15.411cm">
                    <text:p/>
                    <draw:enhanced-geometry svg:viewBox="0 0 21600 21600" draw:mirror-horizontal="false" draw:mirror-vertical="false" draw:type="rectangle" draw:enhanced-path="M 0 0 L 21600 0 21600 21600 0 21600 0 0 Z N"/>
                  </draw:custom-shape>
                  <draw:custom-shape draw:style-name="gr323" draw:text-style-name="P32" draw:layer="layout" svg:width="0.013cm" svg:height="0.007cm" svg:x="2.99cm" svg:y="15.413cm">
                    <text:p/>
                    <draw:enhanced-geometry svg:viewBox="0 0 21600 21600" draw:mirror-horizontal="false" draw:mirror-vertical="false" draw:type="rectangle" draw:enhanced-path="M 0 0 L 21600 0 21600 21600 0 21600 0 0 Z N"/>
                  </draw:custom-shape>
                </draw:g>
                <draw:g>
                  <draw:custom-shape draw:style-name="gr324" draw:text-style-name="P32" draw:layer="layout" svg:width="0.017cm" svg:height="0.01cm" svg:x="2.988cm" svg:y="15.442cm">
                    <text:p/>
                    <draw:enhanced-geometry svg:viewBox="0 0 21600 21600" draw:mirror-horizontal="false" draw:mirror-vertical="false" draw:type="rectangle" draw:enhanced-path="M 0 0 L 21600 0 21600 21600 0 21600 0 0 Z N"/>
                  </draw:custom-shape>
                  <draw:custom-shape draw:style-name="gr325" draw:text-style-name="P32" draw:layer="layout" svg:width="0.013cm" svg:height="0.007cm" svg:x="2.99cm" svg:y="15.444cm">
                    <text:p/>
                    <draw:enhanced-geometry svg:viewBox="0 0 21600 21600" draw:mirror-horizontal="false" draw:mirror-vertical="false" draw:type="rectangle" draw:enhanced-path="M 0 0 L 21600 0 21600 21600 0 21600 0 0 Z N"/>
                  </draw:custom-shape>
                </draw:g>
                <draw:g>
                  <draw:custom-shape draw:style-name="gr326" draw:text-style-name="P32" draw:layer="layout" svg:width="0.017cm" svg:height="0.01cm" svg:x="2.988cm" svg:y="15.473cm">
                    <text:p/>
                    <draw:enhanced-geometry svg:viewBox="0 0 21600 21600" draw:mirror-horizontal="false" draw:mirror-vertical="false" draw:type="rectangle" draw:enhanced-path="M 0 0 L 21600 0 21600 21600 0 21600 0 0 Z N"/>
                  </draw:custom-shape>
                  <draw:custom-shape draw:style-name="gr327" draw:text-style-name="P32" draw:layer="layout" svg:width="0.013cm" svg:height="0.007cm" svg:x="2.99cm" svg:y="15.474cm">
                    <text:p/>
                    <draw:enhanced-geometry svg:viewBox="0 0 21600 21600" draw:mirror-horizontal="false" draw:mirror-vertical="false" draw:type="rectangle" draw:enhanced-path="M 0 0 L 21600 0 21600 21600 0 21600 0 0 Z N"/>
                  </draw:custom-shape>
                </draw:g>
                <draw:g>
                  <draw:custom-shape draw:style-name="gr328" draw:text-style-name="P32" draw:layer="layout" svg:width="0.017cm" svg:height="0.011cm" svg:x="2.988cm" svg:y="15.503cm">
                    <text:p/>
                    <draw:enhanced-geometry svg:viewBox="0 0 21600 21600" draw:mirror-horizontal="false" draw:mirror-vertical="false" draw:type="rectangle" draw:enhanced-path="M 0 0 L 21600 0 21600 21600 0 21600 0 0 Z N"/>
                  </draw:custom-shape>
                  <draw:custom-shape draw:style-name="gr329" draw:text-style-name="P32" draw:layer="layout" svg:width="0.013cm" svg:height="0.007cm" svg:x="2.99cm" svg:y="15.505cm">
                    <text:p/>
                    <draw:enhanced-geometry svg:viewBox="0 0 21600 21600" draw:mirror-horizontal="false" draw:mirror-vertical="false" draw:type="rectangle" draw:enhanced-path="M 0 0 L 21600 0 21600 21600 0 21600 0 0 Z N"/>
                  </draw:custom-shape>
                </draw:g>
                <draw:g>
                  <draw:custom-shape draw:style-name="gr330" draw:text-style-name="P32" draw:layer="layout" svg:width="0.017cm" svg:height="0.01cm" svg:x="2.988cm" svg:y="15.534cm">
                    <text:p/>
                    <draw:enhanced-geometry svg:viewBox="0 0 21600 21600" draw:mirror-horizontal="false" draw:mirror-vertical="false" draw:type="rectangle" draw:enhanced-path="M 0 0 L 21600 0 21600 21600 0 21600 0 0 Z N"/>
                  </draw:custom-shape>
                  <draw:custom-shape draw:style-name="gr331" draw:text-style-name="P32" draw:layer="layout" svg:width="0.013cm" svg:height="0.007cm" svg:x="2.99cm" svg:y="15.535cm">
                    <text:p/>
                    <draw:enhanced-geometry svg:viewBox="0 0 21600 21600" draw:mirror-horizontal="false" draw:mirror-vertical="false" draw:type="rectangle" draw:enhanced-path="M 0 0 L 21600 0 21600 21600 0 21600 0 0 Z N"/>
                  </draw:custom-shape>
                </draw:g>
              </draw:g>
              <draw:line draw:style-name="gr332" draw:text-style-name="P30" draw:layer="layout" svg:x1="3.091cm" svg:y1="15.258cm" svg:x2="3.091cm" svg:y2="15.601cm">
                <text:p/>
              </draw:line>
              <draw:line draw:style-name="gr333" draw:text-style-name="P30" draw:layer="layout" svg:x1="3.158cm" svg:y1="15.258cm" svg:x2="3.158cm" svg:y2="15.601cm">
                <text:p/>
              </draw:line>
              <draw:g>
                <draw:g>
                  <draw:custom-shape draw:style-name="gr334" draw:text-style-name="P32" draw:layer="layout" svg:width="0.018cm" svg:height="0.009cm" svg:x="3.124cm" svg:y="15.565cm">
                    <text:p/>
                    <draw:enhanced-geometry svg:viewBox="0 0 21600 21600" draw:mirror-horizontal="false" draw:mirror-vertical="false" draw:type="rectangle" draw:enhanced-path="M 0 0 L 21600 0 21600 21600 0 21600 0 0 Z N"/>
                  </draw:custom-shape>
                  <draw:custom-shape draw:style-name="gr335" draw:text-style-name="P32" draw:layer="layout" svg:width="0.012cm" svg:height="0.008cm" svg:x="3.127cm" svg:y="15.565cm">
                    <text:p/>
                    <draw:enhanced-geometry svg:viewBox="0 0 21600 21600" draw:mirror-horizontal="false" draw:mirror-vertical="false" draw:type="rectangle" draw:enhanced-path="M 0 0 L 21600 0 21600 21600 0 21600 0 0 Z N"/>
                  </draw:custom-shape>
                </draw:g>
                <draw:g>
                  <draw:custom-shape draw:style-name="gr336" draw:text-style-name="P32" draw:layer="layout" svg:width="0.018cm" svg:height="0.01cm" svg:x="3.124cm" svg:y="15.351cm">
                    <text:p/>
                    <draw:enhanced-geometry svg:viewBox="0 0 21600 21600" draw:mirror-horizontal="false" draw:mirror-vertical="false" draw:type="rectangle" draw:enhanced-path="M 0 0 L 21600 0 21600 21600 0 21600 0 0 Z N"/>
                  </draw:custom-shape>
                  <draw:custom-shape draw:style-name="gr337" draw:text-style-name="P32" draw:layer="layout" svg:width="0.012cm" svg:height="0.007cm" svg:x="3.127cm" svg:y="15.352cm">
                    <text:p/>
                    <draw:enhanced-geometry svg:viewBox="0 0 21600 21600" draw:mirror-horizontal="false" draw:mirror-vertical="false" draw:type="rectangle" draw:enhanced-path="M 0 0 L 21600 0 21600 21600 0 21600 0 0 Z N"/>
                  </draw:custom-shape>
                </draw:g>
                <draw:g>
                  <draw:custom-shape draw:style-name="gr338" draw:text-style-name="P32" draw:layer="layout" svg:width="0.018cm" svg:height="0.01cm" svg:x="3.124cm" svg:y="15.381cm">
                    <text:p/>
                    <draw:enhanced-geometry svg:viewBox="0 0 21600 21600" draw:mirror-horizontal="false" draw:mirror-vertical="false" draw:type="rectangle" draw:enhanced-path="M 0 0 L 21600 0 21600 21600 0 21600 0 0 Z N"/>
                  </draw:custom-shape>
                  <draw:custom-shape draw:style-name="gr339" draw:text-style-name="P32" draw:layer="layout" svg:width="0.012cm" svg:height="0.007cm" svg:x="3.127cm" svg:y="15.382cm">
                    <text:p/>
                    <draw:enhanced-geometry svg:viewBox="0 0 21600 21600" draw:mirror-horizontal="false" draw:mirror-vertical="false" draw:type="rectangle" draw:enhanced-path="M 0 0 L 21600 0 21600 21600 0 21600 0 0 Z N"/>
                  </draw:custom-shape>
                </draw:g>
                <draw:g>
                  <draw:custom-shape draw:style-name="gr340" draw:text-style-name="P32" draw:layer="layout" svg:width="0.018cm" svg:height="0.011cm" svg:x="3.124cm" svg:y="15.411cm">
                    <text:p/>
                    <draw:enhanced-geometry svg:viewBox="0 0 21600 21600" draw:mirror-horizontal="false" draw:mirror-vertical="false" draw:type="rectangle" draw:enhanced-path="M 0 0 L 21600 0 21600 21600 0 21600 0 0 Z N"/>
                  </draw:custom-shape>
                  <draw:custom-shape draw:style-name="gr341" draw:text-style-name="P32" draw:layer="layout" svg:width="0.012cm" svg:height="0.007cm" svg:x="3.127cm" svg:y="15.413cm">
                    <text:p/>
                    <draw:enhanced-geometry svg:viewBox="0 0 21600 21600" draw:mirror-horizontal="false" draw:mirror-vertical="false" draw:type="rectangle" draw:enhanced-path="M 0 0 L 21600 0 21600 21600 0 21600 0 0 Z N"/>
                  </draw:custom-shape>
                </draw:g>
                <draw:g>
                  <draw:custom-shape draw:style-name="gr342" draw:text-style-name="P32" draw:layer="layout" svg:width="0.018cm" svg:height="0.01cm" svg:x="3.124cm" svg:y="15.442cm">
                    <text:p/>
                    <draw:enhanced-geometry svg:viewBox="0 0 21600 21600" draw:mirror-horizontal="false" draw:mirror-vertical="false" draw:type="rectangle" draw:enhanced-path="M 0 0 L 21600 0 21600 21600 0 21600 0 0 Z N"/>
                  </draw:custom-shape>
                  <draw:custom-shape draw:style-name="gr343" draw:text-style-name="P32" draw:layer="layout" svg:width="0.012cm" svg:height="0.007cm" svg:x="3.127cm" svg:y="15.444cm">
                    <text:p/>
                    <draw:enhanced-geometry svg:viewBox="0 0 21600 21600" draw:mirror-horizontal="false" draw:mirror-vertical="false" draw:type="rectangle" draw:enhanced-path="M 0 0 L 21600 0 21600 21600 0 21600 0 0 Z N"/>
                  </draw:custom-shape>
                </draw:g>
                <draw:g>
                  <draw:custom-shape draw:style-name="gr344" draw:text-style-name="P32" draw:layer="layout" svg:width="0.018cm" svg:height="0.01cm" svg:x="3.124cm" svg:y="15.473cm">
                    <text:p/>
                    <draw:enhanced-geometry svg:viewBox="0 0 21600 21600" draw:mirror-horizontal="false" draw:mirror-vertical="false" draw:type="rectangle" draw:enhanced-path="M 0 0 L 21600 0 21600 21600 0 21600 0 0 Z N"/>
                  </draw:custom-shape>
                  <draw:custom-shape draw:style-name="gr345" draw:text-style-name="P32" draw:layer="layout" svg:width="0.012cm" svg:height="0.007cm" svg:x="3.127cm" svg:y="15.474cm">
                    <text:p/>
                    <draw:enhanced-geometry svg:viewBox="0 0 21600 21600" draw:mirror-horizontal="false" draw:mirror-vertical="false" draw:type="rectangle" draw:enhanced-path="M 0 0 L 21600 0 21600 21600 0 21600 0 0 Z N"/>
                  </draw:custom-shape>
                </draw:g>
                <draw:g>
                  <draw:custom-shape draw:style-name="gr346" draw:text-style-name="P32" draw:layer="layout" svg:width="0.018cm" svg:height="0.011cm" svg:x="3.124cm" svg:y="15.503cm">
                    <text:p/>
                    <draw:enhanced-geometry svg:viewBox="0 0 21600 21600" draw:mirror-horizontal="false" draw:mirror-vertical="false" draw:type="rectangle" draw:enhanced-path="M 0 0 L 21600 0 21600 21600 0 21600 0 0 Z N"/>
                  </draw:custom-shape>
                  <draw:custom-shape draw:style-name="gr347" draw:text-style-name="P32" draw:layer="layout" svg:width="0.012cm" svg:height="0.007cm" svg:x="3.127cm" svg:y="15.505cm">
                    <text:p/>
                    <draw:enhanced-geometry svg:viewBox="0 0 21600 21600" draw:mirror-horizontal="false" draw:mirror-vertical="false" draw:type="rectangle" draw:enhanced-path="M 0 0 L 21600 0 21600 21600 0 21600 0 0 Z N"/>
                  </draw:custom-shape>
                </draw:g>
                <draw:g>
                  <draw:custom-shape draw:style-name="gr348" draw:text-style-name="P32" draw:layer="layout" svg:width="0.018cm" svg:height="0.01cm" svg:x="3.124cm" svg:y="15.534cm">
                    <text:p/>
                    <draw:enhanced-geometry svg:viewBox="0 0 21600 21600" draw:mirror-horizontal="false" draw:mirror-vertical="false" draw:type="rectangle" draw:enhanced-path="M 0 0 L 21600 0 21600 21600 0 21600 0 0 Z N"/>
                  </draw:custom-shape>
                  <draw:custom-shape draw:style-name="gr349" draw:text-style-name="P32" draw:layer="layout" svg:width="0.012cm" svg:height="0.007cm" svg:x="3.127cm" svg:y="15.535cm">
                    <text:p/>
                    <draw:enhanced-geometry svg:viewBox="0 0 21600 21600" draw:mirror-horizontal="false" draw:mirror-vertical="false" draw:type="rectangle" draw:enhanced-path="M 0 0 L 21600 0 21600 21600 0 21600 0 0 Z N"/>
                  </draw:custom-shape>
                </draw:g>
              </draw:g>
              <draw:g>
                <draw:g>
                  <draw:custom-shape draw:style-name="gr350" draw:text-style-name="P32" draw:layer="layout" svg:width="0.017cm" svg:height="0.009cm" svg:x="3.192cm" svg:y="15.565cm">
                    <text:p/>
                    <draw:enhanced-geometry svg:viewBox="0 0 21600 21600" draw:mirror-horizontal="false" draw:mirror-vertical="false" draw:type="rectangle" draw:enhanced-path="M 0 0 L 21600 0 21600 21600 0 21600 0 0 Z N"/>
                  </draw:custom-shape>
                  <draw:custom-shape draw:style-name="gr351" draw:text-style-name="P32" draw:layer="layout" svg:width="0.013cm" svg:height="0.008cm" svg:x="3.194cm" svg:y="15.565cm">
                    <text:p/>
                    <draw:enhanced-geometry svg:viewBox="0 0 21600 21600" draw:mirror-horizontal="false" draw:mirror-vertical="false" draw:type="rectangle" draw:enhanced-path="M 0 0 L 21600 0 21600 21600 0 21600 0 0 Z N"/>
                  </draw:custom-shape>
                </draw:g>
                <draw:g>
                  <draw:custom-shape draw:style-name="gr352" draw:text-style-name="P32" draw:layer="layout" svg:width="0.017cm" svg:height="0.01cm" svg:x="3.192cm" svg:y="15.351cm">
                    <text:p/>
                    <draw:enhanced-geometry svg:viewBox="0 0 21600 21600" draw:mirror-horizontal="false" draw:mirror-vertical="false" draw:type="rectangle" draw:enhanced-path="M 0 0 L 21600 0 21600 21600 0 21600 0 0 Z N"/>
                  </draw:custom-shape>
                  <draw:custom-shape draw:style-name="gr353" draw:text-style-name="P32" draw:layer="layout" svg:width="0.013cm" svg:height="0.007cm" svg:x="3.194cm" svg:y="15.352cm">
                    <text:p/>
                    <draw:enhanced-geometry svg:viewBox="0 0 21600 21600" draw:mirror-horizontal="false" draw:mirror-vertical="false" draw:type="rectangle" draw:enhanced-path="M 0 0 L 21600 0 21600 21600 0 21600 0 0 Z N"/>
                  </draw:custom-shape>
                </draw:g>
                <draw:g>
                  <draw:custom-shape draw:style-name="gr354" draw:text-style-name="P32" draw:layer="layout" svg:width="0.017cm" svg:height="0.01cm" svg:x="3.192cm" svg:y="15.381cm">
                    <text:p/>
                    <draw:enhanced-geometry svg:viewBox="0 0 21600 21600" draw:mirror-horizontal="false" draw:mirror-vertical="false" draw:type="rectangle" draw:enhanced-path="M 0 0 L 21600 0 21600 21600 0 21600 0 0 Z N"/>
                  </draw:custom-shape>
                  <draw:custom-shape draw:style-name="gr355" draw:text-style-name="P32" draw:layer="layout" svg:width="0.013cm" svg:height="0.007cm" svg:x="3.194cm" svg:y="15.382cm">
                    <text:p/>
                    <draw:enhanced-geometry svg:viewBox="0 0 21600 21600" draw:mirror-horizontal="false" draw:mirror-vertical="false" draw:type="rectangle" draw:enhanced-path="M 0 0 L 21600 0 21600 21600 0 21600 0 0 Z N"/>
                  </draw:custom-shape>
                </draw:g>
                <draw:g>
                  <draw:custom-shape draw:style-name="gr356" draw:text-style-name="P32" draw:layer="layout" svg:width="0.017cm" svg:height="0.011cm" svg:x="3.192cm" svg:y="15.411cm">
                    <text:p/>
                    <draw:enhanced-geometry svg:viewBox="0 0 21600 21600" draw:mirror-horizontal="false" draw:mirror-vertical="false" draw:type="rectangle" draw:enhanced-path="M 0 0 L 21600 0 21600 21600 0 21600 0 0 Z N"/>
                  </draw:custom-shape>
                  <draw:custom-shape draw:style-name="gr357" draw:text-style-name="P32" draw:layer="layout" svg:width="0.013cm" svg:height="0.007cm" svg:x="3.194cm" svg:y="15.413cm">
                    <text:p/>
                    <draw:enhanced-geometry svg:viewBox="0 0 21600 21600" draw:mirror-horizontal="false" draw:mirror-vertical="false" draw:type="rectangle" draw:enhanced-path="M 0 0 L 21600 0 21600 21600 0 21600 0 0 Z N"/>
                  </draw:custom-shape>
                </draw:g>
                <draw:g>
                  <draw:custom-shape draw:style-name="gr358" draw:text-style-name="P32" draw:layer="layout" svg:width="0.017cm" svg:height="0.01cm" svg:x="3.192cm" svg:y="15.442cm">
                    <text:p/>
                    <draw:enhanced-geometry svg:viewBox="0 0 21600 21600" draw:mirror-horizontal="false" draw:mirror-vertical="false" draw:type="rectangle" draw:enhanced-path="M 0 0 L 21600 0 21600 21600 0 21600 0 0 Z N"/>
                  </draw:custom-shape>
                  <draw:custom-shape draw:style-name="gr359" draw:text-style-name="P32" draw:layer="layout" svg:width="0.013cm" svg:height="0.007cm" svg:x="3.194cm" svg:y="15.444cm">
                    <text:p/>
                    <draw:enhanced-geometry svg:viewBox="0 0 21600 21600" draw:mirror-horizontal="false" draw:mirror-vertical="false" draw:type="rectangle" draw:enhanced-path="M 0 0 L 21600 0 21600 21600 0 21600 0 0 Z N"/>
                  </draw:custom-shape>
                </draw:g>
                <draw:g>
                  <draw:custom-shape draw:style-name="gr360" draw:text-style-name="P32" draw:layer="layout" svg:width="0.017cm" svg:height="0.01cm" svg:x="3.192cm" svg:y="15.473cm">
                    <text:p/>
                    <draw:enhanced-geometry svg:viewBox="0 0 21600 21600" draw:mirror-horizontal="false" draw:mirror-vertical="false" draw:type="rectangle" draw:enhanced-path="M 0 0 L 21600 0 21600 21600 0 21600 0 0 Z N"/>
                  </draw:custom-shape>
                  <draw:custom-shape draw:style-name="gr361" draw:text-style-name="P32" draw:layer="layout" svg:width="0.013cm" svg:height="0.007cm" svg:x="3.194cm" svg:y="15.474cm">
                    <text:p/>
                    <draw:enhanced-geometry svg:viewBox="0 0 21600 21600" draw:mirror-horizontal="false" draw:mirror-vertical="false" draw:type="rectangle" draw:enhanced-path="M 0 0 L 21600 0 21600 21600 0 21600 0 0 Z N"/>
                  </draw:custom-shape>
                </draw:g>
                <draw:g>
                  <draw:custom-shape draw:style-name="gr362" draw:text-style-name="P32" draw:layer="layout" svg:width="0.017cm" svg:height="0.011cm" svg:x="3.192cm" svg:y="15.503cm">
                    <text:p/>
                    <draw:enhanced-geometry svg:viewBox="0 0 21600 21600" draw:mirror-horizontal="false" draw:mirror-vertical="false" draw:type="rectangle" draw:enhanced-path="M 0 0 L 21600 0 21600 21600 0 21600 0 0 Z N"/>
                  </draw:custom-shape>
                  <draw:custom-shape draw:style-name="gr363" draw:text-style-name="P32" draw:layer="layout" svg:width="0.013cm" svg:height="0.007cm" svg:x="3.194cm" svg:y="15.505cm">
                    <text:p/>
                    <draw:enhanced-geometry svg:viewBox="0 0 21600 21600" draw:mirror-horizontal="false" draw:mirror-vertical="false" draw:type="rectangle" draw:enhanced-path="M 0 0 L 21600 0 21600 21600 0 21600 0 0 Z N"/>
                  </draw:custom-shape>
                </draw:g>
                <draw:g>
                  <draw:custom-shape draw:style-name="gr364" draw:text-style-name="P32" draw:layer="layout" svg:width="0.017cm" svg:height="0.01cm" svg:x="3.192cm" svg:y="15.534cm">
                    <text:p/>
                    <draw:enhanced-geometry svg:viewBox="0 0 21600 21600" draw:mirror-horizontal="false" draw:mirror-vertical="false" draw:type="rectangle" draw:enhanced-path="M 0 0 L 21600 0 21600 21600 0 21600 0 0 Z N"/>
                  </draw:custom-shape>
                  <draw:custom-shape draw:style-name="gr365" draw:text-style-name="P32" draw:layer="layout" svg:width="0.013cm" svg:height="0.007cm" svg:x="3.194cm" svg:y="15.535cm">
                    <text:p/>
                    <draw:enhanced-geometry svg:viewBox="0 0 21600 21600" draw:mirror-horizontal="false" draw:mirror-vertical="false" draw:type="rectangle" draw:enhanced-path="M 0 0 L 21600 0 21600 21600 0 21600 0 0 Z N"/>
                  </draw:custom-shape>
                </draw:g>
              </draw:g>
            </draw:g>
            <draw:g>
              <draw:custom-shape draw:style-name="gr366" draw:text-style-name="P31" draw:layer="layout" svg:width="0.342cm" svg:height="0.21cm" svg:x="1.989cm" svg:y="15.884cm">
                <text:p/>
                <draw:enhanced-geometry svg:viewBox="0 0 21600 21600" draw:mirror-horizontal="false" draw:mirror-vertical="false" draw:type="rectangle" draw:enhanced-path="M 0 0 L 21600 0 21600 21600 0 21600 0 0 Z N"/>
              </draw:custom-shape>
              <draw:line draw:style-name="gr367" draw:text-style-name="P30" draw:layer="layout" svg:x1="2.042cm" svg:y1="15.883cm" svg:x2="2.042cm" svg:y2="16.095cm">
                <text:p/>
              </draw:line>
              <draw:line draw:style-name="gr368" draw:text-style-name="P30" draw:layer="layout" svg:x1="2.174cm" svg:y1="15.883cm" svg:x2="2.174cm" svg:y2="16.095cm">
                <text:p/>
              </draw:line>
              <draw:custom-shape draw:style-name="gr369" draw:text-style-name="P32" draw:layer="layout" svg:width="0.014cm" svg:height="0.007cm" svg:x="2.094cm" svg:y="15.911cm">
                <text:p/>
                <draw:enhanced-geometry svg:viewBox="0 0 21600 21600" draw:mirror-horizontal="false" draw:mirror-vertical="false" draw:type="rectangle" draw:enhanced-path="M 0 0 L 21600 0 21600 21600 0 21600 0 0 Z N"/>
              </draw:custom-shape>
              <draw:custom-shape draw:style-name="gr370" draw:text-style-name="P32" draw:layer="layout" svg:width="0.027cm" svg:height="0.026cm" svg:x="2.002cm" svg:y="16.042cm">
                <text:p/>
                <draw:enhanced-geometry svg:viewBox="0 0 21600 21600" draw:mirror-horizontal="false" draw:mirror-vertical="false" draw:type="rectangle" draw:enhanced-path="M 0 0 L 21600 0 21600 21600 0 21600 0 0 Z N"/>
              </draw:custom-shape>
              <draw:line draw:style-name="gr371" draw:text-style-name="P30" draw:layer="layout" svg:x1="2.122cm" svg:y1="15.937cm" svg:x2="2.333cm" svg:y2="15.937cm">
                <text:p/>
              </draw:line>
              <draw:line draw:style-name="gr372" draw:text-style-name="P30" draw:layer="layout" svg:x1="2.121cm" svg:y1="15.883cm" svg:x2="2.121cm" svg:y2="16.095cm">
                <text:p/>
              </draw:line>
              <draw:custom-shape draw:style-name="gr373" draw:text-style-name="P32" draw:layer="layout" svg:width="0.014cm" svg:height="0.007cm" svg:x="2.094cm" svg:y="15.956cm">
                <text:p/>
                <draw:enhanced-geometry svg:viewBox="0 0 21600 21600" draw:mirror-horizontal="false" draw:mirror-vertical="false" draw:type="rectangle" draw:enhanced-path="M 0 0 L 21600 0 21600 21600 0 21600 0 0 Z N"/>
              </draw:custom-shape>
              <draw:custom-shape draw:style-name="gr374" draw:text-style-name="P32" draw:layer="layout" svg:width="0.014cm" svg:height="0.007cm" svg:x="2.094cm" svg:y="15.933cm">
                <text:p/>
                <draw:enhanced-geometry svg:viewBox="0 0 21600 21600" draw:mirror-horizontal="false" draw:mirror-vertical="false" draw:type="rectangle" draw:enhanced-path="M 0 0 L 21600 0 21600 21600 0 21600 0 0 Z N"/>
              </draw:custom-shape>
              <draw:g>
                <draw:g>
                  <draw:custom-shape draw:style-name="gr375" draw:text-style-name="P32" draw:layer="layout" svg:width="0.014cm" svg:height="0.007cm" svg:x="2.147cm" svg:y="15.956cm">
                    <text:p/>
                    <draw:enhanced-geometry svg:viewBox="0 0 21600 21600" draw:mirror-horizontal="false" draw:mirror-vertical="false" draw:type="rectangle" draw:enhanced-path="M 0 0 L 21600 0 21600 21600 0 21600 0 0 Z N"/>
                  </draw:custom-shape>
                  <draw:custom-shape draw:style-name="gr376" draw:text-style-name="P32" draw:layer="layout" svg:width="0.01cm" svg:height="0.006cm" svg:x="2.149cm" svg:y="15.956cm">
                    <text:p/>
                    <draw:enhanced-geometry svg:viewBox="0 0 21600 21600" draw:mirror-horizontal="false" draw:mirror-vertical="false" draw:type="rectangle" draw:enhanced-path="M 0 0 L 21600 0 21600 21600 0 21600 0 0 Z N"/>
                  </draw:custom-shape>
                </draw:g>
                <draw:g>
                  <draw:custom-shape draw:style-name="gr377" draw:text-style-name="P32" draw:layer="layout" svg:width="0.014cm" svg:height="0.008cm" svg:x="2.147cm" svg:y="15.979cm">
                    <text:p/>
                    <draw:enhanced-geometry svg:viewBox="0 0 21600 21600" draw:mirror-horizontal="false" draw:mirror-vertical="false" draw:type="rectangle" draw:enhanced-path="M 0 0 L 21600 0 21600 21600 0 21600 0 0 Z N"/>
                  </draw:custom-shape>
                  <draw:custom-shape draw:style-name="gr378" draw:text-style-name="P32" draw:layer="layout" svg:width="0.01cm" svg:height="0.006cm" svg:x="2.149cm" svg:y="15.979cm">
                    <text:p/>
                    <draw:enhanced-geometry svg:viewBox="0 0 21600 21600" draw:mirror-horizontal="false" draw:mirror-vertical="false" draw:type="rectangle" draw:enhanced-path="M 0 0 L 21600 0 21600 21600 0 21600 0 0 Z N"/>
                  </draw:custom-shape>
                </draw:g>
                <draw:g>
                  <draw:custom-shape draw:style-name="gr379" draw:text-style-name="P32" draw:layer="layout" svg:width="0.014cm" svg:height="0.008cm" svg:x="2.147cm" svg:y="16.002cm">
                    <text:p/>
                    <draw:enhanced-geometry svg:viewBox="0 0 21600 21600" draw:mirror-horizontal="false" draw:mirror-vertical="false" draw:type="rectangle" draw:enhanced-path="M 0 0 L 21600 0 21600 21600 0 21600 0 0 Z N"/>
                  </draw:custom-shape>
                  <draw:custom-shape draw:style-name="gr380" draw:text-style-name="P32" draw:layer="layout" svg:width="0.01cm" svg:height="0.005cm" svg:x="2.149cm" svg:y="16.004cm">
                    <text:p/>
                    <draw:enhanced-geometry svg:viewBox="0 0 21600 21600" draw:mirror-horizontal="false" draw:mirror-vertical="false" draw:type="rectangle" draw:enhanced-path="M 0 0 L 21600 0 21600 21600 0 21600 0 0 Z N"/>
                  </draw:custom-shape>
                </draw:g>
                <draw:g>
                  <draw:custom-shape draw:style-name="gr381" draw:text-style-name="P32" draw:layer="layout" svg:width="0.014cm" svg:height="0.007cm" svg:x="2.147cm" svg:y="16.026cm">
                    <text:p/>
                    <draw:enhanced-geometry svg:viewBox="0 0 21600 21600" draw:mirror-horizontal="false" draw:mirror-vertical="false" draw:type="rectangle" draw:enhanced-path="M 0 0 L 21600 0 21600 21600 0 21600 0 0 Z N"/>
                  </draw:custom-shape>
                  <draw:custom-shape draw:style-name="gr382" draw:text-style-name="P32" draw:layer="layout" svg:width="0.01cm" svg:height="0.006cm" svg:x="2.149cm" svg:y="16.027cm">
                    <text:p/>
                    <draw:enhanced-geometry svg:viewBox="0 0 21600 21600" draw:mirror-horizontal="false" draw:mirror-vertical="false" draw:type="rectangle" draw:enhanced-path="M 0 0 L 21600 0 21600 21600 0 21600 0 0 Z N"/>
                  </draw:custom-shape>
                </draw:g>
                <draw:g>
                  <draw:custom-shape draw:style-name="gr383" draw:text-style-name="P32" draw:layer="layout" svg:width="0.014cm" svg:height="0.008cm" svg:x="2.147cm" svg:y="16.05cm">
                    <text:p/>
                    <draw:enhanced-geometry svg:viewBox="0 0 21600 21600" draw:mirror-horizontal="false" draw:mirror-vertical="false" draw:type="rectangle" draw:enhanced-path="M 0 0 L 21600 0 21600 21600 0 21600 0 0 Z N"/>
                  </draw:custom-shape>
                  <draw:custom-shape draw:style-name="gr384" draw:text-style-name="P32" draw:layer="layout" svg:width="0.01cm" svg:height="0.005cm" svg:x="2.149cm" svg:y="16.051cm">
                    <text:p/>
                    <draw:enhanced-geometry svg:viewBox="0 0 21600 21600" draw:mirror-horizontal="false" draw:mirror-vertical="false" draw:type="rectangle" draw:enhanced-path="M 0 0 L 21600 0 21600 21600 0 21600 0 0 Z N"/>
                  </draw:custom-shape>
                </draw:g>
                <draw:g>
                  <draw:custom-shape draw:style-name="gr385" draw:text-style-name="P32" draw:layer="layout" svg:width="0.014cm" svg:height="0.009cm" svg:x="2.147cm" svg:y="16.073cm">
                    <text:p/>
                    <draw:enhanced-geometry svg:viewBox="0 0 21600 21600" draw:mirror-horizontal="false" draw:mirror-vertical="false" draw:type="rectangle" draw:enhanced-path="M 0 0 L 21600 0 21600 21600 0 21600 0 0 Z N"/>
                  </draw:custom-shape>
                  <draw:custom-shape draw:style-name="gr386" draw:text-style-name="P32" draw:layer="layout" svg:width="0.01cm" svg:height="0.006cm" svg:x="2.149cm" svg:y="16.074cm">
                    <text:p/>
                    <draw:enhanced-geometry svg:viewBox="0 0 21600 21600" draw:mirror-horizontal="false" draw:mirror-vertical="false" draw:type="rectangle" draw:enhanced-path="M 0 0 L 21600 0 21600 21600 0 21600 0 0 Z N"/>
                  </draw:custom-shape>
                </draw:g>
              </draw:g>
              <draw:line draw:style-name="gr387" draw:text-style-name="P30" draw:layer="layout" svg:x1="2.226cm" svg:y1="15.883cm" svg:x2="2.226cm" svg:y2="16.095cm">
                <text:p/>
              </draw:line>
              <draw:line draw:style-name="gr388" draw:text-style-name="P30" draw:layer="layout" svg:x1="2.278cm" svg:y1="15.883cm" svg:x2="2.278cm" svg:y2="16.095cm">
                <text:p/>
              </draw:line>
              <draw:g>
                <draw:g>
                  <draw:custom-shape draw:style-name="gr389" draw:text-style-name="P32" draw:layer="layout" svg:width="0.013cm" svg:height="0.007cm" svg:x="2.2cm" svg:y="15.956cm">
                    <text:p/>
                    <draw:enhanced-geometry svg:viewBox="0 0 21600 21600" draw:mirror-horizontal="false" draw:mirror-vertical="false" draw:type="rectangle" draw:enhanced-path="M 0 0 L 21600 0 21600 21600 0 21600 0 0 Z N"/>
                  </draw:custom-shape>
                  <draw:custom-shape draw:style-name="gr390" draw:text-style-name="P32" draw:layer="layout" svg:width="0.011cm" svg:height="0.006cm" svg:x="2.201cm" svg:y="15.956cm">
                    <text:p/>
                    <draw:enhanced-geometry svg:viewBox="0 0 21600 21600" draw:mirror-horizontal="false" draw:mirror-vertical="false" draw:type="rectangle" draw:enhanced-path="M 0 0 L 21600 0 21600 21600 0 21600 0 0 Z N"/>
                  </draw:custom-shape>
                </draw:g>
                <draw:g>
                  <draw:custom-shape draw:style-name="gr391" draw:text-style-name="P32" draw:layer="layout" svg:width="0.013cm" svg:height="0.008cm" svg:x="2.2cm" svg:y="15.979cm">
                    <text:p/>
                    <draw:enhanced-geometry svg:viewBox="0 0 21600 21600" draw:mirror-horizontal="false" draw:mirror-vertical="false" draw:type="rectangle" draw:enhanced-path="M 0 0 L 21600 0 21600 21600 0 21600 0 0 Z N"/>
                  </draw:custom-shape>
                  <draw:custom-shape draw:style-name="gr392" draw:text-style-name="P32" draw:layer="layout" svg:width="0.011cm" svg:height="0.006cm" svg:x="2.201cm" svg:y="15.979cm">
                    <text:p/>
                    <draw:enhanced-geometry svg:viewBox="0 0 21600 21600" draw:mirror-horizontal="false" draw:mirror-vertical="false" draw:type="rectangle" draw:enhanced-path="M 0 0 L 21600 0 21600 21600 0 21600 0 0 Z N"/>
                  </draw:custom-shape>
                </draw:g>
                <draw:g>
                  <draw:custom-shape draw:style-name="gr393" draw:text-style-name="P32" draw:layer="layout" svg:width="0.013cm" svg:height="0.008cm" svg:x="2.2cm" svg:y="16.002cm">
                    <text:p/>
                    <draw:enhanced-geometry svg:viewBox="0 0 21600 21600" draw:mirror-horizontal="false" draw:mirror-vertical="false" draw:type="rectangle" draw:enhanced-path="M 0 0 L 21600 0 21600 21600 0 21600 0 0 Z N"/>
                  </draw:custom-shape>
                  <draw:custom-shape draw:style-name="gr394" draw:text-style-name="P32" draw:layer="layout" svg:width="0.011cm" svg:height="0.005cm" svg:x="2.201cm" svg:y="16.004cm">
                    <text:p/>
                    <draw:enhanced-geometry svg:viewBox="0 0 21600 21600" draw:mirror-horizontal="false" draw:mirror-vertical="false" draw:type="rectangle" draw:enhanced-path="M 0 0 L 21600 0 21600 21600 0 21600 0 0 Z N"/>
                  </draw:custom-shape>
                </draw:g>
                <draw:g>
                  <draw:custom-shape draw:style-name="gr395" draw:text-style-name="P32" draw:layer="layout" svg:width="0.013cm" svg:height="0.007cm" svg:x="2.2cm" svg:y="16.026cm">
                    <text:p/>
                    <draw:enhanced-geometry svg:viewBox="0 0 21600 21600" draw:mirror-horizontal="false" draw:mirror-vertical="false" draw:type="rectangle" draw:enhanced-path="M 0 0 L 21600 0 21600 21600 0 21600 0 0 Z N"/>
                  </draw:custom-shape>
                  <draw:custom-shape draw:style-name="gr396" draw:text-style-name="P32" draw:layer="layout" svg:width="0.011cm" svg:height="0.006cm" svg:x="2.201cm" svg:y="16.027cm">
                    <text:p/>
                    <draw:enhanced-geometry svg:viewBox="0 0 21600 21600" draw:mirror-horizontal="false" draw:mirror-vertical="false" draw:type="rectangle" draw:enhanced-path="M 0 0 L 21600 0 21600 21600 0 21600 0 0 Z N"/>
                  </draw:custom-shape>
                </draw:g>
                <draw:g>
                  <draw:custom-shape draw:style-name="gr397" draw:text-style-name="P32" draw:layer="layout" svg:width="0.013cm" svg:height="0.008cm" svg:x="2.2cm" svg:y="16.05cm">
                    <text:p/>
                    <draw:enhanced-geometry svg:viewBox="0 0 21600 21600" draw:mirror-horizontal="false" draw:mirror-vertical="false" draw:type="rectangle" draw:enhanced-path="M 0 0 L 21600 0 21600 21600 0 21600 0 0 Z N"/>
                  </draw:custom-shape>
                  <draw:custom-shape draw:style-name="gr398" draw:text-style-name="P32" draw:layer="layout" svg:width="0.011cm" svg:height="0.005cm" svg:x="2.201cm" svg:y="16.051cm">
                    <text:p/>
                    <draw:enhanced-geometry svg:viewBox="0 0 21600 21600" draw:mirror-horizontal="false" draw:mirror-vertical="false" draw:type="rectangle" draw:enhanced-path="M 0 0 L 21600 0 21600 21600 0 21600 0 0 Z N"/>
                  </draw:custom-shape>
                </draw:g>
                <draw:g>
                  <draw:custom-shape draw:style-name="gr399" draw:text-style-name="P32" draw:layer="layout" svg:width="0.013cm" svg:height="0.009cm" svg:x="2.2cm" svg:y="16.073cm">
                    <text:p/>
                    <draw:enhanced-geometry svg:viewBox="0 0 21600 21600" draw:mirror-horizontal="false" draw:mirror-vertical="false" draw:type="rectangle" draw:enhanced-path="M 0 0 L 21600 0 21600 21600 0 21600 0 0 Z N"/>
                  </draw:custom-shape>
                  <draw:custom-shape draw:style-name="gr400" draw:text-style-name="P32" draw:layer="layout" svg:width="0.011cm" svg:height="0.006cm" svg:x="2.201cm" svg:y="16.074cm">
                    <text:p/>
                    <draw:enhanced-geometry svg:viewBox="0 0 21600 21600" draw:mirror-horizontal="false" draw:mirror-vertical="false" draw:type="rectangle" draw:enhanced-path="M 0 0 L 21600 0 21600 21600 0 21600 0 0 Z N"/>
                  </draw:custom-shape>
                </draw:g>
              </draw:g>
              <draw:g>
                <draw:g>
                  <draw:custom-shape draw:style-name="gr401" draw:text-style-name="P32" draw:layer="layout" svg:width="0.013cm" svg:height="0.007cm" svg:x="2.252cm" svg:y="15.956cm">
                    <text:p/>
                    <draw:enhanced-geometry svg:viewBox="0 0 21600 21600" draw:mirror-horizontal="false" draw:mirror-vertical="false" draw:type="rectangle" draw:enhanced-path="M 0 0 L 21600 0 21600 21600 0 21600 0 0 Z N"/>
                  </draw:custom-shape>
                  <draw:custom-shape draw:style-name="gr402" draw:text-style-name="P32" draw:layer="layout" svg:width="0.01cm" svg:height="0.006cm" svg:x="2.254cm" svg:y="15.956cm">
                    <text:p/>
                    <draw:enhanced-geometry svg:viewBox="0 0 21600 21600" draw:mirror-horizontal="false" draw:mirror-vertical="false" draw:type="rectangle" draw:enhanced-path="M 0 0 L 21600 0 21600 21600 0 21600 0 0 Z N"/>
                  </draw:custom-shape>
                </draw:g>
                <draw:g>
                  <draw:custom-shape draw:style-name="gr403" draw:text-style-name="P32" draw:layer="layout" svg:width="0.013cm" svg:height="0.008cm" svg:x="2.252cm" svg:y="15.979cm">
                    <text:p/>
                    <draw:enhanced-geometry svg:viewBox="0 0 21600 21600" draw:mirror-horizontal="false" draw:mirror-vertical="false" draw:type="rectangle" draw:enhanced-path="M 0 0 L 21600 0 21600 21600 0 21600 0 0 Z N"/>
                  </draw:custom-shape>
                  <draw:custom-shape draw:style-name="gr404" draw:text-style-name="P32" draw:layer="layout" svg:width="0.01cm" svg:height="0.006cm" svg:x="2.254cm" svg:y="15.979cm">
                    <text:p/>
                    <draw:enhanced-geometry svg:viewBox="0 0 21600 21600" draw:mirror-horizontal="false" draw:mirror-vertical="false" draw:type="rectangle" draw:enhanced-path="M 0 0 L 21600 0 21600 21600 0 21600 0 0 Z N"/>
                  </draw:custom-shape>
                </draw:g>
                <draw:g>
                  <draw:custom-shape draw:style-name="gr405" draw:text-style-name="P32" draw:layer="layout" svg:width="0.013cm" svg:height="0.008cm" svg:x="2.252cm" svg:y="16.002cm">
                    <text:p/>
                    <draw:enhanced-geometry svg:viewBox="0 0 21600 21600" draw:mirror-horizontal="false" draw:mirror-vertical="false" draw:type="rectangle" draw:enhanced-path="M 0 0 L 21600 0 21600 21600 0 21600 0 0 Z N"/>
                  </draw:custom-shape>
                  <draw:custom-shape draw:style-name="gr406" draw:text-style-name="P32" draw:layer="layout" svg:width="0.01cm" svg:height="0.005cm" svg:x="2.254cm" svg:y="16.004cm">
                    <text:p/>
                    <draw:enhanced-geometry svg:viewBox="0 0 21600 21600" draw:mirror-horizontal="false" draw:mirror-vertical="false" draw:type="rectangle" draw:enhanced-path="M 0 0 L 21600 0 21600 21600 0 21600 0 0 Z N"/>
                  </draw:custom-shape>
                </draw:g>
                <draw:g>
                  <draw:custom-shape draw:style-name="gr407" draw:text-style-name="P32" draw:layer="layout" svg:width="0.013cm" svg:height="0.007cm" svg:x="2.252cm" svg:y="16.026cm">
                    <text:p/>
                    <draw:enhanced-geometry svg:viewBox="0 0 21600 21600" draw:mirror-horizontal="false" draw:mirror-vertical="false" draw:type="rectangle" draw:enhanced-path="M 0 0 L 21600 0 21600 21600 0 21600 0 0 Z N"/>
                  </draw:custom-shape>
                  <draw:custom-shape draw:style-name="gr408" draw:text-style-name="P32" draw:layer="layout" svg:width="0.01cm" svg:height="0.006cm" svg:x="2.254cm" svg:y="16.027cm">
                    <text:p/>
                    <draw:enhanced-geometry svg:viewBox="0 0 21600 21600" draw:mirror-horizontal="false" draw:mirror-vertical="false" draw:type="rectangle" draw:enhanced-path="M 0 0 L 21600 0 21600 21600 0 21600 0 0 Z N"/>
                  </draw:custom-shape>
                </draw:g>
                <draw:g>
                  <draw:custom-shape draw:style-name="gr409" draw:text-style-name="P32" draw:layer="layout" svg:width="0.013cm" svg:height="0.008cm" svg:x="2.252cm" svg:y="16.05cm">
                    <text:p/>
                    <draw:enhanced-geometry svg:viewBox="0 0 21600 21600" draw:mirror-horizontal="false" draw:mirror-vertical="false" draw:type="rectangle" draw:enhanced-path="M 0 0 L 21600 0 21600 21600 0 21600 0 0 Z N"/>
                  </draw:custom-shape>
                  <draw:custom-shape draw:style-name="gr410" draw:text-style-name="P32" draw:layer="layout" svg:width="0.01cm" svg:height="0.005cm" svg:x="2.254cm" svg:y="16.051cm">
                    <text:p/>
                    <draw:enhanced-geometry svg:viewBox="0 0 21600 21600" draw:mirror-horizontal="false" draw:mirror-vertical="false" draw:type="rectangle" draw:enhanced-path="M 0 0 L 21600 0 21600 21600 0 21600 0 0 Z N"/>
                  </draw:custom-shape>
                </draw:g>
                <draw:g>
                  <draw:custom-shape draw:style-name="gr411" draw:text-style-name="P32" draw:layer="layout" svg:width="0.013cm" svg:height="0.009cm" svg:x="2.252cm" svg:y="16.073cm">
                    <text:p/>
                    <draw:enhanced-geometry svg:viewBox="0 0 21600 21600" draw:mirror-horizontal="false" draw:mirror-vertical="false" draw:type="rectangle" draw:enhanced-path="M 0 0 L 21600 0 21600 21600 0 21600 0 0 Z N"/>
                  </draw:custom-shape>
                  <draw:custom-shape draw:style-name="gr412" draw:text-style-name="P32" draw:layer="layout" svg:width="0.01cm" svg:height="0.006cm" svg:x="2.254cm" svg:y="16.074cm">
                    <text:p/>
                    <draw:enhanced-geometry svg:viewBox="0 0 21600 21600" draw:mirror-horizontal="false" draw:mirror-vertical="false" draw:type="rectangle" draw:enhanced-path="M 0 0 L 21600 0 21600 21600 0 21600 0 0 Z N"/>
                  </draw:custom-shape>
                </draw:g>
              </draw:g>
              <draw:g>
                <draw:g>
                  <draw:custom-shape draw:style-name="gr413" draw:text-style-name="P32" draw:layer="layout" svg:width="0.013cm" svg:height="0.007cm" svg:x="2.305cm" svg:y="15.956cm">
                    <text:p/>
                    <draw:enhanced-geometry svg:viewBox="0 0 21600 21600" draw:mirror-horizontal="false" draw:mirror-vertical="false" draw:type="rectangle" draw:enhanced-path="M 0 0 L 21600 0 21600 21600 0 21600 0 0 Z N"/>
                  </draw:custom-shape>
                  <draw:custom-shape draw:style-name="gr414" draw:text-style-name="P32" draw:layer="layout" svg:width="0.011cm" svg:height="0.006cm" svg:x="2.306cm" svg:y="15.956cm">
                    <text:p/>
                    <draw:enhanced-geometry svg:viewBox="0 0 21600 21600" draw:mirror-horizontal="false" draw:mirror-vertical="false" draw:type="rectangle" draw:enhanced-path="M 0 0 L 21600 0 21600 21600 0 21600 0 0 Z N"/>
                  </draw:custom-shape>
                </draw:g>
                <draw:g>
                  <draw:custom-shape draw:style-name="gr415" draw:text-style-name="P32" draw:layer="layout" svg:width="0.013cm" svg:height="0.008cm" svg:x="2.305cm" svg:y="15.979cm">
                    <text:p/>
                    <draw:enhanced-geometry svg:viewBox="0 0 21600 21600" draw:mirror-horizontal="false" draw:mirror-vertical="false" draw:type="rectangle" draw:enhanced-path="M 0 0 L 21600 0 21600 21600 0 21600 0 0 Z N"/>
                  </draw:custom-shape>
                  <draw:custom-shape draw:style-name="gr416" draw:text-style-name="P32" draw:layer="layout" svg:width="0.011cm" svg:height="0.006cm" svg:x="2.306cm" svg:y="15.979cm">
                    <text:p/>
                    <draw:enhanced-geometry svg:viewBox="0 0 21600 21600" draw:mirror-horizontal="false" draw:mirror-vertical="false" draw:type="rectangle" draw:enhanced-path="M 0 0 L 21600 0 21600 21600 0 21600 0 0 Z N"/>
                  </draw:custom-shape>
                </draw:g>
                <draw:g>
                  <draw:custom-shape draw:style-name="gr417" draw:text-style-name="P32" draw:layer="layout" svg:width="0.013cm" svg:height="0.008cm" svg:x="2.305cm" svg:y="16.002cm">
                    <text:p/>
                    <draw:enhanced-geometry svg:viewBox="0 0 21600 21600" draw:mirror-horizontal="false" draw:mirror-vertical="false" draw:type="rectangle" draw:enhanced-path="M 0 0 L 21600 0 21600 21600 0 21600 0 0 Z N"/>
                  </draw:custom-shape>
                  <draw:custom-shape draw:style-name="gr418" draw:text-style-name="P32" draw:layer="layout" svg:width="0.011cm" svg:height="0.005cm" svg:x="2.306cm" svg:y="16.004cm">
                    <text:p/>
                    <draw:enhanced-geometry svg:viewBox="0 0 21600 21600" draw:mirror-horizontal="false" draw:mirror-vertical="false" draw:type="rectangle" draw:enhanced-path="M 0 0 L 21600 0 21600 21600 0 21600 0 0 Z N"/>
                  </draw:custom-shape>
                </draw:g>
                <draw:g>
                  <draw:custom-shape draw:style-name="gr419" draw:text-style-name="P32" draw:layer="layout" svg:width="0.013cm" svg:height="0.007cm" svg:x="2.305cm" svg:y="16.026cm">
                    <text:p/>
                    <draw:enhanced-geometry svg:viewBox="0 0 21600 21600" draw:mirror-horizontal="false" draw:mirror-vertical="false" draw:type="rectangle" draw:enhanced-path="M 0 0 L 21600 0 21600 21600 0 21600 0 0 Z N"/>
                  </draw:custom-shape>
                  <draw:custom-shape draw:style-name="gr420" draw:text-style-name="P32" draw:layer="layout" svg:width="0.011cm" svg:height="0.006cm" svg:x="2.306cm" svg:y="16.027cm">
                    <text:p/>
                    <draw:enhanced-geometry svg:viewBox="0 0 21600 21600" draw:mirror-horizontal="false" draw:mirror-vertical="false" draw:type="rectangle" draw:enhanced-path="M 0 0 L 21600 0 21600 21600 0 21600 0 0 Z N"/>
                  </draw:custom-shape>
                </draw:g>
                <draw:g>
                  <draw:custom-shape draw:style-name="gr421" draw:text-style-name="P32" draw:layer="layout" svg:width="0.013cm" svg:height="0.008cm" svg:x="2.305cm" svg:y="16.05cm">
                    <text:p/>
                    <draw:enhanced-geometry svg:viewBox="0 0 21600 21600" draw:mirror-horizontal="false" draw:mirror-vertical="false" draw:type="rectangle" draw:enhanced-path="M 0 0 L 21600 0 21600 21600 0 21600 0 0 Z N"/>
                  </draw:custom-shape>
                  <draw:custom-shape draw:style-name="gr422" draw:text-style-name="P32" draw:layer="layout" svg:width="0.011cm" svg:height="0.005cm" svg:x="2.306cm" svg:y="16.051cm">
                    <text:p/>
                    <draw:enhanced-geometry svg:viewBox="0 0 21600 21600" draw:mirror-horizontal="false" draw:mirror-vertical="false" draw:type="rectangle" draw:enhanced-path="M 0 0 L 21600 0 21600 21600 0 21600 0 0 Z N"/>
                  </draw:custom-shape>
                </draw:g>
                <draw:g>
                  <draw:custom-shape draw:style-name="gr423" draw:text-style-name="P32" draw:layer="layout" svg:width="0.013cm" svg:height="0.009cm" svg:x="2.305cm" svg:y="16.073cm">
                    <text:p/>
                    <draw:enhanced-geometry svg:viewBox="0 0 21600 21600" draw:mirror-horizontal="false" draw:mirror-vertical="false" draw:type="rectangle" draw:enhanced-path="M 0 0 L 21600 0 21600 21600 0 21600 0 0 Z N"/>
                  </draw:custom-shape>
                  <draw:custom-shape draw:style-name="gr424" draw:text-style-name="P32" draw:layer="layout" svg:width="0.011cm" svg:height="0.006cm" svg:x="2.306cm" svg:y="16.074cm">
                    <text:p/>
                    <draw:enhanced-geometry svg:viewBox="0 0 21600 21600" draw:mirror-horizontal="false" draw:mirror-vertical="false" draw:type="rectangle" draw:enhanced-path="M 0 0 L 21600 0 21600 21600 0 21600 0 0 Z N"/>
                  </draw:custom-shape>
                </draw:g>
              </draw:g>
            </draw:g>
            <draw:g>
              <draw:custom-shape draw:style-name="gr425" draw:text-style-name="P31" draw:layer="layout" svg:width="0.5cm" svg:height="0.21cm" svg:x="2.725cm" svg:y="15.884cm">
                <text:p/>
                <draw:enhanced-geometry svg:viewBox="0 0 21600 21600" draw:mirror-horizontal="false" draw:mirror-vertical="false" draw:type="rectangle" draw:enhanced-path="M 0 0 L 21600 0 21600 21600 0 21600 0 0 Z N"/>
              </draw:custom-shape>
              <draw:line draw:style-name="gr426" draw:text-style-name="P30" draw:layer="layout" svg:x1="2.778cm" svg:y1="15.881cm" svg:x2="2.778cm" svg:y2="16.097cm">
                <text:p/>
              </draw:line>
              <draw:line draw:style-name="gr427" draw:text-style-name="P30" draw:layer="layout" svg:x1="2.91cm" svg:y1="15.881cm" svg:x2="2.91cm" svg:y2="16.097cm">
                <text:p/>
              </draw:line>
              <draw:custom-shape draw:style-name="gr428" draw:text-style-name="P32" draw:layer="layout" svg:width="0.014cm" svg:height="0.007cm" svg:x="2.83cm" svg:y="15.911cm">
                <text:p/>
                <draw:enhanced-geometry svg:viewBox="0 0 21600 21600" draw:mirror-horizontal="false" draw:mirror-vertical="false" draw:type="rectangle" draw:enhanced-path="M 0 0 L 21600 0 21600 21600 0 21600 0 0 Z N"/>
              </draw:custom-shape>
              <draw:custom-shape draw:style-name="gr429" draw:text-style-name="P32" draw:layer="layout" svg:width="0.025cm" svg:height="0.026cm" svg:x="2.739cm" svg:y="16.042cm">
                <text:p/>
                <draw:enhanced-geometry svg:viewBox="0 0 21600 21600" draw:mirror-horizontal="false" draw:mirror-vertical="false" draw:type="rectangle" draw:enhanced-path="M 0 0 L 21600 0 21600 21600 0 21600 0 0 Z N"/>
              </draw:custom-shape>
              <draw:line draw:style-name="gr430" draw:text-style-name="P30" draw:layer="layout" svg:x1="2.857cm" svg:y1="15.937cm" svg:x2="3.225cm" svg:y2="15.937cm">
                <text:p/>
              </draw:line>
              <draw:line draw:style-name="gr431" draw:text-style-name="P30" draw:layer="layout" svg:x1="2.857cm" svg:y1="15.881cm" svg:x2="2.857cm" svg:y2="16.097cm">
                <text:p/>
              </draw:line>
              <draw:custom-shape draw:style-name="gr432" draw:text-style-name="P32" draw:layer="layout" svg:width="0.014cm" svg:height="0.007cm" svg:x="2.83cm" svg:y="15.956cm">
                <text:p/>
                <draw:enhanced-geometry svg:viewBox="0 0 21600 21600" draw:mirror-horizontal="false" draw:mirror-vertical="false" draw:type="rectangle" draw:enhanced-path="M 0 0 L 21600 0 21600 21600 0 21600 0 0 Z N"/>
              </draw:custom-shape>
              <draw:custom-shape draw:style-name="gr433" draw:text-style-name="P32" draw:layer="layout" svg:width="0.014cm" svg:height="0.007cm" svg:x="2.83cm" svg:y="15.933cm">
                <text:p/>
                <draw:enhanced-geometry svg:viewBox="0 0 21600 21600" draw:mirror-horizontal="false" draw:mirror-vertical="false" draw:type="rectangle" draw:enhanced-path="M 0 0 L 21600 0 21600 21600 0 21600 0 0 Z N"/>
              </draw:custom-shape>
              <draw:g>
                <draw:g>
                  <draw:custom-shape draw:style-name="gr434" draw:text-style-name="P32" draw:layer="layout" svg:width="0.012cm" svg:height="0.007cm" svg:x="2.884cm" svg:y="15.956cm">
                    <text:p/>
                    <draw:enhanced-geometry svg:viewBox="0 0 21600 21600" draw:mirror-horizontal="false" draw:mirror-vertical="false" draw:type="rectangle" draw:enhanced-path="M 0 0 L 21600 0 21600 21600 0 21600 0 0 Z N"/>
                  </draw:custom-shape>
                  <draw:custom-shape draw:style-name="gr435" draw:text-style-name="P32" draw:layer="layout" svg:width="0.011cm" svg:height="0.006cm" svg:x="2.884cm" svg:y="15.956cm">
                    <text:p/>
                    <draw:enhanced-geometry svg:viewBox="0 0 21600 21600" draw:mirror-horizontal="false" draw:mirror-vertical="false" draw:type="rectangle" draw:enhanced-path="M 0 0 L 21600 0 21600 21600 0 21600 0 0 Z N"/>
                  </draw:custom-shape>
                </draw:g>
                <draw:g>
                  <draw:custom-shape draw:style-name="gr436" draw:text-style-name="P32" draw:layer="layout" svg:width="0.012cm" svg:height="0.008cm" svg:x="2.884cm" svg:y="15.979cm">
                    <text:p/>
                    <draw:enhanced-geometry svg:viewBox="0 0 21600 21600" draw:mirror-horizontal="false" draw:mirror-vertical="false" draw:type="rectangle" draw:enhanced-path="M 0 0 L 21600 0 21600 21600 0 21600 0 0 Z N"/>
                  </draw:custom-shape>
                  <draw:custom-shape draw:style-name="gr437" draw:text-style-name="P32" draw:layer="layout" svg:width="0.011cm" svg:height="0.006cm" svg:x="2.884cm" svg:y="15.979cm">
                    <text:p/>
                    <draw:enhanced-geometry svg:viewBox="0 0 21600 21600" draw:mirror-horizontal="false" draw:mirror-vertical="false" draw:type="rectangle" draw:enhanced-path="M 0 0 L 21600 0 21600 21600 0 21600 0 0 Z N"/>
                  </draw:custom-shape>
                </draw:g>
                <draw:g>
                  <draw:custom-shape draw:style-name="gr438" draw:text-style-name="P32" draw:layer="layout" svg:width="0.012cm" svg:height="0.008cm" svg:x="2.884cm" svg:y="16.002cm">
                    <text:p/>
                    <draw:enhanced-geometry svg:viewBox="0 0 21600 21600" draw:mirror-horizontal="false" draw:mirror-vertical="false" draw:type="rectangle" draw:enhanced-path="M 0 0 L 21600 0 21600 21600 0 21600 0 0 Z N"/>
                  </draw:custom-shape>
                  <draw:custom-shape draw:style-name="gr439" draw:text-style-name="P32" draw:layer="layout" svg:width="0.011cm" svg:height="0.005cm" svg:x="2.884cm" svg:y="16.004cm">
                    <text:p/>
                    <draw:enhanced-geometry svg:viewBox="0 0 21600 21600" draw:mirror-horizontal="false" draw:mirror-vertical="false" draw:type="rectangle" draw:enhanced-path="M 0 0 L 21600 0 21600 21600 0 21600 0 0 Z N"/>
                  </draw:custom-shape>
                </draw:g>
                <draw:g>
                  <draw:custom-shape draw:style-name="gr440" draw:text-style-name="P32" draw:layer="layout" svg:width="0.012cm" svg:height="0.007cm" svg:x="2.884cm" svg:y="16.026cm">
                    <text:p/>
                    <draw:enhanced-geometry svg:viewBox="0 0 21600 21600" draw:mirror-horizontal="false" draw:mirror-vertical="false" draw:type="rectangle" draw:enhanced-path="M 0 0 L 21600 0 21600 21600 0 21600 0 0 Z N"/>
                  </draw:custom-shape>
                  <draw:custom-shape draw:style-name="gr441" draw:text-style-name="P32" draw:layer="layout" svg:width="0.011cm" svg:height="0.006cm" svg:x="2.884cm" svg:y="16.027cm">
                    <text:p/>
                    <draw:enhanced-geometry svg:viewBox="0 0 21600 21600" draw:mirror-horizontal="false" draw:mirror-vertical="false" draw:type="rectangle" draw:enhanced-path="M 0 0 L 21600 0 21600 21600 0 21600 0 0 Z N"/>
                  </draw:custom-shape>
                </draw:g>
                <draw:g>
                  <draw:custom-shape draw:style-name="gr442" draw:text-style-name="P32" draw:layer="layout" svg:width="0.012cm" svg:height="0.008cm" svg:x="2.884cm" svg:y="16.05cm">
                    <text:p/>
                    <draw:enhanced-geometry svg:viewBox="0 0 21600 21600" draw:mirror-horizontal="false" draw:mirror-vertical="false" draw:type="rectangle" draw:enhanced-path="M 0 0 L 21600 0 21600 21600 0 21600 0 0 Z N"/>
                  </draw:custom-shape>
                  <draw:custom-shape draw:style-name="gr443" draw:text-style-name="P32" draw:layer="layout" svg:width="0.011cm" svg:height="0.005cm" svg:x="2.884cm" svg:y="16.051cm">
                    <text:p/>
                    <draw:enhanced-geometry svg:viewBox="0 0 21600 21600" draw:mirror-horizontal="false" draw:mirror-vertical="false" draw:type="rectangle" draw:enhanced-path="M 0 0 L 21600 0 21600 21600 0 21600 0 0 Z N"/>
                  </draw:custom-shape>
                </draw:g>
                <draw:g>
                  <draw:custom-shape draw:style-name="gr444" draw:text-style-name="P32" draw:layer="layout" svg:width="0.012cm" svg:height="0.009cm" svg:x="2.884cm" svg:y="16.073cm">
                    <text:p/>
                    <draw:enhanced-geometry svg:viewBox="0 0 21600 21600" draw:mirror-horizontal="false" draw:mirror-vertical="false" draw:type="rectangle" draw:enhanced-path="M 0 0 L 21600 0 21600 21600 0 21600 0 0 Z N"/>
                  </draw:custom-shape>
                  <draw:custom-shape draw:style-name="gr445" draw:text-style-name="P32" draw:layer="layout" svg:width="0.011cm" svg:height="0.006cm" svg:x="2.884cm" svg:y="16.074cm">
                    <text:p/>
                    <draw:enhanced-geometry svg:viewBox="0 0 21600 21600" draw:mirror-horizontal="false" draw:mirror-vertical="false" draw:type="rectangle" draw:enhanced-path="M 0 0 L 21600 0 21600 21600 0 21600 0 0 Z N"/>
                  </draw:custom-shape>
                </draw:g>
              </draw:g>
              <draw:line draw:style-name="gr446" draw:text-style-name="P30" draw:layer="layout" svg:x1="2.962cm" svg:y1="15.881cm" svg:x2="2.962cm" svg:y2="16.097cm">
                <text:p/>
              </draw:line>
              <draw:line draw:style-name="gr447" draw:text-style-name="P30" draw:layer="layout" svg:x1="3.015cm" svg:y1="15.881cm" svg:x2="3.015cm" svg:y2="16.097cm">
                <text:p/>
              </draw:line>
              <draw:g>
                <draw:g>
                  <draw:custom-shape draw:style-name="gr448" draw:text-style-name="P32" draw:layer="layout" svg:width="0.013cm" svg:height="0.007cm" svg:x="2.936cm" svg:y="15.956cm">
                    <text:p/>
                    <draw:enhanced-geometry svg:viewBox="0 0 21600 21600" draw:mirror-horizontal="false" draw:mirror-vertical="false" draw:type="rectangle" draw:enhanced-path="M 0 0 L 21600 0 21600 21600 0 21600 0 0 Z N"/>
                  </draw:custom-shape>
                  <draw:custom-shape draw:style-name="gr449" draw:text-style-name="P32" draw:layer="layout" svg:width="0.011cm" svg:height="0.006cm" svg:x="2.936cm" svg:y="15.956cm">
                    <text:p/>
                    <draw:enhanced-geometry svg:viewBox="0 0 21600 21600" draw:mirror-horizontal="false" draw:mirror-vertical="false" draw:type="rectangle" draw:enhanced-path="M 0 0 L 21600 0 21600 21600 0 21600 0 0 Z N"/>
                  </draw:custom-shape>
                </draw:g>
                <draw:g>
                  <draw:custom-shape draw:style-name="gr450" draw:text-style-name="P32" draw:layer="layout" svg:width="0.013cm" svg:height="0.008cm" svg:x="2.936cm" svg:y="15.979cm">
                    <text:p/>
                    <draw:enhanced-geometry svg:viewBox="0 0 21600 21600" draw:mirror-horizontal="false" draw:mirror-vertical="false" draw:type="rectangle" draw:enhanced-path="M 0 0 L 21600 0 21600 21600 0 21600 0 0 Z N"/>
                  </draw:custom-shape>
                  <draw:custom-shape draw:style-name="gr451" draw:text-style-name="P32" draw:layer="layout" svg:width="0.011cm" svg:height="0.006cm" svg:x="2.936cm" svg:y="15.979cm">
                    <text:p/>
                    <draw:enhanced-geometry svg:viewBox="0 0 21600 21600" draw:mirror-horizontal="false" draw:mirror-vertical="false" draw:type="rectangle" draw:enhanced-path="M 0 0 L 21600 0 21600 21600 0 21600 0 0 Z N"/>
                  </draw:custom-shape>
                </draw:g>
                <draw:g>
                  <draw:custom-shape draw:style-name="gr452" draw:text-style-name="P32" draw:layer="layout" svg:width="0.013cm" svg:height="0.008cm" svg:x="2.936cm" svg:y="16.002cm">
                    <text:p/>
                    <draw:enhanced-geometry svg:viewBox="0 0 21600 21600" draw:mirror-horizontal="false" draw:mirror-vertical="false" draw:type="rectangle" draw:enhanced-path="M 0 0 L 21600 0 21600 21600 0 21600 0 0 Z N"/>
                  </draw:custom-shape>
                  <draw:custom-shape draw:style-name="gr453" draw:text-style-name="P32" draw:layer="layout" svg:width="0.011cm" svg:height="0.005cm" svg:x="2.936cm" svg:y="16.004cm">
                    <text:p/>
                    <draw:enhanced-geometry svg:viewBox="0 0 21600 21600" draw:mirror-horizontal="false" draw:mirror-vertical="false" draw:type="rectangle" draw:enhanced-path="M 0 0 L 21600 0 21600 21600 0 21600 0 0 Z N"/>
                  </draw:custom-shape>
                </draw:g>
                <draw:g>
                  <draw:custom-shape draw:style-name="gr454" draw:text-style-name="P32" draw:layer="layout" svg:width="0.013cm" svg:height="0.007cm" svg:x="2.936cm" svg:y="16.026cm">
                    <text:p/>
                    <draw:enhanced-geometry svg:viewBox="0 0 21600 21600" draw:mirror-horizontal="false" draw:mirror-vertical="false" draw:type="rectangle" draw:enhanced-path="M 0 0 L 21600 0 21600 21600 0 21600 0 0 Z N"/>
                  </draw:custom-shape>
                  <draw:custom-shape draw:style-name="gr455" draw:text-style-name="P32" draw:layer="layout" svg:width="0.011cm" svg:height="0.006cm" svg:x="2.936cm" svg:y="16.027cm">
                    <text:p/>
                    <draw:enhanced-geometry svg:viewBox="0 0 21600 21600" draw:mirror-horizontal="false" draw:mirror-vertical="false" draw:type="rectangle" draw:enhanced-path="M 0 0 L 21600 0 21600 21600 0 21600 0 0 Z N"/>
                  </draw:custom-shape>
                </draw:g>
                <draw:g>
                  <draw:custom-shape draw:style-name="gr456" draw:text-style-name="P32" draw:layer="layout" svg:width="0.013cm" svg:height="0.008cm" svg:x="2.936cm" svg:y="16.05cm">
                    <text:p/>
                    <draw:enhanced-geometry svg:viewBox="0 0 21600 21600" draw:mirror-horizontal="false" draw:mirror-vertical="false" draw:type="rectangle" draw:enhanced-path="M 0 0 L 21600 0 21600 21600 0 21600 0 0 Z N"/>
                  </draw:custom-shape>
                  <draw:custom-shape draw:style-name="gr457" draw:text-style-name="P32" draw:layer="layout" svg:width="0.011cm" svg:height="0.005cm" svg:x="2.936cm" svg:y="16.051cm">
                    <text:p/>
                    <draw:enhanced-geometry svg:viewBox="0 0 21600 21600" draw:mirror-horizontal="false" draw:mirror-vertical="false" draw:type="rectangle" draw:enhanced-path="M 0 0 L 21600 0 21600 21600 0 21600 0 0 Z N"/>
                  </draw:custom-shape>
                </draw:g>
                <draw:g>
                  <draw:custom-shape draw:style-name="gr458" draw:text-style-name="P32" draw:layer="layout" svg:width="0.013cm" svg:height="0.009cm" svg:x="2.936cm" svg:y="16.073cm">
                    <text:p/>
                    <draw:enhanced-geometry svg:viewBox="0 0 21600 21600" draw:mirror-horizontal="false" draw:mirror-vertical="false" draw:type="rectangle" draw:enhanced-path="M 0 0 L 21600 0 21600 21600 0 21600 0 0 Z N"/>
                  </draw:custom-shape>
                  <draw:custom-shape draw:style-name="gr459" draw:text-style-name="P32" draw:layer="layout" svg:width="0.011cm" svg:height="0.006cm" svg:x="2.936cm" svg:y="16.074cm">
                    <text:p/>
                    <draw:enhanced-geometry svg:viewBox="0 0 21600 21600" draw:mirror-horizontal="false" draw:mirror-vertical="false" draw:type="rectangle" draw:enhanced-path="M 0 0 L 21600 0 21600 21600 0 21600 0 0 Z N"/>
                  </draw:custom-shape>
                </draw:g>
              </draw:g>
              <draw:g>
                <draw:g>
                  <draw:custom-shape draw:style-name="gr460" draw:text-style-name="P32" draw:layer="layout" svg:width="0.013cm" svg:height="0.007cm" svg:x="2.988cm" svg:y="15.956cm">
                    <text:p/>
                    <draw:enhanced-geometry svg:viewBox="0 0 21600 21600" draw:mirror-horizontal="false" draw:mirror-vertical="false" draw:type="rectangle" draw:enhanced-path="M 0 0 L 21600 0 21600 21600 0 21600 0 0 Z N"/>
                  </draw:custom-shape>
                  <draw:custom-shape draw:style-name="gr461" draw:text-style-name="P32" draw:layer="layout" svg:width="0.01cm" svg:height="0.006cm" svg:x="2.989cm" svg:y="15.956cm">
                    <text:p/>
                    <draw:enhanced-geometry svg:viewBox="0 0 21600 21600" draw:mirror-horizontal="false" draw:mirror-vertical="false" draw:type="rectangle" draw:enhanced-path="M 0 0 L 21600 0 21600 21600 0 21600 0 0 Z N"/>
                  </draw:custom-shape>
                </draw:g>
                <draw:g>
                  <draw:custom-shape draw:style-name="gr462" draw:text-style-name="P32" draw:layer="layout" svg:width="0.013cm" svg:height="0.008cm" svg:x="2.988cm" svg:y="15.979cm">
                    <text:p/>
                    <draw:enhanced-geometry svg:viewBox="0 0 21600 21600" draw:mirror-horizontal="false" draw:mirror-vertical="false" draw:type="rectangle" draw:enhanced-path="M 0 0 L 21600 0 21600 21600 0 21600 0 0 Z N"/>
                  </draw:custom-shape>
                  <draw:custom-shape draw:style-name="gr463" draw:text-style-name="P32" draw:layer="layout" svg:width="0.01cm" svg:height="0.006cm" svg:x="2.989cm" svg:y="15.979cm">
                    <text:p/>
                    <draw:enhanced-geometry svg:viewBox="0 0 21600 21600" draw:mirror-horizontal="false" draw:mirror-vertical="false" draw:type="rectangle" draw:enhanced-path="M 0 0 L 21600 0 21600 21600 0 21600 0 0 Z N"/>
                  </draw:custom-shape>
                </draw:g>
                <draw:g>
                  <draw:custom-shape draw:style-name="gr464" draw:text-style-name="P32" draw:layer="layout" svg:width="0.013cm" svg:height="0.008cm" svg:x="2.988cm" svg:y="16.002cm">
                    <text:p/>
                    <draw:enhanced-geometry svg:viewBox="0 0 21600 21600" draw:mirror-horizontal="false" draw:mirror-vertical="false" draw:type="rectangle" draw:enhanced-path="M 0 0 L 21600 0 21600 21600 0 21600 0 0 Z N"/>
                  </draw:custom-shape>
                  <draw:custom-shape draw:style-name="gr465" draw:text-style-name="P32" draw:layer="layout" svg:width="0.01cm" svg:height="0.005cm" svg:x="2.989cm" svg:y="16.004cm">
                    <text:p/>
                    <draw:enhanced-geometry svg:viewBox="0 0 21600 21600" draw:mirror-horizontal="false" draw:mirror-vertical="false" draw:type="rectangle" draw:enhanced-path="M 0 0 L 21600 0 21600 21600 0 21600 0 0 Z N"/>
                  </draw:custom-shape>
                </draw:g>
                <draw:g>
                  <draw:custom-shape draw:style-name="gr466" draw:text-style-name="P32" draw:layer="layout" svg:width="0.013cm" svg:height="0.007cm" svg:x="2.988cm" svg:y="16.026cm">
                    <text:p/>
                    <draw:enhanced-geometry svg:viewBox="0 0 21600 21600" draw:mirror-horizontal="false" draw:mirror-vertical="false" draw:type="rectangle" draw:enhanced-path="M 0 0 L 21600 0 21600 21600 0 21600 0 0 Z N"/>
                  </draw:custom-shape>
                  <draw:custom-shape draw:style-name="gr467" draw:text-style-name="P32" draw:layer="layout" svg:width="0.01cm" svg:height="0.006cm" svg:x="2.989cm" svg:y="16.027cm">
                    <text:p/>
                    <draw:enhanced-geometry svg:viewBox="0 0 21600 21600" draw:mirror-horizontal="false" draw:mirror-vertical="false" draw:type="rectangle" draw:enhanced-path="M 0 0 L 21600 0 21600 21600 0 21600 0 0 Z N"/>
                  </draw:custom-shape>
                </draw:g>
                <draw:g>
                  <draw:custom-shape draw:style-name="gr468" draw:text-style-name="P32" draw:layer="layout" svg:width="0.013cm" svg:height="0.008cm" svg:x="2.988cm" svg:y="16.05cm">
                    <text:p/>
                    <draw:enhanced-geometry svg:viewBox="0 0 21600 21600" draw:mirror-horizontal="false" draw:mirror-vertical="false" draw:type="rectangle" draw:enhanced-path="M 0 0 L 21600 0 21600 21600 0 21600 0 0 Z N"/>
                  </draw:custom-shape>
                  <draw:custom-shape draw:style-name="gr469" draw:text-style-name="P32" draw:layer="layout" svg:width="0.01cm" svg:height="0.005cm" svg:x="2.989cm" svg:y="16.051cm">
                    <text:p/>
                    <draw:enhanced-geometry svg:viewBox="0 0 21600 21600" draw:mirror-horizontal="false" draw:mirror-vertical="false" draw:type="rectangle" draw:enhanced-path="M 0 0 L 21600 0 21600 21600 0 21600 0 0 Z N"/>
                  </draw:custom-shape>
                </draw:g>
                <draw:g>
                  <draw:custom-shape draw:style-name="gr470" draw:text-style-name="P32" draw:layer="layout" svg:width="0.013cm" svg:height="0.009cm" svg:x="2.988cm" svg:y="16.073cm">
                    <text:p/>
                    <draw:enhanced-geometry svg:viewBox="0 0 21600 21600" draw:mirror-horizontal="false" draw:mirror-vertical="false" draw:type="rectangle" draw:enhanced-path="M 0 0 L 21600 0 21600 21600 0 21600 0 0 Z N"/>
                  </draw:custom-shape>
                  <draw:custom-shape draw:style-name="gr471" draw:text-style-name="P32" draw:layer="layout" svg:width="0.01cm" svg:height="0.006cm" svg:x="2.989cm" svg:y="16.074cm">
                    <text:p/>
                    <draw:enhanced-geometry svg:viewBox="0 0 21600 21600" draw:mirror-horizontal="false" draw:mirror-vertical="false" draw:type="rectangle" draw:enhanced-path="M 0 0 L 21600 0 21600 21600 0 21600 0 0 Z N"/>
                  </draw:custom-shape>
                </draw:g>
              </draw:g>
              <draw:g>
                <draw:g>
                  <draw:custom-shape draw:style-name="gr472" draw:text-style-name="P32" draw:layer="layout" svg:width="0.013cm" svg:height="0.007cm" svg:x="3.041cm" svg:y="15.956cm">
                    <text:p/>
                    <draw:enhanced-geometry svg:viewBox="0 0 21600 21600" draw:mirror-horizontal="false" draw:mirror-vertical="false" draw:type="rectangle" draw:enhanced-path="M 0 0 L 21600 0 21600 21600 0 21600 0 0 Z N"/>
                  </draw:custom-shape>
                  <draw:custom-shape draw:style-name="gr473" draw:text-style-name="P32" draw:layer="layout" svg:width="0.01cm" svg:height="0.006cm" svg:x="3.042cm" svg:y="15.956cm">
                    <text:p/>
                    <draw:enhanced-geometry svg:viewBox="0 0 21600 21600" draw:mirror-horizontal="false" draw:mirror-vertical="false" draw:type="rectangle" draw:enhanced-path="M 0 0 L 21600 0 21600 21600 0 21600 0 0 Z N"/>
                  </draw:custom-shape>
                </draw:g>
                <draw:g>
                  <draw:custom-shape draw:style-name="gr474" draw:text-style-name="P32" draw:layer="layout" svg:width="0.013cm" svg:height="0.008cm" svg:x="3.041cm" svg:y="15.979cm">
                    <text:p/>
                    <draw:enhanced-geometry svg:viewBox="0 0 21600 21600" draw:mirror-horizontal="false" draw:mirror-vertical="false" draw:type="rectangle" draw:enhanced-path="M 0 0 L 21600 0 21600 21600 0 21600 0 0 Z N"/>
                  </draw:custom-shape>
                  <draw:custom-shape draw:style-name="gr475" draw:text-style-name="P32" draw:layer="layout" svg:width="0.01cm" svg:height="0.006cm" svg:x="3.042cm" svg:y="15.979cm">
                    <text:p/>
                    <draw:enhanced-geometry svg:viewBox="0 0 21600 21600" draw:mirror-horizontal="false" draw:mirror-vertical="false" draw:type="rectangle" draw:enhanced-path="M 0 0 L 21600 0 21600 21600 0 21600 0 0 Z N"/>
                  </draw:custom-shape>
                </draw:g>
                <draw:g>
                  <draw:custom-shape draw:style-name="gr476" draw:text-style-name="P32" draw:layer="layout" svg:width="0.013cm" svg:height="0.008cm" svg:x="3.041cm" svg:y="16.002cm">
                    <text:p/>
                    <draw:enhanced-geometry svg:viewBox="0 0 21600 21600" draw:mirror-horizontal="false" draw:mirror-vertical="false" draw:type="rectangle" draw:enhanced-path="M 0 0 L 21600 0 21600 21600 0 21600 0 0 Z N"/>
                  </draw:custom-shape>
                  <draw:custom-shape draw:style-name="gr477" draw:text-style-name="P32" draw:layer="layout" svg:width="0.01cm" svg:height="0.005cm" svg:x="3.042cm" svg:y="16.004cm">
                    <text:p/>
                    <draw:enhanced-geometry svg:viewBox="0 0 21600 21600" draw:mirror-horizontal="false" draw:mirror-vertical="false" draw:type="rectangle" draw:enhanced-path="M 0 0 L 21600 0 21600 21600 0 21600 0 0 Z N"/>
                  </draw:custom-shape>
                </draw:g>
                <draw:g>
                  <draw:custom-shape draw:style-name="gr478" draw:text-style-name="P32" draw:layer="layout" svg:width="0.013cm" svg:height="0.007cm" svg:x="3.041cm" svg:y="16.026cm">
                    <text:p/>
                    <draw:enhanced-geometry svg:viewBox="0 0 21600 21600" draw:mirror-horizontal="false" draw:mirror-vertical="false" draw:type="rectangle" draw:enhanced-path="M 0 0 L 21600 0 21600 21600 0 21600 0 0 Z N"/>
                  </draw:custom-shape>
                  <draw:custom-shape draw:style-name="gr479" draw:text-style-name="P32" draw:layer="layout" svg:width="0.01cm" svg:height="0.006cm" svg:x="3.042cm" svg:y="16.027cm">
                    <text:p/>
                    <draw:enhanced-geometry svg:viewBox="0 0 21600 21600" draw:mirror-horizontal="false" draw:mirror-vertical="false" draw:type="rectangle" draw:enhanced-path="M 0 0 L 21600 0 21600 21600 0 21600 0 0 Z N"/>
                  </draw:custom-shape>
                </draw:g>
                <draw:g>
                  <draw:custom-shape draw:style-name="gr480" draw:text-style-name="P32" draw:layer="layout" svg:width="0.013cm" svg:height="0.008cm" svg:x="3.041cm" svg:y="16.05cm">
                    <text:p/>
                    <draw:enhanced-geometry svg:viewBox="0 0 21600 21600" draw:mirror-horizontal="false" draw:mirror-vertical="false" draw:type="rectangle" draw:enhanced-path="M 0 0 L 21600 0 21600 21600 0 21600 0 0 Z N"/>
                  </draw:custom-shape>
                  <draw:custom-shape draw:style-name="gr481" draw:text-style-name="P32" draw:layer="layout" svg:width="0.01cm" svg:height="0.005cm" svg:x="3.042cm" svg:y="16.051cm">
                    <text:p/>
                    <draw:enhanced-geometry svg:viewBox="0 0 21600 21600" draw:mirror-horizontal="false" draw:mirror-vertical="false" draw:type="rectangle" draw:enhanced-path="M 0 0 L 21600 0 21600 21600 0 21600 0 0 Z N"/>
                  </draw:custom-shape>
                </draw:g>
                <draw:g>
                  <draw:custom-shape draw:style-name="gr482" draw:text-style-name="P32" draw:layer="layout" svg:width="0.013cm" svg:height="0.009cm" svg:x="3.041cm" svg:y="16.073cm">
                    <text:p/>
                    <draw:enhanced-geometry svg:viewBox="0 0 21600 21600" draw:mirror-horizontal="false" draw:mirror-vertical="false" draw:type="rectangle" draw:enhanced-path="M 0 0 L 21600 0 21600 21600 0 21600 0 0 Z N"/>
                  </draw:custom-shape>
                  <draw:custom-shape draw:style-name="gr483" draw:text-style-name="P32" draw:layer="layout" svg:width="0.01cm" svg:height="0.006cm" svg:x="3.042cm" svg:y="16.074cm">
                    <text:p/>
                    <draw:enhanced-geometry svg:viewBox="0 0 21600 21600" draw:mirror-horizontal="false" draw:mirror-vertical="false" draw:type="rectangle" draw:enhanced-path="M 0 0 L 21600 0 21600 21600 0 21600 0 0 Z N"/>
                  </draw:custom-shape>
                </draw:g>
              </draw:g>
              <draw:line draw:style-name="gr484" draw:text-style-name="P30" draw:layer="layout" svg:x1="3.067cm" svg:y1="15.881cm" svg:x2="3.067cm" svg:y2="16.097cm">
                <text:p/>
              </draw:line>
              <draw:g>
                <draw:g>
                  <draw:custom-shape draw:style-name="gr485" draw:text-style-name="P32" draw:layer="layout" svg:width="0.013cm" svg:height="0.007cm" svg:x="3.093cm" svg:y="15.956cm">
                    <text:p/>
                    <draw:enhanced-geometry svg:viewBox="0 0 21600 21600" draw:mirror-horizontal="false" draw:mirror-vertical="false" draw:type="rectangle" draw:enhanced-path="M 0 0 L 21600 0 21600 21600 0 21600 0 0 Z N"/>
                  </draw:custom-shape>
                  <draw:custom-shape draw:style-name="gr486" draw:text-style-name="P32" draw:layer="layout" svg:width="0.01cm" svg:height="0.006cm" svg:x="3.095cm" svg:y="15.956cm">
                    <text:p/>
                    <draw:enhanced-geometry svg:viewBox="0 0 21600 21600" draw:mirror-horizontal="false" draw:mirror-vertical="false" draw:type="rectangle" draw:enhanced-path="M 0 0 L 21600 0 21600 21600 0 21600 0 0 Z N"/>
                  </draw:custom-shape>
                </draw:g>
                <draw:g>
                  <draw:custom-shape draw:style-name="gr487" draw:text-style-name="P32" draw:layer="layout" svg:width="0.013cm" svg:height="0.008cm" svg:x="3.093cm" svg:y="15.979cm">
                    <text:p/>
                    <draw:enhanced-geometry svg:viewBox="0 0 21600 21600" draw:mirror-horizontal="false" draw:mirror-vertical="false" draw:type="rectangle" draw:enhanced-path="M 0 0 L 21600 0 21600 21600 0 21600 0 0 Z N"/>
                  </draw:custom-shape>
                  <draw:custom-shape draw:style-name="gr488" draw:text-style-name="P32" draw:layer="layout" svg:width="0.01cm" svg:height="0.006cm" svg:x="3.095cm" svg:y="15.979cm">
                    <text:p/>
                    <draw:enhanced-geometry svg:viewBox="0 0 21600 21600" draw:mirror-horizontal="false" draw:mirror-vertical="false" draw:type="rectangle" draw:enhanced-path="M 0 0 L 21600 0 21600 21600 0 21600 0 0 Z N"/>
                  </draw:custom-shape>
                </draw:g>
                <draw:g>
                  <draw:custom-shape draw:style-name="gr489" draw:text-style-name="P32" draw:layer="layout" svg:width="0.013cm" svg:height="0.008cm" svg:x="3.093cm" svg:y="16.002cm">
                    <text:p/>
                    <draw:enhanced-geometry svg:viewBox="0 0 21600 21600" draw:mirror-horizontal="false" draw:mirror-vertical="false" draw:type="rectangle" draw:enhanced-path="M 0 0 L 21600 0 21600 21600 0 21600 0 0 Z N"/>
                  </draw:custom-shape>
                  <draw:custom-shape draw:style-name="gr490" draw:text-style-name="P32" draw:layer="layout" svg:width="0.01cm" svg:height="0.005cm" svg:x="3.095cm" svg:y="16.004cm">
                    <text:p/>
                    <draw:enhanced-geometry svg:viewBox="0 0 21600 21600" draw:mirror-horizontal="false" draw:mirror-vertical="false" draw:type="rectangle" draw:enhanced-path="M 0 0 L 21600 0 21600 21600 0 21600 0 0 Z N"/>
                  </draw:custom-shape>
                </draw:g>
                <draw:g>
                  <draw:custom-shape draw:style-name="gr491" draw:text-style-name="P32" draw:layer="layout" svg:width="0.013cm" svg:height="0.007cm" svg:x="3.093cm" svg:y="16.026cm">
                    <text:p/>
                    <draw:enhanced-geometry svg:viewBox="0 0 21600 21600" draw:mirror-horizontal="false" draw:mirror-vertical="false" draw:type="rectangle" draw:enhanced-path="M 0 0 L 21600 0 21600 21600 0 21600 0 0 Z N"/>
                  </draw:custom-shape>
                  <draw:custom-shape draw:style-name="gr492" draw:text-style-name="P32" draw:layer="layout" svg:width="0.01cm" svg:height="0.006cm" svg:x="3.095cm" svg:y="16.027cm">
                    <text:p/>
                    <draw:enhanced-geometry svg:viewBox="0 0 21600 21600" draw:mirror-horizontal="false" draw:mirror-vertical="false" draw:type="rectangle" draw:enhanced-path="M 0 0 L 21600 0 21600 21600 0 21600 0 0 Z N"/>
                  </draw:custom-shape>
                </draw:g>
                <draw:g>
                  <draw:custom-shape draw:style-name="gr493" draw:text-style-name="P32" draw:layer="layout" svg:width="0.013cm" svg:height="0.008cm" svg:x="3.093cm" svg:y="16.05cm">
                    <text:p/>
                    <draw:enhanced-geometry svg:viewBox="0 0 21600 21600" draw:mirror-horizontal="false" draw:mirror-vertical="false" draw:type="rectangle" draw:enhanced-path="M 0 0 L 21600 0 21600 21600 0 21600 0 0 Z N"/>
                  </draw:custom-shape>
                  <draw:custom-shape draw:style-name="gr494" draw:text-style-name="P32" draw:layer="layout" svg:width="0.01cm" svg:height="0.005cm" svg:x="3.095cm" svg:y="16.051cm">
                    <text:p/>
                    <draw:enhanced-geometry svg:viewBox="0 0 21600 21600" draw:mirror-horizontal="false" draw:mirror-vertical="false" draw:type="rectangle" draw:enhanced-path="M 0 0 L 21600 0 21600 21600 0 21600 0 0 Z N"/>
                  </draw:custom-shape>
                </draw:g>
                <draw:g>
                  <draw:custom-shape draw:style-name="gr495" draw:text-style-name="P32" draw:layer="layout" svg:width="0.013cm" svg:height="0.009cm" svg:x="3.093cm" svg:y="16.073cm">
                    <text:p/>
                    <draw:enhanced-geometry svg:viewBox="0 0 21600 21600" draw:mirror-horizontal="false" draw:mirror-vertical="false" draw:type="rectangle" draw:enhanced-path="M 0 0 L 21600 0 21600 21600 0 21600 0 0 Z N"/>
                  </draw:custom-shape>
                  <draw:custom-shape draw:style-name="gr496" draw:text-style-name="P32" draw:layer="layout" svg:width="0.01cm" svg:height="0.006cm" svg:x="3.095cm" svg:y="16.074cm">
                    <text:p/>
                    <draw:enhanced-geometry svg:viewBox="0 0 21600 21600" draw:mirror-horizontal="false" draw:mirror-vertical="false" draw:type="rectangle" draw:enhanced-path="M 0 0 L 21600 0 21600 21600 0 21600 0 0 Z N"/>
                  </draw:custom-shape>
                </draw:g>
              </draw:g>
              <draw:line draw:style-name="gr497" draw:text-style-name="P30" draw:layer="layout" svg:x1="3.12cm" svg:y1="15.881cm" svg:x2="3.12cm" svg:y2="16.097cm">
                <text:p/>
              </draw:line>
              <draw:g>
                <draw:g>
                  <draw:custom-shape draw:style-name="gr498" draw:text-style-name="P32" draw:layer="layout" svg:width="0.013cm" svg:height="0.007cm" svg:x="3.146cm" svg:y="15.956cm">
                    <text:p/>
                    <draw:enhanced-geometry svg:viewBox="0 0 21600 21600" draw:mirror-horizontal="false" draw:mirror-vertical="false" draw:type="rectangle" draw:enhanced-path="M 0 0 L 21600 0 21600 21600 0 21600 0 0 Z N"/>
                  </draw:custom-shape>
                  <draw:custom-shape draw:style-name="gr499" draw:text-style-name="P32" draw:layer="layout" svg:width="0.011cm" svg:height="0.006cm" svg:x="3.147cm" svg:y="15.956cm">
                    <text:p/>
                    <draw:enhanced-geometry svg:viewBox="0 0 21600 21600" draw:mirror-horizontal="false" draw:mirror-vertical="false" draw:type="rectangle" draw:enhanced-path="M 0 0 L 21600 0 21600 21600 0 21600 0 0 Z N"/>
                  </draw:custom-shape>
                </draw:g>
                <draw:g>
                  <draw:custom-shape draw:style-name="gr500" draw:text-style-name="P32" draw:layer="layout" svg:width="0.013cm" svg:height="0.008cm" svg:x="3.146cm" svg:y="15.979cm">
                    <text:p/>
                    <draw:enhanced-geometry svg:viewBox="0 0 21600 21600" draw:mirror-horizontal="false" draw:mirror-vertical="false" draw:type="rectangle" draw:enhanced-path="M 0 0 L 21600 0 21600 21600 0 21600 0 0 Z N"/>
                  </draw:custom-shape>
                  <draw:custom-shape draw:style-name="gr501" draw:text-style-name="P32" draw:layer="layout" svg:width="0.011cm" svg:height="0.006cm" svg:x="3.147cm" svg:y="15.979cm">
                    <text:p/>
                    <draw:enhanced-geometry svg:viewBox="0 0 21600 21600" draw:mirror-horizontal="false" draw:mirror-vertical="false" draw:type="rectangle" draw:enhanced-path="M 0 0 L 21600 0 21600 21600 0 21600 0 0 Z N"/>
                  </draw:custom-shape>
                </draw:g>
                <draw:g>
                  <draw:custom-shape draw:style-name="gr502" draw:text-style-name="P32" draw:layer="layout" svg:width="0.013cm" svg:height="0.008cm" svg:x="3.146cm" svg:y="16.002cm">
                    <text:p/>
                    <draw:enhanced-geometry svg:viewBox="0 0 21600 21600" draw:mirror-horizontal="false" draw:mirror-vertical="false" draw:type="rectangle" draw:enhanced-path="M 0 0 L 21600 0 21600 21600 0 21600 0 0 Z N"/>
                  </draw:custom-shape>
                  <draw:custom-shape draw:style-name="gr503" draw:text-style-name="P32" draw:layer="layout" svg:width="0.011cm" svg:height="0.005cm" svg:x="3.147cm" svg:y="16.004cm">
                    <text:p/>
                    <draw:enhanced-geometry svg:viewBox="0 0 21600 21600" draw:mirror-horizontal="false" draw:mirror-vertical="false" draw:type="rectangle" draw:enhanced-path="M 0 0 L 21600 0 21600 21600 0 21600 0 0 Z N"/>
                  </draw:custom-shape>
                </draw:g>
                <draw:g>
                  <draw:custom-shape draw:style-name="gr504" draw:text-style-name="P32" draw:layer="layout" svg:width="0.013cm" svg:height="0.007cm" svg:x="3.146cm" svg:y="16.026cm">
                    <text:p/>
                    <draw:enhanced-geometry svg:viewBox="0 0 21600 21600" draw:mirror-horizontal="false" draw:mirror-vertical="false" draw:type="rectangle" draw:enhanced-path="M 0 0 L 21600 0 21600 21600 0 21600 0 0 Z N"/>
                  </draw:custom-shape>
                  <draw:custom-shape draw:style-name="gr505" draw:text-style-name="P32" draw:layer="layout" svg:width="0.011cm" svg:height="0.006cm" svg:x="3.147cm" svg:y="16.027cm">
                    <text:p/>
                    <draw:enhanced-geometry svg:viewBox="0 0 21600 21600" draw:mirror-horizontal="false" draw:mirror-vertical="false" draw:type="rectangle" draw:enhanced-path="M 0 0 L 21600 0 21600 21600 0 21600 0 0 Z N"/>
                  </draw:custom-shape>
                </draw:g>
                <draw:g>
                  <draw:custom-shape draw:style-name="gr506" draw:text-style-name="P32" draw:layer="layout" svg:width="0.013cm" svg:height="0.008cm" svg:x="3.146cm" svg:y="16.05cm">
                    <text:p/>
                    <draw:enhanced-geometry svg:viewBox="0 0 21600 21600" draw:mirror-horizontal="false" draw:mirror-vertical="false" draw:type="rectangle" draw:enhanced-path="M 0 0 L 21600 0 21600 21600 0 21600 0 0 Z N"/>
                  </draw:custom-shape>
                  <draw:custom-shape draw:style-name="gr507" draw:text-style-name="P32" draw:layer="layout" svg:width="0.011cm" svg:height="0.005cm" svg:x="3.147cm" svg:y="16.051cm">
                    <text:p/>
                    <draw:enhanced-geometry svg:viewBox="0 0 21600 21600" draw:mirror-horizontal="false" draw:mirror-vertical="false" draw:type="rectangle" draw:enhanced-path="M 0 0 L 21600 0 21600 21600 0 21600 0 0 Z N"/>
                  </draw:custom-shape>
                </draw:g>
                <draw:g>
                  <draw:custom-shape draw:style-name="gr508" draw:text-style-name="P32" draw:layer="layout" svg:width="0.013cm" svg:height="0.009cm" svg:x="3.146cm" svg:y="16.073cm">
                    <text:p/>
                    <draw:enhanced-geometry svg:viewBox="0 0 21600 21600" draw:mirror-horizontal="false" draw:mirror-vertical="false" draw:type="rectangle" draw:enhanced-path="M 0 0 L 21600 0 21600 21600 0 21600 0 0 Z N"/>
                  </draw:custom-shape>
                  <draw:custom-shape draw:style-name="gr509" draw:text-style-name="P32" draw:layer="layout" svg:width="0.011cm" svg:height="0.006cm" svg:x="3.147cm" svg:y="16.074cm">
                    <text:p/>
                    <draw:enhanced-geometry svg:viewBox="0 0 21600 21600" draw:mirror-horizontal="false" draw:mirror-vertical="false" draw:type="rectangle" draw:enhanced-path="M 0 0 L 21600 0 21600 21600 0 21600 0 0 Z N"/>
                  </draw:custom-shape>
                </draw:g>
              </draw:g>
              <draw:line draw:style-name="gr510" draw:text-style-name="P30" draw:layer="layout" svg:x1="3.172cm" svg:y1="15.881cm" svg:x2="3.172cm" svg:y2="16.097cm">
                <text:p/>
              </draw:line>
              <draw:g>
                <draw:g>
                  <draw:custom-shape draw:style-name="gr511" draw:text-style-name="P32" draw:layer="layout" svg:width="0.014cm" svg:height="0.007cm" svg:x="3.198cm" svg:y="15.956cm">
                    <text:p/>
                    <draw:enhanced-geometry svg:viewBox="0 0 21600 21600" draw:mirror-horizontal="false" draw:mirror-vertical="false" draw:type="rectangle" draw:enhanced-path="M 0 0 L 21600 0 21600 21600 0 21600 0 0 Z N"/>
                  </draw:custom-shape>
                  <draw:custom-shape draw:style-name="gr512" draw:text-style-name="P32" draw:layer="layout" svg:width="0.01cm" svg:height="0.006cm" svg:x="3.2cm" svg:y="15.956cm">
                    <text:p/>
                    <draw:enhanced-geometry svg:viewBox="0 0 21600 21600" draw:mirror-horizontal="false" draw:mirror-vertical="false" draw:type="rectangle" draw:enhanced-path="M 0 0 L 21600 0 21600 21600 0 21600 0 0 Z N"/>
                  </draw:custom-shape>
                </draw:g>
                <draw:g>
                  <draw:custom-shape draw:style-name="gr513" draw:text-style-name="P32" draw:layer="layout" svg:width="0.014cm" svg:height="0.008cm" svg:x="3.198cm" svg:y="15.979cm">
                    <text:p/>
                    <draw:enhanced-geometry svg:viewBox="0 0 21600 21600" draw:mirror-horizontal="false" draw:mirror-vertical="false" draw:type="rectangle" draw:enhanced-path="M 0 0 L 21600 0 21600 21600 0 21600 0 0 Z N"/>
                  </draw:custom-shape>
                  <draw:custom-shape draw:style-name="gr514" draw:text-style-name="P32" draw:layer="layout" svg:width="0.01cm" svg:height="0.006cm" svg:x="3.2cm" svg:y="15.979cm">
                    <text:p/>
                    <draw:enhanced-geometry svg:viewBox="0 0 21600 21600" draw:mirror-horizontal="false" draw:mirror-vertical="false" draw:type="rectangle" draw:enhanced-path="M 0 0 L 21600 0 21600 21600 0 21600 0 0 Z N"/>
                  </draw:custom-shape>
                </draw:g>
                <draw:g>
                  <draw:custom-shape draw:style-name="gr515" draw:text-style-name="P32" draw:layer="layout" svg:width="0.014cm" svg:height="0.008cm" svg:x="3.198cm" svg:y="16.002cm">
                    <text:p/>
                    <draw:enhanced-geometry svg:viewBox="0 0 21600 21600" draw:mirror-horizontal="false" draw:mirror-vertical="false" draw:type="rectangle" draw:enhanced-path="M 0 0 L 21600 0 21600 21600 0 21600 0 0 Z N"/>
                  </draw:custom-shape>
                  <draw:custom-shape draw:style-name="gr516" draw:text-style-name="P32" draw:layer="layout" svg:width="0.01cm" svg:height="0.005cm" svg:x="3.2cm" svg:y="16.004cm">
                    <text:p/>
                    <draw:enhanced-geometry svg:viewBox="0 0 21600 21600" draw:mirror-horizontal="false" draw:mirror-vertical="false" draw:type="rectangle" draw:enhanced-path="M 0 0 L 21600 0 21600 21600 0 21600 0 0 Z N"/>
                  </draw:custom-shape>
                </draw:g>
                <draw:g>
                  <draw:custom-shape draw:style-name="gr517" draw:text-style-name="P32" draw:layer="layout" svg:width="0.014cm" svg:height="0.007cm" svg:x="3.198cm" svg:y="16.026cm">
                    <text:p/>
                    <draw:enhanced-geometry svg:viewBox="0 0 21600 21600" draw:mirror-horizontal="false" draw:mirror-vertical="false" draw:type="rectangle" draw:enhanced-path="M 0 0 L 21600 0 21600 21600 0 21600 0 0 Z N"/>
                  </draw:custom-shape>
                  <draw:custom-shape draw:style-name="gr518" draw:text-style-name="P32" draw:layer="layout" svg:width="0.01cm" svg:height="0.006cm" svg:x="3.2cm" svg:y="16.027cm">
                    <text:p/>
                    <draw:enhanced-geometry svg:viewBox="0 0 21600 21600" draw:mirror-horizontal="false" draw:mirror-vertical="false" draw:type="rectangle" draw:enhanced-path="M 0 0 L 21600 0 21600 21600 0 21600 0 0 Z N"/>
                  </draw:custom-shape>
                </draw:g>
                <draw:g>
                  <draw:custom-shape draw:style-name="gr519" draw:text-style-name="P32" draw:layer="layout" svg:width="0.014cm" svg:height="0.008cm" svg:x="3.198cm" svg:y="16.05cm">
                    <text:p/>
                    <draw:enhanced-geometry svg:viewBox="0 0 21600 21600" draw:mirror-horizontal="false" draw:mirror-vertical="false" draw:type="rectangle" draw:enhanced-path="M 0 0 L 21600 0 21600 21600 0 21600 0 0 Z N"/>
                  </draw:custom-shape>
                  <draw:custom-shape draw:style-name="gr520" draw:text-style-name="P32" draw:layer="layout" svg:width="0.01cm" svg:height="0.005cm" svg:x="3.2cm" svg:y="16.051cm">
                    <text:p/>
                    <draw:enhanced-geometry svg:viewBox="0 0 21600 21600" draw:mirror-horizontal="false" draw:mirror-vertical="false" draw:type="rectangle" draw:enhanced-path="M 0 0 L 21600 0 21600 21600 0 21600 0 0 Z N"/>
                  </draw:custom-shape>
                </draw:g>
                <draw:g>
                  <draw:custom-shape draw:style-name="gr521" draw:text-style-name="P32" draw:layer="layout" svg:width="0.014cm" svg:height="0.009cm" svg:x="3.198cm" svg:y="16.073cm">
                    <text:p/>
                    <draw:enhanced-geometry svg:viewBox="0 0 21600 21600" draw:mirror-horizontal="false" draw:mirror-vertical="false" draw:type="rectangle" draw:enhanced-path="M 0 0 L 21600 0 21600 21600 0 21600 0 0 Z N"/>
                  </draw:custom-shape>
                  <draw:custom-shape draw:style-name="gr522" draw:text-style-name="P32" draw:layer="layout" svg:width="0.01cm" svg:height="0.006cm" svg:x="3.2cm" svg:y="16.074cm">
                    <text:p/>
                    <draw:enhanced-geometry svg:viewBox="0 0 21600 21600" draw:mirror-horizontal="false" draw:mirror-vertical="false" draw:type="rectangle" draw:enhanced-path="M 0 0 L 21600 0 21600 21600 0 21600 0 0 Z N"/>
                  </draw:custom-shape>
                </draw:g>
              </draw:g>
            </draw:g>
          </draw:g>
          <draw:g>
            <draw:custom-shape draw:style-name="gr523" draw:text-style-name="P31" draw:layer="layout" svg:width="0.476cm" svg:height="0.34cm" svg:x="2.751cm" svg:y="15.255cm">
              <text:p/>
              <draw:enhanced-geometry svg:viewBox="0 0 21600 21600" draw:mirror-horizontal="false" draw:mirror-vertical="false" draw:type="rectangle" draw:enhanced-path="M 0 0 L 21600 0 21600 21600 0 21600 0 0 Z N"/>
            </draw:custom-shape>
            <draw:line draw:style-name="gr524" draw:text-style-name="P30" draw:layer="layout" svg:x1="2.82cm" svg:y1="15.255cm" svg:x2="2.82cm" svg:y2="15.598cm">
              <text:p/>
            </draw:line>
            <draw:line draw:style-name="gr525" draw:text-style-name="P30" draw:layer="layout" svg:x1="3.023cm" svg:y1="15.255cm" svg:x2="3.023cm" svg:y2="15.598cm">
              <text:p/>
            </draw:line>
            <draw:custom-shape draw:style-name="gr526" draw:text-style-name="P32" draw:layer="layout" svg:width="0.017cm" svg:height="0.01cm" svg:x="2.921cm" svg:y="15.29cm">
              <text:p/>
              <draw:enhanced-geometry svg:viewBox="0 0 21600 21600" draw:mirror-horizontal="false" draw:mirror-vertical="false" draw:type="rectangle" draw:enhanced-path="M 0 0 L 21600 0 21600 21600 0 21600 0 0 Z N"/>
            </draw:custom-shape>
            <draw:custom-shape draw:style-name="gr527" draw:text-style-name="P32" draw:layer="layout" svg:width="0.035cm" svg:height="0.034cm" svg:x="2.768cm" svg:y="15.527cm">
              <text:p/>
              <draw:enhanced-geometry svg:viewBox="0 0 21600 21600" draw:mirror-horizontal="false" draw:mirror-vertical="false" draw:type="rectangle" draw:enhanced-path="M 0 0 L 21600 0 21600 21600 0 21600 0 0 Z N"/>
            </draw:custom-shape>
            <draw:line draw:style-name="gr528" draw:text-style-name="P30" draw:layer="layout" svg:x1="2.955cm" svg:y1="15.324cm" svg:x2="3.227cm" svg:y2="15.324cm">
              <text:p/>
            </draw:line>
            <draw:line draw:style-name="gr529" draw:text-style-name="P30" draw:layer="layout" svg:x1="2.955cm" svg:y1="15.255cm" svg:x2="2.955cm" svg:y2="15.598cm">
              <text:p/>
            </draw:line>
            <draw:custom-shape draw:style-name="gr530" draw:text-style-name="P32" draw:layer="layout" svg:width="0.017cm" svg:height="0.011cm" svg:x="2.921cm" svg:y="15.347cm">
              <text:p/>
              <draw:enhanced-geometry svg:viewBox="0 0 21600 21600" draw:mirror-horizontal="false" draw:mirror-vertical="false" draw:type="rectangle" draw:enhanced-path="M 0 0 L 21600 0 21600 21600 0 21600 0 0 Z N"/>
            </draw:custom-shape>
            <draw:custom-shape draw:style-name="gr531" draw:text-style-name="P32" draw:layer="layout" svg:width="0.017cm" svg:height="0.01cm" svg:x="2.921cm" svg:y="15.318cm">
              <text:p/>
              <draw:enhanced-geometry svg:viewBox="0 0 21600 21600" draw:mirror-horizontal="false" draw:mirror-vertical="false" draw:type="rectangle" draw:enhanced-path="M 0 0 L 21600 0 21600 21600 0 21600 0 0 Z N"/>
            </draw:custom-shape>
            <draw:custom-shape draw:style-name="gr532" draw:text-style-name="P32" draw:layer="layout" svg:width="0.035cm" svg:height="0.034cm" svg:x="2.768cm" svg:y="15.459cm">
              <text:p/>
              <draw:enhanced-geometry svg:viewBox="0 0 21600 21600" draw:mirror-horizontal="false" draw:mirror-vertical="false" draw:type="rectangle" draw:enhanced-path="M 0 0 L 21600 0 21600 21600 0 21600 0 0 Z N"/>
            </draw:custom-shape>
            <draw:g>
              <draw:g>
                <draw:custom-shape draw:style-name="gr533" draw:text-style-name="P32" draw:layer="layout" svg:width="0.017cm" svg:height="0.01cm" svg:x="2.989cm" svg:y="15.561cm">
                  <text:p/>
                  <draw:enhanced-geometry svg:viewBox="0 0 21600 21600" draw:mirror-horizontal="false" draw:mirror-vertical="false" draw:type="rectangle" draw:enhanced-path="M 0 0 L 21600 0 21600 21600 0 21600 0 0 Z N"/>
                </draw:custom-shape>
                <draw:custom-shape draw:style-name="gr534" draw:text-style-name="P32" draw:layer="layout" svg:width="0.014cm" svg:height="0.008cm" svg:x="2.991cm" svg:y="15.562cm">
                  <text:p/>
                  <draw:enhanced-geometry svg:viewBox="0 0 21600 21600" draw:mirror-horizontal="false" draw:mirror-vertical="false" draw:type="rectangle" draw:enhanced-path="M 0 0 L 21600 0 21600 21600 0 21600 0 0 Z N"/>
                </draw:custom-shape>
              </draw:g>
              <draw:g>
                <draw:custom-shape draw:style-name="gr535" draw:text-style-name="P32" draw:layer="layout" svg:width="0.017cm" svg:height="0.011cm" svg:x="2.989cm" svg:y="15.347cm">
                  <text:p/>
                  <draw:enhanced-geometry svg:viewBox="0 0 21600 21600" draw:mirror-horizontal="false" draw:mirror-vertical="false" draw:type="rectangle" draw:enhanced-path="M 0 0 L 21600 0 21600 21600 0 21600 0 0 Z N"/>
                </draw:custom-shape>
                <draw:custom-shape draw:style-name="gr536" draw:text-style-name="P32" draw:layer="layout" svg:width="0.014cm" svg:height="0.006cm" svg:x="2.991cm" svg:y="15.349cm">
                  <text:p/>
                  <draw:enhanced-geometry svg:viewBox="0 0 21600 21600" draw:mirror-horizontal="false" draw:mirror-vertical="false" draw:type="rectangle" draw:enhanced-path="M 0 0 L 21600 0 21600 21600 0 21600 0 0 Z N"/>
                </draw:custom-shape>
              </draw:g>
              <draw:g>
                <draw:custom-shape draw:style-name="gr537" draw:text-style-name="P32" draw:layer="layout" svg:width="0.017cm" svg:height="0.011cm" svg:x="2.989cm" svg:y="15.377cm">
                  <text:p/>
                  <draw:enhanced-geometry svg:viewBox="0 0 21600 21600" draw:mirror-horizontal="false" draw:mirror-vertical="false" draw:type="rectangle" draw:enhanced-path="M 0 0 L 21600 0 21600 21600 0 21600 0 0 Z N"/>
                </draw:custom-shape>
                <draw:custom-shape draw:style-name="gr538" draw:text-style-name="P32" draw:layer="layout" svg:width="0.014cm" svg:height="0.007cm" svg:x="2.991cm" svg:y="15.379cm">
                  <text:p/>
                  <draw:enhanced-geometry svg:viewBox="0 0 21600 21600" draw:mirror-horizontal="false" draw:mirror-vertical="false" draw:type="rectangle" draw:enhanced-path="M 0 0 L 21600 0 21600 21600 0 21600 0 0 Z N"/>
                </draw:custom-shape>
              </draw:g>
              <draw:g>
                <draw:custom-shape draw:style-name="gr539" draw:text-style-name="P32" draw:layer="layout" svg:width="0.017cm" svg:height="0.01cm" svg:x="2.989cm" svg:y="15.408cm">
                  <text:p/>
                  <draw:enhanced-geometry svg:viewBox="0 0 21600 21600" draw:mirror-horizontal="false" draw:mirror-vertical="false" draw:type="rectangle" draw:enhanced-path="M 0 0 L 21600 0 21600 21600 0 21600 0 0 Z N"/>
                </draw:custom-shape>
                <draw:custom-shape draw:style-name="gr540" draw:text-style-name="P32" draw:layer="layout" svg:width="0.014cm" svg:height="0.006cm" svg:x="2.991cm" svg:y="15.41cm">
                  <text:p/>
                  <draw:enhanced-geometry svg:viewBox="0 0 21600 21600" draw:mirror-horizontal="false" draw:mirror-vertical="false" draw:type="rectangle" draw:enhanced-path="M 0 0 L 21600 0 21600 21600 0 21600 0 0 Z N"/>
                </draw:custom-shape>
              </draw:g>
              <draw:g>
                <draw:custom-shape draw:style-name="gr541" draw:text-style-name="P32" draw:layer="layout" svg:width="0.017cm" svg:height="0.011cm" svg:x="2.989cm" svg:y="15.439cm">
                  <text:p/>
                  <draw:enhanced-geometry svg:viewBox="0 0 21600 21600" draw:mirror-horizontal="false" draw:mirror-vertical="false" draw:type="rectangle" draw:enhanced-path="M 0 0 L 21600 0 21600 21600 0 21600 0 0 Z N"/>
                </draw:custom-shape>
                <draw:custom-shape draw:style-name="gr542" draw:text-style-name="P32" draw:layer="layout" svg:width="0.014cm" svg:height="0.007cm" svg:x="2.991cm" svg:y="15.44cm">
                  <text:p/>
                  <draw:enhanced-geometry svg:viewBox="0 0 21600 21600" draw:mirror-horizontal="false" draw:mirror-vertical="false" draw:type="rectangle" draw:enhanced-path="M 0 0 L 21600 0 21600 21600 0 21600 0 0 Z N"/>
                </draw:custom-shape>
              </draw:g>
              <draw:g>
                <draw:custom-shape draw:style-name="gr543" draw:text-style-name="P32" draw:layer="layout" svg:width="0.017cm" svg:height="0.01cm" svg:x="2.989cm" svg:y="15.469cm">
                  <text:p/>
                  <draw:enhanced-geometry svg:viewBox="0 0 21600 21600" draw:mirror-horizontal="false" draw:mirror-vertical="false" draw:type="rectangle" draw:enhanced-path="M 0 0 L 21600 0 21600 21600 0 21600 0 0 Z N"/>
                </draw:custom-shape>
                <draw:custom-shape draw:style-name="gr544" draw:text-style-name="P32" draw:layer="layout" svg:width="0.014cm" svg:height="0.007cm" svg:x="2.991cm" svg:y="15.471cm">
                  <text:p/>
                  <draw:enhanced-geometry svg:viewBox="0 0 21600 21600" draw:mirror-horizontal="false" draw:mirror-vertical="false" draw:type="rectangle" draw:enhanced-path="M 0 0 L 21600 0 21600 21600 0 21600 0 0 Z N"/>
                </draw:custom-shape>
              </draw:g>
              <draw:g>
                <draw:custom-shape draw:style-name="gr545" draw:text-style-name="P32" draw:layer="layout" svg:width="0.017cm" svg:height="0.01cm" svg:x="2.989cm" svg:y="15.5cm">
                  <text:p/>
                  <draw:enhanced-geometry svg:viewBox="0 0 21600 21600" draw:mirror-horizontal="false" draw:mirror-vertical="false" draw:type="rectangle" draw:enhanced-path="M 0 0 L 21600 0 21600 21600 0 21600 0 0 Z N"/>
                </draw:custom-shape>
                <draw:custom-shape draw:style-name="gr546" draw:text-style-name="P32" draw:layer="layout" svg:width="0.014cm" svg:height="0.006cm" svg:x="2.991cm" svg:y="15.502cm">
                  <text:p/>
                  <draw:enhanced-geometry svg:viewBox="0 0 21600 21600" draw:mirror-horizontal="false" draw:mirror-vertical="false" draw:type="rectangle" draw:enhanced-path="M 0 0 L 21600 0 21600 21600 0 21600 0 0 Z N"/>
                </draw:custom-shape>
              </draw:g>
              <draw:g>
                <draw:custom-shape draw:style-name="gr547" draw:text-style-name="P32" draw:layer="layout" svg:width="0.017cm" svg:height="0.01cm" svg:x="2.989cm" svg:y="15.531cm">
                  <text:p/>
                  <draw:enhanced-geometry svg:viewBox="0 0 21600 21600" draw:mirror-horizontal="false" draw:mirror-vertical="false" draw:type="rectangle" draw:enhanced-path="M 0 0 L 21600 0 21600 21600 0 21600 0 0 Z N"/>
                </draw:custom-shape>
                <draw:custom-shape draw:style-name="gr548" draw:text-style-name="P32" draw:layer="layout" svg:width="0.014cm" svg:height="0.007cm" svg:x="2.991cm" svg:y="15.532cm">
                  <text:p/>
                  <draw:enhanced-geometry svg:viewBox="0 0 21600 21600" draw:mirror-horizontal="false" draw:mirror-vertical="false" draw:type="rectangle" draw:enhanced-path="M 0 0 L 21600 0 21600 21600 0 21600 0 0 Z N"/>
                </draw:custom-shape>
              </draw:g>
            </draw:g>
            <draw:line draw:style-name="gr549" draw:text-style-name="P30" draw:layer="layout" svg:x1="3.092cm" svg:y1="15.255cm" svg:x2="3.092cm" svg:y2="15.598cm">
              <text:p/>
            </draw:line>
            <draw:line draw:style-name="gr550" draw:text-style-name="P30" draw:layer="layout" svg:x1="3.159cm" svg:y1="15.255cm" svg:x2="3.159cm" svg:y2="15.598cm">
              <text:p/>
            </draw:line>
            <draw:g>
              <draw:g>
                <draw:custom-shape draw:style-name="gr551" draw:text-style-name="P32" draw:layer="layout" svg:width="0.017cm" svg:height="0.01cm" svg:x="3.126cm" svg:y="15.561cm">
                  <text:p/>
                  <draw:enhanced-geometry svg:viewBox="0 0 21600 21600" draw:mirror-horizontal="false" draw:mirror-vertical="false" draw:type="rectangle" draw:enhanced-path="M 0 0 L 21600 0 21600 21600 0 21600 0 0 Z N"/>
                </draw:custom-shape>
                <draw:custom-shape draw:style-name="gr552" draw:text-style-name="P32" draw:layer="layout" svg:width="0.013cm" svg:height="0.008cm" svg:x="3.127cm" svg:y="15.562cm">
                  <text:p/>
                  <draw:enhanced-geometry svg:viewBox="0 0 21600 21600" draw:mirror-horizontal="false" draw:mirror-vertical="false" draw:type="rectangle" draw:enhanced-path="M 0 0 L 21600 0 21600 21600 0 21600 0 0 Z N"/>
                </draw:custom-shape>
              </draw:g>
              <draw:g>
                <draw:custom-shape draw:style-name="gr553" draw:text-style-name="P32" draw:layer="layout" svg:width="0.017cm" svg:height="0.011cm" svg:x="3.126cm" svg:y="15.347cm">
                  <text:p/>
                  <draw:enhanced-geometry svg:viewBox="0 0 21600 21600" draw:mirror-horizontal="false" draw:mirror-vertical="false" draw:type="rectangle" draw:enhanced-path="M 0 0 L 21600 0 21600 21600 0 21600 0 0 Z N"/>
                </draw:custom-shape>
                <draw:custom-shape draw:style-name="gr554" draw:text-style-name="P32" draw:layer="layout" svg:width="0.013cm" svg:height="0.006cm" svg:x="3.127cm" svg:y="15.349cm">
                  <text:p/>
                  <draw:enhanced-geometry svg:viewBox="0 0 21600 21600" draw:mirror-horizontal="false" draw:mirror-vertical="false" draw:type="rectangle" draw:enhanced-path="M 0 0 L 21600 0 21600 21600 0 21600 0 0 Z N"/>
                </draw:custom-shape>
              </draw:g>
              <draw:g>
                <draw:custom-shape draw:style-name="gr555" draw:text-style-name="P32" draw:layer="layout" svg:width="0.017cm" svg:height="0.011cm" svg:x="3.126cm" svg:y="15.377cm">
                  <text:p/>
                  <draw:enhanced-geometry svg:viewBox="0 0 21600 21600" draw:mirror-horizontal="false" draw:mirror-vertical="false" draw:type="rectangle" draw:enhanced-path="M 0 0 L 21600 0 21600 21600 0 21600 0 0 Z N"/>
                </draw:custom-shape>
                <draw:custom-shape draw:style-name="gr556" draw:text-style-name="P32" draw:layer="layout" svg:width="0.013cm" svg:height="0.007cm" svg:x="3.127cm" svg:y="15.379cm">
                  <text:p/>
                  <draw:enhanced-geometry svg:viewBox="0 0 21600 21600" draw:mirror-horizontal="false" draw:mirror-vertical="false" draw:type="rectangle" draw:enhanced-path="M 0 0 L 21600 0 21600 21600 0 21600 0 0 Z N"/>
                </draw:custom-shape>
              </draw:g>
              <draw:g>
                <draw:custom-shape draw:style-name="gr557" draw:text-style-name="P32" draw:layer="layout" svg:width="0.017cm" svg:height="0.01cm" svg:x="3.126cm" svg:y="15.408cm">
                  <text:p/>
                  <draw:enhanced-geometry svg:viewBox="0 0 21600 21600" draw:mirror-horizontal="false" draw:mirror-vertical="false" draw:type="rectangle" draw:enhanced-path="M 0 0 L 21600 0 21600 21600 0 21600 0 0 Z N"/>
                </draw:custom-shape>
                <draw:custom-shape draw:style-name="gr558" draw:text-style-name="P32" draw:layer="layout" svg:width="0.013cm" svg:height="0.006cm" svg:x="3.127cm" svg:y="15.41cm">
                  <text:p/>
                  <draw:enhanced-geometry svg:viewBox="0 0 21600 21600" draw:mirror-horizontal="false" draw:mirror-vertical="false" draw:type="rectangle" draw:enhanced-path="M 0 0 L 21600 0 21600 21600 0 21600 0 0 Z N"/>
                </draw:custom-shape>
              </draw:g>
              <draw:g>
                <draw:custom-shape draw:style-name="gr559" draw:text-style-name="P32" draw:layer="layout" svg:width="0.017cm" svg:height="0.011cm" svg:x="3.126cm" svg:y="15.439cm">
                  <text:p/>
                  <draw:enhanced-geometry svg:viewBox="0 0 21600 21600" draw:mirror-horizontal="false" draw:mirror-vertical="false" draw:type="rectangle" draw:enhanced-path="M 0 0 L 21600 0 21600 21600 0 21600 0 0 Z N"/>
                </draw:custom-shape>
                <draw:custom-shape draw:style-name="gr560" draw:text-style-name="P32" draw:layer="layout" svg:width="0.013cm" svg:height="0.007cm" svg:x="3.127cm" svg:y="15.44cm">
                  <text:p/>
                  <draw:enhanced-geometry svg:viewBox="0 0 21600 21600" draw:mirror-horizontal="false" draw:mirror-vertical="false" draw:type="rectangle" draw:enhanced-path="M 0 0 L 21600 0 21600 21600 0 21600 0 0 Z N"/>
                </draw:custom-shape>
              </draw:g>
              <draw:g>
                <draw:custom-shape draw:style-name="gr561" draw:text-style-name="P32" draw:layer="layout" svg:width="0.017cm" svg:height="0.01cm" svg:x="3.126cm" svg:y="15.469cm">
                  <text:p/>
                  <draw:enhanced-geometry svg:viewBox="0 0 21600 21600" draw:mirror-horizontal="false" draw:mirror-vertical="false" draw:type="rectangle" draw:enhanced-path="M 0 0 L 21600 0 21600 21600 0 21600 0 0 Z N"/>
                </draw:custom-shape>
                <draw:custom-shape draw:style-name="gr562" draw:text-style-name="P32" draw:layer="layout" svg:width="0.013cm" svg:height="0.007cm" svg:x="3.127cm" svg:y="15.471cm">
                  <text:p/>
                  <draw:enhanced-geometry svg:viewBox="0 0 21600 21600" draw:mirror-horizontal="false" draw:mirror-vertical="false" draw:type="rectangle" draw:enhanced-path="M 0 0 L 21600 0 21600 21600 0 21600 0 0 Z N"/>
                </draw:custom-shape>
              </draw:g>
              <draw:g>
                <draw:custom-shape draw:style-name="gr563" draw:text-style-name="P32" draw:layer="layout" svg:width="0.017cm" svg:height="0.01cm" svg:x="3.126cm" svg:y="15.5cm">
                  <text:p/>
                  <draw:enhanced-geometry svg:viewBox="0 0 21600 21600" draw:mirror-horizontal="false" draw:mirror-vertical="false" draw:type="rectangle" draw:enhanced-path="M 0 0 L 21600 0 21600 21600 0 21600 0 0 Z N"/>
                </draw:custom-shape>
                <draw:custom-shape draw:style-name="gr564" draw:text-style-name="P32" draw:layer="layout" svg:width="0.013cm" svg:height="0.006cm" svg:x="3.127cm" svg:y="15.502cm">
                  <text:p/>
                  <draw:enhanced-geometry svg:viewBox="0 0 21600 21600" draw:mirror-horizontal="false" draw:mirror-vertical="false" draw:type="rectangle" draw:enhanced-path="M 0 0 L 21600 0 21600 21600 0 21600 0 0 Z N"/>
                </draw:custom-shape>
              </draw:g>
              <draw:g>
                <draw:custom-shape draw:style-name="gr565" draw:text-style-name="P32" draw:layer="layout" svg:width="0.017cm" svg:height="0.01cm" svg:x="3.126cm" svg:y="15.531cm">
                  <text:p/>
                  <draw:enhanced-geometry svg:viewBox="0 0 21600 21600" draw:mirror-horizontal="false" draw:mirror-vertical="false" draw:type="rectangle" draw:enhanced-path="M 0 0 L 21600 0 21600 21600 0 21600 0 0 Z N"/>
                </draw:custom-shape>
                <draw:custom-shape draw:style-name="gr566" draw:text-style-name="P32" draw:layer="layout" svg:width="0.013cm" svg:height="0.007cm" svg:x="3.127cm" svg:y="15.532cm">
                  <text:p/>
                  <draw:enhanced-geometry svg:viewBox="0 0 21600 21600" draw:mirror-horizontal="false" draw:mirror-vertical="false" draw:type="rectangle" draw:enhanced-path="M 0 0 L 21600 0 21600 21600 0 21600 0 0 Z N"/>
                </draw:custom-shape>
              </draw:g>
            </draw:g>
            <draw:g>
              <draw:g>
                <draw:custom-shape draw:style-name="gr567" draw:text-style-name="P32" draw:layer="layout" svg:width="0.017cm" svg:height="0.01cm" svg:x="3.193cm" svg:y="15.561cm">
                  <text:p/>
                  <draw:enhanced-geometry svg:viewBox="0 0 21600 21600" draw:mirror-horizontal="false" draw:mirror-vertical="false" draw:type="rectangle" draw:enhanced-path="M 0 0 L 21600 0 21600 21600 0 21600 0 0 Z N"/>
                </draw:custom-shape>
                <draw:custom-shape draw:style-name="gr568" draw:text-style-name="P32" draw:layer="layout" svg:width="0.013cm" svg:height="0.008cm" svg:x="3.195cm" svg:y="15.562cm">
                  <text:p/>
                  <draw:enhanced-geometry svg:viewBox="0 0 21600 21600" draw:mirror-horizontal="false" draw:mirror-vertical="false" draw:type="rectangle" draw:enhanced-path="M 0 0 L 21600 0 21600 21600 0 21600 0 0 Z N"/>
                </draw:custom-shape>
              </draw:g>
              <draw:g>
                <draw:custom-shape draw:style-name="gr569" draw:text-style-name="P32" draw:layer="layout" svg:width="0.017cm" svg:height="0.011cm" svg:x="3.193cm" svg:y="15.347cm">
                  <text:p/>
                  <draw:enhanced-geometry svg:viewBox="0 0 21600 21600" draw:mirror-horizontal="false" draw:mirror-vertical="false" draw:type="rectangle" draw:enhanced-path="M 0 0 L 21600 0 21600 21600 0 21600 0 0 Z N"/>
                </draw:custom-shape>
                <draw:custom-shape draw:style-name="gr570" draw:text-style-name="P32" draw:layer="layout" svg:width="0.013cm" svg:height="0.006cm" svg:x="3.195cm" svg:y="15.349cm">
                  <text:p/>
                  <draw:enhanced-geometry svg:viewBox="0 0 21600 21600" draw:mirror-horizontal="false" draw:mirror-vertical="false" draw:type="rectangle" draw:enhanced-path="M 0 0 L 21600 0 21600 21600 0 21600 0 0 Z N"/>
                </draw:custom-shape>
              </draw:g>
              <draw:g>
                <draw:custom-shape draw:style-name="gr571" draw:text-style-name="P32" draw:layer="layout" svg:width="0.017cm" svg:height="0.011cm" svg:x="3.193cm" svg:y="15.377cm">
                  <text:p/>
                  <draw:enhanced-geometry svg:viewBox="0 0 21600 21600" draw:mirror-horizontal="false" draw:mirror-vertical="false" draw:type="rectangle" draw:enhanced-path="M 0 0 L 21600 0 21600 21600 0 21600 0 0 Z N"/>
                </draw:custom-shape>
                <draw:custom-shape draw:style-name="gr572" draw:text-style-name="P32" draw:layer="layout" svg:width="0.013cm" svg:height="0.007cm" svg:x="3.195cm" svg:y="15.379cm">
                  <text:p/>
                  <draw:enhanced-geometry svg:viewBox="0 0 21600 21600" draw:mirror-horizontal="false" draw:mirror-vertical="false" draw:type="rectangle" draw:enhanced-path="M 0 0 L 21600 0 21600 21600 0 21600 0 0 Z N"/>
                </draw:custom-shape>
              </draw:g>
              <draw:g>
                <draw:custom-shape draw:style-name="gr573" draw:text-style-name="P32" draw:layer="layout" svg:width="0.017cm" svg:height="0.01cm" svg:x="3.193cm" svg:y="15.408cm">
                  <text:p/>
                  <draw:enhanced-geometry svg:viewBox="0 0 21600 21600" draw:mirror-horizontal="false" draw:mirror-vertical="false" draw:type="rectangle" draw:enhanced-path="M 0 0 L 21600 0 21600 21600 0 21600 0 0 Z N"/>
                </draw:custom-shape>
                <draw:custom-shape draw:style-name="gr574" draw:text-style-name="P32" draw:layer="layout" svg:width="0.013cm" svg:height="0.006cm" svg:x="3.195cm" svg:y="15.41cm">
                  <text:p/>
                  <draw:enhanced-geometry svg:viewBox="0 0 21600 21600" draw:mirror-horizontal="false" draw:mirror-vertical="false" draw:type="rectangle" draw:enhanced-path="M 0 0 L 21600 0 21600 21600 0 21600 0 0 Z N"/>
                </draw:custom-shape>
              </draw:g>
              <draw:g>
                <draw:custom-shape draw:style-name="gr575" draw:text-style-name="P32" draw:layer="layout" svg:width="0.017cm" svg:height="0.011cm" svg:x="3.193cm" svg:y="15.439cm">
                  <text:p/>
                  <draw:enhanced-geometry svg:viewBox="0 0 21600 21600" draw:mirror-horizontal="false" draw:mirror-vertical="false" draw:type="rectangle" draw:enhanced-path="M 0 0 L 21600 0 21600 21600 0 21600 0 0 Z N"/>
                </draw:custom-shape>
                <draw:custom-shape draw:style-name="gr576" draw:text-style-name="P32" draw:layer="layout" svg:width="0.013cm" svg:height="0.007cm" svg:x="3.195cm" svg:y="15.44cm">
                  <text:p/>
                  <draw:enhanced-geometry svg:viewBox="0 0 21600 21600" draw:mirror-horizontal="false" draw:mirror-vertical="false" draw:type="rectangle" draw:enhanced-path="M 0 0 L 21600 0 21600 21600 0 21600 0 0 Z N"/>
                </draw:custom-shape>
              </draw:g>
              <draw:g>
                <draw:custom-shape draw:style-name="gr577" draw:text-style-name="P32" draw:layer="layout" svg:width="0.017cm" svg:height="0.01cm" svg:x="3.193cm" svg:y="15.469cm">
                  <text:p/>
                  <draw:enhanced-geometry svg:viewBox="0 0 21600 21600" draw:mirror-horizontal="false" draw:mirror-vertical="false" draw:type="rectangle" draw:enhanced-path="M 0 0 L 21600 0 21600 21600 0 21600 0 0 Z N"/>
                </draw:custom-shape>
                <draw:custom-shape draw:style-name="gr578" draw:text-style-name="P32" draw:layer="layout" svg:width="0.013cm" svg:height="0.007cm" svg:x="3.195cm" svg:y="15.471cm">
                  <text:p/>
                  <draw:enhanced-geometry svg:viewBox="0 0 21600 21600" draw:mirror-horizontal="false" draw:mirror-vertical="false" draw:type="rectangle" draw:enhanced-path="M 0 0 L 21600 0 21600 21600 0 21600 0 0 Z N"/>
                </draw:custom-shape>
              </draw:g>
              <draw:g>
                <draw:custom-shape draw:style-name="gr579" draw:text-style-name="P32" draw:layer="layout" svg:width="0.017cm" svg:height="0.01cm" svg:x="3.193cm" svg:y="15.5cm">
                  <text:p/>
                  <draw:enhanced-geometry svg:viewBox="0 0 21600 21600" draw:mirror-horizontal="false" draw:mirror-vertical="false" draw:type="rectangle" draw:enhanced-path="M 0 0 L 21600 0 21600 21600 0 21600 0 0 Z N"/>
                </draw:custom-shape>
                <draw:custom-shape draw:style-name="gr580" draw:text-style-name="P32" draw:layer="layout" svg:width="0.013cm" svg:height="0.006cm" svg:x="3.195cm" svg:y="15.502cm">
                  <text:p/>
                  <draw:enhanced-geometry svg:viewBox="0 0 21600 21600" draw:mirror-horizontal="false" draw:mirror-vertical="false" draw:type="rectangle" draw:enhanced-path="M 0 0 L 21600 0 21600 21600 0 21600 0 0 Z N"/>
                </draw:custom-shape>
              </draw:g>
              <draw:g>
                <draw:custom-shape draw:style-name="gr581" draw:text-style-name="P32" draw:layer="layout" svg:width="0.017cm" svg:height="0.01cm" svg:x="3.193cm" svg:y="15.531cm">
                  <text:p/>
                  <draw:enhanced-geometry svg:viewBox="0 0 21600 21600" draw:mirror-horizontal="false" draw:mirror-vertical="false" draw:type="rectangle" draw:enhanced-path="M 0 0 L 21600 0 21600 21600 0 21600 0 0 Z N"/>
                </draw:custom-shape>
                <draw:custom-shape draw:style-name="gr582" draw:text-style-name="P32" draw:layer="layout" svg:width="0.013cm" svg:height="0.007cm" svg:x="3.195cm" svg:y="15.532cm">
                  <text:p/>
                  <draw:enhanced-geometry svg:viewBox="0 0 21600 21600" draw:mirror-horizontal="false" draw:mirror-vertical="false" draw:type="rectangle" draw:enhanced-path="M 0 0 L 21600 0 21600 21600 0 21600 0 0 Z N"/>
                </draw:custom-shape>
              </draw:g>
            </draw:g>
          </draw:g>
          <draw:g>
            <draw:polyline draw:style-name="gr583" draw:text-style-name="P30" draw:layer="layout" svg:width="0.183cm" svg:height="0.288cm" draw:transform="rotate (-1.5707963267949) translate (2.75149189558267cm 15.7234093389436cm)" svg:viewBox="0 0 184 289" draw:points="0,289 0,0 184,0">
              <text:p/>
            </draw:polyline>
            <draw:polyline draw:style-name="gr584" draw:text-style-name="P30" draw:layer="layout" svg:width="0.183cm" svg:height="0.235cm" draw:transform="rotate (-1.5707963267949) translate (2.67263733927365cm 15.7234093389436cm)" svg:viewBox="0 0 184 236" draw:points="0,0 0,236 184,236">
              <text:p/>
            </draw:polyline>
            <draw:polyline draw:style-name="gr585" draw:text-style-name="P30" draw:layer="layout" svg:width="0.367cm" svg:height="1.041cm" draw:transform="rotate (-1.5707963267949) translate (3.05692187701964cm 15.5395280497933cm)" svg:viewBox="0 0 368 1042" draw:points="0,0 184,0 184,1042 368,1042">
              <text:p/>
            </draw:polyline>
            <draw:g>
              <draw:custom-shape draw:style-name="gr586" draw:text-style-name="P31" draw:layer="layout" svg:width="0.237cm" svg:height="0.209cm" svg:x="2.411cm" svg:y="15.882cm">
                <text:p/>
                <draw:enhanced-geometry svg:viewBox="0 0 21600 21600" draw:mirror-horizontal="false" draw:mirror-vertical="false" draw:type="rectangle" draw:enhanced-path="M 0 0 L 21600 0 21600 21600 0 21600 0 0 Z N"/>
              </draw:custom-shape>
              <draw:line draw:style-name="gr587" draw:text-style-name="P30" draw:layer="layout" svg:x1="2.465cm" svg:y1="15.879cm" svg:x2="2.465cm" svg:y2="16.092cm">
                <text:p/>
              </draw:line>
              <draw:line draw:style-name="gr588" draw:text-style-name="P30" draw:layer="layout" svg:x1="2.593cm" svg:y1="15.879cm" svg:x2="2.593cm" svg:y2="16.092cm">
                <text:p/>
              </draw:line>
              <draw:custom-shape draw:style-name="gr589" draw:text-style-name="P32" draw:layer="layout" svg:width="0.013cm" svg:height="0.008cm" svg:x="2.516cm" svg:y="15.908cm">
                <text:p/>
                <draw:enhanced-geometry svg:viewBox="0 0 21600 21600" draw:mirror-horizontal="false" draw:mirror-vertical="false" draw:type="rectangle" draw:enhanced-path="M 0 0 L 21600 0 21600 21600 0 21600 0 0 Z N"/>
              </draw:custom-shape>
              <draw:custom-shape draw:style-name="gr590" draw:text-style-name="P32" draw:layer="layout" svg:width="0.027cm" svg:height="0.026cm" svg:x="2.424cm" svg:y="16.039cm">
                <text:p/>
                <draw:enhanced-geometry svg:viewBox="0 0 21600 21600" draw:mirror-horizontal="false" draw:mirror-vertical="false" draw:type="rectangle" draw:enhanced-path="M 0 0 L 21600 0 21600 21600 0 21600 0 0 Z N"/>
              </draw:custom-shape>
              <draw:line draw:style-name="gr591" draw:text-style-name="P30" draw:layer="layout" svg:x1="2.543cm" svg:y1="15.933cm" svg:x2="2.648cm" svg:y2="15.933cm">
                <text:p/>
              </draw:line>
              <draw:line draw:style-name="gr592" draw:text-style-name="P30" draw:layer="layout" svg:x1="2.543cm" svg:y1="15.879cm" svg:x2="2.543cm" svg:y2="16.092cm">
                <text:p/>
              </draw:line>
              <draw:custom-shape draw:style-name="gr593" draw:text-style-name="P32" draw:layer="layout" svg:width="0.013cm" svg:height="0.008cm" svg:x="2.516cm" svg:y="15.952cm">
                <text:p/>
                <draw:enhanced-geometry svg:viewBox="0 0 21600 21600" draw:mirror-horizontal="false" draw:mirror-vertical="false" draw:type="rectangle" draw:enhanced-path="M 0 0 L 21600 0 21600 21600 0 21600 0 0 Z N"/>
              </draw:custom-shape>
              <draw:custom-shape draw:style-name="gr594" draw:text-style-name="P32" draw:layer="layout" svg:width="0.013cm" svg:height="0.007cm" svg:x="2.516cm" svg:y="15.93cm">
                <text:p/>
                <draw:enhanced-geometry svg:viewBox="0 0 21600 21600" draw:mirror-horizontal="false" draw:mirror-vertical="false" draw:type="rectangle" draw:enhanced-path="M 0 0 L 21600 0 21600 21600 0 21600 0 0 Z N"/>
              </draw:custom-shape>
              <draw:g>
                <draw:g>
                  <draw:custom-shape draw:style-name="gr595" draw:text-style-name="P32" draw:layer="layout" svg:width="0.013cm" svg:height="0.008cm" svg:x="2.569cm" svg:y="15.952cm">
                    <text:p/>
                    <draw:enhanced-geometry svg:viewBox="0 0 21600 21600" draw:mirror-horizontal="false" draw:mirror-vertical="false" draw:type="rectangle" draw:enhanced-path="M 0 0 L 21600 0 21600 21600 0 21600 0 0 Z N"/>
                  </draw:custom-shape>
                  <draw:custom-shape draw:style-name="gr596" draw:text-style-name="P32" draw:layer="layout" svg:width="0.011cm" svg:height="0.004cm" svg:x="2.57cm" svg:y="15.954cm">
                    <text:p/>
                    <draw:enhanced-geometry svg:viewBox="0 0 21600 21600" draw:mirror-horizontal="false" draw:mirror-vertical="false" draw:type="rectangle" draw:enhanced-path="M 0 0 L 21600 0 21600 21600 0 21600 0 0 Z N"/>
                  </draw:custom-shape>
                </draw:g>
                <draw:g>
                  <draw:custom-shape draw:style-name="gr597" draw:text-style-name="P32" draw:layer="layout" svg:width="0.013cm" svg:height="0.009cm" svg:x="2.569cm" svg:y="15.975cm">
                    <text:p/>
                    <draw:enhanced-geometry svg:viewBox="0 0 21600 21600" draw:mirror-horizontal="false" draw:mirror-vertical="false" draw:type="rectangle" draw:enhanced-path="M 0 0 L 21600 0 21600 21600 0 21600 0 0 Z N"/>
                  </draw:custom-shape>
                  <draw:custom-shape draw:style-name="gr598" draw:text-style-name="P32" draw:layer="layout" svg:width="0.011cm" svg:height="0.005cm" svg:x="2.57cm" svg:y="15.977cm">
                    <text:p/>
                    <draw:enhanced-geometry svg:viewBox="0 0 21600 21600" draw:mirror-horizontal="false" draw:mirror-vertical="false" draw:type="rectangle" draw:enhanced-path="M 0 0 L 21600 0 21600 21600 0 21600 0 0 Z N"/>
                  </draw:custom-shape>
                </draw:g>
                <draw:g>
                  <draw:custom-shape draw:style-name="gr599" draw:text-style-name="P32" draw:layer="layout" svg:width="0.013cm" svg:height="0.008cm" svg:x="2.569cm" svg:y="15.999cm">
                    <text:p/>
                    <draw:enhanced-geometry svg:viewBox="0 0 21600 21600" draw:mirror-horizontal="false" draw:mirror-vertical="false" draw:type="rectangle" draw:enhanced-path="M 0 0 L 21600 0 21600 21600 0 21600 0 0 Z N"/>
                  </draw:custom-shape>
                  <draw:custom-shape draw:style-name="gr600" draw:text-style-name="P32" draw:layer="layout" svg:width="0.011cm" svg:height="0.005cm" svg:x="2.57cm" svg:y="16.001cm">
                    <text:p/>
                    <draw:enhanced-geometry svg:viewBox="0 0 21600 21600" draw:mirror-horizontal="false" draw:mirror-vertical="false" draw:type="rectangle" draw:enhanced-path="M 0 0 L 21600 0 21600 21600 0 21600 0 0 Z N"/>
                  </draw:custom-shape>
                </draw:g>
                <draw:g>
                  <draw:custom-shape draw:style-name="gr601" draw:text-style-name="P32" draw:layer="layout" svg:width="0.013cm" svg:height="0.008cm" svg:x="2.569cm" svg:y="16.023cm">
                    <text:p/>
                    <draw:enhanced-geometry svg:viewBox="0 0 21600 21600" draw:mirror-horizontal="false" draw:mirror-vertical="false" draw:type="rectangle" draw:enhanced-path="M 0 0 L 21600 0 21600 21600 0 21600 0 0 Z N"/>
                  </draw:custom-shape>
                  <draw:custom-shape draw:style-name="gr602" draw:text-style-name="P32" draw:layer="layout" svg:width="0.011cm" svg:height="0.006cm" svg:x="2.57cm" svg:y="16.024cm">
                    <text:p/>
                    <draw:enhanced-geometry svg:viewBox="0 0 21600 21600" draw:mirror-horizontal="false" draw:mirror-vertical="false" draw:type="rectangle" draw:enhanced-path="M 0 0 L 21600 0 21600 21600 0 21600 0 0 Z N"/>
                  </draw:custom-shape>
                </draw:g>
                <draw:g>
                  <draw:custom-shape draw:style-name="gr603" draw:text-style-name="P32" draw:layer="layout" svg:width="0.013cm" svg:height="0.007cm" svg:x="2.569cm" svg:y="16.047cm">
                    <text:p/>
                    <draw:enhanced-geometry svg:viewBox="0 0 21600 21600" draw:mirror-horizontal="false" draw:mirror-vertical="false" draw:type="rectangle" draw:enhanced-path="M 0 0 L 21600 0 21600 21600 0 21600 0 0 Z N"/>
                  </draw:custom-shape>
                  <draw:custom-shape draw:style-name="gr604" draw:text-style-name="P32" draw:layer="layout" svg:width="0.011cm" svg:height="0.006cm" svg:x="2.57cm" svg:y="16.048cm">
                    <text:p/>
                    <draw:enhanced-geometry svg:viewBox="0 0 21600 21600" draw:mirror-horizontal="false" draw:mirror-vertical="false" draw:type="rectangle" draw:enhanced-path="M 0 0 L 21600 0 21600 21600 0 21600 0 0 Z N"/>
                  </draw:custom-shape>
                </draw:g>
                <draw:g>
                  <draw:custom-shape draw:style-name="gr605" draw:text-style-name="P32" draw:layer="layout" svg:width="0.013cm" svg:height="0.008cm" svg:x="2.569cm" svg:y="16.07cm">
                    <text:p/>
                    <draw:enhanced-geometry svg:viewBox="0 0 21600 21600" draw:mirror-horizontal="false" draw:mirror-vertical="false" draw:type="rectangle" draw:enhanced-path="M 0 0 L 21600 0 21600 21600 0 21600 0 0 Z N"/>
                  </draw:custom-shape>
                  <draw:custom-shape draw:style-name="gr606" draw:text-style-name="P32" draw:layer="layout" svg:width="0.011cm" svg:height="0.006cm" svg:x="2.57cm" svg:y="16.071cm">
                    <text:p/>
                    <draw:enhanced-geometry svg:viewBox="0 0 21600 21600" draw:mirror-horizontal="false" draw:mirror-vertical="false" draw:type="rectangle" draw:enhanced-path="M 0 0 L 21600 0 21600 21600 0 21600 0 0 Z N"/>
                  </draw:custom-shape>
                </draw:g>
              </draw:g>
              <draw:g>
                <draw:g>
                  <draw:custom-shape draw:style-name="gr607" draw:text-style-name="P32" draw:layer="layout" svg:width="0.013cm" svg:height="0.008cm" svg:x="2.622cm" svg:y="15.952cm">
                    <text:p/>
                    <draw:enhanced-geometry svg:viewBox="0 0 21600 21600" draw:mirror-horizontal="false" draw:mirror-vertical="false" draw:type="rectangle" draw:enhanced-path="M 0 0 L 21600 0 21600 21600 0 21600 0 0 Z N"/>
                  </draw:custom-shape>
                  <draw:custom-shape draw:style-name="gr608" draw:text-style-name="P32" draw:layer="layout" svg:width="0.01cm" svg:height="0.004cm" svg:x="2.623cm" svg:y="15.954cm">
                    <text:p/>
                    <draw:enhanced-geometry svg:viewBox="0 0 21600 21600" draw:mirror-horizontal="false" draw:mirror-vertical="false" draw:type="rectangle" draw:enhanced-path="M 0 0 L 21600 0 21600 21600 0 21600 0 0 Z N"/>
                  </draw:custom-shape>
                </draw:g>
                <draw:g>
                  <draw:custom-shape draw:style-name="gr609" draw:text-style-name="P32" draw:layer="layout" svg:width="0.013cm" svg:height="0.009cm" svg:x="2.622cm" svg:y="15.975cm">
                    <text:p/>
                    <draw:enhanced-geometry svg:viewBox="0 0 21600 21600" draw:mirror-horizontal="false" draw:mirror-vertical="false" draw:type="rectangle" draw:enhanced-path="M 0 0 L 21600 0 21600 21600 0 21600 0 0 Z N"/>
                  </draw:custom-shape>
                  <draw:custom-shape draw:style-name="gr610" draw:text-style-name="P32" draw:layer="layout" svg:width="0.01cm" svg:height="0.005cm" svg:x="2.623cm" svg:y="15.977cm">
                    <text:p/>
                    <draw:enhanced-geometry svg:viewBox="0 0 21600 21600" draw:mirror-horizontal="false" draw:mirror-vertical="false" draw:type="rectangle" draw:enhanced-path="M 0 0 L 21600 0 21600 21600 0 21600 0 0 Z N"/>
                  </draw:custom-shape>
                </draw:g>
                <draw:g>
                  <draw:custom-shape draw:style-name="gr611" draw:text-style-name="P32" draw:layer="layout" svg:width="0.013cm" svg:height="0.008cm" svg:x="2.622cm" svg:y="15.999cm">
                    <text:p/>
                    <draw:enhanced-geometry svg:viewBox="0 0 21600 21600" draw:mirror-horizontal="false" draw:mirror-vertical="false" draw:type="rectangle" draw:enhanced-path="M 0 0 L 21600 0 21600 21600 0 21600 0 0 Z N"/>
                  </draw:custom-shape>
                  <draw:custom-shape draw:style-name="gr612" draw:text-style-name="P32" draw:layer="layout" svg:width="0.01cm" svg:height="0.005cm" svg:x="2.623cm" svg:y="16.001cm">
                    <text:p/>
                    <draw:enhanced-geometry svg:viewBox="0 0 21600 21600" draw:mirror-horizontal="false" draw:mirror-vertical="false" draw:type="rectangle" draw:enhanced-path="M 0 0 L 21600 0 21600 21600 0 21600 0 0 Z N"/>
                  </draw:custom-shape>
                </draw:g>
                <draw:g>
                  <draw:custom-shape draw:style-name="gr613" draw:text-style-name="P32" draw:layer="layout" svg:width="0.013cm" svg:height="0.008cm" svg:x="2.622cm" svg:y="16.023cm">
                    <text:p/>
                    <draw:enhanced-geometry svg:viewBox="0 0 21600 21600" draw:mirror-horizontal="false" draw:mirror-vertical="false" draw:type="rectangle" draw:enhanced-path="M 0 0 L 21600 0 21600 21600 0 21600 0 0 Z N"/>
                  </draw:custom-shape>
                  <draw:custom-shape draw:style-name="gr614" draw:text-style-name="P32" draw:layer="layout" svg:width="0.01cm" svg:height="0.006cm" svg:x="2.623cm" svg:y="16.024cm">
                    <text:p/>
                    <draw:enhanced-geometry svg:viewBox="0 0 21600 21600" draw:mirror-horizontal="false" draw:mirror-vertical="false" draw:type="rectangle" draw:enhanced-path="M 0 0 L 21600 0 21600 21600 0 21600 0 0 Z N"/>
                  </draw:custom-shape>
                </draw:g>
                <draw:g>
                  <draw:custom-shape draw:style-name="gr615" draw:text-style-name="P32" draw:layer="layout" svg:width="0.013cm" svg:height="0.007cm" svg:x="2.622cm" svg:y="16.047cm">
                    <text:p/>
                    <draw:enhanced-geometry svg:viewBox="0 0 21600 21600" draw:mirror-horizontal="false" draw:mirror-vertical="false" draw:type="rectangle" draw:enhanced-path="M 0 0 L 21600 0 21600 21600 0 21600 0 0 Z N"/>
                  </draw:custom-shape>
                  <draw:custom-shape draw:style-name="gr616" draw:text-style-name="P32" draw:layer="layout" svg:width="0.01cm" svg:height="0.006cm" svg:x="2.623cm" svg:y="16.048cm">
                    <text:p/>
                    <draw:enhanced-geometry svg:viewBox="0 0 21600 21600" draw:mirror-horizontal="false" draw:mirror-vertical="false" draw:type="rectangle" draw:enhanced-path="M 0 0 L 21600 0 21600 21600 0 21600 0 0 Z N"/>
                  </draw:custom-shape>
                </draw:g>
                <draw:g>
                  <draw:custom-shape draw:style-name="gr617" draw:text-style-name="P32" draw:layer="layout" svg:width="0.013cm" svg:height="0.008cm" svg:x="2.622cm" svg:y="16.07cm">
                    <text:p/>
                    <draw:enhanced-geometry svg:viewBox="0 0 21600 21600" draw:mirror-horizontal="false" draw:mirror-vertical="false" draw:type="rectangle" draw:enhanced-path="M 0 0 L 21600 0 21600 21600 0 21600 0 0 Z N"/>
                  </draw:custom-shape>
                  <draw:custom-shape draw:style-name="gr618" draw:text-style-name="P32" draw:layer="layout" svg:width="0.01cm" svg:height="0.006cm" svg:x="2.623cm" svg:y="16.071cm">
                    <text:p/>
                    <draw:enhanced-geometry svg:viewBox="0 0 21600 21600" draw:mirror-horizontal="false" draw:mirror-vertical="false" draw:type="rectangle" draw:enhanced-path="M 0 0 L 21600 0 21600 21600 0 21600 0 0 Z N"/>
                  </draw:custom-shape>
                </draw:g>
              </draw:g>
            </draw:g>
            <draw:g>
              <draw:custom-shape draw:style-name="gr619" draw:text-style-name="P31" draw:layer="layout" svg:width="0.342cm" svg:height="0.209cm" svg:x="1.99cm" svg:y="15.882cm">
                <text:p/>
                <draw:enhanced-geometry svg:viewBox="0 0 21600 21600" draw:mirror-horizontal="false" draw:mirror-vertical="false" draw:type="rectangle" draw:enhanced-path="M 0 0 L 21600 0 21600 21600 0 21600 0 0 Z N"/>
              </draw:custom-shape>
              <draw:line draw:style-name="gr620" draw:text-style-name="P30" draw:layer="layout" svg:x1="2.043cm" svg:y1="15.881cm" svg:x2="2.043cm" svg:y2="16.093cm">
                <text:p/>
              </draw:line>
              <draw:line draw:style-name="gr621" draw:text-style-name="P30" draw:layer="layout" svg:x1="2.174cm" svg:y1="15.881cm" svg:x2="2.174cm" svg:y2="16.093cm">
                <text:p/>
              </draw:line>
              <draw:custom-shape draw:style-name="gr622" draw:text-style-name="P32" draw:layer="layout" svg:width="0.013cm" svg:height="0.008cm" svg:x="2.096cm" svg:y="15.908cm">
                <text:p/>
                <draw:enhanced-geometry svg:viewBox="0 0 21600 21600" draw:mirror-horizontal="false" draw:mirror-vertical="false" draw:type="rectangle" draw:enhanced-path="M 0 0 L 21600 0 21600 21600 0 21600 0 0 Z N"/>
              </draw:custom-shape>
              <draw:custom-shape draw:style-name="gr623" draw:text-style-name="P32" draw:layer="layout" svg:width="0.027cm" svg:height="0.026cm" svg:x="2.003cm" svg:y="16.039cm">
                <text:p/>
                <draw:enhanced-geometry svg:viewBox="0 0 21600 21600" draw:mirror-horizontal="false" draw:mirror-vertical="false" draw:type="rectangle" draw:enhanced-path="M 0 0 L 21600 0 21600 21600 0 21600 0 0 Z N"/>
              </draw:custom-shape>
              <draw:line draw:style-name="gr624" draw:text-style-name="P30" draw:layer="layout" svg:x1="2.123cm" svg:y1="15.933cm" svg:x2="2.334cm" svg:y2="15.933cm">
                <text:p/>
              </draw:line>
              <draw:line draw:style-name="gr625" draw:text-style-name="P30" draw:layer="layout" svg:x1="2.122cm" svg:y1="15.881cm" svg:x2="2.122cm" svg:y2="16.093cm">
                <text:p/>
              </draw:line>
              <draw:custom-shape draw:style-name="gr626" draw:text-style-name="P32" draw:layer="layout" svg:width="0.013cm" svg:height="0.008cm" svg:x="2.096cm" svg:y="15.952cm">
                <text:p/>
                <draw:enhanced-geometry svg:viewBox="0 0 21600 21600" draw:mirror-horizontal="false" draw:mirror-vertical="false" draw:type="rectangle" draw:enhanced-path="M 0 0 L 21600 0 21600 21600 0 21600 0 0 Z N"/>
              </draw:custom-shape>
              <draw:custom-shape draw:style-name="gr627" draw:text-style-name="P32" draw:layer="layout" svg:width="0.013cm" svg:height="0.007cm" svg:x="2.096cm" svg:y="15.93cm">
                <text:p/>
                <draw:enhanced-geometry svg:viewBox="0 0 21600 21600" draw:mirror-horizontal="false" draw:mirror-vertical="false" draw:type="rectangle" draw:enhanced-path="M 0 0 L 21600 0 21600 21600 0 21600 0 0 Z N"/>
              </draw:custom-shape>
              <draw:g>
                <draw:g>
                  <draw:custom-shape draw:style-name="gr628" draw:text-style-name="P32" draw:layer="layout" svg:width="0.013cm" svg:height="0.008cm" svg:x="2.149cm" svg:y="15.952cm">
                    <text:p/>
                    <draw:enhanced-geometry svg:viewBox="0 0 21600 21600" draw:mirror-horizontal="false" draw:mirror-vertical="false" draw:type="rectangle" draw:enhanced-path="M 0 0 L 21600 0 21600 21600 0 21600 0 0 Z N"/>
                  </draw:custom-shape>
                  <draw:custom-shape draw:style-name="gr629" draw:text-style-name="P32" draw:layer="layout" svg:width="0.01cm" svg:height="0.004cm" svg:x="2.15cm" svg:y="15.954cm">
                    <text:p/>
                    <draw:enhanced-geometry svg:viewBox="0 0 21600 21600" draw:mirror-horizontal="false" draw:mirror-vertical="false" draw:type="rectangle" draw:enhanced-path="M 0 0 L 21600 0 21600 21600 0 21600 0 0 Z N"/>
                  </draw:custom-shape>
                </draw:g>
                <draw:g>
                  <draw:custom-shape draw:style-name="gr630" draw:text-style-name="P32" draw:layer="layout" svg:width="0.013cm" svg:height="0.009cm" svg:x="2.149cm" svg:y="15.975cm">
                    <text:p/>
                    <draw:enhanced-geometry svg:viewBox="0 0 21600 21600" draw:mirror-horizontal="false" draw:mirror-vertical="false" draw:type="rectangle" draw:enhanced-path="M 0 0 L 21600 0 21600 21600 0 21600 0 0 Z N"/>
                  </draw:custom-shape>
                  <draw:custom-shape draw:style-name="gr631" draw:text-style-name="P32" draw:layer="layout" svg:width="0.01cm" svg:height="0.005cm" svg:x="2.15cm" svg:y="15.977cm">
                    <text:p/>
                    <draw:enhanced-geometry svg:viewBox="0 0 21600 21600" draw:mirror-horizontal="false" draw:mirror-vertical="false" draw:type="rectangle" draw:enhanced-path="M 0 0 L 21600 0 21600 21600 0 21600 0 0 Z N"/>
                  </draw:custom-shape>
                </draw:g>
                <draw:g>
                  <draw:custom-shape draw:style-name="gr632" draw:text-style-name="P32" draw:layer="layout" svg:width="0.013cm" svg:height="0.008cm" svg:x="2.149cm" svg:y="15.999cm">
                    <text:p/>
                    <draw:enhanced-geometry svg:viewBox="0 0 21600 21600" draw:mirror-horizontal="false" draw:mirror-vertical="false" draw:type="rectangle" draw:enhanced-path="M 0 0 L 21600 0 21600 21600 0 21600 0 0 Z N"/>
                  </draw:custom-shape>
                  <draw:custom-shape draw:style-name="gr633" draw:text-style-name="P32" draw:layer="layout" svg:width="0.01cm" svg:height="0.005cm" svg:x="2.15cm" svg:y="16.001cm">
                    <text:p/>
                    <draw:enhanced-geometry svg:viewBox="0 0 21600 21600" draw:mirror-horizontal="false" draw:mirror-vertical="false" draw:type="rectangle" draw:enhanced-path="M 0 0 L 21600 0 21600 21600 0 21600 0 0 Z N"/>
                  </draw:custom-shape>
                </draw:g>
                <draw:g>
                  <draw:custom-shape draw:style-name="gr634" draw:text-style-name="P32" draw:layer="layout" svg:width="0.013cm" svg:height="0.008cm" svg:x="2.149cm" svg:y="16.023cm">
                    <text:p/>
                    <draw:enhanced-geometry svg:viewBox="0 0 21600 21600" draw:mirror-horizontal="false" draw:mirror-vertical="false" draw:type="rectangle" draw:enhanced-path="M 0 0 L 21600 0 21600 21600 0 21600 0 0 Z N"/>
                  </draw:custom-shape>
                  <draw:custom-shape draw:style-name="gr635" draw:text-style-name="P32" draw:layer="layout" svg:width="0.01cm" svg:height="0.006cm" svg:x="2.15cm" svg:y="16.024cm">
                    <text:p/>
                    <draw:enhanced-geometry svg:viewBox="0 0 21600 21600" draw:mirror-horizontal="false" draw:mirror-vertical="false" draw:type="rectangle" draw:enhanced-path="M 0 0 L 21600 0 21600 21600 0 21600 0 0 Z N"/>
                  </draw:custom-shape>
                </draw:g>
                <draw:g>
                  <draw:custom-shape draw:style-name="gr636" draw:text-style-name="P32" draw:layer="layout" svg:width="0.013cm" svg:height="0.007cm" svg:x="2.149cm" svg:y="16.047cm">
                    <text:p/>
                    <draw:enhanced-geometry svg:viewBox="0 0 21600 21600" draw:mirror-horizontal="false" draw:mirror-vertical="false" draw:type="rectangle" draw:enhanced-path="M 0 0 L 21600 0 21600 21600 0 21600 0 0 Z N"/>
                  </draw:custom-shape>
                  <draw:custom-shape draw:style-name="gr637" draw:text-style-name="P32" draw:layer="layout" svg:width="0.01cm" svg:height="0.006cm" svg:x="2.15cm" svg:y="16.048cm">
                    <text:p/>
                    <draw:enhanced-geometry svg:viewBox="0 0 21600 21600" draw:mirror-horizontal="false" draw:mirror-vertical="false" draw:type="rectangle" draw:enhanced-path="M 0 0 L 21600 0 21600 21600 0 21600 0 0 Z N"/>
                  </draw:custom-shape>
                </draw:g>
                <draw:g>
                  <draw:custom-shape draw:style-name="gr638" draw:text-style-name="P32" draw:layer="layout" svg:width="0.013cm" svg:height="0.008cm" svg:x="2.149cm" svg:y="16.07cm">
                    <text:p/>
                    <draw:enhanced-geometry svg:viewBox="0 0 21600 21600" draw:mirror-horizontal="false" draw:mirror-vertical="false" draw:type="rectangle" draw:enhanced-path="M 0 0 L 21600 0 21600 21600 0 21600 0 0 Z N"/>
                  </draw:custom-shape>
                  <draw:custom-shape draw:style-name="gr639" draw:text-style-name="P32" draw:layer="layout" svg:width="0.01cm" svg:height="0.006cm" svg:x="2.15cm" svg:y="16.071cm">
                    <text:p/>
                    <draw:enhanced-geometry svg:viewBox="0 0 21600 21600" draw:mirror-horizontal="false" draw:mirror-vertical="false" draw:type="rectangle" draw:enhanced-path="M 0 0 L 21600 0 21600 21600 0 21600 0 0 Z N"/>
                  </draw:custom-shape>
                </draw:g>
              </draw:g>
              <draw:line draw:style-name="gr640" draw:text-style-name="P30" draw:layer="layout" svg:x1="2.227cm" svg:y1="15.881cm" svg:x2="2.227cm" svg:y2="16.093cm">
                <text:p/>
              </draw:line>
              <draw:line draw:style-name="gr641" draw:text-style-name="P30" draw:layer="layout" svg:x1="2.28cm" svg:y1="15.881cm" svg:x2="2.28cm" svg:y2="16.093cm">
                <text:p/>
              </draw:line>
              <draw:g>
                <draw:g>
                  <draw:custom-shape draw:style-name="gr642" draw:text-style-name="P32" draw:layer="layout" svg:width="0.013cm" svg:height="0.008cm" svg:x="2.201cm" svg:y="15.952cm">
                    <text:p/>
                    <draw:enhanced-geometry svg:viewBox="0 0 21600 21600" draw:mirror-horizontal="false" draw:mirror-vertical="false" draw:type="rectangle" draw:enhanced-path="M 0 0 L 21600 0 21600 21600 0 21600 0 0 Z N"/>
                  </draw:custom-shape>
                  <draw:custom-shape draw:style-name="gr643" draw:text-style-name="P32" draw:layer="layout" svg:width="0.01cm" svg:height="0.004cm" svg:x="2.203cm" svg:y="15.954cm">
                    <text:p/>
                    <draw:enhanced-geometry svg:viewBox="0 0 21600 21600" draw:mirror-horizontal="false" draw:mirror-vertical="false" draw:type="rectangle" draw:enhanced-path="M 0 0 L 21600 0 21600 21600 0 21600 0 0 Z N"/>
                  </draw:custom-shape>
                </draw:g>
                <draw:g>
                  <draw:custom-shape draw:style-name="gr644" draw:text-style-name="P32" draw:layer="layout" svg:width="0.013cm" svg:height="0.009cm" svg:x="2.201cm" svg:y="15.975cm">
                    <text:p/>
                    <draw:enhanced-geometry svg:viewBox="0 0 21600 21600" draw:mirror-horizontal="false" draw:mirror-vertical="false" draw:type="rectangle" draw:enhanced-path="M 0 0 L 21600 0 21600 21600 0 21600 0 0 Z N"/>
                  </draw:custom-shape>
                  <draw:custom-shape draw:style-name="gr645" draw:text-style-name="P32" draw:layer="layout" svg:width="0.01cm" svg:height="0.005cm" svg:x="2.203cm" svg:y="15.977cm">
                    <text:p/>
                    <draw:enhanced-geometry svg:viewBox="0 0 21600 21600" draw:mirror-horizontal="false" draw:mirror-vertical="false" draw:type="rectangle" draw:enhanced-path="M 0 0 L 21600 0 21600 21600 0 21600 0 0 Z N"/>
                  </draw:custom-shape>
                </draw:g>
                <draw:g>
                  <draw:custom-shape draw:style-name="gr646" draw:text-style-name="P32" draw:layer="layout" svg:width="0.013cm" svg:height="0.008cm" svg:x="2.201cm" svg:y="15.999cm">
                    <text:p/>
                    <draw:enhanced-geometry svg:viewBox="0 0 21600 21600" draw:mirror-horizontal="false" draw:mirror-vertical="false" draw:type="rectangle" draw:enhanced-path="M 0 0 L 21600 0 21600 21600 0 21600 0 0 Z N"/>
                  </draw:custom-shape>
                  <draw:custom-shape draw:style-name="gr647" draw:text-style-name="P32" draw:layer="layout" svg:width="0.01cm" svg:height="0.005cm" svg:x="2.203cm" svg:y="16.001cm">
                    <text:p/>
                    <draw:enhanced-geometry svg:viewBox="0 0 21600 21600" draw:mirror-horizontal="false" draw:mirror-vertical="false" draw:type="rectangle" draw:enhanced-path="M 0 0 L 21600 0 21600 21600 0 21600 0 0 Z N"/>
                  </draw:custom-shape>
                </draw:g>
                <draw:g>
                  <draw:custom-shape draw:style-name="gr648" draw:text-style-name="P32" draw:layer="layout" svg:width="0.013cm" svg:height="0.008cm" svg:x="2.201cm" svg:y="16.023cm">
                    <text:p/>
                    <draw:enhanced-geometry svg:viewBox="0 0 21600 21600" draw:mirror-horizontal="false" draw:mirror-vertical="false" draw:type="rectangle" draw:enhanced-path="M 0 0 L 21600 0 21600 21600 0 21600 0 0 Z N"/>
                  </draw:custom-shape>
                  <draw:custom-shape draw:style-name="gr649" draw:text-style-name="P32" draw:layer="layout" svg:width="0.01cm" svg:height="0.006cm" svg:x="2.203cm" svg:y="16.024cm">
                    <text:p/>
                    <draw:enhanced-geometry svg:viewBox="0 0 21600 21600" draw:mirror-horizontal="false" draw:mirror-vertical="false" draw:type="rectangle" draw:enhanced-path="M 0 0 L 21600 0 21600 21600 0 21600 0 0 Z N"/>
                  </draw:custom-shape>
                </draw:g>
                <draw:g>
                  <draw:custom-shape draw:style-name="gr650" draw:text-style-name="P32" draw:layer="layout" svg:width="0.013cm" svg:height="0.007cm" svg:x="2.201cm" svg:y="16.047cm">
                    <text:p/>
                    <draw:enhanced-geometry svg:viewBox="0 0 21600 21600" draw:mirror-horizontal="false" draw:mirror-vertical="false" draw:type="rectangle" draw:enhanced-path="M 0 0 L 21600 0 21600 21600 0 21600 0 0 Z N"/>
                  </draw:custom-shape>
                  <draw:custom-shape draw:style-name="gr651" draw:text-style-name="P32" draw:layer="layout" svg:width="0.01cm" svg:height="0.006cm" svg:x="2.203cm" svg:y="16.048cm">
                    <text:p/>
                    <draw:enhanced-geometry svg:viewBox="0 0 21600 21600" draw:mirror-horizontal="false" draw:mirror-vertical="false" draw:type="rectangle" draw:enhanced-path="M 0 0 L 21600 0 21600 21600 0 21600 0 0 Z N"/>
                  </draw:custom-shape>
                </draw:g>
                <draw:g>
                  <draw:custom-shape draw:style-name="gr652" draw:text-style-name="P32" draw:layer="layout" svg:width="0.013cm" svg:height="0.008cm" svg:x="2.201cm" svg:y="16.07cm">
                    <text:p/>
                    <draw:enhanced-geometry svg:viewBox="0 0 21600 21600" draw:mirror-horizontal="false" draw:mirror-vertical="false" draw:type="rectangle" draw:enhanced-path="M 0 0 L 21600 0 21600 21600 0 21600 0 0 Z N"/>
                  </draw:custom-shape>
                  <draw:custom-shape draw:style-name="gr653" draw:text-style-name="P32" draw:layer="layout" svg:width="0.01cm" svg:height="0.006cm" svg:x="2.203cm" svg:y="16.071cm">
                    <text:p/>
                    <draw:enhanced-geometry svg:viewBox="0 0 21600 21600" draw:mirror-horizontal="false" draw:mirror-vertical="false" draw:type="rectangle" draw:enhanced-path="M 0 0 L 21600 0 21600 21600 0 21600 0 0 Z N"/>
                  </draw:custom-shape>
                </draw:g>
              </draw:g>
              <draw:g>
                <draw:g>
                  <draw:custom-shape draw:style-name="gr654" draw:text-style-name="P32" draw:layer="layout" svg:width="0.012cm" svg:height="0.008cm" svg:x="2.254cm" svg:y="15.952cm">
                    <text:p/>
                    <draw:enhanced-geometry svg:viewBox="0 0 21600 21600" draw:mirror-horizontal="false" draw:mirror-vertical="false" draw:type="rectangle" draw:enhanced-path="M 0 0 L 21600 0 21600 21600 0 21600 0 0 Z N"/>
                  </draw:custom-shape>
                  <draw:custom-shape draw:style-name="gr655" draw:text-style-name="P32" draw:layer="layout" svg:width="0.01cm" svg:height="0.004cm" svg:x="2.255cm" svg:y="15.954cm">
                    <text:p/>
                    <draw:enhanced-geometry svg:viewBox="0 0 21600 21600" draw:mirror-horizontal="false" draw:mirror-vertical="false" draw:type="rectangle" draw:enhanced-path="M 0 0 L 21600 0 21600 21600 0 21600 0 0 Z N"/>
                  </draw:custom-shape>
                </draw:g>
                <draw:g>
                  <draw:custom-shape draw:style-name="gr656" draw:text-style-name="P32" draw:layer="layout" svg:width="0.012cm" svg:height="0.009cm" svg:x="2.254cm" svg:y="15.975cm">
                    <text:p/>
                    <draw:enhanced-geometry svg:viewBox="0 0 21600 21600" draw:mirror-horizontal="false" draw:mirror-vertical="false" draw:type="rectangle" draw:enhanced-path="M 0 0 L 21600 0 21600 21600 0 21600 0 0 Z N"/>
                  </draw:custom-shape>
                  <draw:custom-shape draw:style-name="gr657" draw:text-style-name="P32" draw:layer="layout" svg:width="0.01cm" svg:height="0.005cm" svg:x="2.255cm" svg:y="15.977cm">
                    <text:p/>
                    <draw:enhanced-geometry svg:viewBox="0 0 21600 21600" draw:mirror-horizontal="false" draw:mirror-vertical="false" draw:type="rectangle" draw:enhanced-path="M 0 0 L 21600 0 21600 21600 0 21600 0 0 Z N"/>
                  </draw:custom-shape>
                </draw:g>
                <draw:g>
                  <draw:custom-shape draw:style-name="gr658" draw:text-style-name="P32" draw:layer="layout" svg:width="0.012cm" svg:height="0.008cm" svg:x="2.254cm" svg:y="15.999cm">
                    <text:p/>
                    <draw:enhanced-geometry svg:viewBox="0 0 21600 21600" draw:mirror-horizontal="false" draw:mirror-vertical="false" draw:type="rectangle" draw:enhanced-path="M 0 0 L 21600 0 21600 21600 0 21600 0 0 Z N"/>
                  </draw:custom-shape>
                  <draw:custom-shape draw:style-name="gr659" draw:text-style-name="P32" draw:layer="layout" svg:width="0.01cm" svg:height="0.005cm" svg:x="2.255cm" svg:y="16.001cm">
                    <text:p/>
                    <draw:enhanced-geometry svg:viewBox="0 0 21600 21600" draw:mirror-horizontal="false" draw:mirror-vertical="false" draw:type="rectangle" draw:enhanced-path="M 0 0 L 21600 0 21600 21600 0 21600 0 0 Z N"/>
                  </draw:custom-shape>
                </draw:g>
                <draw:g>
                  <draw:custom-shape draw:style-name="gr660" draw:text-style-name="P32" draw:layer="layout" svg:width="0.012cm" svg:height="0.008cm" svg:x="2.254cm" svg:y="16.023cm">
                    <text:p/>
                    <draw:enhanced-geometry svg:viewBox="0 0 21600 21600" draw:mirror-horizontal="false" draw:mirror-vertical="false" draw:type="rectangle" draw:enhanced-path="M 0 0 L 21600 0 21600 21600 0 21600 0 0 Z N"/>
                  </draw:custom-shape>
                  <draw:custom-shape draw:style-name="gr661" draw:text-style-name="P32" draw:layer="layout" svg:width="0.01cm" svg:height="0.006cm" svg:x="2.255cm" svg:y="16.024cm">
                    <text:p/>
                    <draw:enhanced-geometry svg:viewBox="0 0 21600 21600" draw:mirror-horizontal="false" draw:mirror-vertical="false" draw:type="rectangle" draw:enhanced-path="M 0 0 L 21600 0 21600 21600 0 21600 0 0 Z N"/>
                  </draw:custom-shape>
                </draw:g>
                <draw:g>
                  <draw:custom-shape draw:style-name="gr662" draw:text-style-name="P32" draw:layer="layout" svg:width="0.012cm" svg:height="0.007cm" svg:x="2.254cm" svg:y="16.047cm">
                    <text:p/>
                    <draw:enhanced-geometry svg:viewBox="0 0 21600 21600" draw:mirror-horizontal="false" draw:mirror-vertical="false" draw:type="rectangle" draw:enhanced-path="M 0 0 L 21600 0 21600 21600 0 21600 0 0 Z N"/>
                  </draw:custom-shape>
                  <draw:custom-shape draw:style-name="gr663" draw:text-style-name="P32" draw:layer="layout" svg:width="0.01cm" svg:height="0.006cm" svg:x="2.255cm" svg:y="16.048cm">
                    <text:p/>
                    <draw:enhanced-geometry svg:viewBox="0 0 21600 21600" draw:mirror-horizontal="false" draw:mirror-vertical="false" draw:type="rectangle" draw:enhanced-path="M 0 0 L 21600 0 21600 21600 0 21600 0 0 Z N"/>
                  </draw:custom-shape>
                </draw:g>
                <draw:g>
                  <draw:custom-shape draw:style-name="gr664" draw:text-style-name="P32" draw:layer="layout" svg:width="0.012cm" svg:height="0.008cm" svg:x="2.254cm" svg:y="16.07cm">
                    <text:p/>
                    <draw:enhanced-geometry svg:viewBox="0 0 21600 21600" draw:mirror-horizontal="false" draw:mirror-vertical="false" draw:type="rectangle" draw:enhanced-path="M 0 0 L 21600 0 21600 21600 0 21600 0 0 Z N"/>
                  </draw:custom-shape>
                  <draw:custom-shape draw:style-name="gr665" draw:text-style-name="P32" draw:layer="layout" svg:width="0.01cm" svg:height="0.006cm" svg:x="2.255cm" svg:y="16.071cm">
                    <text:p/>
                    <draw:enhanced-geometry svg:viewBox="0 0 21600 21600" draw:mirror-horizontal="false" draw:mirror-vertical="false" draw:type="rectangle" draw:enhanced-path="M 0 0 L 21600 0 21600 21600 0 21600 0 0 Z N"/>
                  </draw:custom-shape>
                </draw:g>
              </draw:g>
              <draw:g>
                <draw:g>
                  <draw:custom-shape draw:style-name="gr666" draw:text-style-name="P32" draw:layer="layout" svg:width="0.013cm" svg:height="0.008cm" svg:x="2.306cm" svg:y="15.952cm">
                    <text:p/>
                    <draw:enhanced-geometry svg:viewBox="0 0 21600 21600" draw:mirror-horizontal="false" draw:mirror-vertical="false" draw:type="rectangle" draw:enhanced-path="M 0 0 L 21600 0 21600 21600 0 21600 0 0 Z N"/>
                  </draw:custom-shape>
                  <draw:custom-shape draw:style-name="gr667" draw:text-style-name="P32" draw:layer="layout" svg:width="0.011cm" svg:height="0.004cm" svg:x="2.307cm" svg:y="15.954cm">
                    <text:p/>
                    <draw:enhanced-geometry svg:viewBox="0 0 21600 21600" draw:mirror-horizontal="false" draw:mirror-vertical="false" draw:type="rectangle" draw:enhanced-path="M 0 0 L 21600 0 21600 21600 0 21600 0 0 Z N"/>
                  </draw:custom-shape>
                </draw:g>
                <draw:g>
                  <draw:custom-shape draw:style-name="gr668" draw:text-style-name="P32" draw:layer="layout" svg:width="0.013cm" svg:height="0.009cm" svg:x="2.306cm" svg:y="15.975cm">
                    <text:p/>
                    <draw:enhanced-geometry svg:viewBox="0 0 21600 21600" draw:mirror-horizontal="false" draw:mirror-vertical="false" draw:type="rectangle" draw:enhanced-path="M 0 0 L 21600 0 21600 21600 0 21600 0 0 Z N"/>
                  </draw:custom-shape>
                  <draw:custom-shape draw:style-name="gr669" draw:text-style-name="P32" draw:layer="layout" svg:width="0.011cm" svg:height="0.005cm" svg:x="2.307cm" svg:y="15.977cm">
                    <text:p/>
                    <draw:enhanced-geometry svg:viewBox="0 0 21600 21600" draw:mirror-horizontal="false" draw:mirror-vertical="false" draw:type="rectangle" draw:enhanced-path="M 0 0 L 21600 0 21600 21600 0 21600 0 0 Z N"/>
                  </draw:custom-shape>
                </draw:g>
                <draw:g>
                  <draw:custom-shape draw:style-name="gr670" draw:text-style-name="P32" draw:layer="layout" svg:width="0.013cm" svg:height="0.008cm" svg:x="2.306cm" svg:y="15.999cm">
                    <text:p/>
                    <draw:enhanced-geometry svg:viewBox="0 0 21600 21600" draw:mirror-horizontal="false" draw:mirror-vertical="false" draw:type="rectangle" draw:enhanced-path="M 0 0 L 21600 0 21600 21600 0 21600 0 0 Z N"/>
                  </draw:custom-shape>
                  <draw:custom-shape draw:style-name="gr671" draw:text-style-name="P32" draw:layer="layout" svg:width="0.011cm" svg:height="0.005cm" svg:x="2.307cm" svg:y="16.001cm">
                    <text:p/>
                    <draw:enhanced-geometry svg:viewBox="0 0 21600 21600" draw:mirror-horizontal="false" draw:mirror-vertical="false" draw:type="rectangle" draw:enhanced-path="M 0 0 L 21600 0 21600 21600 0 21600 0 0 Z N"/>
                  </draw:custom-shape>
                </draw:g>
                <draw:g>
                  <draw:custom-shape draw:style-name="gr672" draw:text-style-name="P32" draw:layer="layout" svg:width="0.013cm" svg:height="0.008cm" svg:x="2.306cm" svg:y="16.023cm">
                    <text:p/>
                    <draw:enhanced-geometry svg:viewBox="0 0 21600 21600" draw:mirror-horizontal="false" draw:mirror-vertical="false" draw:type="rectangle" draw:enhanced-path="M 0 0 L 21600 0 21600 21600 0 21600 0 0 Z N"/>
                  </draw:custom-shape>
                  <draw:custom-shape draw:style-name="gr673" draw:text-style-name="P32" draw:layer="layout" svg:width="0.011cm" svg:height="0.006cm" svg:x="2.307cm" svg:y="16.024cm">
                    <text:p/>
                    <draw:enhanced-geometry svg:viewBox="0 0 21600 21600" draw:mirror-horizontal="false" draw:mirror-vertical="false" draw:type="rectangle" draw:enhanced-path="M 0 0 L 21600 0 21600 21600 0 21600 0 0 Z N"/>
                  </draw:custom-shape>
                </draw:g>
                <draw:g>
                  <draw:custom-shape draw:style-name="gr674" draw:text-style-name="P32" draw:layer="layout" svg:width="0.013cm" svg:height="0.007cm" svg:x="2.306cm" svg:y="16.047cm">
                    <text:p/>
                    <draw:enhanced-geometry svg:viewBox="0 0 21600 21600" draw:mirror-horizontal="false" draw:mirror-vertical="false" draw:type="rectangle" draw:enhanced-path="M 0 0 L 21600 0 21600 21600 0 21600 0 0 Z N"/>
                  </draw:custom-shape>
                  <draw:custom-shape draw:style-name="gr675" draw:text-style-name="P32" draw:layer="layout" svg:width="0.011cm" svg:height="0.006cm" svg:x="2.307cm" svg:y="16.048cm">
                    <text:p/>
                    <draw:enhanced-geometry svg:viewBox="0 0 21600 21600" draw:mirror-horizontal="false" draw:mirror-vertical="false" draw:type="rectangle" draw:enhanced-path="M 0 0 L 21600 0 21600 21600 0 21600 0 0 Z N"/>
                  </draw:custom-shape>
                </draw:g>
                <draw:g>
                  <draw:custom-shape draw:style-name="gr676" draw:text-style-name="P32" draw:layer="layout" svg:width="0.013cm" svg:height="0.008cm" svg:x="2.306cm" svg:y="16.07cm">
                    <text:p/>
                    <draw:enhanced-geometry svg:viewBox="0 0 21600 21600" draw:mirror-horizontal="false" draw:mirror-vertical="false" draw:type="rectangle" draw:enhanced-path="M 0 0 L 21600 0 21600 21600 0 21600 0 0 Z N"/>
                  </draw:custom-shape>
                  <draw:custom-shape draw:style-name="gr677" draw:text-style-name="P32" draw:layer="layout" svg:width="0.011cm" svg:height="0.006cm" svg:x="2.307cm" svg:y="16.071cm">
                    <text:p/>
                    <draw:enhanced-geometry svg:viewBox="0 0 21600 21600" draw:mirror-horizontal="false" draw:mirror-vertical="false" draw:type="rectangle" draw:enhanced-path="M 0 0 L 21600 0 21600 21600 0 21600 0 0 Z N"/>
                  </draw:custom-shape>
                </draw:g>
              </draw:g>
            </draw:g>
            <draw:g>
              <draw:custom-shape draw:style-name="gr678" draw:text-style-name="P31" draw:layer="layout" svg:width="0.499cm" svg:height="0.209cm" svg:x="2.727cm" svg:y="15.882cm">
                <text:p/>
                <draw:enhanced-geometry svg:viewBox="0 0 21600 21600" draw:mirror-horizontal="false" draw:mirror-vertical="false" draw:type="rectangle" draw:enhanced-path="M 0 0 L 21600 0 21600 21600 0 21600 0 0 Z N"/>
              </draw:custom-shape>
              <draw:line draw:style-name="gr679" draw:text-style-name="P30" draw:layer="layout" svg:x1="2.779cm" svg:y1="15.877cm" svg:x2="2.779cm" svg:y2="16.093cm">
                <text:p/>
              </draw:line>
              <draw:line draw:style-name="gr680" draw:text-style-name="P30" draw:layer="layout" svg:x1="2.911cm" svg:y1="15.877cm" svg:x2="2.911cm" svg:y2="16.093cm">
                <text:p/>
              </draw:line>
              <draw:custom-shape draw:style-name="gr681" draw:text-style-name="P32" draw:layer="layout" svg:width="0.012cm" svg:height="0.008cm" svg:x="2.832cm" svg:y="15.908cm">
                <text:p/>
                <draw:enhanced-geometry svg:viewBox="0 0 21600 21600" draw:mirror-horizontal="false" draw:mirror-vertical="false" draw:type="rectangle" draw:enhanced-path="M 0 0 L 21600 0 21600 21600 0 21600 0 0 Z N"/>
              </draw:custom-shape>
              <draw:custom-shape draw:style-name="gr682" draw:text-style-name="P32" draw:layer="layout" svg:width="0.026cm" svg:height="0.026cm" svg:x="2.74cm" svg:y="16.039cm">
                <text:p/>
                <draw:enhanced-geometry svg:viewBox="0 0 21600 21600" draw:mirror-horizontal="false" draw:mirror-vertical="false" draw:type="rectangle" draw:enhanced-path="M 0 0 L 21600 0 21600 21600 0 21600 0 0 Z N"/>
              </draw:custom-shape>
              <draw:line draw:style-name="gr683" draw:text-style-name="P30" draw:layer="layout" svg:x1="2.858cm" svg:y1="15.933cm" svg:x2="3.226cm" svg:y2="15.933cm">
                <text:p/>
              </draw:line>
              <draw:line draw:style-name="gr684" draw:text-style-name="P30" draw:layer="layout" svg:x1="2.858cm" svg:y1="15.877cm" svg:x2="2.858cm" svg:y2="16.093cm">
                <text:p/>
              </draw:line>
              <draw:custom-shape draw:style-name="gr685" draw:text-style-name="P32" draw:layer="layout" svg:width="0.012cm" svg:height="0.008cm" svg:x="2.832cm" svg:y="15.952cm">
                <text:p/>
                <draw:enhanced-geometry svg:viewBox="0 0 21600 21600" draw:mirror-horizontal="false" draw:mirror-vertical="false" draw:type="rectangle" draw:enhanced-path="M 0 0 L 21600 0 21600 21600 0 21600 0 0 Z N"/>
              </draw:custom-shape>
              <draw:custom-shape draw:style-name="gr686" draw:text-style-name="P32" draw:layer="layout" svg:width="0.012cm" svg:height="0.007cm" svg:x="2.832cm" svg:y="15.93cm">
                <text:p/>
                <draw:enhanced-geometry svg:viewBox="0 0 21600 21600" draw:mirror-horizontal="false" draw:mirror-vertical="false" draw:type="rectangle" draw:enhanced-path="M 0 0 L 21600 0 21600 21600 0 21600 0 0 Z N"/>
              </draw:custom-shape>
              <draw:g>
                <draw:g>
                  <draw:custom-shape draw:style-name="gr687" draw:text-style-name="P32" draw:layer="layout" svg:width="0.013cm" svg:height="0.008cm" svg:x="2.884cm" svg:y="15.952cm">
                    <text:p/>
                    <draw:enhanced-geometry svg:viewBox="0 0 21600 21600" draw:mirror-horizontal="false" draw:mirror-vertical="false" draw:type="rectangle" draw:enhanced-path="M 0 0 L 21600 0 21600 21600 0 21600 0 0 Z N"/>
                  </draw:custom-shape>
                  <draw:custom-shape draw:style-name="gr688" draw:text-style-name="P32" draw:layer="layout" svg:width="0.011cm" svg:height="0.004cm" svg:x="2.885cm" svg:y="15.954cm">
                    <text:p/>
                    <draw:enhanced-geometry svg:viewBox="0 0 21600 21600" draw:mirror-horizontal="false" draw:mirror-vertical="false" draw:type="rectangle" draw:enhanced-path="M 0 0 L 21600 0 21600 21600 0 21600 0 0 Z N"/>
                  </draw:custom-shape>
                </draw:g>
                <draw:g>
                  <draw:custom-shape draw:style-name="gr689" draw:text-style-name="P32" draw:layer="layout" svg:width="0.013cm" svg:height="0.009cm" svg:x="2.884cm" svg:y="15.975cm">
                    <text:p/>
                    <draw:enhanced-geometry svg:viewBox="0 0 21600 21600" draw:mirror-horizontal="false" draw:mirror-vertical="false" draw:type="rectangle" draw:enhanced-path="M 0 0 L 21600 0 21600 21600 0 21600 0 0 Z N"/>
                  </draw:custom-shape>
                  <draw:custom-shape draw:style-name="gr690" draw:text-style-name="P32" draw:layer="layout" svg:width="0.011cm" svg:height="0.005cm" svg:x="2.885cm" svg:y="15.977cm">
                    <text:p/>
                    <draw:enhanced-geometry svg:viewBox="0 0 21600 21600" draw:mirror-horizontal="false" draw:mirror-vertical="false" draw:type="rectangle" draw:enhanced-path="M 0 0 L 21600 0 21600 21600 0 21600 0 0 Z N"/>
                  </draw:custom-shape>
                </draw:g>
                <draw:g>
                  <draw:custom-shape draw:style-name="gr691" draw:text-style-name="P32" draw:layer="layout" svg:width="0.013cm" svg:height="0.008cm" svg:x="2.884cm" svg:y="15.999cm">
                    <text:p/>
                    <draw:enhanced-geometry svg:viewBox="0 0 21600 21600" draw:mirror-horizontal="false" draw:mirror-vertical="false" draw:type="rectangle" draw:enhanced-path="M 0 0 L 21600 0 21600 21600 0 21600 0 0 Z N"/>
                  </draw:custom-shape>
                  <draw:custom-shape draw:style-name="gr692" draw:text-style-name="P32" draw:layer="layout" svg:width="0.011cm" svg:height="0.005cm" svg:x="2.885cm" svg:y="16.001cm">
                    <text:p/>
                    <draw:enhanced-geometry svg:viewBox="0 0 21600 21600" draw:mirror-horizontal="false" draw:mirror-vertical="false" draw:type="rectangle" draw:enhanced-path="M 0 0 L 21600 0 21600 21600 0 21600 0 0 Z N"/>
                  </draw:custom-shape>
                </draw:g>
                <draw:g>
                  <draw:custom-shape draw:style-name="gr693" draw:text-style-name="P32" draw:layer="layout" svg:width="0.013cm" svg:height="0.008cm" svg:x="2.884cm" svg:y="16.023cm">
                    <text:p/>
                    <draw:enhanced-geometry svg:viewBox="0 0 21600 21600" draw:mirror-horizontal="false" draw:mirror-vertical="false" draw:type="rectangle" draw:enhanced-path="M 0 0 L 21600 0 21600 21600 0 21600 0 0 Z N"/>
                  </draw:custom-shape>
                  <draw:custom-shape draw:style-name="gr694" draw:text-style-name="P32" draw:layer="layout" svg:width="0.011cm" svg:height="0.006cm" svg:x="2.885cm" svg:y="16.024cm">
                    <text:p/>
                    <draw:enhanced-geometry svg:viewBox="0 0 21600 21600" draw:mirror-horizontal="false" draw:mirror-vertical="false" draw:type="rectangle" draw:enhanced-path="M 0 0 L 21600 0 21600 21600 0 21600 0 0 Z N"/>
                  </draw:custom-shape>
                </draw:g>
                <draw:g>
                  <draw:custom-shape draw:style-name="gr695" draw:text-style-name="P32" draw:layer="layout" svg:width="0.013cm" svg:height="0.007cm" svg:x="2.884cm" svg:y="16.047cm">
                    <text:p/>
                    <draw:enhanced-geometry svg:viewBox="0 0 21600 21600" draw:mirror-horizontal="false" draw:mirror-vertical="false" draw:type="rectangle" draw:enhanced-path="M 0 0 L 21600 0 21600 21600 0 21600 0 0 Z N"/>
                  </draw:custom-shape>
                  <draw:custom-shape draw:style-name="gr696" draw:text-style-name="P32" draw:layer="layout" svg:width="0.011cm" svg:height="0.006cm" svg:x="2.885cm" svg:y="16.048cm">
                    <text:p/>
                    <draw:enhanced-geometry svg:viewBox="0 0 21600 21600" draw:mirror-horizontal="false" draw:mirror-vertical="false" draw:type="rectangle" draw:enhanced-path="M 0 0 L 21600 0 21600 21600 0 21600 0 0 Z N"/>
                  </draw:custom-shape>
                </draw:g>
                <draw:g>
                  <draw:custom-shape draw:style-name="gr697" draw:text-style-name="P32" draw:layer="layout" svg:width="0.013cm" svg:height="0.008cm" svg:x="2.884cm" svg:y="16.07cm">
                    <text:p/>
                    <draw:enhanced-geometry svg:viewBox="0 0 21600 21600" draw:mirror-horizontal="false" draw:mirror-vertical="false" draw:type="rectangle" draw:enhanced-path="M 0 0 L 21600 0 21600 21600 0 21600 0 0 Z N"/>
                  </draw:custom-shape>
                  <draw:custom-shape draw:style-name="gr698" draw:text-style-name="P32" draw:layer="layout" svg:width="0.011cm" svg:height="0.006cm" svg:x="2.885cm" svg:y="16.071cm">
                    <text:p/>
                    <draw:enhanced-geometry svg:viewBox="0 0 21600 21600" draw:mirror-horizontal="false" draw:mirror-vertical="false" draw:type="rectangle" draw:enhanced-path="M 0 0 L 21600 0 21600 21600 0 21600 0 0 Z N"/>
                  </draw:custom-shape>
                </draw:g>
              </draw:g>
              <draw:line draw:style-name="gr699" draw:text-style-name="P30" draw:layer="layout" svg:x1="2.963cm" svg:y1="15.877cm" svg:x2="2.963cm" svg:y2="16.093cm">
                <text:p/>
              </draw:line>
              <draw:line draw:style-name="gr700" draw:text-style-name="P30" draw:layer="layout" svg:x1="3.016cm" svg:y1="15.877cm" svg:x2="3.016cm" svg:y2="16.093cm">
                <text:p/>
              </draw:line>
              <draw:g>
                <draw:g>
                  <draw:custom-shape draw:style-name="gr701" draw:text-style-name="P32" draw:layer="layout" svg:width="0.014cm" svg:height="0.008cm" svg:x="2.936cm" svg:y="15.952cm">
                    <text:p/>
                    <draw:enhanced-geometry svg:viewBox="0 0 21600 21600" draw:mirror-horizontal="false" draw:mirror-vertical="false" draw:type="rectangle" draw:enhanced-path="M 0 0 L 21600 0 21600 21600 0 21600 0 0 Z N"/>
                  </draw:custom-shape>
                  <draw:custom-shape draw:style-name="gr702" draw:text-style-name="P32" draw:layer="layout" svg:width="0.011cm" svg:height="0.004cm" svg:x="2.938cm" svg:y="15.954cm">
                    <text:p/>
                    <draw:enhanced-geometry svg:viewBox="0 0 21600 21600" draw:mirror-horizontal="false" draw:mirror-vertical="false" draw:type="rectangle" draw:enhanced-path="M 0 0 L 21600 0 21600 21600 0 21600 0 0 Z N"/>
                  </draw:custom-shape>
                </draw:g>
                <draw:g>
                  <draw:custom-shape draw:style-name="gr703" draw:text-style-name="P32" draw:layer="layout" svg:width="0.014cm" svg:height="0.009cm" svg:x="2.936cm" svg:y="15.975cm">
                    <text:p/>
                    <draw:enhanced-geometry svg:viewBox="0 0 21600 21600" draw:mirror-horizontal="false" draw:mirror-vertical="false" draw:type="rectangle" draw:enhanced-path="M 0 0 L 21600 0 21600 21600 0 21600 0 0 Z N"/>
                  </draw:custom-shape>
                  <draw:custom-shape draw:style-name="gr704" draw:text-style-name="P32" draw:layer="layout" svg:width="0.011cm" svg:height="0.005cm" svg:x="2.938cm" svg:y="15.977cm">
                    <text:p/>
                    <draw:enhanced-geometry svg:viewBox="0 0 21600 21600" draw:mirror-horizontal="false" draw:mirror-vertical="false" draw:type="rectangle" draw:enhanced-path="M 0 0 L 21600 0 21600 21600 0 21600 0 0 Z N"/>
                  </draw:custom-shape>
                </draw:g>
                <draw:g>
                  <draw:custom-shape draw:style-name="gr705" draw:text-style-name="P32" draw:layer="layout" svg:width="0.014cm" svg:height="0.008cm" svg:x="2.936cm" svg:y="15.999cm">
                    <text:p/>
                    <draw:enhanced-geometry svg:viewBox="0 0 21600 21600" draw:mirror-horizontal="false" draw:mirror-vertical="false" draw:type="rectangle" draw:enhanced-path="M 0 0 L 21600 0 21600 21600 0 21600 0 0 Z N"/>
                  </draw:custom-shape>
                  <draw:custom-shape draw:style-name="gr706" draw:text-style-name="P32" draw:layer="layout" svg:width="0.011cm" svg:height="0.005cm" svg:x="2.938cm" svg:y="16.001cm">
                    <text:p/>
                    <draw:enhanced-geometry svg:viewBox="0 0 21600 21600" draw:mirror-horizontal="false" draw:mirror-vertical="false" draw:type="rectangle" draw:enhanced-path="M 0 0 L 21600 0 21600 21600 0 21600 0 0 Z N"/>
                  </draw:custom-shape>
                </draw:g>
                <draw:g>
                  <draw:custom-shape draw:style-name="gr707" draw:text-style-name="P32" draw:layer="layout" svg:width="0.014cm" svg:height="0.008cm" svg:x="2.936cm" svg:y="16.023cm">
                    <text:p/>
                    <draw:enhanced-geometry svg:viewBox="0 0 21600 21600" draw:mirror-horizontal="false" draw:mirror-vertical="false" draw:type="rectangle" draw:enhanced-path="M 0 0 L 21600 0 21600 21600 0 21600 0 0 Z N"/>
                  </draw:custom-shape>
                  <draw:custom-shape draw:style-name="gr708" draw:text-style-name="P32" draw:layer="layout" svg:width="0.011cm" svg:height="0.006cm" svg:x="2.938cm" svg:y="16.024cm">
                    <text:p/>
                    <draw:enhanced-geometry svg:viewBox="0 0 21600 21600" draw:mirror-horizontal="false" draw:mirror-vertical="false" draw:type="rectangle" draw:enhanced-path="M 0 0 L 21600 0 21600 21600 0 21600 0 0 Z N"/>
                  </draw:custom-shape>
                </draw:g>
                <draw:g>
                  <draw:custom-shape draw:style-name="gr709" draw:text-style-name="P32" draw:layer="layout" svg:width="0.014cm" svg:height="0.007cm" svg:x="2.936cm" svg:y="16.047cm">
                    <text:p/>
                    <draw:enhanced-geometry svg:viewBox="0 0 21600 21600" draw:mirror-horizontal="false" draw:mirror-vertical="false" draw:type="rectangle" draw:enhanced-path="M 0 0 L 21600 0 21600 21600 0 21600 0 0 Z N"/>
                  </draw:custom-shape>
                  <draw:custom-shape draw:style-name="gr710" draw:text-style-name="P32" draw:layer="layout" svg:width="0.011cm" svg:height="0.006cm" svg:x="2.938cm" svg:y="16.048cm">
                    <text:p/>
                    <draw:enhanced-geometry svg:viewBox="0 0 21600 21600" draw:mirror-horizontal="false" draw:mirror-vertical="false" draw:type="rectangle" draw:enhanced-path="M 0 0 L 21600 0 21600 21600 0 21600 0 0 Z N"/>
                  </draw:custom-shape>
                </draw:g>
                <draw:g>
                  <draw:custom-shape draw:style-name="gr711" draw:text-style-name="P32" draw:layer="layout" svg:width="0.014cm" svg:height="0.008cm" svg:x="2.936cm" svg:y="16.07cm">
                    <text:p/>
                    <draw:enhanced-geometry svg:viewBox="0 0 21600 21600" draw:mirror-horizontal="false" draw:mirror-vertical="false" draw:type="rectangle" draw:enhanced-path="M 0 0 L 21600 0 21600 21600 0 21600 0 0 Z N"/>
                  </draw:custom-shape>
                  <draw:custom-shape draw:style-name="gr712" draw:text-style-name="P32" draw:layer="layout" svg:width="0.011cm" svg:height="0.006cm" svg:x="2.938cm" svg:y="16.071cm">
                    <text:p/>
                    <draw:enhanced-geometry svg:viewBox="0 0 21600 21600" draw:mirror-horizontal="false" draw:mirror-vertical="false" draw:type="rectangle" draw:enhanced-path="M 0 0 L 21600 0 21600 21600 0 21600 0 0 Z N"/>
                  </draw:custom-shape>
                </draw:g>
              </draw:g>
              <draw:g>
                <draw:g>
                  <draw:custom-shape draw:style-name="gr713" draw:text-style-name="P32" draw:layer="layout" svg:width="0.014cm" svg:height="0.008cm" svg:x="2.989cm" svg:y="15.952cm">
                    <text:p/>
                    <draw:enhanced-geometry svg:viewBox="0 0 21600 21600" draw:mirror-horizontal="false" draw:mirror-vertical="false" draw:type="rectangle" draw:enhanced-path="M 0 0 L 21600 0 21600 21600 0 21600 0 0 Z N"/>
                  </draw:custom-shape>
                  <draw:custom-shape draw:style-name="gr714" draw:text-style-name="P32" draw:layer="layout" svg:width="0.01cm" svg:height="0.004cm" svg:x="2.991cm" svg:y="15.954cm">
                    <text:p/>
                    <draw:enhanced-geometry svg:viewBox="0 0 21600 21600" draw:mirror-horizontal="false" draw:mirror-vertical="false" draw:type="rectangle" draw:enhanced-path="M 0 0 L 21600 0 21600 21600 0 21600 0 0 Z N"/>
                  </draw:custom-shape>
                </draw:g>
                <draw:g>
                  <draw:custom-shape draw:style-name="gr715" draw:text-style-name="P32" draw:layer="layout" svg:width="0.014cm" svg:height="0.009cm" svg:x="2.989cm" svg:y="15.975cm">
                    <text:p/>
                    <draw:enhanced-geometry svg:viewBox="0 0 21600 21600" draw:mirror-horizontal="false" draw:mirror-vertical="false" draw:type="rectangle" draw:enhanced-path="M 0 0 L 21600 0 21600 21600 0 21600 0 0 Z N"/>
                  </draw:custom-shape>
                  <draw:custom-shape draw:style-name="gr716" draw:text-style-name="P32" draw:layer="layout" svg:width="0.01cm" svg:height="0.005cm" svg:x="2.991cm" svg:y="15.977cm">
                    <text:p/>
                    <draw:enhanced-geometry svg:viewBox="0 0 21600 21600" draw:mirror-horizontal="false" draw:mirror-vertical="false" draw:type="rectangle" draw:enhanced-path="M 0 0 L 21600 0 21600 21600 0 21600 0 0 Z N"/>
                  </draw:custom-shape>
                </draw:g>
                <draw:g>
                  <draw:custom-shape draw:style-name="gr717" draw:text-style-name="P32" draw:layer="layout" svg:width="0.014cm" svg:height="0.008cm" svg:x="2.989cm" svg:y="15.999cm">
                    <text:p/>
                    <draw:enhanced-geometry svg:viewBox="0 0 21600 21600" draw:mirror-horizontal="false" draw:mirror-vertical="false" draw:type="rectangle" draw:enhanced-path="M 0 0 L 21600 0 21600 21600 0 21600 0 0 Z N"/>
                  </draw:custom-shape>
                  <draw:custom-shape draw:style-name="gr718" draw:text-style-name="P32" draw:layer="layout" svg:width="0.01cm" svg:height="0.005cm" svg:x="2.991cm" svg:y="16.001cm">
                    <text:p/>
                    <draw:enhanced-geometry svg:viewBox="0 0 21600 21600" draw:mirror-horizontal="false" draw:mirror-vertical="false" draw:type="rectangle" draw:enhanced-path="M 0 0 L 21600 0 21600 21600 0 21600 0 0 Z N"/>
                  </draw:custom-shape>
                </draw:g>
                <draw:g>
                  <draw:custom-shape draw:style-name="gr719" draw:text-style-name="P32" draw:layer="layout" svg:width="0.014cm" svg:height="0.008cm" svg:x="2.989cm" svg:y="16.023cm">
                    <text:p/>
                    <draw:enhanced-geometry svg:viewBox="0 0 21600 21600" draw:mirror-horizontal="false" draw:mirror-vertical="false" draw:type="rectangle" draw:enhanced-path="M 0 0 L 21600 0 21600 21600 0 21600 0 0 Z N"/>
                  </draw:custom-shape>
                  <draw:custom-shape draw:style-name="gr720" draw:text-style-name="P32" draw:layer="layout" svg:width="0.01cm" svg:height="0.006cm" svg:x="2.991cm" svg:y="16.024cm">
                    <text:p/>
                    <draw:enhanced-geometry svg:viewBox="0 0 21600 21600" draw:mirror-horizontal="false" draw:mirror-vertical="false" draw:type="rectangle" draw:enhanced-path="M 0 0 L 21600 0 21600 21600 0 21600 0 0 Z N"/>
                  </draw:custom-shape>
                </draw:g>
                <draw:g>
                  <draw:custom-shape draw:style-name="gr721" draw:text-style-name="P32" draw:layer="layout" svg:width="0.014cm" svg:height="0.007cm" svg:x="2.989cm" svg:y="16.047cm">
                    <text:p/>
                    <draw:enhanced-geometry svg:viewBox="0 0 21600 21600" draw:mirror-horizontal="false" draw:mirror-vertical="false" draw:type="rectangle" draw:enhanced-path="M 0 0 L 21600 0 21600 21600 0 21600 0 0 Z N"/>
                  </draw:custom-shape>
                  <draw:custom-shape draw:style-name="gr722" draw:text-style-name="P32" draw:layer="layout" svg:width="0.01cm" svg:height="0.006cm" svg:x="2.991cm" svg:y="16.048cm">
                    <text:p/>
                    <draw:enhanced-geometry svg:viewBox="0 0 21600 21600" draw:mirror-horizontal="false" draw:mirror-vertical="false" draw:type="rectangle" draw:enhanced-path="M 0 0 L 21600 0 21600 21600 0 21600 0 0 Z N"/>
                  </draw:custom-shape>
                </draw:g>
                <draw:g>
                  <draw:custom-shape draw:style-name="gr723" draw:text-style-name="P32" draw:layer="layout" svg:width="0.014cm" svg:height="0.008cm" svg:x="2.989cm" svg:y="16.07cm">
                    <text:p/>
                    <draw:enhanced-geometry svg:viewBox="0 0 21600 21600" draw:mirror-horizontal="false" draw:mirror-vertical="false" draw:type="rectangle" draw:enhanced-path="M 0 0 L 21600 0 21600 21600 0 21600 0 0 Z N"/>
                  </draw:custom-shape>
                  <draw:custom-shape draw:style-name="gr724" draw:text-style-name="P32" draw:layer="layout" svg:width="0.01cm" svg:height="0.006cm" svg:x="2.991cm" svg:y="16.071cm">
                    <text:p/>
                    <draw:enhanced-geometry svg:viewBox="0 0 21600 21600" draw:mirror-horizontal="false" draw:mirror-vertical="false" draw:type="rectangle" draw:enhanced-path="M 0 0 L 21600 0 21600 21600 0 21600 0 0 Z N"/>
                  </draw:custom-shape>
                </draw:g>
              </draw:g>
              <draw:g>
                <draw:g>
                  <draw:custom-shape draw:style-name="gr725" draw:text-style-name="P32" draw:layer="layout" svg:width="0.013cm" svg:height="0.008cm" svg:x="3.042cm" svg:y="15.952cm">
                    <text:p/>
                    <draw:enhanced-geometry svg:viewBox="0 0 21600 21600" draw:mirror-horizontal="false" draw:mirror-vertical="false" draw:type="rectangle" draw:enhanced-path="M 0 0 L 21600 0 21600 21600 0 21600 0 0 Z N"/>
                  </draw:custom-shape>
                  <draw:custom-shape draw:style-name="gr726" draw:text-style-name="P32" draw:layer="layout" svg:width="0.01cm" svg:height="0.004cm" svg:x="3.043cm" svg:y="15.954cm">
                    <text:p/>
                    <draw:enhanced-geometry svg:viewBox="0 0 21600 21600" draw:mirror-horizontal="false" draw:mirror-vertical="false" draw:type="rectangle" draw:enhanced-path="M 0 0 L 21600 0 21600 21600 0 21600 0 0 Z N"/>
                  </draw:custom-shape>
                </draw:g>
                <draw:g>
                  <draw:custom-shape draw:style-name="gr727" draw:text-style-name="P32" draw:layer="layout" svg:width="0.013cm" svg:height="0.009cm" svg:x="3.042cm" svg:y="15.975cm">
                    <text:p/>
                    <draw:enhanced-geometry svg:viewBox="0 0 21600 21600" draw:mirror-horizontal="false" draw:mirror-vertical="false" draw:type="rectangle" draw:enhanced-path="M 0 0 L 21600 0 21600 21600 0 21600 0 0 Z N"/>
                  </draw:custom-shape>
                  <draw:custom-shape draw:style-name="gr728" draw:text-style-name="P32" draw:layer="layout" svg:width="0.01cm" svg:height="0.005cm" svg:x="3.043cm" svg:y="15.977cm">
                    <text:p/>
                    <draw:enhanced-geometry svg:viewBox="0 0 21600 21600" draw:mirror-horizontal="false" draw:mirror-vertical="false" draw:type="rectangle" draw:enhanced-path="M 0 0 L 21600 0 21600 21600 0 21600 0 0 Z N"/>
                  </draw:custom-shape>
                </draw:g>
                <draw:g>
                  <draw:custom-shape draw:style-name="gr729" draw:text-style-name="P32" draw:layer="layout" svg:width="0.013cm" svg:height="0.008cm" svg:x="3.042cm" svg:y="15.999cm">
                    <text:p/>
                    <draw:enhanced-geometry svg:viewBox="0 0 21600 21600" draw:mirror-horizontal="false" draw:mirror-vertical="false" draw:type="rectangle" draw:enhanced-path="M 0 0 L 21600 0 21600 21600 0 21600 0 0 Z N"/>
                  </draw:custom-shape>
                  <draw:custom-shape draw:style-name="gr730" draw:text-style-name="P32" draw:layer="layout" svg:width="0.01cm" svg:height="0.005cm" svg:x="3.043cm" svg:y="16.001cm">
                    <text:p/>
                    <draw:enhanced-geometry svg:viewBox="0 0 21600 21600" draw:mirror-horizontal="false" draw:mirror-vertical="false" draw:type="rectangle" draw:enhanced-path="M 0 0 L 21600 0 21600 21600 0 21600 0 0 Z N"/>
                  </draw:custom-shape>
                </draw:g>
                <draw:g>
                  <draw:custom-shape draw:style-name="gr731" draw:text-style-name="P32" draw:layer="layout" svg:width="0.013cm" svg:height="0.008cm" svg:x="3.042cm" svg:y="16.023cm">
                    <text:p/>
                    <draw:enhanced-geometry svg:viewBox="0 0 21600 21600" draw:mirror-horizontal="false" draw:mirror-vertical="false" draw:type="rectangle" draw:enhanced-path="M 0 0 L 21600 0 21600 21600 0 21600 0 0 Z N"/>
                  </draw:custom-shape>
                  <draw:custom-shape draw:style-name="gr732" draw:text-style-name="P32" draw:layer="layout" svg:width="0.01cm" svg:height="0.006cm" svg:x="3.043cm" svg:y="16.024cm">
                    <text:p/>
                    <draw:enhanced-geometry svg:viewBox="0 0 21600 21600" draw:mirror-horizontal="false" draw:mirror-vertical="false" draw:type="rectangle" draw:enhanced-path="M 0 0 L 21600 0 21600 21600 0 21600 0 0 Z N"/>
                  </draw:custom-shape>
                </draw:g>
                <draw:g>
                  <draw:custom-shape draw:style-name="gr733" draw:text-style-name="P32" draw:layer="layout" svg:width="0.013cm" svg:height="0.007cm" svg:x="3.042cm" svg:y="16.047cm">
                    <text:p/>
                    <draw:enhanced-geometry svg:viewBox="0 0 21600 21600" draw:mirror-horizontal="false" draw:mirror-vertical="false" draw:type="rectangle" draw:enhanced-path="M 0 0 L 21600 0 21600 21600 0 21600 0 0 Z N"/>
                  </draw:custom-shape>
                  <draw:custom-shape draw:style-name="gr734" draw:text-style-name="P32" draw:layer="layout" svg:width="0.01cm" svg:height="0.006cm" svg:x="3.043cm" svg:y="16.048cm">
                    <text:p/>
                    <draw:enhanced-geometry svg:viewBox="0 0 21600 21600" draw:mirror-horizontal="false" draw:mirror-vertical="false" draw:type="rectangle" draw:enhanced-path="M 0 0 L 21600 0 21600 21600 0 21600 0 0 Z N"/>
                  </draw:custom-shape>
                </draw:g>
                <draw:g>
                  <draw:custom-shape draw:style-name="gr735" draw:text-style-name="P32" draw:layer="layout" svg:width="0.013cm" svg:height="0.008cm" svg:x="3.042cm" svg:y="16.07cm">
                    <text:p/>
                    <draw:enhanced-geometry svg:viewBox="0 0 21600 21600" draw:mirror-horizontal="false" draw:mirror-vertical="false" draw:type="rectangle" draw:enhanced-path="M 0 0 L 21600 0 21600 21600 0 21600 0 0 Z N"/>
                  </draw:custom-shape>
                  <draw:custom-shape draw:style-name="gr736" draw:text-style-name="P32" draw:layer="layout" svg:width="0.01cm" svg:height="0.006cm" svg:x="3.043cm" svg:y="16.071cm">
                    <text:p/>
                    <draw:enhanced-geometry svg:viewBox="0 0 21600 21600" draw:mirror-horizontal="false" draw:mirror-vertical="false" draw:type="rectangle" draw:enhanced-path="M 0 0 L 21600 0 21600 21600 0 21600 0 0 Z N"/>
                  </draw:custom-shape>
                </draw:g>
              </draw:g>
              <draw:line draw:style-name="gr737" draw:text-style-name="P30" draw:layer="layout" svg:x1="3.068cm" svg:y1="15.877cm" svg:x2="3.068cm" svg:y2="16.093cm">
                <text:p/>
              </draw:line>
              <draw:g>
                <draw:g>
                  <draw:custom-shape draw:style-name="gr738" draw:text-style-name="P32" draw:layer="layout" svg:width="0.014cm" svg:height="0.008cm" svg:x="3.094cm" svg:y="15.952cm">
                    <text:p/>
                    <draw:enhanced-geometry svg:viewBox="0 0 21600 21600" draw:mirror-horizontal="false" draw:mirror-vertical="false" draw:type="rectangle" draw:enhanced-path="M 0 0 L 21600 0 21600 21600 0 21600 0 0 Z N"/>
                  </draw:custom-shape>
                  <draw:custom-shape draw:style-name="gr739" draw:text-style-name="P32" draw:layer="layout" svg:width="0.01cm" svg:height="0.004cm" svg:x="3.096cm" svg:y="15.954cm">
                    <text:p/>
                    <draw:enhanced-geometry svg:viewBox="0 0 21600 21600" draw:mirror-horizontal="false" draw:mirror-vertical="false" draw:type="rectangle" draw:enhanced-path="M 0 0 L 21600 0 21600 21600 0 21600 0 0 Z N"/>
                  </draw:custom-shape>
                </draw:g>
                <draw:g>
                  <draw:custom-shape draw:style-name="gr740" draw:text-style-name="P32" draw:layer="layout" svg:width="0.014cm" svg:height="0.009cm" svg:x="3.094cm" svg:y="15.975cm">
                    <text:p/>
                    <draw:enhanced-geometry svg:viewBox="0 0 21600 21600" draw:mirror-horizontal="false" draw:mirror-vertical="false" draw:type="rectangle" draw:enhanced-path="M 0 0 L 21600 0 21600 21600 0 21600 0 0 Z N"/>
                  </draw:custom-shape>
                  <draw:custom-shape draw:style-name="gr741" draw:text-style-name="P32" draw:layer="layout" svg:width="0.01cm" svg:height="0.005cm" svg:x="3.096cm" svg:y="15.977cm">
                    <text:p/>
                    <draw:enhanced-geometry svg:viewBox="0 0 21600 21600" draw:mirror-horizontal="false" draw:mirror-vertical="false" draw:type="rectangle" draw:enhanced-path="M 0 0 L 21600 0 21600 21600 0 21600 0 0 Z N"/>
                  </draw:custom-shape>
                </draw:g>
                <draw:g>
                  <draw:custom-shape draw:style-name="gr742" draw:text-style-name="P32" draw:layer="layout" svg:width="0.014cm" svg:height="0.008cm" svg:x="3.094cm" svg:y="15.999cm">
                    <text:p/>
                    <draw:enhanced-geometry svg:viewBox="0 0 21600 21600" draw:mirror-horizontal="false" draw:mirror-vertical="false" draw:type="rectangle" draw:enhanced-path="M 0 0 L 21600 0 21600 21600 0 21600 0 0 Z N"/>
                  </draw:custom-shape>
                  <draw:custom-shape draw:style-name="gr743" draw:text-style-name="P32" draw:layer="layout" svg:width="0.01cm" svg:height="0.005cm" svg:x="3.096cm" svg:y="16.001cm">
                    <text:p/>
                    <draw:enhanced-geometry svg:viewBox="0 0 21600 21600" draw:mirror-horizontal="false" draw:mirror-vertical="false" draw:type="rectangle" draw:enhanced-path="M 0 0 L 21600 0 21600 21600 0 21600 0 0 Z N"/>
                  </draw:custom-shape>
                </draw:g>
                <draw:g>
                  <draw:custom-shape draw:style-name="gr744" draw:text-style-name="P32" draw:layer="layout" svg:width="0.014cm" svg:height="0.008cm" svg:x="3.094cm" svg:y="16.023cm">
                    <text:p/>
                    <draw:enhanced-geometry svg:viewBox="0 0 21600 21600" draw:mirror-horizontal="false" draw:mirror-vertical="false" draw:type="rectangle" draw:enhanced-path="M 0 0 L 21600 0 21600 21600 0 21600 0 0 Z N"/>
                  </draw:custom-shape>
                  <draw:custom-shape draw:style-name="gr745" draw:text-style-name="P32" draw:layer="layout" svg:width="0.01cm" svg:height="0.006cm" svg:x="3.096cm" svg:y="16.024cm">
                    <text:p/>
                    <draw:enhanced-geometry svg:viewBox="0 0 21600 21600" draw:mirror-horizontal="false" draw:mirror-vertical="false" draw:type="rectangle" draw:enhanced-path="M 0 0 L 21600 0 21600 21600 0 21600 0 0 Z N"/>
                  </draw:custom-shape>
                </draw:g>
                <draw:g>
                  <draw:custom-shape draw:style-name="gr746" draw:text-style-name="P32" draw:layer="layout" svg:width="0.014cm" svg:height="0.007cm" svg:x="3.094cm" svg:y="16.047cm">
                    <text:p/>
                    <draw:enhanced-geometry svg:viewBox="0 0 21600 21600" draw:mirror-horizontal="false" draw:mirror-vertical="false" draw:type="rectangle" draw:enhanced-path="M 0 0 L 21600 0 21600 21600 0 21600 0 0 Z N"/>
                  </draw:custom-shape>
                  <draw:custom-shape draw:style-name="gr747" draw:text-style-name="P32" draw:layer="layout" svg:width="0.01cm" svg:height="0.006cm" svg:x="3.096cm" svg:y="16.048cm">
                    <text:p/>
                    <draw:enhanced-geometry svg:viewBox="0 0 21600 21600" draw:mirror-horizontal="false" draw:mirror-vertical="false" draw:type="rectangle" draw:enhanced-path="M 0 0 L 21600 0 21600 21600 0 21600 0 0 Z N"/>
                  </draw:custom-shape>
                </draw:g>
                <draw:g>
                  <draw:custom-shape draw:style-name="gr748" draw:text-style-name="P32" draw:layer="layout" svg:width="0.014cm" svg:height="0.008cm" svg:x="3.094cm" svg:y="16.07cm">
                    <text:p/>
                    <draw:enhanced-geometry svg:viewBox="0 0 21600 21600" draw:mirror-horizontal="false" draw:mirror-vertical="false" draw:type="rectangle" draw:enhanced-path="M 0 0 L 21600 0 21600 21600 0 21600 0 0 Z N"/>
                  </draw:custom-shape>
                  <draw:custom-shape draw:style-name="gr749" draw:text-style-name="P32" draw:layer="layout" svg:width="0.01cm" svg:height="0.006cm" svg:x="3.096cm" svg:y="16.071cm">
                    <text:p/>
                    <draw:enhanced-geometry svg:viewBox="0 0 21600 21600" draw:mirror-horizontal="false" draw:mirror-vertical="false" draw:type="rectangle" draw:enhanced-path="M 0 0 L 21600 0 21600 21600 0 21600 0 0 Z N"/>
                  </draw:custom-shape>
                </draw:g>
              </draw:g>
              <draw:line draw:style-name="gr750" draw:text-style-name="P30" draw:layer="layout" svg:x1="3.121cm" svg:y1="15.877cm" svg:x2="3.121cm" svg:y2="16.093cm">
                <text:p/>
              </draw:line>
              <draw:g>
                <draw:g>
                  <draw:custom-shape draw:style-name="gr751" draw:text-style-name="P32" draw:layer="layout" svg:width="0.013cm" svg:height="0.008cm" svg:x="3.147cm" svg:y="15.952cm">
                    <text:p/>
                    <draw:enhanced-geometry svg:viewBox="0 0 21600 21600" draw:mirror-horizontal="false" draw:mirror-vertical="false" draw:type="rectangle" draw:enhanced-path="M 0 0 L 21600 0 21600 21600 0 21600 0 0 Z N"/>
                  </draw:custom-shape>
                  <draw:custom-shape draw:style-name="gr752" draw:text-style-name="P32" draw:layer="layout" svg:width="0.01cm" svg:height="0.004cm" svg:x="3.149cm" svg:y="15.954cm">
                    <text:p/>
                    <draw:enhanced-geometry svg:viewBox="0 0 21600 21600" draw:mirror-horizontal="false" draw:mirror-vertical="false" draw:type="rectangle" draw:enhanced-path="M 0 0 L 21600 0 21600 21600 0 21600 0 0 Z N"/>
                  </draw:custom-shape>
                </draw:g>
                <draw:g>
                  <draw:custom-shape draw:style-name="gr753" draw:text-style-name="P32" draw:layer="layout" svg:width="0.013cm" svg:height="0.009cm" svg:x="3.147cm" svg:y="15.975cm">
                    <text:p/>
                    <draw:enhanced-geometry svg:viewBox="0 0 21600 21600" draw:mirror-horizontal="false" draw:mirror-vertical="false" draw:type="rectangle" draw:enhanced-path="M 0 0 L 21600 0 21600 21600 0 21600 0 0 Z N"/>
                  </draw:custom-shape>
                  <draw:custom-shape draw:style-name="gr754" draw:text-style-name="P32" draw:layer="layout" svg:width="0.01cm" svg:height="0.005cm" svg:x="3.149cm" svg:y="15.977cm">
                    <text:p/>
                    <draw:enhanced-geometry svg:viewBox="0 0 21600 21600" draw:mirror-horizontal="false" draw:mirror-vertical="false" draw:type="rectangle" draw:enhanced-path="M 0 0 L 21600 0 21600 21600 0 21600 0 0 Z N"/>
                  </draw:custom-shape>
                </draw:g>
                <draw:g>
                  <draw:custom-shape draw:style-name="gr755" draw:text-style-name="P32" draw:layer="layout" svg:width="0.013cm" svg:height="0.008cm" svg:x="3.147cm" svg:y="15.999cm">
                    <text:p/>
                    <draw:enhanced-geometry svg:viewBox="0 0 21600 21600" draw:mirror-horizontal="false" draw:mirror-vertical="false" draw:type="rectangle" draw:enhanced-path="M 0 0 L 21600 0 21600 21600 0 21600 0 0 Z N"/>
                  </draw:custom-shape>
                  <draw:custom-shape draw:style-name="gr756" draw:text-style-name="P32" draw:layer="layout" svg:width="0.01cm" svg:height="0.005cm" svg:x="3.149cm" svg:y="16.001cm">
                    <text:p/>
                    <draw:enhanced-geometry svg:viewBox="0 0 21600 21600" draw:mirror-horizontal="false" draw:mirror-vertical="false" draw:type="rectangle" draw:enhanced-path="M 0 0 L 21600 0 21600 21600 0 21600 0 0 Z N"/>
                  </draw:custom-shape>
                </draw:g>
                <draw:g>
                  <draw:custom-shape draw:style-name="gr757" draw:text-style-name="P32" draw:layer="layout" svg:width="0.013cm" svg:height="0.008cm" svg:x="3.147cm" svg:y="16.023cm">
                    <text:p/>
                    <draw:enhanced-geometry svg:viewBox="0 0 21600 21600" draw:mirror-horizontal="false" draw:mirror-vertical="false" draw:type="rectangle" draw:enhanced-path="M 0 0 L 21600 0 21600 21600 0 21600 0 0 Z N"/>
                  </draw:custom-shape>
                  <draw:custom-shape draw:style-name="gr758" draw:text-style-name="P32" draw:layer="layout" svg:width="0.01cm" svg:height="0.006cm" svg:x="3.149cm" svg:y="16.024cm">
                    <text:p/>
                    <draw:enhanced-geometry svg:viewBox="0 0 21600 21600" draw:mirror-horizontal="false" draw:mirror-vertical="false" draw:type="rectangle" draw:enhanced-path="M 0 0 L 21600 0 21600 21600 0 21600 0 0 Z N"/>
                  </draw:custom-shape>
                </draw:g>
                <draw:g>
                  <draw:custom-shape draw:style-name="gr759" draw:text-style-name="P32" draw:layer="layout" svg:width="0.013cm" svg:height="0.007cm" svg:x="3.147cm" svg:y="16.047cm">
                    <text:p/>
                    <draw:enhanced-geometry svg:viewBox="0 0 21600 21600" draw:mirror-horizontal="false" draw:mirror-vertical="false" draw:type="rectangle" draw:enhanced-path="M 0 0 L 21600 0 21600 21600 0 21600 0 0 Z N"/>
                  </draw:custom-shape>
                  <draw:custom-shape draw:style-name="gr760" draw:text-style-name="P32" draw:layer="layout" svg:width="0.01cm" svg:height="0.006cm" svg:x="3.149cm" svg:y="16.048cm">
                    <text:p/>
                    <draw:enhanced-geometry svg:viewBox="0 0 21600 21600" draw:mirror-horizontal="false" draw:mirror-vertical="false" draw:type="rectangle" draw:enhanced-path="M 0 0 L 21600 0 21600 21600 0 21600 0 0 Z N"/>
                  </draw:custom-shape>
                </draw:g>
                <draw:g>
                  <draw:custom-shape draw:style-name="gr761" draw:text-style-name="P32" draw:layer="layout" svg:width="0.013cm" svg:height="0.008cm" svg:x="3.147cm" svg:y="16.07cm">
                    <text:p/>
                    <draw:enhanced-geometry svg:viewBox="0 0 21600 21600" draw:mirror-horizontal="false" draw:mirror-vertical="false" draw:type="rectangle" draw:enhanced-path="M 0 0 L 21600 0 21600 21600 0 21600 0 0 Z N"/>
                  </draw:custom-shape>
                  <draw:custom-shape draw:style-name="gr762" draw:text-style-name="P32" draw:layer="layout" svg:width="0.01cm" svg:height="0.006cm" svg:x="3.149cm" svg:y="16.071cm">
                    <text:p/>
                    <draw:enhanced-geometry svg:viewBox="0 0 21600 21600" draw:mirror-horizontal="false" draw:mirror-vertical="false" draw:type="rectangle" draw:enhanced-path="M 0 0 L 21600 0 21600 21600 0 21600 0 0 Z N"/>
                  </draw:custom-shape>
                </draw:g>
              </draw:g>
              <draw:line draw:style-name="gr763" draw:text-style-name="P30" draw:layer="layout" svg:x1="3.173cm" svg:y1="15.877cm" svg:x2="3.173cm" svg:y2="16.093cm">
                <text:p/>
              </draw:line>
              <draw:g>
                <draw:g>
                  <draw:custom-shape draw:style-name="gr764" draw:text-style-name="P32" draw:layer="layout" svg:width="0.014cm" svg:height="0.008cm" svg:x="3.199cm" svg:y="15.952cm">
                    <text:p/>
                    <draw:enhanced-geometry svg:viewBox="0 0 21600 21600" draw:mirror-horizontal="false" draw:mirror-vertical="false" draw:type="rectangle" draw:enhanced-path="M 0 0 L 21600 0 21600 21600 0 21600 0 0 Z N"/>
                  </draw:custom-shape>
                  <draw:custom-shape draw:style-name="gr765" draw:text-style-name="P32" draw:layer="layout" svg:width="0.011cm" svg:height="0.004cm" svg:x="3.201cm" svg:y="15.954cm">
                    <text:p/>
                    <draw:enhanced-geometry svg:viewBox="0 0 21600 21600" draw:mirror-horizontal="false" draw:mirror-vertical="false" draw:type="rectangle" draw:enhanced-path="M 0 0 L 21600 0 21600 21600 0 21600 0 0 Z N"/>
                  </draw:custom-shape>
                </draw:g>
                <draw:g>
                  <draw:custom-shape draw:style-name="gr766" draw:text-style-name="P32" draw:layer="layout" svg:width="0.014cm" svg:height="0.009cm" svg:x="3.199cm" svg:y="15.975cm">
                    <text:p/>
                    <draw:enhanced-geometry svg:viewBox="0 0 21600 21600" draw:mirror-horizontal="false" draw:mirror-vertical="false" draw:type="rectangle" draw:enhanced-path="M 0 0 L 21600 0 21600 21600 0 21600 0 0 Z N"/>
                  </draw:custom-shape>
                  <draw:custom-shape draw:style-name="gr767" draw:text-style-name="P32" draw:layer="layout" svg:width="0.011cm" svg:height="0.005cm" svg:x="3.201cm" svg:y="15.977cm">
                    <text:p/>
                    <draw:enhanced-geometry svg:viewBox="0 0 21600 21600" draw:mirror-horizontal="false" draw:mirror-vertical="false" draw:type="rectangle" draw:enhanced-path="M 0 0 L 21600 0 21600 21600 0 21600 0 0 Z N"/>
                  </draw:custom-shape>
                </draw:g>
                <draw:g>
                  <draw:custom-shape draw:style-name="gr768" draw:text-style-name="P32" draw:layer="layout" svg:width="0.014cm" svg:height="0.008cm" svg:x="3.199cm" svg:y="15.999cm">
                    <text:p/>
                    <draw:enhanced-geometry svg:viewBox="0 0 21600 21600" draw:mirror-horizontal="false" draw:mirror-vertical="false" draw:type="rectangle" draw:enhanced-path="M 0 0 L 21600 0 21600 21600 0 21600 0 0 Z N"/>
                  </draw:custom-shape>
                  <draw:custom-shape draw:style-name="gr769" draw:text-style-name="P32" draw:layer="layout" svg:width="0.011cm" svg:height="0.005cm" svg:x="3.201cm" svg:y="16.001cm">
                    <text:p/>
                    <draw:enhanced-geometry svg:viewBox="0 0 21600 21600" draw:mirror-horizontal="false" draw:mirror-vertical="false" draw:type="rectangle" draw:enhanced-path="M 0 0 L 21600 0 21600 21600 0 21600 0 0 Z N"/>
                  </draw:custom-shape>
                </draw:g>
                <draw:g>
                  <draw:custom-shape draw:style-name="gr770" draw:text-style-name="P32" draw:layer="layout" svg:width="0.014cm" svg:height="0.008cm" svg:x="3.199cm" svg:y="16.023cm">
                    <text:p/>
                    <draw:enhanced-geometry svg:viewBox="0 0 21600 21600" draw:mirror-horizontal="false" draw:mirror-vertical="false" draw:type="rectangle" draw:enhanced-path="M 0 0 L 21600 0 21600 21600 0 21600 0 0 Z N"/>
                  </draw:custom-shape>
                  <draw:custom-shape draw:style-name="gr771" draw:text-style-name="P32" draw:layer="layout" svg:width="0.011cm" svg:height="0.006cm" svg:x="3.201cm" svg:y="16.024cm">
                    <text:p/>
                    <draw:enhanced-geometry svg:viewBox="0 0 21600 21600" draw:mirror-horizontal="false" draw:mirror-vertical="false" draw:type="rectangle" draw:enhanced-path="M 0 0 L 21600 0 21600 21600 0 21600 0 0 Z N"/>
                  </draw:custom-shape>
                </draw:g>
                <draw:g>
                  <draw:custom-shape draw:style-name="gr772" draw:text-style-name="P32" draw:layer="layout" svg:width="0.014cm" svg:height="0.007cm" svg:x="3.199cm" svg:y="16.047cm">
                    <text:p/>
                    <draw:enhanced-geometry svg:viewBox="0 0 21600 21600" draw:mirror-horizontal="false" draw:mirror-vertical="false" draw:type="rectangle" draw:enhanced-path="M 0 0 L 21600 0 21600 21600 0 21600 0 0 Z N"/>
                  </draw:custom-shape>
                  <draw:custom-shape draw:style-name="gr773" draw:text-style-name="P32" draw:layer="layout" svg:width="0.011cm" svg:height="0.006cm" svg:x="3.201cm" svg:y="16.048cm">
                    <text:p/>
                    <draw:enhanced-geometry svg:viewBox="0 0 21600 21600" draw:mirror-horizontal="false" draw:mirror-vertical="false" draw:type="rectangle" draw:enhanced-path="M 0 0 L 21600 0 21600 21600 0 21600 0 0 Z N"/>
                  </draw:custom-shape>
                </draw:g>
                <draw:g>
                  <draw:custom-shape draw:style-name="gr774" draw:text-style-name="P32" draw:layer="layout" svg:width="0.014cm" svg:height="0.008cm" svg:x="3.199cm" svg:y="16.07cm">
                    <text:p/>
                    <draw:enhanced-geometry svg:viewBox="0 0 21600 21600" draw:mirror-horizontal="false" draw:mirror-vertical="false" draw:type="rectangle" draw:enhanced-path="M 0 0 L 21600 0 21600 21600 0 21600 0 0 Z N"/>
                  </draw:custom-shape>
                  <draw:custom-shape draw:style-name="gr775" draw:text-style-name="P32" draw:layer="layout" svg:width="0.011cm" svg:height="0.006cm" svg:x="3.201cm" svg:y="16.071cm">
                    <text:p/>
                    <draw:enhanced-geometry svg:viewBox="0 0 21600 21600" draw:mirror-horizontal="false" draw:mirror-vertical="false" draw:type="rectangle" draw:enhanced-path="M 0 0 L 21600 0 21600 21600 0 21600 0 0 Z N"/>
                  </draw:custom-shape>
                </draw:g>
              </draw:g>
            </draw:g>
          </draw:g>
        </draw:g>
        <draw:g>
          <draw:custom-shape draw:style-name="gr776" draw:text-style-name="P31" draw:layer="layout" svg:width="0.341cm" svg:height="0.209cm" svg:x="2.171cm" svg:y="15.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7" draw:text-style-name="P32" draw:layer="layout" svg:width="0.061cm" svg:height="0.064cm" svg:x="2.296cm" svg:y="15.1cm">
            <text:p/>
            <draw:enhanced-geometry svg:viewBox="0 0 21600 21600" draw:mirror-horizontal="false" draw:mirror-vertical="false" draw:type="rectangle" draw:enhanced-path="M 0 0 L 21600 0 21600 21600 0 21600 0 0 Z N"/>
          </draw:custom-shape>
          <draw:custom-shape draw:style-name="gr778" draw:text-style-name="P32" draw:layer="layout" svg:width="0.096cm" svg:height="0.078cm" svg:x="2.435cm" svg:y="15.09cm">
            <text:p/>
            <draw:enhanced-geometry svg:viewBox="0 0 21600 21600" draw:mirror-horizontal="false" draw:mirror-vertical="false" draw:type="rectangle" draw:enhanced-path="M 0 0 L 21600 0 21600 21600 0 21600 0 0 Z N"/>
          </draw:custom-shape>
          <draw:custom-shape draw:style-name="gr779" draw:text-style-name="P32" draw:layer="layout" svg:width="0.048cm" svg:height="0.039cm" svg:x="2.368cm" svg:y="15.152cm">
            <text:p/>
            <draw:enhanced-geometry svg:viewBox="0 0 21600 21600" draw:mirror-horizontal="false" draw:mirror-vertical="false" draw:type="rectangle" draw:enhanced-path="M 0 0 L 21600 0 21600 21600 0 21600 0 0 Z N"/>
          </draw:custom-shape>
          <draw:custom-shape draw:style-name="gr780" draw:text-style-name="P32" draw:layer="layout" svg:width="0.062cm" svg:height="0.036cm" svg:x="2.46cm" svg:y="15.032cm">
            <text:p/>
            <draw:enhanced-geometry svg:viewBox="0 0 21600 21600" draw:mirror-horizontal="false" draw:mirror-vertical="false" draw:type="rectangle" draw:enhanced-path="M 0 0 L 21600 0 21600 21600 0 21600 0 0 Z N"/>
          </draw:custom-shape>
          <draw:custom-shape draw:style-name="gr781" draw:text-style-name="P32" draw:layer="layout" svg:width="0.038cm" svg:height="0.039cm" svg:x="2.237cm" svg:y="15.13cm">
            <text:p/>
            <draw:enhanced-geometry svg:viewBox="0 0 21600 21600" draw:mirror-horizontal="false" draw:mirror-vertical="false" draw:type="rectangle" draw:enhanced-path="M 0 0 L 21600 0 21600 21600 0 21600 0 0 Z N"/>
          </draw:custom-shape>
          <draw:custom-shape draw:style-name="gr782" draw:text-style-name="P32" draw:layer="layout" svg:width="0.039cm" svg:height="0.064cm" svg:x="2.235cm" svg:y="15.052cm">
            <text:p/>
            <draw:enhanced-geometry svg:viewBox="0 0 21600 21600" draw:mirror-horizontal="false" draw:mirror-vertical="false" draw:type="rectangle" draw:enhanced-path="M 0 0 L 21600 0 21600 21600 0 21600 0 0 Z N"/>
          </draw:custom-shape>
          <draw:custom-shape draw:style-name="gr783" draw:text-style-name="P32" draw:layer="layout" svg:width="0.027cm" svg:height="0.022cm" svg:x="2.401cm" svg:y="15.065cm">
            <text:p/>
            <draw:enhanced-geometry svg:viewBox="0 0 21600 21600" draw:mirror-horizontal="false" draw:mirror-vertical="false" draw:type="rectangle" draw:enhanced-path="M 0 0 L 21600 0 21600 21600 0 21600 0 0 Z N"/>
          </draw:custom-shape>
          <draw:custom-shape draw:style-name="gr784" draw:text-style-name="P32" draw:layer="layout" svg:width="0.066cm" svg:height="0.054cm" svg:x="2.154cm" svg:y="15.053cm">
            <text:p/>
            <draw:enhanced-geometry svg:viewBox="0 0 21600 21600" draw:mirror-horizontal="false" draw:mirror-vertical="false" draw:type="rectangle" draw:enhanced-path="M 0 0 L 21600 0 21600 21600 0 21600 0 0 Z N"/>
          </draw:custom-shape>
          <draw:g>
            <draw:custom-shape draw:style-name="gr785" draw:text-style-name="P32" draw:layer="layout" svg:width="0.238cm" svg:height="0.024cm" svg:x="2.193cm" svg:y="15.01cm">
              <text:p/>
              <draw:enhanced-geometry svg:viewBox="0 0 21600 21600" draw:mirror-horizontal="false" draw:mirror-vertical="false" draw:type="rectangle" draw:enhanced-path="M 0 0 L 21600 0 21600 21600 0 21600 0 0 Z N"/>
            </draw:custom-shape>
            <draw:g>
              <draw:custom-shape draw:style-name="gr786" draw:text-style-name="P33" draw:layer="layout" svg:width="0.006cm" svg:height="0.007cm" svg:x="2.195cm" svg:y="15.014cm">
                <text:p/>
                <draw:enhanced-geometry svg:viewBox="0 0 21600 21600" draw:mirror-horizontal="false" draw:mirror-vertical="false" draw:type="rectangle" draw:enhanced-path="M 0 0 L 21600 0 21600 21600 0 21600 0 0 Z N"/>
              </draw:custom-shape>
              <draw:custom-shape draw:style-name="gr787" draw:text-style-name="P33" draw:layer="layout" svg:width="0.007cm" svg:height="0.006cm" svg:x="2.205cm" svg:y="15.014cm">
                <text:p/>
                <draw:enhanced-geometry svg:viewBox="0 0 21600 21600" draw:mirror-horizontal="false" draw:mirror-vertical="false" draw:type="rectangle" draw:enhanced-path="M 0 0 L 21600 0 21600 21600 0 21600 0 0 Z N"/>
              </draw:custom-shape>
              <draw:custom-shape draw:style-name="gr788" draw:text-style-name="P33" draw:layer="layout" svg:width="0.006cm" svg:height="0.007cm" svg:x="2.217cm" svg:y="15.014cm">
                <text:p/>
                <draw:enhanced-geometry svg:viewBox="0 0 21600 21600" draw:mirror-horizontal="false" draw:mirror-vertical="false" draw:type="rectangle" draw:enhanced-path="M 0 0 L 21600 0 21600 21600 0 21600 0 0 Z N"/>
              </draw:custom-shape>
              <draw:custom-shape draw:style-name="gr789" draw:text-style-name="P33" draw:layer="layout" svg:width="0.006cm" svg:height="0.006cm" svg:x="2.227cm" svg:y="15.014cm">
                <text:p/>
                <draw:enhanced-geometry svg:viewBox="0 0 21600 21600" draw:mirror-horizontal="false" draw:mirror-vertical="false" draw:type="rectangle" draw:enhanced-path="M 0 0 L 21600 0 21600 21600 0 21600 0 0 Z N"/>
              </draw:custom-shape>
              <draw:custom-shape draw:style-name="gr790" draw:text-style-name="P33" draw:layer="layout" svg:width="0.006cm" svg:height="0.006cm" svg:x="2.247cm" svg:y="15.014cm">
                <text:p/>
                <draw:enhanced-geometry svg:viewBox="0 0 21600 21600" draw:mirror-horizontal="false" draw:mirror-vertical="false" draw:type="rectangle" draw:enhanced-path="M 0 0 L 21600 0 21600 21600 0 21600 0 0 Z N"/>
              </draw:custom-shape>
              <draw:custom-shape draw:style-name="gr791" draw:text-style-name="P33" draw:layer="layout" svg:width="0.006cm" svg:height="0.007cm" svg:x="2.257cm" svg:y="15.014cm">
                <text:p/>
                <draw:enhanced-geometry svg:viewBox="0 0 21600 21600" draw:mirror-horizontal="false" draw:mirror-vertical="false" draw:type="rectangle" draw:enhanced-path="M 0 0 L 21600 0 21600 21600 0 21600 0 0 Z N"/>
              </draw:custom-shape>
              <draw:custom-shape draw:style-name="gr792" draw:text-style-name="P33" draw:layer="layout" svg:width="0.006cm" svg:height="0.007cm" svg:x="2.268cm" svg:y="15.014cm">
                <text:p/>
                <draw:enhanced-geometry svg:viewBox="0 0 21600 21600" draw:mirror-horizontal="false" draw:mirror-vertical="false" draw:type="rectangle" draw:enhanced-path="M 0 0 L 21600 0 21600 21600 0 21600 0 0 Z N"/>
              </draw:custom-shape>
              <draw:custom-shape draw:style-name="gr793" draw:text-style-name="P33" draw:layer="layout" svg:width="0.006cm" svg:height="0.007cm" svg:x="2.278cm" svg:y="15.014cm">
                <text:p/>
                <draw:enhanced-geometry svg:viewBox="0 0 21600 21600" draw:mirror-horizontal="false" draw:mirror-vertical="false" draw:type="rectangle" draw:enhanced-path="M 0 0 L 21600 0 21600 21600 0 21600 0 0 Z N"/>
              </draw:custom-shape>
              <draw:custom-shape draw:style-name="gr794" draw:text-style-name="P33" draw:layer="layout" svg:width="0.006cm" svg:height="0.007cm" svg:x="2.289cm" svg:y="15.014cm">
                <text:p/>
                <draw:enhanced-geometry svg:viewBox="0 0 21600 21600" draw:mirror-horizontal="false" draw:mirror-vertical="false" draw:type="rectangle" draw:enhanced-path="M 0 0 L 21600 0 21600 21600 0 21600 0 0 Z N"/>
              </draw:custom-shape>
              <draw:custom-shape draw:style-name="gr795" draw:text-style-name="P33" draw:layer="layout" svg:width="0.007cm" svg:height="0.006cm" svg:x="2.298cm" svg:y="15.014cm">
                <text:p/>
                <draw:enhanced-geometry svg:viewBox="0 0 21600 21600" draw:mirror-horizontal="false" draw:mirror-vertical="false" draw:type="rectangle" draw:enhanced-path="M 0 0 L 21600 0 21600 21600 0 21600 0 0 Z N"/>
              </draw:custom-shape>
              <draw:custom-shape draw:style-name="gr796" draw:text-style-name="P33" draw:layer="layout" svg:width="0.006cm" svg:height="0.007cm" svg:x="2.309cm" svg:y="15.014cm">
                <text:p/>
                <draw:enhanced-geometry svg:viewBox="0 0 21600 21600" draw:mirror-horizontal="false" draw:mirror-vertical="false" draw:type="rectangle" draw:enhanced-path="M 0 0 L 21600 0 21600 21600 0 21600 0 0 Z N"/>
              </draw:custom-shape>
              <draw:custom-shape draw:style-name="gr797" draw:text-style-name="P33" draw:layer="layout" svg:width="0.006cm" svg:height="0.006cm" svg:x="2.32cm" svg:y="15.014cm">
                <text:p/>
                <draw:enhanced-geometry svg:viewBox="0 0 21600 21600" draw:mirror-horizontal="false" draw:mirror-vertical="false" draw:type="rectangle" draw:enhanced-path="M 0 0 L 21600 0 21600 21600 0 21600 0 0 Z N"/>
              </draw:custom-shape>
              <draw:custom-shape draw:style-name="gr798" draw:text-style-name="P33" draw:layer="layout" svg:width="0.006cm" svg:height="0.007cm" svg:x="2.33cm" svg:y="15.014cm">
                <text:p/>
                <draw:enhanced-geometry svg:viewBox="0 0 21600 21600" draw:mirror-horizontal="false" draw:mirror-vertical="false" draw:type="rectangle" draw:enhanced-path="M 0 0 L 21600 0 21600 21600 0 21600 0 0 Z N"/>
              </draw:custom-shape>
              <draw:custom-shape draw:style-name="gr799" draw:text-style-name="P33" draw:layer="layout" svg:width="0.006cm" svg:height="0.007cm" svg:x="2.34cm" svg:y="15.014cm">
                <text:p/>
                <draw:enhanced-geometry svg:viewBox="0 0 21600 21600" draw:mirror-horizontal="false" draw:mirror-vertical="false" draw:type="rectangle" draw:enhanced-path="M 0 0 L 21600 0 21600 21600 0 21600 0 0 Z N"/>
              </draw:custom-shape>
              <draw:custom-shape draw:style-name="gr800" draw:text-style-name="P33" draw:layer="layout" svg:width="0.006cm" svg:height="0.007cm" svg:x="2.35cm" svg:y="15.014cm">
                <text:p/>
                <draw:enhanced-geometry svg:viewBox="0 0 21600 21600" draw:mirror-horizontal="false" draw:mirror-vertical="false" draw:type="rectangle" draw:enhanced-path="M 0 0 L 21600 0 21600 21600 0 21600 0 0 Z N"/>
              </draw:custom-shape>
              <draw:custom-shape draw:style-name="gr801" draw:text-style-name="P33" draw:layer="layout" svg:width="0.006cm" svg:height="0.007cm" svg:x="2.361cm" svg:y="15.014cm">
                <text:p/>
                <draw:enhanced-geometry svg:viewBox="0 0 21600 21600" draw:mirror-horizontal="false" draw:mirror-vertical="false" draw:type="rectangle" draw:enhanced-path="M 0 0 L 21600 0 21600 21600 0 21600 0 0 Z N"/>
              </draw:custom-shape>
              <draw:custom-shape draw:style-name="gr802" draw:text-style-name="P33" draw:layer="layout" svg:width="0.007cm" svg:height="0.007cm" svg:x="2.371cm" svg:y="15.014cm">
                <text:p/>
                <draw:enhanced-geometry svg:viewBox="0 0 21600 21600" draw:mirror-horizontal="false" draw:mirror-vertical="false" draw:type="rectangle" draw:enhanced-path="M 0 0 L 21600 0 21600 21600 0 21600 0 0 Z N"/>
              </draw:custom-shape>
              <draw:custom-shape draw:style-name="gr803" draw:text-style-name="P33" draw:layer="layout" svg:width="0.006cm" svg:height="0.007cm" svg:x="2.382cm" svg:y="15.014cm">
                <text:p/>
                <draw:enhanced-geometry svg:viewBox="0 0 21600 21600" draw:mirror-horizontal="false" draw:mirror-vertical="false" draw:type="rectangle" draw:enhanced-path="M 0 0 L 21600 0 21600 21600 0 21600 0 0 Z N"/>
              </draw:custom-shape>
              <draw:custom-shape draw:style-name="gr804" draw:text-style-name="P33" draw:layer="layout" svg:width="0.006cm" svg:height="0.006cm" svg:x="2.392cm" svg:y="15.014cm">
                <text:p/>
                <draw:enhanced-geometry svg:viewBox="0 0 21600 21600" draw:mirror-horizontal="false" draw:mirror-vertical="false" draw:type="rectangle" draw:enhanced-path="M 0 0 L 21600 0 21600 21600 0 21600 0 0 Z N"/>
              </draw:custom-shape>
              <draw:custom-shape draw:style-name="gr805" draw:text-style-name="P33" draw:layer="layout" svg:width="0.006cm" svg:height="0.007cm" svg:x="2.402cm" svg:y="15.014cm">
                <text:p/>
                <draw:enhanced-geometry svg:viewBox="0 0 21600 21600" draw:mirror-horizontal="false" draw:mirror-vertical="false" draw:type="rectangle" draw:enhanced-path="M 0 0 L 21600 0 21600 21600 0 21600 0 0 Z N"/>
              </draw:custom-shape>
              <draw:custom-shape draw:style-name="gr806" draw:text-style-name="P33" draw:layer="layout" svg:width="0.006cm" svg:height="0.006cm" svg:x="2.413cm" svg:y="15.014cm">
                <text:p/>
                <draw:enhanced-geometry svg:viewBox="0 0 21600 21600" draw:mirror-horizontal="false" draw:mirror-vertical="false" draw:type="rectangle" draw:enhanced-path="M 0 0 L 21600 0 21600 21600 0 21600 0 0 Z N"/>
              </draw:custom-shape>
              <draw:custom-shape draw:style-name="gr807" draw:text-style-name="P33" draw:layer="layout" svg:width="0.006cm" svg:height="0.007cm" svg:x="2.423cm" svg:y="15.014cm">
                <text:p/>
                <draw:enhanced-geometry svg:viewBox="0 0 21600 21600" draw:mirror-horizontal="false" draw:mirror-vertical="false" draw:type="rectangle" draw:enhanced-path="M 0 0 L 21600 0 21600 21600 0 21600 0 0 Z N"/>
              </draw:custom-shape>
              <draw:g>
                <draw:custom-shape draw:style-name="gr808" draw:text-style-name="P33" draw:layer="layout" svg:width="0.006cm" svg:height="0.006cm" svg:x="2.237cm" svg:y="15.014cm">
                  <text:p/>
                  <draw:enhanced-geometry svg:viewBox="0 0 21600 21600" draw:mirror-horizontal="false" draw:mirror-vertical="false" draw:type="rectangle" draw:enhanced-path="M 0 0 L 21600 0 21600 21600 0 21600 0 0 Z N"/>
                </draw:custom-shape>
                <draw:custom-shape draw:style-name="gr809" draw:text-style-name="P33" draw:layer="layout" svg:width="0.006cm" svg:height="0.006cm" svg:x="2.195cm" svg:y="15.024cm">
                  <text:p/>
                  <draw:enhanced-geometry svg:viewBox="0 0 21600 21600" draw:mirror-horizontal="false" draw:mirror-vertical="false" draw:type="rectangle" draw:enhanced-path="M 0 0 L 21600 0 21600 21600 0 21600 0 0 Z N"/>
                </draw:custom-shape>
                <draw:custom-shape draw:style-name="gr810" draw:text-style-name="P33" draw:layer="layout" svg:width="0.006cm" svg:height="0.006cm" svg:x="2.205cm" svg:y="15.024cm">
                  <text:p/>
                  <draw:enhanced-geometry svg:viewBox="0 0 21600 21600" draw:mirror-horizontal="false" draw:mirror-vertical="false" draw:type="rectangle" draw:enhanced-path="M 0 0 L 21600 0 21600 21600 0 21600 0 0 Z N"/>
                </draw:custom-shape>
                <draw:custom-shape draw:style-name="gr811" draw:text-style-name="P33" draw:layer="layout" svg:width="0.006cm" svg:height="0.006cm" svg:x="2.217cm" svg:y="15.024cm">
                  <text:p/>
                  <draw:enhanced-geometry svg:viewBox="0 0 21600 21600" draw:mirror-horizontal="false" draw:mirror-vertical="false" draw:type="rectangle" draw:enhanced-path="M 0 0 L 21600 0 21600 21600 0 21600 0 0 Z N"/>
                </draw:custom-shape>
                <draw:custom-shape draw:style-name="gr812" draw:text-style-name="P33" draw:layer="layout" svg:width="0.005cm" svg:height="0.006cm" svg:x="2.227cm" svg:y="15.024cm">
                  <text:p/>
                  <draw:enhanced-geometry svg:viewBox="0 0 21600 21600" draw:mirror-horizontal="false" draw:mirror-vertical="false" draw:type="rectangle" draw:enhanced-path="M 0 0 L 21600 0 21600 21600 0 21600 0 0 Z N"/>
                </draw:custom-shape>
                <draw:custom-shape draw:style-name="gr813" draw:text-style-name="P33" draw:layer="layout" svg:width="0.006cm" svg:height="0.006cm" svg:x="2.237cm" svg:y="15.024cm">
                  <text:p/>
                  <draw:enhanced-geometry svg:viewBox="0 0 21600 21600" draw:mirror-horizontal="false" draw:mirror-vertical="false" draw:type="rectangle" draw:enhanced-path="M 0 0 L 21600 0 21600 21600 0 21600 0 0 Z N"/>
                </draw:custom-shape>
                <draw:custom-shape draw:style-name="gr814" draw:text-style-name="P33" draw:layer="layout" svg:width="0.006cm" svg:height="0.006cm" svg:x="2.247cm" svg:y="15.024cm">
                  <text:p/>
                  <draw:enhanced-geometry svg:viewBox="0 0 21600 21600" draw:mirror-horizontal="false" draw:mirror-vertical="false" draw:type="rectangle" draw:enhanced-path="M 0 0 L 21600 0 21600 21600 0 21600 0 0 Z N"/>
                </draw:custom-shape>
                <draw:custom-shape draw:style-name="gr815" draw:text-style-name="P33" draw:layer="layout" svg:width="0.006cm" svg:height="0.006cm" svg:x="2.257cm" svg:y="15.024cm">
                  <text:p/>
                  <draw:enhanced-geometry svg:viewBox="0 0 21600 21600" draw:mirror-horizontal="false" draw:mirror-vertical="false" draw:type="rectangle" draw:enhanced-path="M 0 0 L 21600 0 21600 21600 0 21600 0 0 Z N"/>
                </draw:custom-shape>
                <draw:custom-shape draw:style-name="gr816" draw:text-style-name="P33" draw:layer="layout" svg:width="0.006cm" svg:height="0.006cm" svg:x="2.268cm" svg:y="15.024cm">
                  <text:p/>
                  <draw:enhanced-geometry svg:viewBox="0 0 21600 21600" draw:mirror-horizontal="false" draw:mirror-vertical="false" draw:type="rectangle" draw:enhanced-path="M 0 0 L 21600 0 21600 21600 0 21600 0 0 Z N"/>
                </draw:custom-shape>
                <draw:custom-shape draw:style-name="gr817" draw:text-style-name="P33" draw:layer="layout" svg:width="0.006cm" svg:height="0.006cm" svg:x="2.278cm" svg:y="15.024cm">
                  <text:p/>
                  <draw:enhanced-geometry svg:viewBox="0 0 21600 21600" draw:mirror-horizontal="false" draw:mirror-vertical="false" draw:type="rectangle" draw:enhanced-path="M 0 0 L 21600 0 21600 21600 0 21600 0 0 Z N"/>
                </draw:custom-shape>
                <draw:custom-shape draw:style-name="gr818" draw:text-style-name="P33" draw:layer="layout" svg:width="0.005cm" svg:height="0.006cm" svg:x="2.289cm" svg:y="15.024cm">
                  <text:p/>
                  <draw:enhanced-geometry svg:viewBox="0 0 21600 21600" draw:mirror-horizontal="false" draw:mirror-vertical="false" draw:type="rectangle" draw:enhanced-path="M 0 0 L 21600 0 21600 21600 0 21600 0 0 Z N"/>
                </draw:custom-shape>
                <draw:custom-shape draw:style-name="gr819" draw:text-style-name="P33" draw:layer="layout" svg:width="0.007cm" svg:height="0.006cm" svg:x="2.298cm" svg:y="15.024cm">
                  <text:p/>
                  <draw:enhanced-geometry svg:viewBox="0 0 21600 21600" draw:mirror-horizontal="false" draw:mirror-vertical="false" draw:type="rectangle" draw:enhanced-path="M 0 0 L 21600 0 21600 21600 0 21600 0 0 Z N"/>
                </draw:custom-shape>
                <draw:custom-shape draw:style-name="gr820" draw:text-style-name="P33" draw:layer="layout" svg:width="0.006cm" svg:height="0.006cm" svg:x="2.309cm" svg:y="15.024cm">
                  <text:p/>
                  <draw:enhanced-geometry svg:viewBox="0 0 21600 21600" draw:mirror-horizontal="false" draw:mirror-vertical="false" draw:type="rectangle" draw:enhanced-path="M 0 0 L 21600 0 21600 21600 0 21600 0 0 Z N"/>
                </draw:custom-shape>
                <draw:custom-shape draw:style-name="gr821" draw:text-style-name="P33" draw:layer="layout" svg:width="0.006cm" svg:height="0.006cm" svg:x="2.32cm" svg:y="15.024cm">
                  <text:p/>
                  <draw:enhanced-geometry svg:viewBox="0 0 21600 21600" draw:mirror-horizontal="false" draw:mirror-vertical="false" draw:type="rectangle" draw:enhanced-path="M 0 0 L 21600 0 21600 21600 0 21600 0 0 Z N"/>
                </draw:custom-shape>
                <draw:custom-shape draw:style-name="gr822" draw:text-style-name="P33" draw:layer="layout" svg:width="0.007cm" svg:height="0.006cm" svg:x="2.329cm" svg:y="15.024cm">
                  <text:p/>
                  <draw:enhanced-geometry svg:viewBox="0 0 21600 21600" draw:mirror-horizontal="false" draw:mirror-vertical="false" draw:type="rectangle" draw:enhanced-path="M 0 0 L 21600 0 21600 21600 0 21600 0 0 Z N"/>
                </draw:custom-shape>
                <draw:custom-shape draw:style-name="gr823" draw:text-style-name="P33" draw:layer="layout" svg:width="0.007cm" svg:height="0.006cm" svg:x="2.339cm" svg:y="15.024cm">
                  <text:p/>
                  <draw:enhanced-geometry svg:viewBox="0 0 21600 21600" draw:mirror-horizontal="false" draw:mirror-vertical="false" draw:type="rectangle" draw:enhanced-path="M 0 0 L 21600 0 21600 21600 0 21600 0 0 Z N"/>
                </draw:custom-shape>
                <draw:custom-shape draw:style-name="gr824" draw:text-style-name="P33" draw:layer="layout" svg:width="0.006cm" svg:height="0.006cm" svg:x="2.35cm" svg:y="15.024cm">
                  <text:p/>
                  <draw:enhanced-geometry svg:viewBox="0 0 21600 21600" draw:mirror-horizontal="false" draw:mirror-vertical="false" draw:type="rectangle" draw:enhanced-path="M 0 0 L 21600 0 21600 21600 0 21600 0 0 Z N"/>
                </draw:custom-shape>
                <draw:custom-shape draw:style-name="gr825" draw:text-style-name="P33" draw:layer="layout" svg:width="0.006cm" svg:height="0.006cm" svg:x="2.361cm" svg:y="15.024cm">
                  <text:p/>
                  <draw:enhanced-geometry svg:viewBox="0 0 21600 21600" draw:mirror-horizontal="false" draw:mirror-vertical="false" draw:type="rectangle" draw:enhanced-path="M 0 0 L 21600 0 21600 21600 0 21600 0 0 Z N"/>
                </draw:custom-shape>
                <draw:custom-shape draw:style-name="gr826" draw:text-style-name="P33" draw:layer="layout" svg:width="0.006cm" svg:height="0.006cm" svg:x="2.371cm" svg:y="15.024cm">
                  <text:p/>
                  <draw:enhanced-geometry svg:viewBox="0 0 21600 21600" draw:mirror-horizontal="false" draw:mirror-vertical="false" draw:type="rectangle" draw:enhanced-path="M 0 0 L 21600 0 21600 21600 0 21600 0 0 Z N"/>
                </draw:custom-shape>
                <draw:custom-shape draw:style-name="gr827" draw:text-style-name="P33" draw:layer="layout" svg:width="0.006cm" svg:height="0.006cm" svg:x="2.382cm" svg:y="15.024cm">
                  <text:p/>
                  <draw:enhanced-geometry svg:viewBox="0 0 21600 21600" draw:mirror-horizontal="false" draw:mirror-vertical="false" draw:type="rectangle" draw:enhanced-path="M 0 0 L 21600 0 21600 21600 0 21600 0 0 Z N"/>
                </draw:custom-shape>
                <draw:custom-shape draw:style-name="gr828" draw:text-style-name="P33" draw:layer="layout" svg:width="0.006cm" svg:height="0.006cm" svg:x="2.391cm" svg:y="15.024cm">
                  <text:p/>
                  <draw:enhanced-geometry svg:viewBox="0 0 21600 21600" draw:mirror-horizontal="false" draw:mirror-vertical="false" draw:type="rectangle" draw:enhanced-path="M 0 0 L 21600 0 21600 21600 0 21600 0 0 Z N"/>
                </draw:custom-shape>
                <draw:custom-shape draw:style-name="gr829" draw:text-style-name="P33" draw:layer="layout" svg:width="0.006cm" svg:height="0.006cm" svg:x="2.402cm" svg:y="15.024cm">
                  <text:p/>
                  <draw:enhanced-geometry svg:viewBox="0 0 21600 21600" draw:mirror-horizontal="false" draw:mirror-vertical="false" draw:type="rectangle" draw:enhanced-path="M 0 0 L 21600 0 21600 21600 0 21600 0 0 Z N"/>
                </draw:custom-shape>
                <draw:custom-shape draw:style-name="gr830" draw:text-style-name="P33" draw:layer="layout" svg:width="0.006cm" svg:height="0.006cm" svg:x="2.412cm" svg:y="15.024cm">
                  <text:p/>
                  <draw:enhanced-geometry svg:viewBox="0 0 21600 21600" draw:mirror-horizontal="false" draw:mirror-vertical="false" draw:type="rectangle" draw:enhanced-path="M 0 0 L 21600 0 21600 21600 0 21600 0 0 Z N"/>
                </draw:custom-shape>
                <draw:custom-shape draw:style-name="gr831" draw:text-style-name="P33" draw:layer="layout" svg:width="0.006cm" svg:height="0.006cm" svg:x="2.423cm" svg:y="15.024cm">
                  <text:p/>
                  <draw:enhanced-geometry svg:viewBox="0 0 21600 21600" draw:mirror-horizontal="false" draw:mirror-vertical="false" draw:type="rectangle" draw:enhanced-path="M 0 0 L 21600 0 21600 21600 0 21600 0 0 Z N"/>
                </draw:custom-shape>
              </draw:g>
            </draw:g>
          </draw:g>
          <draw:g>
            <draw:custom-shape draw:style-name="gr832" draw:text-style-name="P32" draw:layer="layout" svg:width="0.24cm" svg:height="0.023cm" svg:x="2.195cm" svg:y="15.197cm">
              <text:p/>
              <draw:enhanced-geometry svg:viewBox="0 0 21600 21600" draw:mirror-horizontal="false" draw:mirror-vertical="false" draw:type="rectangle" draw:enhanced-path="M 0 0 L 21600 0 21600 21600 0 21600 0 0 Z N"/>
            </draw:custom-shape>
            <draw:g>
              <draw:custom-shape draw:style-name="gr833" draw:text-style-name="P33" draw:layer="layout" svg:width="0.006cm" svg:height="0.007cm" svg:x="2.199cm" svg:y="15.201cm">
                <text:p/>
                <draw:enhanced-geometry svg:viewBox="0 0 21600 21600" draw:mirror-horizontal="false" draw:mirror-vertical="false" draw:type="rectangle" draw:enhanced-path="M 0 0 L 21600 0 21600 21600 0 21600 0 0 Z N"/>
              </draw:custom-shape>
              <draw:custom-shape draw:style-name="gr834" draw:text-style-name="P33" draw:layer="layout" svg:width="0.006cm" svg:height="0.007cm" svg:x="2.209cm" svg:y="15.201cm">
                <text:p/>
                <draw:enhanced-geometry svg:viewBox="0 0 21600 21600" draw:mirror-horizontal="false" draw:mirror-vertical="false" draw:type="rectangle" draw:enhanced-path="M 0 0 L 21600 0 21600 21600 0 21600 0 0 Z N"/>
              </draw:custom-shape>
              <draw:custom-shape draw:style-name="gr835" draw:text-style-name="P33" draw:layer="layout" svg:width="0.006cm" svg:height="0.006cm" svg:x="2.219cm" svg:y="15.201cm">
                <text:p/>
                <draw:enhanced-geometry svg:viewBox="0 0 21600 21600" draw:mirror-horizontal="false" draw:mirror-vertical="false" draw:type="rectangle" draw:enhanced-path="M 0 0 L 21600 0 21600 21600 0 21600 0 0 Z N"/>
              </draw:custom-shape>
              <draw:custom-shape draw:style-name="gr836" draw:text-style-name="P33" draw:layer="layout" svg:width="0.006cm" svg:height="0.007cm" svg:x="2.229cm" svg:y="15.201cm">
                <text:p/>
                <draw:enhanced-geometry svg:viewBox="0 0 21600 21600" draw:mirror-horizontal="false" draw:mirror-vertical="false" draw:type="rectangle" draw:enhanced-path="M 0 0 L 21600 0 21600 21600 0 21600 0 0 Z N"/>
              </draw:custom-shape>
              <draw:custom-shape draw:style-name="gr837" draw:text-style-name="P33" draw:layer="layout" svg:width="0.006cm" svg:height="0.007cm" svg:x="2.25cm" svg:y="15.201cm">
                <text:p/>
                <draw:enhanced-geometry svg:viewBox="0 0 21600 21600" draw:mirror-horizontal="false" draw:mirror-vertical="false" draw:type="rectangle" draw:enhanced-path="M 0 0 L 21600 0 21600 21600 0 21600 0 0 Z N"/>
              </draw:custom-shape>
              <draw:custom-shape draw:style-name="gr838" draw:text-style-name="P33" draw:layer="layout" svg:width="0.006cm" svg:height="0.006cm" svg:x="2.261cm" svg:y="15.201cm">
                <text:p/>
                <draw:enhanced-geometry svg:viewBox="0 0 21600 21600" draw:mirror-horizontal="false" draw:mirror-vertical="false" draw:type="rectangle" draw:enhanced-path="M 0 0 L 21600 0 21600 21600 0 21600 0 0 Z N"/>
              </draw:custom-shape>
              <draw:custom-shape draw:style-name="gr839" draw:text-style-name="P33" draw:layer="layout" svg:width="0.007cm" svg:height="0.006cm" svg:x="2.27cm" svg:y="15.201cm">
                <text:p/>
                <draw:enhanced-geometry svg:viewBox="0 0 21600 21600" draw:mirror-horizontal="false" draw:mirror-vertical="false" draw:type="rectangle" draw:enhanced-path="M 0 0 L 21600 0 21600 21600 0 21600 0 0 Z N"/>
              </draw:custom-shape>
              <draw:custom-shape draw:style-name="gr840" draw:text-style-name="P33" draw:layer="layout" svg:width="0.006cm" svg:height="0.006cm" svg:x="2.281cm" svg:y="15.201cm">
                <text:p/>
                <draw:enhanced-geometry svg:viewBox="0 0 21600 21600" draw:mirror-horizontal="false" draw:mirror-vertical="false" draw:type="rectangle" draw:enhanced-path="M 0 0 L 21600 0 21600 21600 0 21600 0 0 Z N"/>
              </draw:custom-shape>
              <draw:custom-shape draw:style-name="gr841" draw:text-style-name="P33" draw:layer="layout" svg:width="0.006cm" svg:height="0.006cm" svg:x="2.292cm" svg:y="15.201cm">
                <text:p/>
                <draw:enhanced-geometry svg:viewBox="0 0 21600 21600" draw:mirror-horizontal="false" draw:mirror-vertical="false" draw:type="rectangle" draw:enhanced-path="M 0 0 L 21600 0 21600 21600 0 21600 0 0 Z N"/>
              </draw:custom-shape>
              <draw:custom-shape draw:style-name="gr842" draw:text-style-name="P33" draw:layer="layout" svg:width="0.006cm" svg:height="0.007cm" svg:x="2.302cm" svg:y="15.201cm">
                <text:p/>
                <draw:enhanced-geometry svg:viewBox="0 0 21600 21600" draw:mirror-horizontal="false" draw:mirror-vertical="false" draw:type="rectangle" draw:enhanced-path="M 0 0 L 21600 0 21600 21600 0 21600 0 0 Z N"/>
              </draw:custom-shape>
              <draw:custom-shape draw:style-name="gr843" draw:text-style-name="P33" draw:layer="layout" svg:width="0.007cm" svg:height="0.007cm" svg:x="2.312cm" svg:y="15.201cm">
                <text:p/>
                <draw:enhanced-geometry svg:viewBox="0 0 21600 21600" draw:mirror-horizontal="false" draw:mirror-vertical="false" draw:type="rectangle" draw:enhanced-path="M 0 0 L 21600 0 21600 21600 0 21600 0 0 Z N"/>
              </draw:custom-shape>
              <draw:custom-shape draw:style-name="gr844" draw:text-style-name="P33" draw:layer="layout" svg:width="0.006cm" svg:height="0.007cm" svg:x="2.322cm" svg:y="15.201cm">
                <text:p/>
                <draw:enhanced-geometry svg:viewBox="0 0 21600 21600" draw:mirror-horizontal="false" draw:mirror-vertical="false" draw:type="rectangle" draw:enhanced-path="M 0 0 L 21600 0 21600 21600 0 21600 0 0 Z N"/>
              </draw:custom-shape>
              <draw:custom-shape draw:style-name="gr845" draw:text-style-name="P33" draw:layer="layout" svg:width="0.005cm" svg:height="0.006cm" svg:x="2.333cm" svg:y="15.201cm">
                <text:p/>
                <draw:enhanced-geometry svg:viewBox="0 0 21600 21600" draw:mirror-horizontal="false" draw:mirror-vertical="false" draw:type="rectangle" draw:enhanced-path="M 0 0 L 21600 0 21600 21600 0 21600 0 0 Z N"/>
              </draw:custom-shape>
              <draw:custom-shape draw:style-name="gr846" draw:text-style-name="P33" draw:layer="layout" svg:width="0.006cm" svg:height="0.007cm" svg:x="2.344cm" svg:y="15.201cm">
                <text:p/>
                <draw:enhanced-geometry svg:viewBox="0 0 21600 21600" draw:mirror-horizontal="false" draw:mirror-vertical="false" draw:type="rectangle" draw:enhanced-path="M 0 0 L 21600 0 21600 21600 0 21600 0 0 Z N"/>
              </draw:custom-shape>
              <draw:custom-shape draw:style-name="gr847" draw:text-style-name="P33" draw:layer="layout" svg:width="0.006cm" svg:height="0.006cm" svg:x="2.354cm" svg:y="15.201cm">
                <text:p/>
                <draw:enhanced-geometry svg:viewBox="0 0 21600 21600" draw:mirror-horizontal="false" draw:mirror-vertical="false" draw:type="rectangle" draw:enhanced-path="M 0 0 L 21600 0 21600 21600 0 21600 0 0 Z N"/>
              </draw:custom-shape>
              <draw:custom-shape draw:style-name="gr848" draw:text-style-name="P33" draw:layer="layout" svg:width="0.006cm" svg:height="0.007cm" svg:x="2.364cm" svg:y="15.201cm">
                <text:p/>
                <draw:enhanced-geometry svg:viewBox="0 0 21600 21600" draw:mirror-horizontal="false" draw:mirror-vertical="false" draw:type="rectangle" draw:enhanced-path="M 0 0 L 21600 0 21600 21600 0 21600 0 0 Z N"/>
              </draw:custom-shape>
              <draw:custom-shape draw:style-name="gr849" draw:text-style-name="P33" draw:layer="layout" svg:width="0.006cm" svg:height="0.007cm" svg:x="2.374cm" svg:y="15.201cm">
                <text:p/>
                <draw:enhanced-geometry svg:viewBox="0 0 21600 21600" draw:mirror-horizontal="false" draw:mirror-vertical="false" draw:type="rectangle" draw:enhanced-path="M 0 0 L 21600 0 21600 21600 0 21600 0 0 Z N"/>
              </draw:custom-shape>
              <draw:custom-shape draw:style-name="gr850" draw:text-style-name="P33" draw:layer="layout" svg:width="0.006cm" svg:height="0.007cm" svg:x="2.384cm" svg:y="15.201cm">
                <text:p/>
                <draw:enhanced-geometry svg:viewBox="0 0 21600 21600" draw:mirror-horizontal="false" draw:mirror-vertical="false" draw:type="rectangle" draw:enhanced-path="M 0 0 L 21600 0 21600 21600 0 21600 0 0 Z N"/>
              </draw:custom-shape>
              <draw:custom-shape draw:style-name="gr851" draw:text-style-name="P33" draw:layer="layout" svg:width="0.006cm" svg:height="0.007cm" svg:x="2.395cm" svg:y="15.201cm">
                <text:p/>
                <draw:enhanced-geometry svg:viewBox="0 0 21600 21600" draw:mirror-horizontal="false" draw:mirror-vertical="false" draw:type="rectangle" draw:enhanced-path="M 0 0 L 21600 0 21600 21600 0 21600 0 0 Z N"/>
              </draw:custom-shape>
              <draw:custom-shape draw:style-name="gr852" draw:text-style-name="P33" draw:layer="layout" svg:width="0.006cm" svg:height="0.006cm" svg:x="2.405cm" svg:y="15.201cm">
                <text:p/>
                <draw:enhanced-geometry svg:viewBox="0 0 21600 21600" draw:mirror-horizontal="false" draw:mirror-vertical="false" draw:type="rectangle" draw:enhanced-path="M 0 0 L 21600 0 21600 21600 0 21600 0 0 Z N"/>
              </draw:custom-shape>
              <draw:custom-shape draw:style-name="gr853" draw:text-style-name="P33" draw:layer="layout" svg:width="0.007cm" svg:height="0.007cm" svg:x="2.415cm" svg:y="15.201cm">
                <text:p/>
                <draw:enhanced-geometry svg:viewBox="0 0 21600 21600" draw:mirror-horizontal="false" draw:mirror-vertical="false" draw:type="rectangle" draw:enhanced-path="M 0 0 L 21600 0 21600 21600 0 21600 0 0 Z N"/>
              </draw:custom-shape>
              <draw:custom-shape draw:style-name="gr854" draw:text-style-name="P33" draw:layer="layout" svg:width="0.006cm" svg:height="0.006cm" svg:x="2.426cm" svg:y="15.201cm">
                <text:p/>
                <draw:enhanced-geometry svg:viewBox="0 0 21600 21600" draw:mirror-horizontal="false" draw:mirror-vertical="false" draw:type="rectangle" draw:enhanced-path="M 0 0 L 21600 0 21600 21600 0 21600 0 0 Z N"/>
              </draw:custom-shape>
              <draw:g>
                <draw:custom-shape draw:style-name="gr855" draw:text-style-name="P33" draw:layer="layout" svg:width="0.006cm" svg:height="0.007cm" svg:x="2.24cm" svg:y="15.201cm">
                  <text:p/>
                  <draw:enhanced-geometry svg:viewBox="0 0 21600 21600" draw:mirror-horizontal="false" draw:mirror-vertical="false" draw:type="rectangle" draw:enhanced-path="M 0 0 L 21600 0 21600 21600 0 21600 0 0 Z N"/>
                </draw:custom-shape>
                <draw:custom-shape draw:style-name="gr856" draw:text-style-name="P33" draw:layer="layout" svg:width="0.006cm" svg:height="0.007cm" svg:x="2.198cm" svg:y="15.21cm">
                  <text:p/>
                  <draw:enhanced-geometry svg:viewBox="0 0 21600 21600" draw:mirror-horizontal="false" draw:mirror-vertical="false" draw:type="rectangle" draw:enhanced-path="M 0 0 L 21600 0 21600 21600 0 21600 0 0 Z N"/>
                </draw:custom-shape>
                <draw:custom-shape draw:style-name="gr857" draw:text-style-name="P33" draw:layer="layout" svg:width="0.006cm" svg:height="0.007cm" svg:x="2.209cm" svg:y="15.21cm">
                  <text:p/>
                  <draw:enhanced-geometry svg:viewBox="0 0 21600 21600" draw:mirror-horizontal="false" draw:mirror-vertical="false" draw:type="rectangle" draw:enhanced-path="M 0 0 L 21600 0 21600 21600 0 21600 0 0 Z N"/>
                </draw:custom-shape>
                <draw:custom-shape draw:style-name="gr858" draw:text-style-name="P33" draw:layer="layout" svg:width="0.006cm" svg:height="0.007cm" svg:x="2.219cm" svg:y="15.21cm">
                  <text:p/>
                  <draw:enhanced-geometry svg:viewBox="0 0 21600 21600" draw:mirror-horizontal="false" draw:mirror-vertical="false" draw:type="rectangle" draw:enhanced-path="M 0 0 L 21600 0 21600 21600 0 21600 0 0 Z N"/>
                </draw:custom-shape>
                <draw:custom-shape draw:style-name="gr859" draw:text-style-name="P33" draw:layer="layout" svg:width="0.006cm" svg:height="0.007cm" svg:x="2.229cm" svg:y="15.21cm">
                  <text:p/>
                  <draw:enhanced-geometry svg:viewBox="0 0 21600 21600" draw:mirror-horizontal="false" draw:mirror-vertical="false" draw:type="rectangle" draw:enhanced-path="M 0 0 L 21600 0 21600 21600 0 21600 0 0 Z N"/>
                </draw:custom-shape>
                <draw:custom-shape draw:style-name="gr860" draw:text-style-name="P33" draw:layer="layout" svg:width="0.006cm" svg:height="0.007cm" svg:x="2.24cm" svg:y="15.21cm">
                  <text:p/>
                  <draw:enhanced-geometry svg:viewBox="0 0 21600 21600" draw:mirror-horizontal="false" draw:mirror-vertical="false" draw:type="rectangle" draw:enhanced-path="M 0 0 L 21600 0 21600 21600 0 21600 0 0 Z N"/>
                </draw:custom-shape>
                <draw:custom-shape draw:style-name="gr861" draw:text-style-name="P33" draw:layer="layout" svg:width="0.006cm" svg:height="0.007cm" svg:x="2.25cm" svg:y="15.21cm">
                  <text:p/>
                  <draw:enhanced-geometry svg:viewBox="0 0 21600 21600" draw:mirror-horizontal="false" draw:mirror-vertical="false" draw:type="rectangle" draw:enhanced-path="M 0 0 L 21600 0 21600 21600 0 21600 0 0 Z N"/>
                </draw:custom-shape>
                <draw:custom-shape draw:style-name="gr862" draw:text-style-name="P33" draw:layer="layout" svg:width="0.005cm" svg:height="0.007cm" svg:x="2.261cm" svg:y="15.21cm">
                  <text:p/>
                  <draw:enhanced-geometry svg:viewBox="0 0 21600 21600" draw:mirror-horizontal="false" draw:mirror-vertical="false" draw:type="rectangle" draw:enhanced-path="M 0 0 L 21600 0 21600 21600 0 21600 0 0 Z N"/>
                </draw:custom-shape>
                <draw:custom-shape draw:style-name="gr863" draw:text-style-name="P33" draw:layer="layout" svg:width="0.007cm" svg:height="0.007cm" svg:x="2.27cm" svg:y="15.21cm">
                  <text:p/>
                  <draw:enhanced-geometry svg:viewBox="0 0 21600 21600" draw:mirror-horizontal="false" draw:mirror-vertical="false" draw:type="rectangle" draw:enhanced-path="M 0 0 L 21600 0 21600 21600 0 21600 0 0 Z N"/>
                </draw:custom-shape>
                <draw:custom-shape draw:style-name="gr864" draw:text-style-name="P33" draw:layer="layout" svg:width="0.006cm" svg:height="0.007cm" svg:x="2.281cm" svg:y="15.21cm">
                  <text:p/>
                  <draw:enhanced-geometry svg:viewBox="0 0 21600 21600" draw:mirror-horizontal="false" draw:mirror-vertical="false" draw:type="rectangle" draw:enhanced-path="M 0 0 L 21600 0 21600 21600 0 21600 0 0 Z N"/>
                </draw:custom-shape>
                <draw:custom-shape draw:style-name="gr865" draw:text-style-name="P33" draw:layer="layout" svg:width="0.006cm" svg:height="0.007cm" svg:x="2.292cm" svg:y="15.21cm">
                  <text:p/>
                  <draw:enhanced-geometry svg:viewBox="0 0 21600 21600" draw:mirror-horizontal="false" draw:mirror-vertical="false" draw:type="rectangle" draw:enhanced-path="M 0 0 L 21600 0 21600 21600 0 21600 0 0 Z N"/>
                </draw:custom-shape>
                <draw:custom-shape draw:style-name="gr866" draw:text-style-name="P33" draw:layer="layout" svg:width="0.006cm" svg:height="0.007cm" svg:x="2.302cm" svg:y="15.21cm">
                  <text:p/>
                  <draw:enhanced-geometry svg:viewBox="0 0 21600 21600" draw:mirror-horizontal="false" draw:mirror-vertical="false" draw:type="rectangle" draw:enhanced-path="M 0 0 L 21600 0 21600 21600 0 21600 0 0 Z N"/>
                </draw:custom-shape>
                <draw:custom-shape draw:style-name="gr867" draw:text-style-name="P33" draw:layer="layout" svg:width="0.006cm" svg:height="0.007cm" svg:x="2.311cm" svg:y="15.21cm">
                  <text:p/>
                  <draw:enhanced-geometry svg:viewBox="0 0 21600 21600" draw:mirror-horizontal="false" draw:mirror-vertical="false" draw:type="rectangle" draw:enhanced-path="M 0 0 L 21600 0 21600 21600 0 21600 0 0 Z N"/>
                </draw:custom-shape>
                <draw:custom-shape draw:style-name="gr868" draw:text-style-name="P33" draw:layer="layout" svg:width="0.006cm" svg:height="0.007cm" svg:x="2.322cm" svg:y="15.21cm">
                  <text:p/>
                  <draw:enhanced-geometry svg:viewBox="0 0 21600 21600" draw:mirror-horizontal="false" draw:mirror-vertical="false" draw:type="rectangle" draw:enhanced-path="M 0 0 L 21600 0 21600 21600 0 21600 0 0 Z N"/>
                </draw:custom-shape>
                <draw:custom-shape draw:style-name="gr869" draw:text-style-name="P33" draw:layer="layout" svg:width="0.005cm" svg:height="0.007cm" svg:x="2.333cm" svg:y="15.21cm">
                  <text:p/>
                  <draw:enhanced-geometry svg:viewBox="0 0 21600 21600" draw:mirror-horizontal="false" draw:mirror-vertical="false" draw:type="rectangle" draw:enhanced-path="M 0 0 L 21600 0 21600 21600 0 21600 0 0 Z N"/>
                </draw:custom-shape>
                <draw:custom-shape draw:style-name="gr870" draw:text-style-name="P33" draw:layer="layout" svg:width="0.006cm" svg:height="0.007cm" svg:x="2.343cm" svg:y="15.21cm">
                  <text:p/>
                  <draw:enhanced-geometry svg:viewBox="0 0 21600 21600" draw:mirror-horizontal="false" draw:mirror-vertical="false" draw:type="rectangle" draw:enhanced-path="M 0 0 L 21600 0 21600 21600 0 21600 0 0 Z N"/>
                </draw:custom-shape>
                <draw:custom-shape draw:style-name="gr871" draw:text-style-name="P33" draw:layer="layout" svg:width="0.006cm" svg:height="0.007cm" svg:x="2.354cm" svg:y="15.21cm">
                  <text:p/>
                  <draw:enhanced-geometry svg:viewBox="0 0 21600 21600" draw:mirror-horizontal="false" draw:mirror-vertical="false" draw:type="rectangle" draw:enhanced-path="M 0 0 L 21600 0 21600 21600 0 21600 0 0 Z N"/>
                </draw:custom-shape>
                <draw:custom-shape draw:style-name="gr872" draw:text-style-name="P33" draw:layer="layout" svg:width="0.006cm" svg:height="0.007cm" svg:x="2.363cm" svg:y="15.21cm">
                  <text:p/>
                  <draw:enhanced-geometry svg:viewBox="0 0 21600 21600" draw:mirror-horizontal="false" draw:mirror-vertical="false" draw:type="rectangle" draw:enhanced-path="M 0 0 L 21600 0 21600 21600 0 21600 0 0 Z N"/>
                </draw:custom-shape>
                <draw:custom-shape draw:style-name="gr873" draw:text-style-name="P33" draw:layer="layout" svg:width="0.006cm" svg:height="0.007cm" svg:x="2.373cm" svg:y="15.21cm">
                  <text:p/>
                  <draw:enhanced-geometry svg:viewBox="0 0 21600 21600" draw:mirror-horizontal="false" draw:mirror-vertical="false" draw:type="rectangle" draw:enhanced-path="M 0 0 L 21600 0 21600 21600 0 21600 0 0 Z N"/>
                </draw:custom-shape>
                <draw:custom-shape draw:style-name="gr874" draw:text-style-name="P33" draw:layer="layout" svg:width="0.006cm" svg:height="0.007cm" svg:x="2.384cm" svg:y="15.21cm">
                  <text:p/>
                  <draw:enhanced-geometry svg:viewBox="0 0 21600 21600" draw:mirror-horizontal="false" draw:mirror-vertical="false" draw:type="rectangle" draw:enhanced-path="M 0 0 L 21600 0 21600 21600 0 21600 0 0 Z N"/>
                </draw:custom-shape>
                <draw:custom-shape draw:style-name="gr875" draw:text-style-name="P33" draw:layer="layout" svg:width="0.006cm" svg:height="0.007cm" svg:x="2.395cm" svg:y="15.21cm">
                  <text:p/>
                  <draw:enhanced-geometry svg:viewBox="0 0 21600 21600" draw:mirror-horizontal="false" draw:mirror-vertical="false" draw:type="rectangle" draw:enhanced-path="M 0 0 L 21600 0 21600 21600 0 21600 0 0 Z N"/>
                </draw:custom-shape>
                <draw:custom-shape draw:style-name="gr876" draw:text-style-name="P33" draw:layer="layout" svg:width="0.006cm" svg:height="0.007cm" svg:x="2.405cm" svg:y="15.21cm">
                  <text:p/>
                  <draw:enhanced-geometry svg:viewBox="0 0 21600 21600" draw:mirror-horizontal="false" draw:mirror-vertical="false" draw:type="rectangle" draw:enhanced-path="M 0 0 L 21600 0 21600 21600 0 21600 0 0 Z N"/>
                </draw:custom-shape>
                <draw:custom-shape draw:style-name="gr877" draw:text-style-name="P33" draw:layer="layout" svg:width="0.006cm" svg:height="0.007cm" svg:x="2.415cm" svg:y="15.21cm">
                  <text:p/>
                  <draw:enhanced-geometry svg:viewBox="0 0 21600 21600" draw:mirror-horizontal="false" draw:mirror-vertical="false" draw:type="rectangle" draw:enhanced-path="M 0 0 L 21600 0 21600 21600 0 21600 0 0 Z N"/>
                </draw:custom-shape>
                <draw:custom-shape draw:style-name="gr878" draw:text-style-name="P33" draw:layer="layout" svg:width="0.006cm" svg:height="0.007cm" svg:x="2.425cm" svg:y="15.21cm">
                  <text:p/>
                  <draw:enhanced-geometry svg:viewBox="0 0 21600 21600" draw:mirror-horizontal="false" draw:mirror-vertical="false" draw:type="rectangle" draw:enhanced-path="M 0 0 L 21600 0 21600 21600 0 21600 0 0 Z N"/>
                </draw:custom-shape>
              </draw:g>
            </draw:g>
          </draw:g>
          <draw:custom-shape draw:style-name="gr879" draw:text-style-name="P31" draw:layer="layout" svg:width="0.342cm" svg:height="0.21cm" svg:x="2.172cm" svg:y="15.00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0" draw:text-style-name="P32" draw:layer="layout" svg:width="0.06cm" svg:height="0.065cm" svg:x="2.298cm" svg:y="15.097cm">
            <text:p/>
            <draw:enhanced-geometry svg:viewBox="0 0 21600 21600" draw:mirror-horizontal="false" draw:mirror-vertical="false" draw:type="rectangle" draw:enhanced-path="M 0 0 L 21600 0 21600 21600 0 21600 0 0 Z N"/>
          </draw:custom-shape>
          <draw:custom-shape draw:style-name="gr881" draw:text-style-name="P32" draw:layer="layout" svg:width="0.096cm" svg:height="0.078cm" svg:x="2.436cm" svg:y="15.087cm">
            <text:p/>
            <draw:enhanced-geometry svg:viewBox="0 0 21600 21600" draw:mirror-horizontal="false" draw:mirror-vertical="false" draw:type="rectangle" draw:enhanced-path="M 0 0 L 21600 0 21600 21600 0 21600 0 0 Z N"/>
          </draw:custom-shape>
          <draw:custom-shape draw:style-name="gr882" draw:text-style-name="P32" draw:layer="layout" svg:width="0.049cm" svg:height="0.038cm" svg:x="2.369cm" svg:y="15.149cm">
            <text:p/>
            <draw:enhanced-geometry svg:viewBox="0 0 21600 21600" draw:mirror-horizontal="false" draw:mirror-vertical="false" draw:type="rectangle" draw:enhanced-path="M 0 0 L 21600 0 21600 21600 0 21600 0 0 Z N"/>
          </draw:custom-shape>
          <draw:custom-shape draw:style-name="gr883" draw:text-style-name="P32" draw:layer="layout" svg:width="0.061cm" svg:height="0.035cm" svg:x="2.462cm" svg:y="15.03cm">
            <text:p/>
            <draw:enhanced-geometry svg:viewBox="0 0 21600 21600" draw:mirror-horizontal="false" draw:mirror-vertical="false" draw:type="rectangle" draw:enhanced-path="M 0 0 L 21600 0 21600 21600 0 21600 0 0 Z N"/>
          </draw:custom-shape>
          <draw:custom-shape draw:style-name="gr884" draw:text-style-name="P32" draw:layer="layout" svg:width="0.039cm" svg:height="0.039cm" svg:x="2.238cm" svg:y="15.127cm">
            <text:p/>
            <draw:enhanced-geometry svg:viewBox="0 0 21600 21600" draw:mirror-horizontal="false" draw:mirror-vertical="false" draw:type="rectangle" draw:enhanced-path="M 0 0 L 21600 0 21600 21600 0 21600 0 0 Z N"/>
          </draw:custom-shape>
          <draw:custom-shape draw:style-name="gr885" draw:text-style-name="P32" draw:layer="layout" svg:width="0.039cm" svg:height="0.065cm" svg:x="2.236cm" svg:y="15.048cm">
            <text:p/>
            <draw:enhanced-geometry svg:viewBox="0 0 21600 21600" draw:mirror-horizontal="false" draw:mirror-vertical="false" draw:type="rectangle" draw:enhanced-path="M 0 0 L 21600 0 21600 21600 0 21600 0 0 Z N"/>
          </draw:custom-shape>
          <draw:custom-shape draw:style-name="gr886" draw:text-style-name="P32" draw:layer="layout" svg:width="0.028cm" svg:height="0.023cm" svg:x="2.402cm" svg:y="15.061cm">
            <text:p/>
            <draw:enhanced-geometry svg:viewBox="0 0 21600 21600" draw:mirror-horizontal="false" draw:mirror-vertical="false" draw:type="rectangle" draw:enhanced-path="M 0 0 L 21600 0 21600 21600 0 21600 0 0 Z N"/>
          </draw:custom-shape>
          <draw:custom-shape draw:style-name="gr887" draw:text-style-name="P32" draw:layer="layout" svg:width="0.068cm" svg:height="0.054cm" svg:x="2.154cm" svg:y="15.05cm">
            <text:p/>
            <draw:enhanced-geometry svg:viewBox="0 0 21600 21600" draw:mirror-horizontal="false" draw:mirror-vertical="false" draw:type="rectangle" draw:enhanced-path="M 0 0 L 21600 0 21600 21600 0 21600 0 0 Z N"/>
          </draw:custom-shape>
          <draw:g>
            <draw:custom-shape draw:style-name="gr888" draw:text-style-name="P32" draw:layer="layout" svg:width="0.239cm" svg:height="0.024cm" svg:x="2.194cm" svg:y="15.007cm">
              <text:p/>
              <draw:enhanced-geometry svg:viewBox="0 0 21600 21600" draw:mirror-horizontal="false" draw:mirror-vertical="false" draw:type="rectangle" draw:enhanced-path="M 0 0 L 21600 0 21600 21600 0 21600 0 0 Z N"/>
            </draw:custom-shape>
            <draw:g>
              <draw:custom-shape draw:style-name="gr889" draw:text-style-name="P33" draw:layer="layout" svg:width="0.005cm" svg:height="0.007cm" svg:x="2.197cm" svg:y="15.011cm">
                <text:p/>
                <draw:enhanced-geometry svg:viewBox="0 0 21600 21600" draw:mirror-horizontal="false" draw:mirror-vertical="false" draw:type="rectangle" draw:enhanced-path="M 0 0 L 21600 0 21600 21600 0 21600 0 0 Z N"/>
              </draw:custom-shape>
              <draw:custom-shape draw:style-name="gr890" draw:text-style-name="P33" draw:layer="layout" svg:width="0.007cm" svg:height="0.006cm" svg:x="2.206cm" svg:y="15.011cm">
                <text:p/>
                <draw:enhanced-geometry svg:viewBox="0 0 21600 21600" draw:mirror-horizontal="false" draw:mirror-vertical="false" draw:type="rectangle" draw:enhanced-path="M 0 0 L 21600 0 21600 21600 0 21600 0 0 Z N"/>
              </draw:custom-shape>
              <draw:custom-shape draw:style-name="gr891" draw:text-style-name="P33" draw:layer="layout" svg:width="0.006cm" svg:height="0.007cm" svg:x="2.217cm" svg:y="15.011cm">
                <text:p/>
                <draw:enhanced-geometry svg:viewBox="0 0 21600 21600" draw:mirror-horizontal="false" draw:mirror-vertical="false" draw:type="rectangle" draw:enhanced-path="M 0 0 L 21600 0 21600 21600 0 21600 0 0 Z N"/>
              </draw:custom-shape>
              <draw:custom-shape draw:style-name="gr892" draw:text-style-name="P33" draw:layer="layout" svg:width="0.006cm" svg:height="0.006cm" svg:x="2.228cm" svg:y="15.011cm">
                <text:p/>
                <draw:enhanced-geometry svg:viewBox="0 0 21600 21600" draw:mirror-horizontal="false" draw:mirror-vertical="false" draw:type="rectangle" draw:enhanced-path="M 0 0 L 21600 0 21600 21600 0 21600 0 0 Z N"/>
              </draw:custom-shape>
              <draw:custom-shape draw:style-name="gr893" draw:text-style-name="P33" draw:layer="layout" svg:width="0.006cm" svg:height="0.006cm" svg:x="2.249cm" svg:y="15.011cm">
                <text:p/>
                <draw:enhanced-geometry svg:viewBox="0 0 21600 21600" draw:mirror-horizontal="false" draw:mirror-vertical="false" draw:type="rectangle" draw:enhanced-path="M 0 0 L 21600 0 21600 21600 0 21600 0 0 Z N"/>
              </draw:custom-shape>
              <draw:custom-shape draw:style-name="gr894" draw:text-style-name="P33" draw:layer="layout" svg:width="0.005cm" svg:height="0.007cm" svg:x="2.259cm" svg:y="15.011cm">
                <text:p/>
                <draw:enhanced-geometry svg:viewBox="0 0 21600 21600" draw:mirror-horizontal="false" draw:mirror-vertical="false" draw:type="rectangle" draw:enhanced-path="M 0 0 L 21600 0 21600 21600 0 21600 0 0 Z N"/>
              </draw:custom-shape>
              <draw:custom-shape draw:style-name="gr895" draw:text-style-name="P33" draw:layer="layout" svg:width="0.006cm" svg:height="0.007cm" svg:x="2.269cm" svg:y="15.011cm">
                <text:p/>
                <draw:enhanced-geometry svg:viewBox="0 0 21600 21600" draw:mirror-horizontal="false" draw:mirror-vertical="false" draw:type="rectangle" draw:enhanced-path="M 0 0 L 21600 0 21600 21600 0 21600 0 0 Z N"/>
              </draw:custom-shape>
              <draw:custom-shape draw:style-name="gr896" draw:text-style-name="P33" draw:layer="layout" svg:width="0.005cm" svg:height="0.007cm" svg:x="2.28cm" svg:y="15.011cm">
                <text:p/>
                <draw:enhanced-geometry svg:viewBox="0 0 21600 21600" draw:mirror-horizontal="false" draw:mirror-vertical="false" draw:type="rectangle" draw:enhanced-path="M 0 0 L 21600 0 21600 21600 0 21600 0 0 Z N"/>
              </draw:custom-shape>
              <draw:custom-shape draw:style-name="gr897" draw:text-style-name="P33" draw:layer="layout" svg:width="0.006cm" svg:height="0.007cm" svg:x="2.29cm" svg:y="15.011cm">
                <text:p/>
                <draw:enhanced-geometry svg:viewBox="0 0 21600 21600" draw:mirror-horizontal="false" draw:mirror-vertical="false" draw:type="rectangle" draw:enhanced-path="M 0 0 L 21600 0 21600 21600 0 21600 0 0 Z N"/>
              </draw:custom-shape>
              <draw:custom-shape draw:style-name="gr898" draw:text-style-name="P33" draw:layer="layout" svg:width="0.007cm" svg:height="0.006cm" svg:x="2.299cm" svg:y="15.011cm">
                <text:p/>
                <draw:enhanced-geometry svg:viewBox="0 0 21600 21600" draw:mirror-horizontal="false" draw:mirror-vertical="false" draw:type="rectangle" draw:enhanced-path="M 0 0 L 21600 0 21600 21600 0 21600 0 0 Z N"/>
              </draw:custom-shape>
              <draw:custom-shape draw:style-name="gr899" draw:text-style-name="P33" draw:layer="layout" svg:width="0.006cm" svg:height="0.007cm" svg:x="2.31cm" svg:y="15.011cm">
                <text:p/>
                <draw:enhanced-geometry svg:viewBox="0 0 21600 21600" draw:mirror-horizontal="false" draw:mirror-vertical="false" draw:type="rectangle" draw:enhanced-path="M 0 0 L 21600 0 21600 21600 0 21600 0 0 Z N"/>
              </draw:custom-shape>
              <draw:custom-shape draw:style-name="gr900" draw:text-style-name="P33" draw:layer="layout" svg:width="0.006cm" svg:height="0.006cm" svg:x="2.321cm" svg:y="15.011cm">
                <text:p/>
                <draw:enhanced-geometry svg:viewBox="0 0 21600 21600" draw:mirror-horizontal="false" draw:mirror-vertical="false" draw:type="rectangle" draw:enhanced-path="M 0 0 L 21600 0 21600 21600 0 21600 0 0 Z N"/>
              </draw:custom-shape>
              <draw:custom-shape draw:style-name="gr901" draw:text-style-name="P33" draw:layer="layout" svg:width="0.006cm" svg:height="0.007cm" svg:x="2.331cm" svg:y="15.011cm">
                <text:p/>
                <draw:enhanced-geometry svg:viewBox="0 0 21600 21600" draw:mirror-horizontal="false" draw:mirror-vertical="false" draw:type="rectangle" draw:enhanced-path="M 0 0 L 21600 0 21600 21600 0 21600 0 0 Z N"/>
              </draw:custom-shape>
              <draw:custom-shape draw:style-name="gr902" draw:text-style-name="P33" draw:layer="layout" svg:width="0.006cm" svg:height="0.007cm" svg:x="2.342cm" svg:y="15.011cm">
                <text:p/>
                <draw:enhanced-geometry svg:viewBox="0 0 21600 21600" draw:mirror-horizontal="false" draw:mirror-vertical="false" draw:type="rectangle" draw:enhanced-path="M 0 0 L 21600 0 21600 21600 0 21600 0 0 Z N"/>
              </draw:custom-shape>
              <draw:custom-shape draw:style-name="gr903" draw:text-style-name="P33" draw:layer="layout" svg:width="0.006cm" svg:height="0.007cm" svg:x="2.351cm" svg:y="15.011cm">
                <text:p/>
                <draw:enhanced-geometry svg:viewBox="0 0 21600 21600" draw:mirror-horizontal="false" draw:mirror-vertical="false" draw:type="rectangle" draw:enhanced-path="M 0 0 L 21600 0 21600 21600 0 21600 0 0 Z N"/>
              </draw:custom-shape>
              <draw:custom-shape draw:style-name="gr904" draw:text-style-name="P33" draw:layer="layout" svg:width="0.007cm" svg:height="0.007cm" svg:x="2.361cm" svg:y="15.011cm">
                <text:p/>
                <draw:enhanced-geometry svg:viewBox="0 0 21600 21600" draw:mirror-horizontal="false" draw:mirror-vertical="false" draw:type="rectangle" draw:enhanced-path="M 0 0 L 21600 0 21600 21600 0 21600 0 0 Z N"/>
              </draw:custom-shape>
              <draw:custom-shape draw:style-name="gr905" draw:text-style-name="P33" draw:layer="layout" svg:width="0.007cm" svg:height="0.007cm" svg:x="2.372cm" svg:y="15.011cm">
                <text:p/>
                <draw:enhanced-geometry svg:viewBox="0 0 21600 21600" draw:mirror-horizontal="false" draw:mirror-vertical="false" draw:type="rectangle" draw:enhanced-path="M 0 0 L 21600 0 21600 21600 0 21600 0 0 Z N"/>
              </draw:custom-shape>
              <draw:custom-shape draw:style-name="gr906" draw:text-style-name="P33" draw:layer="layout" svg:width="0.006cm" svg:height="0.007cm" svg:x="2.383cm" svg:y="15.011cm">
                <text:p/>
                <draw:enhanced-geometry svg:viewBox="0 0 21600 21600" draw:mirror-horizontal="false" draw:mirror-vertical="false" draw:type="rectangle" draw:enhanced-path="M 0 0 L 21600 0 21600 21600 0 21600 0 0 Z N"/>
              </draw:custom-shape>
              <draw:custom-shape draw:style-name="gr907" draw:text-style-name="P33" draw:layer="layout" svg:width="0.007cm" svg:height="0.006cm" svg:x="2.393cm" svg:y="15.011cm">
                <text:p/>
                <draw:enhanced-geometry svg:viewBox="0 0 21600 21600" draw:mirror-horizontal="false" draw:mirror-vertical="false" draw:type="rectangle" draw:enhanced-path="M 0 0 L 21600 0 21600 21600 0 21600 0 0 Z N"/>
              </draw:custom-shape>
              <draw:custom-shape draw:style-name="gr908" draw:text-style-name="P33" draw:layer="layout" svg:width="0.007cm" svg:height="0.007cm" svg:x="2.403cm" svg:y="15.011cm">
                <text:p/>
                <draw:enhanced-geometry svg:viewBox="0 0 21600 21600" draw:mirror-horizontal="false" draw:mirror-vertical="false" draw:type="rectangle" draw:enhanced-path="M 0 0 L 21600 0 21600 21600 0 21600 0 0 Z N"/>
              </draw:custom-shape>
              <draw:custom-shape draw:style-name="gr909" draw:text-style-name="P33" draw:layer="layout" svg:width="0.005cm" svg:height="0.006cm" svg:x="2.414cm" svg:y="15.011cm">
                <text:p/>
                <draw:enhanced-geometry svg:viewBox="0 0 21600 21600" draw:mirror-horizontal="false" draw:mirror-vertical="false" draw:type="rectangle" draw:enhanced-path="M 0 0 L 21600 0 21600 21600 0 21600 0 0 Z N"/>
              </draw:custom-shape>
              <draw:custom-shape draw:style-name="gr910" draw:text-style-name="P33" draw:layer="layout" svg:width="0.006cm" svg:height="0.007cm" svg:x="2.425cm" svg:y="15.011cm">
                <text:p/>
                <draw:enhanced-geometry svg:viewBox="0 0 21600 21600" draw:mirror-horizontal="false" draw:mirror-vertical="false" draw:type="rectangle" draw:enhanced-path="M 0 0 L 21600 0 21600 21600 0 21600 0 0 Z N"/>
              </draw:custom-shape>
              <draw:g>
                <draw:custom-shape draw:style-name="gr911" draw:text-style-name="P33" draw:layer="layout" svg:width="0.006cm" svg:height="0.006cm" svg:x="2.238cm" svg:y="15.011cm">
                  <text:p/>
                  <draw:enhanced-geometry svg:viewBox="0 0 21600 21600" draw:mirror-horizontal="false" draw:mirror-vertical="false" draw:type="rectangle" draw:enhanced-path="M 0 0 L 21600 0 21600 21600 0 21600 0 0 Z N"/>
                </draw:custom-shape>
                <draw:custom-shape draw:style-name="gr912" draw:text-style-name="P33" draw:layer="layout" svg:width="0.006cm" svg:height="0.006cm" svg:x="2.196cm" svg:y="15.02cm">
                  <text:p/>
                  <draw:enhanced-geometry svg:viewBox="0 0 21600 21600" draw:mirror-horizontal="false" draw:mirror-vertical="false" draw:type="rectangle" draw:enhanced-path="M 0 0 L 21600 0 21600 21600 0 21600 0 0 Z N"/>
                </draw:custom-shape>
                <draw:custom-shape draw:style-name="gr913" draw:text-style-name="P33" draw:layer="layout" svg:width="0.006cm" svg:height="0.006cm" svg:x="2.206cm" svg:y="15.02cm">
                  <text:p/>
                  <draw:enhanced-geometry svg:viewBox="0 0 21600 21600" draw:mirror-horizontal="false" draw:mirror-vertical="false" draw:type="rectangle" draw:enhanced-path="M 0 0 L 21600 0 21600 21600 0 21600 0 0 Z N"/>
                </draw:custom-shape>
                <draw:custom-shape draw:style-name="gr914" draw:text-style-name="P33" draw:layer="layout" svg:width="0.006cm" svg:height="0.006cm" svg:x="2.217cm" svg:y="15.02cm">
                  <text:p/>
                  <draw:enhanced-geometry svg:viewBox="0 0 21600 21600" draw:mirror-horizontal="false" draw:mirror-vertical="false" draw:type="rectangle" draw:enhanced-path="M 0 0 L 21600 0 21600 21600 0 21600 0 0 Z N"/>
                </draw:custom-shape>
                <draw:custom-shape draw:style-name="gr915" draw:text-style-name="P33" draw:layer="layout" svg:width="0.006cm" svg:height="0.006cm" svg:x="2.228cm" svg:y="15.02cm">
                  <text:p/>
                  <draw:enhanced-geometry svg:viewBox="0 0 21600 21600" draw:mirror-horizontal="false" draw:mirror-vertical="false" draw:type="rectangle" draw:enhanced-path="M 0 0 L 21600 0 21600 21600 0 21600 0 0 Z N"/>
                </draw:custom-shape>
                <draw:custom-shape draw:style-name="gr916" draw:text-style-name="P33" draw:layer="layout" svg:width="0.006cm" svg:height="0.006cm" svg:x="2.238cm" svg:y="15.02cm">
                  <text:p/>
                  <draw:enhanced-geometry svg:viewBox="0 0 21600 21600" draw:mirror-horizontal="false" draw:mirror-vertical="false" draw:type="rectangle" draw:enhanced-path="M 0 0 L 21600 0 21600 21600 0 21600 0 0 Z N"/>
                </draw:custom-shape>
                <draw:custom-shape draw:style-name="gr917" draw:text-style-name="P33" draw:layer="layout" svg:width="0.006cm" svg:height="0.006cm" svg:x="2.248cm" svg:y="15.02cm">
                  <text:p/>
                  <draw:enhanced-geometry svg:viewBox="0 0 21600 21600" draw:mirror-horizontal="false" draw:mirror-vertical="false" draw:type="rectangle" draw:enhanced-path="M 0 0 L 21600 0 21600 21600 0 21600 0 0 Z N"/>
                </draw:custom-shape>
                <draw:custom-shape draw:style-name="gr918" draw:text-style-name="P33" draw:layer="layout" svg:width="0.006cm" svg:height="0.006cm" svg:x="2.258cm" svg:y="15.02cm">
                  <text:p/>
                  <draw:enhanced-geometry svg:viewBox="0 0 21600 21600" draw:mirror-horizontal="false" draw:mirror-vertical="false" draw:type="rectangle" draw:enhanced-path="M 0 0 L 21600 0 21600 21600 0 21600 0 0 Z N"/>
                </draw:custom-shape>
                <draw:custom-shape draw:style-name="gr919" draw:text-style-name="P33" draw:layer="layout" svg:width="0.006cm" svg:height="0.006cm" svg:x="2.269cm" svg:y="15.02cm">
                  <text:p/>
                  <draw:enhanced-geometry svg:viewBox="0 0 21600 21600" draw:mirror-horizontal="false" draw:mirror-vertical="false" draw:type="rectangle" draw:enhanced-path="M 0 0 L 21600 0 21600 21600 0 21600 0 0 Z N"/>
                </draw:custom-shape>
                <draw:custom-shape draw:style-name="gr920" draw:text-style-name="P33" draw:layer="layout" svg:width="0.006cm" svg:height="0.006cm" svg:x="2.279cm" svg:y="15.02cm">
                  <text:p/>
                  <draw:enhanced-geometry svg:viewBox="0 0 21600 21600" draw:mirror-horizontal="false" draw:mirror-vertical="false" draw:type="rectangle" draw:enhanced-path="M 0 0 L 21600 0 21600 21600 0 21600 0 0 Z N"/>
                </draw:custom-shape>
                <draw:custom-shape draw:style-name="gr921" draw:text-style-name="P33" draw:layer="layout" svg:width="0.005cm" svg:height="0.006cm" svg:x="2.29cm" svg:y="15.02cm">
                  <text:p/>
                  <draw:enhanced-geometry svg:viewBox="0 0 21600 21600" draw:mirror-horizontal="false" draw:mirror-vertical="false" draw:type="rectangle" draw:enhanced-path="M 0 0 L 21600 0 21600 21600 0 21600 0 0 Z N"/>
                </draw:custom-shape>
                <draw:custom-shape draw:style-name="gr922" draw:text-style-name="P33" draw:layer="layout" svg:width="0.007cm" svg:height="0.006cm" svg:x="2.299cm" svg:y="15.02cm">
                  <text:p/>
                  <draw:enhanced-geometry svg:viewBox="0 0 21600 21600" draw:mirror-horizontal="false" draw:mirror-vertical="false" draw:type="rectangle" draw:enhanced-path="M 0 0 L 21600 0 21600 21600 0 21600 0 0 Z N"/>
                </draw:custom-shape>
                <draw:custom-shape draw:style-name="gr923" draw:text-style-name="P33" draw:layer="layout" svg:width="0.006cm" svg:height="0.006cm" svg:x="2.31cm" svg:y="15.02cm">
                  <text:p/>
                  <draw:enhanced-geometry svg:viewBox="0 0 21600 21600" draw:mirror-horizontal="false" draw:mirror-vertical="false" draw:type="rectangle" draw:enhanced-path="M 0 0 L 21600 0 21600 21600 0 21600 0 0 Z N"/>
                </draw:custom-shape>
                <draw:custom-shape draw:style-name="gr924" draw:text-style-name="P33" draw:layer="layout" svg:width="0.006cm" svg:height="0.006cm" svg:x="2.321cm" svg:y="15.02cm">
                  <text:p/>
                  <draw:enhanced-geometry svg:viewBox="0 0 21600 21600" draw:mirror-horizontal="false" draw:mirror-vertical="false" draw:type="rectangle" draw:enhanced-path="M 0 0 L 21600 0 21600 21600 0 21600 0 0 Z N"/>
                </draw:custom-shape>
                <draw:custom-shape draw:style-name="gr925" draw:text-style-name="P33" draw:layer="layout" svg:width="0.006cm" svg:height="0.006cm" svg:x="2.331cm" svg:y="15.02cm">
                  <text:p/>
                  <draw:enhanced-geometry svg:viewBox="0 0 21600 21600" draw:mirror-horizontal="false" draw:mirror-vertical="false" draw:type="rectangle" draw:enhanced-path="M 0 0 L 21600 0 21600 21600 0 21600 0 0 Z N"/>
                </draw:custom-shape>
                <draw:custom-shape draw:style-name="gr926" draw:text-style-name="P33" draw:layer="layout" svg:width="0.007cm" svg:height="0.006cm" svg:x="2.34cm" svg:y="15.02cm">
                  <text:p/>
                  <draw:enhanced-geometry svg:viewBox="0 0 21600 21600" draw:mirror-horizontal="false" draw:mirror-vertical="false" draw:type="rectangle" draw:enhanced-path="M 0 0 L 21600 0 21600 21600 0 21600 0 0 Z N"/>
                </draw:custom-shape>
                <draw:custom-shape draw:style-name="gr927" draw:text-style-name="P33" draw:layer="layout" svg:width="0.006cm" svg:height="0.006cm" svg:x="2.351cm" svg:y="15.02cm">
                  <text:p/>
                  <draw:enhanced-geometry svg:viewBox="0 0 21600 21600" draw:mirror-horizontal="false" draw:mirror-vertical="false" draw:type="rectangle" draw:enhanced-path="M 0 0 L 21600 0 21600 21600 0 21600 0 0 Z N"/>
                </draw:custom-shape>
                <draw:custom-shape draw:style-name="gr928" draw:text-style-name="P33" draw:layer="layout" svg:width="0.007cm" svg:height="0.006cm" svg:x="2.361cm" svg:y="15.02cm">
                  <text:p/>
                  <draw:enhanced-geometry svg:viewBox="0 0 21600 21600" draw:mirror-horizontal="false" draw:mirror-vertical="false" draw:type="rectangle" draw:enhanced-path="M 0 0 L 21600 0 21600 21600 0 21600 0 0 Z N"/>
                </draw:custom-shape>
                <draw:custom-shape draw:style-name="gr929" draw:text-style-name="P33" draw:layer="layout" svg:width="0.006cm" svg:height="0.006cm" svg:x="2.372cm" svg:y="15.02cm">
                  <text:p/>
                  <draw:enhanced-geometry svg:viewBox="0 0 21600 21600" draw:mirror-horizontal="false" draw:mirror-vertical="false" draw:type="rectangle" draw:enhanced-path="M 0 0 L 21600 0 21600 21600 0 21600 0 0 Z N"/>
                </draw:custom-shape>
                <draw:custom-shape draw:style-name="gr930" draw:text-style-name="P33" draw:layer="layout" svg:width="0.006cm" svg:height="0.006cm" svg:x="2.383cm" svg:y="15.02cm">
                  <text:p/>
                  <draw:enhanced-geometry svg:viewBox="0 0 21600 21600" draw:mirror-horizontal="false" draw:mirror-vertical="false" draw:type="rectangle" draw:enhanced-path="M 0 0 L 21600 0 21600 21600 0 21600 0 0 Z N"/>
                </draw:custom-shape>
                <draw:custom-shape draw:style-name="gr931" draw:text-style-name="P33" draw:layer="layout" svg:width="0.006cm" svg:height="0.006cm" svg:x="2.392cm" svg:y="15.02cm">
                  <text:p/>
                  <draw:enhanced-geometry svg:viewBox="0 0 21600 21600" draw:mirror-horizontal="false" draw:mirror-vertical="false" draw:type="rectangle" draw:enhanced-path="M 0 0 L 21600 0 21600 21600 0 21600 0 0 Z N"/>
                </draw:custom-shape>
                <draw:custom-shape draw:style-name="gr932" draw:text-style-name="P33" draw:layer="layout" svg:width="0.007cm" svg:height="0.006cm" svg:x="2.402cm" svg:y="15.02cm">
                  <text:p/>
                  <draw:enhanced-geometry svg:viewBox="0 0 21600 21600" draw:mirror-horizontal="false" draw:mirror-vertical="false" draw:type="rectangle" draw:enhanced-path="M 0 0 L 21600 0 21600 21600 0 21600 0 0 Z N"/>
                </draw:custom-shape>
                <draw:custom-shape draw:style-name="gr933" draw:text-style-name="P33" draw:layer="layout" svg:width="0.006cm" svg:height="0.006cm" svg:x="2.413cm" svg:y="15.02cm">
                  <text:p/>
                  <draw:enhanced-geometry svg:viewBox="0 0 21600 21600" draw:mirror-horizontal="false" draw:mirror-vertical="false" draw:type="rectangle" draw:enhanced-path="M 0 0 L 21600 0 21600 21600 0 21600 0 0 Z N"/>
                </draw:custom-shape>
                <draw:custom-shape draw:style-name="gr934" draw:text-style-name="P33" draw:layer="layout" svg:width="0.006cm" svg:height="0.006cm" svg:x="2.424cm" svg:y="15.02cm">
                  <text:p/>
                  <draw:enhanced-geometry svg:viewBox="0 0 21600 21600" draw:mirror-horizontal="false" draw:mirror-vertical="false" draw:type="rectangle" draw:enhanced-path="M 0 0 L 21600 0 21600 21600 0 21600 0 0 Z N"/>
                </draw:custom-shape>
              </draw:g>
            </draw:g>
          </draw:g>
          <draw:g>
            <draw:custom-shape draw:style-name="gr935" draw:text-style-name="P32" draw:layer="layout" svg:width="0.24cm" svg:height="0.024cm" svg:x="2.196cm" svg:y="15.193cm">
              <text:p/>
              <draw:enhanced-geometry svg:viewBox="0 0 21600 21600" draw:mirror-horizontal="false" draw:mirror-vertical="false" draw:type="rectangle" draw:enhanced-path="M 0 0 L 21600 0 21600 21600 0 21600 0 0 Z N"/>
            </draw:custom-shape>
            <draw:g>
              <draw:custom-shape draw:style-name="gr936" draw:text-style-name="P33" draw:layer="layout" svg:width="0.005cm" svg:height="0.007cm" svg:x="2.2cm" svg:y="15.197cm">
                <text:p/>
                <draw:enhanced-geometry svg:viewBox="0 0 21600 21600" draw:mirror-horizontal="false" draw:mirror-vertical="false" draw:type="rectangle" draw:enhanced-path="M 0 0 L 21600 0 21600 21600 0 21600 0 0 Z N"/>
              </draw:custom-shape>
              <draw:custom-shape draw:style-name="gr937" draw:text-style-name="P33" draw:layer="layout" svg:width="0.006cm" svg:height="0.007cm" svg:x="2.21cm" svg:y="15.197cm">
                <text:p/>
                <draw:enhanced-geometry svg:viewBox="0 0 21600 21600" draw:mirror-horizontal="false" draw:mirror-vertical="false" draw:type="rectangle" draw:enhanced-path="M 0 0 L 21600 0 21600 21600 0 21600 0 0 Z N"/>
              </draw:custom-shape>
              <draw:custom-shape draw:style-name="gr938" draw:text-style-name="P33" draw:layer="layout" svg:width="0.006cm" svg:height="0.006cm" svg:x="2.22cm" svg:y="15.197cm">
                <text:p/>
                <draw:enhanced-geometry svg:viewBox="0 0 21600 21600" draw:mirror-horizontal="false" draw:mirror-vertical="false" draw:type="rectangle" draw:enhanced-path="M 0 0 L 21600 0 21600 21600 0 21600 0 0 Z N"/>
              </draw:custom-shape>
              <draw:custom-shape draw:style-name="gr939" draw:text-style-name="P33" draw:layer="layout" svg:width="0.007cm" svg:height="0.007cm" svg:x="2.23cm" svg:y="15.197cm">
                <text:p/>
                <draw:enhanced-geometry svg:viewBox="0 0 21600 21600" draw:mirror-horizontal="false" draw:mirror-vertical="false" draw:type="rectangle" draw:enhanced-path="M 0 0 L 21600 0 21600 21600 0 21600 0 0 Z N"/>
              </draw:custom-shape>
              <draw:custom-shape draw:style-name="gr940" draw:text-style-name="P33" draw:layer="layout" svg:width="0.006cm" svg:height="0.007cm" svg:x="2.251cm" svg:y="15.197cm">
                <text:p/>
                <draw:enhanced-geometry svg:viewBox="0 0 21600 21600" draw:mirror-horizontal="false" draw:mirror-vertical="false" draw:type="rectangle" draw:enhanced-path="M 0 0 L 21600 0 21600 21600 0 21600 0 0 Z N"/>
              </draw:custom-shape>
              <draw:custom-shape draw:style-name="gr941" draw:text-style-name="P33" draw:layer="layout" svg:width="0.006cm" svg:height="0.006cm" svg:x="2.262cm" svg:y="15.197cm">
                <text:p/>
                <draw:enhanced-geometry svg:viewBox="0 0 21600 21600" draw:mirror-horizontal="false" draw:mirror-vertical="false" draw:type="rectangle" draw:enhanced-path="M 0 0 L 21600 0 21600 21600 0 21600 0 0 Z N"/>
              </draw:custom-shape>
              <draw:custom-shape draw:style-name="gr942" draw:text-style-name="P33" draw:layer="layout" svg:width="0.006cm" svg:height="0.006cm" svg:x="2.272cm" svg:y="15.197cm">
                <text:p/>
                <draw:enhanced-geometry svg:viewBox="0 0 21600 21600" draw:mirror-horizontal="false" draw:mirror-vertical="false" draw:type="rectangle" draw:enhanced-path="M 0 0 L 21600 0 21600 21600 0 21600 0 0 Z N"/>
              </draw:custom-shape>
              <draw:custom-shape draw:style-name="gr943" draw:text-style-name="P33" draw:layer="layout" svg:width="0.007cm" svg:height="0.006cm" svg:x="2.282cm" svg:y="15.197cm">
                <text:p/>
                <draw:enhanced-geometry svg:viewBox="0 0 21600 21600" draw:mirror-horizontal="false" draw:mirror-vertical="false" draw:type="rectangle" draw:enhanced-path="M 0 0 L 21600 0 21600 21600 0 21600 0 0 Z N"/>
              </draw:custom-shape>
              <draw:custom-shape draw:style-name="gr944" draw:text-style-name="P33" draw:layer="layout" svg:width="0.006cm" svg:height="0.006cm" svg:x="2.292cm" svg:y="15.197cm">
                <text:p/>
                <draw:enhanced-geometry svg:viewBox="0 0 21600 21600" draw:mirror-horizontal="false" draw:mirror-vertical="false" draw:type="rectangle" draw:enhanced-path="M 0 0 L 21600 0 21600 21600 0 21600 0 0 Z N"/>
              </draw:custom-shape>
              <draw:custom-shape draw:style-name="gr945" draw:text-style-name="P33" draw:layer="layout" svg:width="0.006cm" svg:height="0.007cm" svg:x="2.303cm" svg:y="15.197cm">
                <text:p/>
                <draw:enhanced-geometry svg:viewBox="0 0 21600 21600" draw:mirror-horizontal="false" draw:mirror-vertical="false" draw:type="rectangle" draw:enhanced-path="M 0 0 L 21600 0 21600 21600 0 21600 0 0 Z N"/>
              </draw:custom-shape>
              <draw:custom-shape draw:style-name="gr946" draw:text-style-name="P33" draw:layer="layout" svg:width="0.007cm" svg:height="0.007cm" svg:x="2.313cm" svg:y="15.197cm">
                <text:p/>
                <draw:enhanced-geometry svg:viewBox="0 0 21600 21600" draw:mirror-horizontal="false" draw:mirror-vertical="false" draw:type="rectangle" draw:enhanced-path="M 0 0 L 21600 0 21600 21600 0 21600 0 0 Z N"/>
              </draw:custom-shape>
              <draw:custom-shape draw:style-name="gr947" draw:text-style-name="P33" draw:layer="layout" svg:width="0.006cm" svg:height="0.007cm" svg:x="2.324cm" svg:y="15.197cm">
                <text:p/>
                <draw:enhanced-geometry svg:viewBox="0 0 21600 21600" draw:mirror-horizontal="false" draw:mirror-vertical="false" draw:type="rectangle" draw:enhanced-path="M 0 0 L 21600 0 21600 21600 0 21600 0 0 Z N"/>
              </draw:custom-shape>
              <draw:custom-shape draw:style-name="gr948" draw:text-style-name="P33" draw:layer="layout" svg:width="0.006cm" svg:height="0.006cm" svg:x="2.334cm" svg:y="15.197cm">
                <text:p/>
                <draw:enhanced-geometry svg:viewBox="0 0 21600 21600" draw:mirror-horizontal="false" draw:mirror-vertical="false" draw:type="rectangle" draw:enhanced-path="M 0 0 L 21600 0 21600 21600 0 21600 0 0 Z N"/>
              </draw:custom-shape>
              <draw:custom-shape draw:style-name="gr949" draw:text-style-name="P33" draw:layer="layout" svg:width="0.006cm" svg:height="0.007cm" svg:x="2.344cm" svg:y="15.197cm">
                <text:p/>
                <draw:enhanced-geometry svg:viewBox="0 0 21600 21600" draw:mirror-horizontal="false" draw:mirror-vertical="false" draw:type="rectangle" draw:enhanced-path="M 0 0 L 21600 0 21600 21600 0 21600 0 0 Z N"/>
              </draw:custom-shape>
              <draw:custom-shape draw:style-name="gr950" draw:text-style-name="P33" draw:layer="layout" svg:width="0.006cm" svg:height="0.006cm" svg:x="2.355cm" svg:y="15.197cm">
                <text:p/>
                <draw:enhanced-geometry svg:viewBox="0 0 21600 21600" draw:mirror-horizontal="false" draw:mirror-vertical="false" draw:type="rectangle" draw:enhanced-path="M 0 0 L 21600 0 21600 21600 0 21600 0 0 Z N"/>
              </draw:custom-shape>
              <draw:custom-shape draw:style-name="gr951" draw:text-style-name="P33" draw:layer="layout" svg:width="0.007cm" svg:height="0.007cm" svg:x="2.365cm" svg:y="15.197cm">
                <text:p/>
                <draw:enhanced-geometry svg:viewBox="0 0 21600 21600" draw:mirror-horizontal="false" draw:mirror-vertical="false" draw:type="rectangle" draw:enhanced-path="M 0 0 L 21600 0 21600 21600 0 21600 0 0 Z N"/>
              </draw:custom-shape>
              <draw:custom-shape draw:style-name="gr952" draw:text-style-name="P33" draw:layer="layout" svg:width="0.007cm" svg:height="0.007cm" svg:x="2.375cm" svg:y="15.197cm">
                <text:p/>
                <draw:enhanced-geometry svg:viewBox="0 0 21600 21600" draw:mirror-horizontal="false" draw:mirror-vertical="false" draw:type="rectangle" draw:enhanced-path="M 0 0 L 21600 0 21600 21600 0 21600 0 0 Z N"/>
              </draw:custom-shape>
              <draw:custom-shape draw:style-name="gr953" draw:text-style-name="P33" draw:layer="layout" svg:width="0.006cm" svg:height="0.007cm" svg:x="2.385cm" svg:y="15.197cm">
                <text:p/>
                <draw:enhanced-geometry svg:viewBox="0 0 21600 21600" draw:mirror-horizontal="false" draw:mirror-vertical="false" draw:type="rectangle" draw:enhanced-path="M 0 0 L 21600 0 21600 21600 0 21600 0 0 Z N"/>
              </draw:custom-shape>
              <draw:custom-shape draw:style-name="gr954" draw:text-style-name="P33" draw:layer="layout" svg:width="0.006cm" svg:height="0.007cm" svg:x="2.396cm" svg:y="15.197cm">
                <text:p/>
                <draw:enhanced-geometry svg:viewBox="0 0 21600 21600" draw:mirror-horizontal="false" draw:mirror-vertical="false" draw:type="rectangle" draw:enhanced-path="M 0 0 L 21600 0 21600 21600 0 21600 0 0 Z N"/>
              </draw:custom-shape>
              <draw:custom-shape draw:style-name="gr955" draw:text-style-name="P33" draw:layer="layout" svg:width="0.006cm" svg:height="0.006cm" svg:x="2.406cm" svg:y="15.197cm">
                <text:p/>
                <draw:enhanced-geometry svg:viewBox="0 0 21600 21600" draw:mirror-horizontal="false" draw:mirror-vertical="false" draw:type="rectangle" draw:enhanced-path="M 0 0 L 21600 0 21600 21600 0 21600 0 0 Z N"/>
              </draw:custom-shape>
              <draw:custom-shape draw:style-name="gr956" draw:text-style-name="P33" draw:layer="layout" svg:width="0.007cm" svg:height="0.007cm" svg:x="2.416cm" svg:y="15.197cm">
                <text:p/>
                <draw:enhanced-geometry svg:viewBox="0 0 21600 21600" draw:mirror-horizontal="false" draw:mirror-vertical="false" draw:type="rectangle" draw:enhanced-path="M 0 0 L 21600 0 21600 21600 0 21600 0 0 Z N"/>
              </draw:custom-shape>
              <draw:custom-shape draw:style-name="gr957" draw:text-style-name="P33" draw:layer="layout" svg:width="0.006cm" svg:height="0.006cm" svg:x="2.427cm" svg:y="15.197cm">
                <text:p/>
                <draw:enhanced-geometry svg:viewBox="0 0 21600 21600" draw:mirror-horizontal="false" draw:mirror-vertical="false" draw:type="rectangle" draw:enhanced-path="M 0 0 L 21600 0 21600 21600 0 21600 0 0 Z N"/>
              </draw:custom-shape>
              <draw:g>
                <draw:custom-shape draw:style-name="gr958" draw:text-style-name="P33" draw:layer="layout" svg:width="0.005cm" svg:height="0.007cm" svg:x="2.241cm" svg:y="15.197cm">
                  <text:p/>
                  <draw:enhanced-geometry svg:viewBox="0 0 21600 21600" draw:mirror-horizontal="false" draw:mirror-vertical="false" draw:type="rectangle" draw:enhanced-path="M 0 0 L 21600 0 21600 21600 0 21600 0 0 Z N"/>
                </draw:custom-shape>
                <draw:custom-shape draw:style-name="gr959" draw:text-style-name="P33" draw:layer="layout" svg:width="0.005cm" svg:height="0.007cm" svg:x="2.2cm" svg:y="15.207cm">
                  <text:p/>
                  <draw:enhanced-geometry svg:viewBox="0 0 21600 21600" draw:mirror-horizontal="false" draw:mirror-vertical="false" draw:type="rectangle" draw:enhanced-path="M 0 0 L 21600 0 21600 21600 0 21600 0 0 Z N"/>
                </draw:custom-shape>
                <draw:custom-shape draw:style-name="gr960" draw:text-style-name="P33" draw:layer="layout" svg:width="0.006cm" svg:height="0.006cm" svg:x="2.21cm" svg:y="15.208cm">
                  <text:p/>
                  <draw:enhanced-geometry svg:viewBox="0 0 21600 21600" draw:mirror-horizontal="false" draw:mirror-vertical="false" draw:type="rectangle" draw:enhanced-path="M 0 0 L 21600 0 21600 21600 0 21600 0 0 Z N"/>
                </draw:custom-shape>
                <draw:custom-shape draw:style-name="gr961" draw:text-style-name="P33" draw:layer="layout" svg:width="0.006cm" svg:height="0.007cm" svg:x="2.22cm" svg:y="15.207cm">
                  <text:p/>
                  <draw:enhanced-geometry svg:viewBox="0 0 21600 21600" draw:mirror-horizontal="false" draw:mirror-vertical="false" draw:type="rectangle" draw:enhanced-path="M 0 0 L 21600 0 21600 21600 0 21600 0 0 Z N"/>
                </draw:custom-shape>
                <draw:custom-shape draw:style-name="gr962" draw:text-style-name="P33" draw:layer="layout" svg:width="0.006cm" svg:height="0.006cm" svg:x="2.23cm" svg:y="15.208cm">
                  <text:p/>
                  <draw:enhanced-geometry svg:viewBox="0 0 21600 21600" draw:mirror-horizontal="false" draw:mirror-vertical="false" draw:type="rectangle" draw:enhanced-path="M 0 0 L 21600 0 21600 21600 0 21600 0 0 Z N"/>
                </draw:custom-shape>
                <draw:custom-shape draw:style-name="gr963" draw:text-style-name="P33" draw:layer="layout" svg:width="0.005cm" svg:height="0.006cm" svg:x="2.241cm" svg:y="15.208cm">
                  <text:p/>
                  <draw:enhanced-geometry svg:viewBox="0 0 21600 21600" draw:mirror-horizontal="false" draw:mirror-vertical="false" draw:type="rectangle" draw:enhanced-path="M 0 0 L 21600 0 21600 21600 0 21600 0 0 Z N"/>
                </draw:custom-shape>
                <draw:custom-shape draw:style-name="gr964" draw:text-style-name="P33" draw:layer="layout" svg:width="0.006cm" svg:height="0.006cm" svg:x="2.251cm" svg:y="15.208cm">
                  <text:p/>
                  <draw:enhanced-geometry svg:viewBox="0 0 21600 21600" draw:mirror-horizontal="false" draw:mirror-vertical="false" draw:type="rectangle" draw:enhanced-path="M 0 0 L 21600 0 21600 21600 0 21600 0 0 Z N"/>
                </draw:custom-shape>
                <draw:custom-shape draw:style-name="gr965" draw:text-style-name="P33" draw:layer="layout" svg:width="0.005cm" svg:height="0.006cm" svg:x="2.262cm" svg:y="15.208cm">
                  <text:p/>
                  <draw:enhanced-geometry svg:viewBox="0 0 21600 21600" draw:mirror-horizontal="false" draw:mirror-vertical="false" draw:type="rectangle" draw:enhanced-path="M 0 0 L 21600 0 21600 21600 0 21600 0 0 Z N"/>
                </draw:custom-shape>
                <draw:custom-shape draw:style-name="gr966" draw:text-style-name="P33" draw:layer="layout" svg:width="0.006cm" svg:height="0.006cm" svg:x="2.272cm" svg:y="15.208cm">
                  <text:p/>
                  <draw:enhanced-geometry svg:viewBox="0 0 21600 21600" draw:mirror-horizontal="false" draw:mirror-vertical="false" draw:type="rectangle" draw:enhanced-path="M 0 0 L 21600 0 21600 21600 0 21600 0 0 Z N"/>
                </draw:custom-shape>
                <draw:custom-shape draw:style-name="gr967" draw:text-style-name="P33" draw:layer="layout" svg:width="0.006cm" svg:height="0.006cm" svg:x="2.282cm" svg:y="15.208cm">
                  <text:p/>
                  <draw:enhanced-geometry svg:viewBox="0 0 21600 21600" draw:mirror-horizontal="false" draw:mirror-vertical="false" draw:type="rectangle" draw:enhanced-path="M 0 0 L 21600 0 21600 21600 0 21600 0 0 Z N"/>
                </draw:custom-shape>
                <draw:custom-shape draw:style-name="gr968" draw:text-style-name="P33" draw:layer="layout" svg:width="0.006cm" svg:height="0.007cm" svg:x="2.292cm" svg:y="15.207cm">
                  <text:p/>
                  <draw:enhanced-geometry svg:viewBox="0 0 21600 21600" draw:mirror-horizontal="false" draw:mirror-vertical="false" draw:type="rectangle" draw:enhanced-path="M 0 0 L 21600 0 21600 21600 0 21600 0 0 Z N"/>
                </draw:custom-shape>
                <draw:custom-shape draw:style-name="gr969" draw:text-style-name="P33" draw:layer="layout" svg:width="0.006cm" svg:height="0.006cm" svg:x="2.303cm" svg:y="15.208cm">
                  <text:p/>
                  <draw:enhanced-geometry svg:viewBox="0 0 21600 21600" draw:mirror-horizontal="false" draw:mirror-vertical="false" draw:type="rectangle" draw:enhanced-path="M 0 0 L 21600 0 21600 21600 0 21600 0 0 Z N"/>
                </draw:custom-shape>
                <draw:custom-shape draw:style-name="gr970" draw:text-style-name="P33" draw:layer="layout" svg:width="0.006cm" svg:height="0.007cm" svg:x="2.313cm" svg:y="15.207cm">
                  <text:p/>
                  <draw:enhanced-geometry svg:viewBox="0 0 21600 21600" draw:mirror-horizontal="false" draw:mirror-vertical="false" draw:type="rectangle" draw:enhanced-path="M 0 0 L 21600 0 21600 21600 0 21600 0 0 Z N"/>
                </draw:custom-shape>
                <draw:custom-shape draw:style-name="gr971" draw:text-style-name="P33" draw:layer="layout" svg:width="0.006cm" svg:height="0.006cm" svg:x="2.324cm" svg:y="15.208cm">
                  <text:p/>
                  <draw:enhanced-geometry svg:viewBox="0 0 21600 21600" draw:mirror-horizontal="false" draw:mirror-vertical="false" draw:type="rectangle" draw:enhanced-path="M 0 0 L 21600 0 21600 21600 0 21600 0 0 Z N"/>
                </draw:custom-shape>
                <draw:custom-shape draw:style-name="gr972" draw:text-style-name="P33" draw:layer="layout" svg:width="0.006cm" svg:height="0.006cm" svg:x="2.333cm" svg:y="15.208cm">
                  <text:p/>
                  <draw:enhanced-geometry svg:viewBox="0 0 21600 21600" draw:mirror-horizontal="false" draw:mirror-vertical="false" draw:type="rectangle" draw:enhanced-path="M 0 0 L 21600 0 21600 21600 0 21600 0 0 Z N"/>
                </draw:custom-shape>
                <draw:custom-shape draw:style-name="gr973" draw:text-style-name="P33" draw:layer="layout" svg:width="0.006cm" svg:height="0.007cm" svg:x="2.344cm" svg:y="15.207cm">
                  <text:p/>
                  <draw:enhanced-geometry svg:viewBox="0 0 21600 21600" draw:mirror-horizontal="false" draw:mirror-vertical="false" draw:type="rectangle" draw:enhanced-path="M 0 0 L 21600 0 21600 21600 0 21600 0 0 Z N"/>
                </draw:custom-shape>
                <draw:custom-shape draw:style-name="gr974" draw:text-style-name="P33" draw:layer="layout" svg:width="0.006cm" svg:height="0.006cm" svg:x="2.355cm" svg:y="15.208cm">
                  <text:p/>
                  <draw:enhanced-geometry svg:viewBox="0 0 21600 21600" draw:mirror-horizontal="false" draw:mirror-vertical="false" draw:type="rectangle" draw:enhanced-path="M 0 0 L 21600 0 21600 21600 0 21600 0 0 Z N"/>
                </draw:custom-shape>
                <draw:custom-shape draw:style-name="gr975" draw:text-style-name="P33" draw:layer="layout" svg:width="0.007cm" svg:height="0.007cm" svg:x="2.364cm" svg:y="15.207cm">
                  <text:p/>
                  <draw:enhanced-geometry svg:viewBox="0 0 21600 21600" draw:mirror-horizontal="false" draw:mirror-vertical="false" draw:type="rectangle" draw:enhanced-path="M 0 0 L 21600 0 21600 21600 0 21600 0 0 Z N"/>
                </draw:custom-shape>
                <draw:custom-shape draw:style-name="gr976" draw:text-style-name="P33" draw:layer="layout" svg:width="0.006cm" svg:height="0.006cm" svg:x="2.375cm" svg:y="15.208cm">
                  <text:p/>
                  <draw:enhanced-geometry svg:viewBox="0 0 21600 21600" draw:mirror-horizontal="false" draw:mirror-vertical="false" draw:type="rectangle" draw:enhanced-path="M 0 0 L 21600 0 21600 21600 0 21600 0 0 Z N"/>
                </draw:custom-shape>
                <draw:custom-shape draw:style-name="gr977" draw:text-style-name="P33" draw:layer="layout" svg:width="0.006cm" svg:height="0.007cm" svg:x="2.385cm" svg:y="15.207cm">
                  <text:p/>
                  <draw:enhanced-geometry svg:viewBox="0 0 21600 21600" draw:mirror-horizontal="false" draw:mirror-vertical="false" draw:type="rectangle" draw:enhanced-path="M 0 0 L 21600 0 21600 21600 0 21600 0 0 Z N"/>
                </draw:custom-shape>
                <draw:custom-shape draw:style-name="gr978" draw:text-style-name="P33" draw:layer="layout" svg:width="0.006cm" svg:height="0.006cm" svg:x="2.396cm" svg:y="15.208cm">
                  <text:p/>
                  <draw:enhanced-geometry svg:viewBox="0 0 21600 21600" draw:mirror-horizontal="false" draw:mirror-vertical="false" draw:type="rectangle" draw:enhanced-path="M 0 0 L 21600 0 21600 21600 0 21600 0 0 Z N"/>
                </draw:custom-shape>
                <draw:custom-shape draw:style-name="gr979" draw:text-style-name="P33" draw:layer="layout" svg:width="0.006cm" svg:height="0.006cm" svg:x="2.406cm" svg:y="15.208cm">
                  <text:p/>
                  <draw:enhanced-geometry svg:viewBox="0 0 21600 21600" draw:mirror-horizontal="false" draw:mirror-vertical="false" draw:type="rectangle" draw:enhanced-path="M 0 0 L 21600 0 21600 21600 0 21600 0 0 Z N"/>
                </draw:custom-shape>
                <draw:custom-shape draw:style-name="gr980" draw:text-style-name="P33" draw:layer="layout" svg:width="0.006cm" svg:height="0.006cm" svg:x="2.416cm" svg:y="15.208cm">
                  <text:p/>
                  <draw:enhanced-geometry svg:viewBox="0 0 21600 21600" draw:mirror-horizontal="false" draw:mirror-vertical="false" draw:type="rectangle" draw:enhanced-path="M 0 0 L 21600 0 21600 21600 0 21600 0 0 Z N"/>
                </draw:custom-shape>
                <draw:custom-shape draw:style-name="gr981" draw:text-style-name="P33" draw:layer="layout" svg:width="0.005cm" svg:height="0.006cm" svg:x="2.427cm" svg:y="15.208cm">
                  <text:p/>
                  <draw:enhanced-geometry svg:viewBox="0 0 21600 21600" draw:mirror-horizontal="false" draw:mirror-vertical="false" draw:type="rectangle" draw:enhanced-path="M 0 0 L 21600 0 21600 21600 0 21600 0 0 Z N"/>
                </draw:custom-shape>
              </draw:g>
            </draw:g>
          </draw:g>
        </draw:g>
        <draw:line draw:style-name="gr982" draw:text-style-name="P30" draw:layer="layout" svg:x1="6.292cm" svg:y1="15.195cm" svg:x2="6.739cm" svg:y2="15.195cm">
          <text:p/>
        </draw:line>
        <draw:line draw:style-name="gr983" draw:text-style-name="P30" draw:layer="layout" svg:x1="6.292cm" svg:y1="15.598cm" svg:x2="6.488cm" svg:y2="15.598cm">
          <text:p/>
        </draw:line>
        <draw:line draw:style-name="gr984" draw:text-style-name="P30" draw:layer="layout" svg:x1="6.292cm" svg:y1="15.898cm" svg:x2="7.146cm" svg:y2="15.898cm">
          <text:p/>
        </draw:line>
        <draw:line draw:style-name="gr985" draw:text-style-name="P30" draw:layer="layout" svg:x1="6.097cm" svg:y1="15.398cm" svg:x2="6.292cm" svg:y2="15.398cm">
          <text:p/>
        </draw:line>
        <draw:line draw:style-name="gr986" draw:text-style-name="P30" draw:layer="layout" svg:x1="2.514cm" svg:y1="15.069cm" svg:x2="3.496cm" svg:y2="15.069cm">
          <text:p/>
        </draw:line>
        <draw:line draw:style-name="gr987" draw:text-style-name="P30" draw:layer="layout" svg:x1="3.496cm" svg:y1="15.464cm" svg:x2="3.496cm" svg:y2="14.923cm">
          <text:p/>
        </draw:line>
        <draw:line draw:style-name="gr988" draw:text-style-name="P30" draw:layer="layout" svg:x1="3.226cm" svg:y1="15.459cm" svg:x2="3.767cm" svg:y2="15.459cm">
          <text:p/>
        </draw:line>
        <presentation:notes draw:style-name="dp2">
          <draw:page-thumbnail draw:style-name="gr25" draw:layer="layout" svg:width="13.968cm" svg:height="10.476cm" svg:x="3.81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Trebuchet MS" svg:font-family="'Trebuchet MS'" style:font-family-generic="swiss" style:font-pitch="variable"/>
    <style:font-face style:name="Trebuchet MS1"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Gradient_20_29" draw:display-name="Gradient 29" draw:style="radial" draw:cx="50%" draw:cy="50%" draw:start-color="#012269" draw:end-color="#334e87" draw:start-intensity="100%" draw:end-intensity="100%" draw:border="0%"/>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10-12T15:15:20.159319034</meta:creation-date>
    <dc:date>2019-07-02T21:23:11.730084868</dc:date>
    <meta:editing-duration>PT4H36M23S</meta:editing-duration>
    <meta:editing-cycles>48</meta:editing-cycles>
    <meta:generator>LibreOffice/6.1.5.2$Linux_X86_64 LibreOffice_project/10$Build-2</meta:generator>
    <dc:creator>Alois Zoitl</dc:creator>
    <meta:document-statistic meta:object-count="2064"/>
  </office:meta>
</office:document-meta>
</file>